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4.807cm" fo:min-width="7.787cm"/>
    </style:style>
    <style:style style:name="gr2" style:family="graphic" style:parent-style-name="standard">
      <style:graphic-properties draw:stroke="none" svg:stroke-color="#000000" draw:fill="none" draw:fill-color="#ffffff" draw:textarea-horizontal-align="left" draw:auto-grow-height="true" draw:auto-grow-width="true" fo:min-height="21.582cm" fo:min-width="19.323cm"/>
    </style:style>
    <style:style style:name="gr3" style:family="graphic" style:parent-style-name="standard">
      <style:graphic-properties draw:stroke="none" svg:stroke-color="#000000" draw:fill="none" draw:fill-color="#ffffff" draw:textarea-horizontal-align="left" draw:auto-grow-height="true" draw:auto-grow-width="true" fo:min-height="19.808cm" fo:min-width="18.29cm"/>
    </style:style>
    <style:style style:name="gr4" style:family="graphic" style:parent-style-name="standard">
      <style:graphic-properties draw:stroke="none" svg:stroke-color="#000000" draw:fill="none" draw:fill-color="#ffffff" fo:min-height="2.69cm"/>
    </style:style>
    <style:style style:name="gr5" style:family="graphic" style:parent-style-name="standard">
      <style:graphic-properties draw:stroke="none" svg:stroke-color="#000000" draw:fill="none" draw:fill-color="#ffffff" fo:min-height="14.25cm"/>
    </style:style>
    <style:style style:name="gr6" style:family="graphic" style:parent-style-name="standard">
      <style:graphic-properties draw:stroke="none" svg:stroke-color="#000000" draw:fill="none" draw:fill-color="#ffffff" fo:min-height="5.05cm"/>
    </style:style>
    <style:style style:name="gr7" style:family="graphic" style:parent-style-name="standard">
      <style:graphic-properties draw:stroke="none" svg:stroke-color="#000000" draw:fill="none" draw:fill-color="#ffffff" fo:min-height="1.05cm"/>
    </style:style>
    <style:style style:name="gr8" style:family="graphic" style:parent-style-name="standard">
      <style:graphic-properties draw:stroke="none" svg:stroke-color="#000000" draw:fill="none" draw:fill-color="#ffffff" fo:min-height="3.319cm"/>
    </style:style>
    <style:style style:name="gr9" style:family="graphic" style:parent-style-name="standard">
      <style:graphic-properties draw:stroke="none" svg:stroke-color="#000000" draw:fill="none" draw:fill-color="#ffffff" fo:min-height="19.729cm"/>
    </style:style>
    <style:style style:name="gr10" style:family="graphic" style:parent-style-name="standard">
      <style:graphic-properties draw:stroke="none" svg:stroke-color="#000000" draw:fill="none" draw:fill-color="#ffffff" fo:min-height="3.961cm"/>
    </style:style>
    <style:style style:name="gr11" style:family="graphic" style:parent-style-name="standard">
      <style:graphic-properties draw:stroke="none" svg:stroke-color="#000000" draw:fill="none" draw:fill-color="#ffffff" fo:min-height="0.85cm"/>
    </style:style>
    <style:style style:name="gr12" style:family="graphic" style:parent-style-name="standard">
      <style:graphic-properties draw:stroke="none" svg:stroke-color="#000000" draw:fill="none" draw:fill-color="#ffffff" fo:min-height="1.35cm"/>
    </style:style>
    <style:style style:name="gr13" style:family="graphic" style:parent-style-name="standard">
      <style:graphic-properties draw:stroke="none" svg:stroke-color="#000000" draw:fill="none" draw:fill-color="#ffffff" fo:min-height="0.75cm"/>
    </style:style>
    <style:style style:name="gr14" style:family="graphic" style:parent-style-name="standard">
      <style:graphic-properties draw:stroke="none" svg:stroke-color="#000000" draw:fill="none" draw:fill-color="#ffffff" fo:min-height="5.15cm"/>
    </style:style>
    <style:style style:name="gr15" style:family="graphic" style:parent-style-name="standard">
      <style:graphic-properties draw:stroke="none" svg:stroke-color="#000000" draw:fill="none" draw:fill-color="#ffffff" fo:min-height="1.65cm"/>
    </style:style>
    <style:style style:name="gr16" style:family="graphic" style:parent-style-name="standard">
      <style:graphic-properties draw:stroke="none" svg:stroke-color="#000000" draw:fill="none" draw:fill-color="#ffffff" fo:min-height="14.45cm"/>
    </style:style>
    <style:style style:name="gr17" style:family="graphic" style:parent-style-name="standard">
      <style:graphic-properties draw:stroke="none" svg:stroke-color="#000000" draw:fill="none" draw:fill-color="#ffffff" draw:textarea-horizontal-align="left" draw:auto-grow-height="true" draw:auto-grow-width="true" fo:min-height="26.15cm" fo:min-width="18.036cm"/>
    </style:style>
    <style:style style:name="gr18" style:family="graphic" style:parent-style-name="standard">
      <style:graphic-properties draw:stroke="none" svg:stroke-color="#000000" draw:fill="none" draw:fill-color="#ffffff" draw:textarea-horizontal-align="left" draw:auto-grow-height="true" draw:auto-grow-width="true" fo:min-height="25.121cm" fo:min-width="7.655cm"/>
    </style:style>
    <style:style style:name="gr19" style:family="graphic" style:parent-style-name="standard">
      <style:graphic-properties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true" fo:min-height="4.985cm" fo:min-width="0.358cm"/>
    </style:style>
    <style:style style:name="gr21" style:family="graphic" style:parent-style-name="objectwithoutfill">
      <style:graphic-properties draw:fill="none" draw:textarea-vertical-align="middle"/>
    </style:style>
    <style:style style:name="gr22" style:family="graphic" style:parent-style-name="standard">
      <style:graphic-properties draw:stroke="none" svg:stroke-color="#000000" draw:fill="none" draw:fill-color="#ffffff" draw:textarea-horizontal-align="left" draw:auto-grow-height="true" draw:auto-grow-width="true" fo:min-height="0.713cm" fo:min-width="0.883cm"/>
    </style:style>
    <style:style style:name="gr23" style:family="graphic" style:parent-style-name="objectwithoutfill">
      <style:graphic-properties draw:marker-start="Rounded_20_large_20_Arrow" draw:fill="none" draw:textarea-vertical-align="middle"/>
    </style:style>
    <style:style style:name="gr24" style:family="graphic" style:parent-style-name="objectwithoutfill">
      <style:graphic-properties svg:stroke-width="0.053cm" svg:stroke-color="#ff6600" draw:marker-start="Rounded_20_large_20_Arrow" draw:marker-start-width="0.279cm" draw:marker-end-width="0.279cm" draw:fill="none" draw:textarea-vertical-align="middle" fo:padding-top="0.151cm" fo:padding-bottom="0.151cm" fo:padding-left="0.276cm" fo:padding-right="0.276cm"/>
    </style:style>
    <style:style style:name="gr25" style:family="graphic" style:parent-style-name="standard">
      <style:graphic-properties draw:stroke="none" svg:stroke-color="#000000" draw:fill="none" draw:fill-color="#ffffff" draw:textarea-horizontal-align="left" draw:auto-grow-height="true" draw:auto-grow-width="false" fo:min-height="1.111cm" fo:min-width="0cm"/>
    </style:style>
    <style:style style:name="gr26" style:family="graphic" style:parent-style-name="objectwithoutfill">
      <style:graphic-properties draw:marker-end="Arrow" draw:marker-end-width="0.3cm" draw:fill="none" draw:textarea-vertical-align="middle"/>
    </style:style>
    <style:style style:name="gr27"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28" style:family="graphic" style:parent-style-name="standard">
      <style:graphic-properties draw:stroke="none" svg:stroke-color="#000000" draw:fill="none" draw:fill-color="#ffffff" draw:textarea-horizontal-align="left" draw:auto-grow-height="true" draw:auto-grow-width="false" fo:min-height="0.713cm" fo:min-width="0cm"/>
    </style:style>
    <style:style style:name="gr29" style:family="graphic" style:parent-style-name="standard">
      <style:graphic-properties draw:stroke="none" svg:stroke-color="#000000" draw:fill="none" draw:fill-color="#ffffff" draw:textarea-horizontal-align="left" draw:auto-grow-height="true" draw:auto-grow-width="true" fo:min-height="0.713cm" fo:min-width="0.315cm"/>
    </style:style>
    <style:style style:name="gr30" style:family="graphic" style:parent-style-name="standard">
      <style:graphic-properties draw:stroke="none" svg:stroke-color="#000000" draw:fill="none" draw:fill-color="#ffffff" draw:textarea-horizontal-align="left" draw:auto-grow-height="true" draw:auto-grow-width="true" fo:min-height="0.713cm" fo:min-width="0.353cm"/>
    </style:style>
    <style:style style:name="gr31" style:family="graphic" style:parent-style-name="standard">
      <style:graphic-properties draw:stroke="none" svg:stroke-color="#000000" draw:fill="none" draw:fill-color="#ffffff" draw:textarea-horizontal-align="left" draw:auto-grow-height="true" draw:auto-grow-width="true" fo:min-height="0.713cm" fo:min-width="3.842cm"/>
    </style:style>
    <style:style style:name="gr32" style:family="graphic" style:parent-style-name="standard">
      <style:graphic-properties draw:stroke="none" svg:stroke-color="#000000" draw:fill="none" draw:fill-color="#ffffff" draw:textarea-horizontal-align="left" draw:auto-grow-height="true" draw:auto-grow-width="true" fo:min-height="1.823cm" fo:min-width="8.638cm"/>
    </style:style>
    <style:style style:name="gr33" style:family="graphic" style:parent-style-name="standard">
      <style:graphic-properties draw:stroke="none" svg:stroke-color="#000000" draw:fill="none" draw:fill-color="#ffffff" draw:textarea-horizontal-align="left" draw:auto-grow-height="true" draw:auto-grow-width="true" fo:min-height="0.733cm" fo:min-width="0.662cm"/>
    </style:style>
    <style:style style:name="gr34" style:family="graphic" style:parent-style-name="standard">
      <style:graphic-properties draw:stroke="none" svg:stroke-color="#000000" draw:fill="none" draw:fill-color="#ffffff" draw:textarea-horizontal-align="left" draw:auto-grow-height="true" draw:auto-grow-width="false" fo:min-height="0.733cm" fo:min-width="0cm"/>
    </style:style>
    <style:style style:name="gr35" style:family="graphic" style:parent-style-name="standard">
      <style:graphic-properties draw:stroke="none" svg:stroke-color="#000000" draw:fill="none" draw:fill-color="#ffffff" draw:textarea-horizontal-align="left" draw:auto-grow-height="true" draw:auto-grow-width="true" fo:min-height="4.273cm" fo:min-width="9.565cm"/>
    </style:style>
    <style:style style:name="gr36" style:family="graphic" style:parent-style-name="standard">
      <style:graphic-properties draw:stroke="none" svg:stroke-color="#000000" draw:fill="none" draw:fill-color="#ffffff" draw:textarea-horizontal-align="left" draw:auto-grow-height="true" draw:auto-grow-width="true" fo:min-height="25.649cm" fo:min-width="17.041cm"/>
    </style:style>
    <style:style style:name="gr37" style:family="graphic" style:parent-style-name="standard">
      <style:graphic-properties draw:stroke="none" svg:stroke-color="#000000" draw:fill="none" draw:fill-color="#ffffff" draw:textarea-horizontal-align="left" draw:auto-grow-height="true" draw:auto-grow-width="true" fo:min-height="27.493cm" fo:min-width="18.629cm"/>
    </style:style>
    <style:style style:name="gr38" style:family="graphic" style:parent-style-name="standard">
      <style:graphic-properties draw:stroke="none" svg:stroke-color="#000000" draw:fill="none" draw:fill-color="#ffffff" draw:textarea-horizontal-align="left" draw:auto-grow-height="true" draw:auto-grow-width="true" fo:min-height="24.089cm" fo:min-width="19.475cm"/>
    </style:style>
    <style:style style:name="gr39" style:family="graphic" style:parent-style-name="standard">
      <style:graphic-properties draw:stroke="none" svg:stroke-color="#000000" draw:fill="none" draw:fill-color="#ffffff" draw:textarea-horizontal-align="left" draw:auto-grow-height="true" draw:auto-grow-width="true" fo:min-height="28.06cm" fo:min-width="18.384cm"/>
    </style:style>
    <style:style style:name="gr40" style:family="graphic" style:parent-style-name="standard">
      <style:graphic-properties draw:stroke="none" svg:stroke-color="#000000" draw:fill="none" draw:fill-color="#ffffff" draw:textarea-horizontal-align="left" draw:auto-grow-height="true" draw:auto-grow-width="true" fo:min-height="23.157cm" fo:min-width="18.438cm"/>
    </style:style>
    <style:style style:name="gr41" style:family="graphic" style:parent-style-name="standard">
      <style:graphic-properties draw:stroke="none" svg:stroke-color="#000000" draw:fill="none" draw:fill-color="#ffffff" draw:textarea-horizontal-align="left" draw:auto-grow-height="true" draw:auto-grow-width="true" fo:min-height="27.161cm" fo:min-width="18.079cm"/>
    </style:style>
    <style:style style:name="gr42" style:family="graphic" style:parent-style-name="standard">
      <style:graphic-properties draw:stroke="none" svg:stroke-color="#000000" draw:fill="none" draw:fill-color="#ffffff" draw:textarea-horizontal-align="left" draw:auto-grow-height="true" draw:auto-grow-width="true" fo:min-height="26.625cm" fo:min-width="13.317cm"/>
    </style:style>
    <style:style style:name="gr43" style:family="graphic" style:parent-style-name="standard">
      <style:graphic-properties draw:stroke="none" svg:stroke-color="#000000" draw:fill="none" draw:fill-color="#ffffff" draw:textarea-horizontal-align="left" draw:auto-grow-height="true" draw:auto-grow-width="true" fo:min-height="8.545cm" fo:min-width="7.918cm"/>
    </style:style>
    <style:style style:name="gr44" style:family="graphic" style:parent-style-name="standard">
      <style:graphic-properties draw:stroke="none" svg:stroke-color="#000000" draw:fill="none" draw:fill-color="#ffffff" fo:min-height="1.268cm"/>
    </style:style>
    <style:style style:name="gr45" style:family="graphic" style:parent-style-name="standard">
      <style:graphic-properties draw:stroke="none" svg:stroke-color="#000000" draw:fill="none" draw:fill-color="#ffffff" draw:textarea-horizontal-align="left" draw:auto-grow-height="true" draw:auto-grow-width="false" fo:min-height="1.666cm" fo:min-width="0cm"/>
    </style:style>
    <style:style style:name="gr46" style:family="graphic" style:parent-style-name="standard">
      <style:graphic-properties draw:stroke="none" svg:stroke-color="#000000" draw:fill="none" draw:fill-color="#ffffff" draw:textarea-horizontal-align="left" draw:auto-grow-height="true" draw:auto-grow-width="true" fo:min-height="1.425cm" fo:min-width="3.274cm"/>
    </style:style>
    <style:style style:name="gr47" style:family="graphic" style:parent-style-name="standard">
      <style:graphic-properties draw:stroke="none" svg:stroke-color="#000000" draw:fill="none" draw:fill-color="#ffffff" draw:textarea-horizontal-align="left" draw:auto-grow-height="true" draw:auto-grow-width="true" fo:min-height="0.713cm" fo:min-width="4.684cm"/>
    </style:style>
    <style:style style:name="gr48" style:family="graphic" style:parent-style-name="standard">
      <style:graphic-properties draw:stroke="none" svg:stroke-color="#000000" draw:fill="none" draw:fill-color="#ffffff" draw:textarea-horizontal-align="left" draw:auto-grow-height="true" draw:auto-grow-width="true" fo:min-height="1.111cm" fo:min-width="2.318cm"/>
    </style:style>
    <style:style style:name="gr49" style:family="graphic" style:parent-style-name="standard">
      <style:graphic-properties draw:stroke="none" svg:stroke-color="#000000" draw:fill="none" draw:fill-color="#ffffff" draw:textarea-horizontal-align="left" draw:auto-grow-height="true" draw:auto-grow-width="true" fo:min-height="1.111cm" fo:min-width="1.653cm"/>
    </style:style>
    <style:style style:name="gr50" style:family="graphic" style:parent-style-name="standard">
      <style:graphic-properties draw:stroke="none" svg:stroke-color="#000000" draw:fill="none" draw:fill-color="#ffffff" draw:textarea-horizontal-align="left" draw:auto-grow-height="true" draw:auto-grow-width="true" fo:min-height="0.733cm" fo:min-width="9.193cm"/>
    </style:style>
    <style:style style:name="gr51" style:family="graphic" style:parent-style-name="standard">
      <style:graphic-properties draw:stroke="none" svg:stroke-color="#000000" draw:fill="none" draw:fill-color="#ffffff" draw:textarea-horizontal-align="left" draw:auto-grow-height="true" draw:auto-grow-width="true" fo:min-height="2.525cm" fo:min-width="16.741cm"/>
    </style:style>
    <style:style style:name="gr52" style:family="graphic" style:parent-style-name="standard">
      <style:graphic-properties draw:stroke="none" svg:stroke-color="#000000" draw:fill="none" draw:fill-color="#ffffff" draw:textarea-horizontal-align="left" draw:auto-grow-height="true" draw:auto-grow-width="false" fo:min-height="17.369cm" fo:min-width="0cm"/>
    </style:style>
    <style:style style:name="gr53" style:family="graphic" style:parent-style-name="standard">
      <style:graphic-properties draw:stroke="none" svg:stroke-color="#000000" draw:fill="none" draw:fill-color="#ffffff" draw:textarea-horizontal-align="left" draw:auto-grow-height="true" draw:auto-grow-width="true" fo:min-height="9.466cm" fo:min-width="17.973cm"/>
    </style:style>
    <style:style style:name="gr54" style:family="graphic" style:parent-style-name="standard">
      <style:graphic-properties draw:stroke="none" svg:stroke-color="#000000" draw:fill="none" draw:fill-color="#ffffff" draw:textarea-horizontal-align="left" draw:auto-grow-height="true" draw:auto-grow-width="true" fo:min-height="3.581cm" fo:min-width="10.463cm"/>
    </style:style>
    <style:style style:name="gr55" style:family="graphic" style:parent-style-name="standard">
      <style:graphic-properties draw:fill-color="#ffffff" draw:textarea-vertical-align="middle"/>
    </style:style>
    <style:style style:name="gr56" style:family="graphic" style:parent-style-name="standard">
      <style:graphic-properties svg:stroke-width="0.159cm" draw:marker-start-width="0.438cm" draw:marker-end-width="0.438cm" draw:textarea-vertical-align="middle" fo:padding-top="0.204cm" fo:padding-bottom="0.204cm" fo:padding-left="0.329cm" fo:padding-right="0.329cm"/>
    </style:style>
    <style:style style:name="gr57" style:family="graphic" style:parent-style-name="objectwithoutfill">
      <style:graphic-properties draw:stroke="dash" draw:stroke-dash="Fine_20_Dashed" svg:stroke-width="0.053cm" svg:stroke-color="#ff6600" draw:marker-start="Rounded_20_large_20_Arrow" draw:marker-start-width="0.279cm" draw:marker-end-width="0.279cm" draw:fill="none" draw:textarea-vertical-align="middle" fo:padding-top="0.151cm" fo:padding-bottom="0.151cm" fo:padding-left="0.276cm" fo:padding-right="0.276cm"/>
    </style:style>
    <style:style style:name="gr58" style:family="graphic" style:parent-style-name="standard">
      <style:graphic-properties draw:stroke="none" svg:stroke-color="#000000" draw:fill="none" draw:fill-color="#ffffff" draw:textarea-horizontal-align="left" draw:auto-grow-height="true" draw:auto-grow-width="true" fo:min-height="0.556cm" fo:min-width="1.094cm"/>
    </style:style>
    <style:style style:name="gr59" style:family="graphic" style:parent-style-name="standard">
      <style:graphic-properties draw:stroke="none" svg:stroke-color="#000000" draw:fill="none" draw:fill-color="#ffffff" draw:textarea-horizontal-align="left" draw:auto-grow-height="true" draw:auto-grow-width="true" fo:min-height="0.95cm" fo:min-width="11.606cm"/>
    </style:style>
    <style:style style:name="gr60" style:family="graphic" style:parent-style-name="standard">
      <style:graphic-properties draw:stroke="none" svg:stroke-color="#000000" draw:fill="none" draw:fill-color="#ffffff" draw:textarea-horizontal-align="left" draw:auto-grow-height="true" draw:auto-grow-width="true" fo:min-height="0.733cm" fo:min-width="1.551cm"/>
    </style:style>
    <style:style style:name="gr61" style:family="graphic" style:parent-style-name="standard">
      <style:graphic-properties draw:stroke="none" svg:stroke-color="#000000" draw:fill="none" draw:fill-color="#ffffff" draw:textarea-horizontal-align="left" draw:auto-grow-height="true" draw:auto-grow-width="true" fo:min-height="0.733cm" fo:min-width="0.425cm"/>
    </style:style>
    <style:style style:name="gr62" style:family="graphic" style:parent-style-name="standard">
      <style:graphic-properties draw:stroke="none" svg:stroke-color="#000000" draw:fill="none" draw:fill-color="#ffffff" draw:textarea-horizontal-align="left" draw:auto-grow-height="true" draw:auto-grow-width="true" fo:min-height="0.733cm" fo:min-width="2.22cm"/>
    </style:style>
    <style:style style:name="gr63" style:family="graphic" style:parent-style-name="objectwithoutfill">
      <style:graphic-properties draw:stroke="dash" draw:stroke-dash="Fine_20_Dashed" svg:stroke-color="#ff6600" draw:marker-start="Rounded_20_large_20_Arrow" draw:fill="none" draw:textarea-vertical-align="middle"/>
    </style:style>
    <style:style style:name="gr64" style:family="graphic" style:parent-style-name="standard">
      <style:graphic-properties draw:stroke="none" svg:stroke-color="#000000" draw:fill="none" draw:fill-color="#ffffff" draw:textarea-horizontal-align="left" draw:auto-grow-height="true" draw:auto-grow-width="true" fo:min-height="0.556cm" fo:min-width="7.148cm"/>
    </style:style>
    <style:style style:name="gr65" style:family="graphic" style:parent-style-name="standard">
      <style:graphic-properties draw:stroke="none" svg:stroke-color="#000000" draw:fill="none" draw:fill-color="#ffffff" draw:textarea-horizontal-align="left" draw:auto-grow-height="true" draw:auto-grow-width="true" fo:min-height="0.556cm" fo:min-width="1.924cm"/>
    </style:style>
    <style:style style:name="gr66" style:family="graphic" style:parent-style-name="standard">
      <style:graphic-properties draw:stroke="none" svg:stroke-color="#000000" draw:fill="none" draw:fill-color="#ffffff" draw:textarea-horizontal-align="left" draw:auto-grow-height="true" draw:auto-grow-width="true" fo:min-height="0.556cm" fo:min-width="1.949cm"/>
    </style:style>
    <style:style style:name="gr67" style:family="graphic" style:parent-style-name="standard">
      <style:graphic-properties draw:stroke="none" svg:stroke-color="#000000" draw:fill="none" draw:fill-color="#ffffff" draw:textarea-horizontal-align="left" draw:auto-grow-height="true" draw:auto-grow-width="true" fo:min-height="0.649cm" fo:min-width="1.348cm"/>
    </style:style>
    <style:style style:name="gr68" style:family="graphic" style:parent-style-name="standard">
      <style:graphic-properties draw:stroke="none" svg:stroke-color="#000000" draw:fill="none" draw:fill-color="#ffffff" draw:textarea-horizontal-align="left" draw:auto-grow-height="true" draw:auto-grow-width="true" fo:min-height="0.95cm" fo:min-width="7.221cm"/>
    </style:style>
    <style:style style:name="gr69" style:family="graphic" style:parent-style-name="objectwithoutfill">
      <style:graphic-properties svg:stroke-width="0.081cm" svg:stroke-color="#6600ff" draw:marker-start="Rounded_20_large_20_Arrow" draw:marker-start-width="0.321cm" draw:marker-end-width="0.321cm" draw:fill="none" draw:textarea-vertical-align="middle" fo:padding-top="0.165cm" fo:padding-bottom="0.165cm" fo:padding-left="0.29cm" fo:padding-right="0.29cm"/>
    </style:style>
    <style:style style:name="gr70" style:family="graphic" style:parent-style-name="standard">
      <style:graphic-properties draw:stroke="none" svg:stroke-color="#000000" draw:fill="none" draw:fill-color="#ffffff" draw:textarea-horizontal-align="left" draw:auto-grow-height="true" draw:auto-grow-width="true" fo:min-height="0.95cm" fo:min-width="6.121cm"/>
    </style:style>
    <style:style style:name="gr71" style:family="graphic" style:parent-style-name="standard">
      <style:graphic-properties draw:stroke="none" svg:stroke-color="#000000" draw:fill="none" draw:fill-color="#ffffff" draw:textarea-horizontal-align="left" draw:auto-grow-height="true" draw:auto-grow-width="true" fo:min-height="2.157cm" fo:min-width="10.709cm"/>
    </style:style>
    <style:style style:name="gr72" style:family="graphic" style:parent-style-name="standard">
      <style:graphic-properties draw:stroke="none" svg:stroke-color="#000000" draw:fill="none" draw:fill-color="#ffffff" draw:textarea-horizontal-align="left" draw:auto-grow-height="true" draw:auto-grow-width="true" fo:min-height="0.95cm" fo:min-width="12.135cm"/>
    </style:style>
    <style:style style:name="gr73" style:family="graphic" style:parent-style-name="standard">
      <style:graphic-properties draw:stroke="none" svg:stroke-color="#000000" draw:fill="none" draw:fill-color="#ffffff" fo:min-height="1.666cm"/>
    </style:style>
    <style:style style:name="gr74" style:family="graphic" style:parent-style-name="standard">
      <style:graphic-properties draw:stroke="none" svg:stroke-color="#000000" draw:fill="none" draw:fill-color="#ffffff" draw:textarea-horizontal-align="left" draw:auto-grow-height="true" draw:auto-grow-width="true" fo:min-height="0.95cm" fo:min-width="13.079cm"/>
    </style:style>
    <style:style style:name="gr75" style:family="graphic" style:parent-style-name="standard">
      <style:graphic-properties draw:stroke="none" svg:stroke-color="#000000" draw:fill="none" draw:fill-color="#ffffff" draw:textarea-horizontal-align="left" draw:auto-grow-height="true" draw:auto-grow-width="true" fo:min-height="1.246cm" fo:min-width="7.444cm"/>
    </style:style>
    <style:style style:name="gr76" style:family="graphic" style:parent-style-name="standard">
      <style:graphic-properties draw:stroke="none" svg:stroke-color="#000000" draw:fill="none" draw:fill-color="#ffffff" draw:textarea-horizontal-align="left" draw:auto-grow-height="true" draw:auto-grow-width="true" fo:min-height="0.556cm" fo:min-width="1.073cm"/>
    </style:style>
    <style:style style:name="gr77" style:family="graphic" style:parent-style-name="standard">
      <style:graphic-properties draw:stroke="none" svg:stroke-color="#000000" draw:fill="none" draw:fill-color="#ffffff" draw:textarea-horizontal-align="left" draw:auto-grow-height="true" draw:auto-grow-width="true" fo:min-height="0.556cm" fo:min-width="1.213cm"/>
    </style:style>
    <style:style style:name="gr78" style:family="graphic" style:parent-style-name="objectwithoutfill">
      <style:graphic-properties svg:stroke-width="0.081cm" svg:stroke-color="#009999" draw:marker-start="Rounded_20_large_20_Arrow" draw:marker-start-width="0.321cm" draw:marker-end-width="0.321cm" draw:fill="none" draw:textarea-vertical-align="middle" fo:padding-top="0.165cm" fo:padding-bottom="0.165cm" fo:padding-left="0.29cm" fo:padding-right="0.29cm"/>
    </style:style>
    <style:style style:name="gr79" style:family="graphic" style:parent-style-name="objectwithoutfill">
      <style:graphic-properties svg:stroke-width="0.081cm" svg:stroke-color="#009999" draw:marker-start-width="0.321cm" draw:marker-end="Arrow" draw:marker-end-width="0.421cm" draw:fill="none" draw:textarea-vertical-align="middle" fo:padding-top="0.165cm" fo:padding-bottom="0.165cm" fo:padding-left="0.29cm" fo:padding-right="0.29cm"/>
    </style:style>
    <style:style style:name="gr80" style:family="graphic" style:parent-style-name="standard">
      <style:graphic-properties draw:stroke="none" svg:stroke-color="#000000" draw:fill="none" draw:fill-color="#ffffff" draw:textarea-horizontal-align="left" draw:auto-grow-height="true" draw:auto-grow-width="false" fo:min-height="0.813cm" fo:min-width="0cm"/>
    </style:style>
    <style:style style:name="gr81" style:family="graphic" style:parent-style-name="standard">
      <style:graphic-properties draw:stroke="none" svg:stroke-color="#000000" draw:fill="none" draw:fill-color="#ffffff" draw:textarea-horizontal-align="left" draw:auto-grow-height="true" draw:auto-grow-width="true" fo:min-height="0.713cm" fo:min-width="8.181cm"/>
    </style:style>
    <style:style style:name="gr82" style:family="graphic" style:parent-style-name="standard">
      <style:graphic-properties draw:stroke="none" svg:stroke-color="#000000" draw:fill="none" draw:fill-color="#ffffff" fo:min-height="24.95cm"/>
    </style:style>
    <style:style style:name="gr83" style:family="graphic" style:parent-style-name="standard">
      <style:graphic-properties draw:stroke="none" svg:stroke-color="#000000" draw:fill="none" draw:fill-color="#ffffff" fo:min-height="22.75cm"/>
    </style:style>
    <style:style style:name="gr84" style:family="graphic" style:parent-style-name="standard">
      <style:graphic-properties draw:stroke="none" svg:stroke-color="#000000" draw:fill="none" draw:fill-color="#ffffff" draw:textarea-horizontal-align="left" draw:auto-grow-height="true" draw:auto-grow-width="false" fo:min-height="1.754cm" fo:min-width="0cm"/>
    </style:style>
    <style:style style:name="gr85" style:family="graphic" style:parent-style-name="standard">
      <style:graphic-properties draw:stroke="none" svg:stroke-color="#000000" draw:fill="none" draw:fill-color="#ffffff" draw:textarea-horizontal-align="left" draw:auto-grow-height="true" draw:auto-grow-width="true" fo:min-height="3.721cm" fo:min-width="18.603cm"/>
    </style:style>
    <style:style style:name="gr86" style:family="graphic" style:parent-style-name="standard">
      <style:graphic-properties draw:stroke="none" svg:stroke-color="#000000" draw:fill="none" draw:fill-color="#ffffff" draw:textarea-horizontal-align="left" draw:auto-grow-height="true" draw:auto-grow-width="true" fo:min-height="4.441cm" fo:min-width="6.479cm"/>
    </style:style>
    <style:style style:name="gr87" style:family="graphic" style:parent-style-name="standard">
      <style:graphic-properties draw:stroke="none" svg:stroke-color="#000000" draw:fill="none" draw:fill-color="#ffffff" draw:textarea-horizontal-align="left" draw:auto-grow-height="true" draw:auto-grow-width="true" fo:min-height="1.423cm" fo:min-width="7.402cm"/>
    </style:style>
    <style:style style:name="gr88" style:family="graphic" style:parent-style-name="standard">
      <style:graphic-properties draw:stroke="none" svg:stroke-color="#000000" draw:fill="none" draw:fill-color="#ffffff" draw:textarea-horizontal-align="left" draw:auto-grow-height="true" draw:auto-grow-width="false" fo:min-height="6.971cm" fo:min-width="0cm"/>
    </style:style>
    <style:style style:name="gr89" style:family="graphic" style:parent-style-name="standard">
      <style:graphic-properties draw:stroke="none" svg:stroke-color="#000000" draw:fill="none" draw:fill-color="#ffffff" draw:textarea-horizontal-align="left" draw:auto-grow-height="true" draw:auto-grow-width="true" fo:min-height="6.985cm" fo:min-width="13.062cm"/>
    </style:style>
    <style:style style:name="P1" style:family="paragraph">
      <style:text-properties fo:font-size="12pt" style:font-size-asian="12pt" style:font-size-complex="12pt"/>
    </style:style>
    <style:style style:name="P2" style:family="paragraph">
      <style:paragraph-properties style:text-autospace="none"/>
    </style:style>
    <style:style style:name="P3" style:family="paragraph">
      <style:paragraph-properties style:text-autospace="none"/>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P4" style:family="paragraph">
      <style:paragraph-properties style:text-autospace="none"/>
      <style:text-properties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P5" style:family="paragraph">
      <style:paragraph-properties style:text-autospace="none"/>
      <style:text-properties fo:font-family="Consolas" style:font-family-generic="swiss" style:font-pitch="fixed" fo:font-size="12pt" fo:font-style="italic" style:font-family-asian="Consolas" style:font-family-generic-asian="swiss" style:font-pitch-asian="fixed" style:font-size-asian="12pt" style:font-style-asian="italic" style:font-family-complex="Consolas" style:font-family-generic-complex="swiss" style:font-pitch-complex="fixed" style:font-size-complex="12pt" style:font-style-complex="italic"/>
    </style:style>
    <style:style style:name="P6" style:family="paragraph">
      <style:text-properties fo:font-family="Arial" style:font-style-name="Kursiv" style:font-family-generic="swiss" style:font-pitch="variable" fo:font-size="18pt"/>
    </style:style>
    <style:style style:name="P7" style:family="paragraph">
      <style:paragraph-properties fo:text-align="center"/>
    </style:style>
    <style:style style:name="P8" style:family="paragraph">
      <style:text-properties fo:font-size="14pt" style:font-size-asian="14pt" style:font-size-complex="14pt"/>
    </style:style>
    <style:style style:name="P9" style:family="paragraph">
      <style:text-properties fo:text-shadow="1pt 1pt" fo:font-weight="bold" style:font-weight-asian="bold" style:font-weight-complex="bold"/>
    </style:style>
    <style:style style:name="P10" style:family="paragraph">
      <style:text-properties fo:font-size="18pt"/>
    </style:style>
    <style:style style:name="P11" style:family="paragraph">
      <style:paragraph-properties style:text-autospace="none"/>
      <style:text-properties fo:color="#00000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P12" style:family="paragraph">
      <style:text-properties fo:font-weight="bold" style:font-weight-asian="bold" style:font-weight-complex="bold"/>
    </style:style>
    <style:style style:name="P13" style:family="paragraph">
      <style:text-properties fo:font-size="16pt" style:font-size-asian="16pt" style:font-size-complex="16pt"/>
    </style:style>
    <style:style style:name="P14" style:family="paragraph">
      <style:text-properties fo:font-size="18pt" fo:text-shadow="1pt 1pt" fo:font-weight="bold" style:font-weight-asian="bold" style:font-weight-complex="bold"/>
    </style:style>
    <style:style style:name="P15" style:family="paragraph">
      <style:text-properties fo:font-size="18pt" fo:font-weight="bold" style:font-weight-asian="bold" style:font-weight-complex="bold"/>
    </style:style>
    <style:style style:name="P16" style:family="paragraph">
      <style:paragraph-properties style:text-autospace="none"/>
      <style:text-properties fo:font-size="14pt" style:font-size-asian="14pt" style:font-size-complex="14pt"/>
    </style:style>
    <style:style style:name="P17" style:family="paragraph">
      <style:paragraph-properties style:text-autospace="none"/>
      <style:text-properties fo:font-size="18pt"/>
    </style:style>
    <style:style style:name="P18" style:family="paragraph">
      <style:text-properties fo:font-size="14pt" fo:font-weight="bold" style:font-size-asian="14pt" style:font-weight-asian="bold" style:font-size-complex="14pt" style:font-weight-complex="bold"/>
    </style:style>
    <style:style style:name="P19" style:family="paragraph">
      <style:text-properties fo:font-size="16pt" style:font-family-asian="'Courier New'" style:font-family-generic-asian="modern" style:font-pitch-asian="fixed" style:font-size-asian="16pt" style:font-family-complex="'Courier New'" style:font-family-generic-complex="modern" style:font-pitch-complex="fixed" style:font-size-complex="16pt"/>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color="#212121" fo:font-family="Arial" style:font-style-name="Kursiv" style:font-family-generic="swiss" style:font-pitch="variable" fo:font-size="18pt" fo:language="en" fo:country="none" fo:font-weight="bold" style:font-size-asian="18pt" style:font-weight-asian="bold" style:font-size-complex="18pt" style:font-weight-complex="bold"/>
    </style:style>
    <style:style style:name="T4" style:family="text">
      <style:text-properties fo:font-family="Arial" style:font-style-name="Kursiv" style:font-family-generic="swiss" style:font-pitch="variable" fo:font-size="18pt" fo:font-weight="bold" style:font-size-asian="18pt" style:font-weight-asian="bold" style:font-size-complex="18pt" style:font-weight-complex="bold"/>
    </style:style>
    <style:style style:name="T5" style:family="text">
      <style:text-properties fo:color="#212121" fo:font-family="Arial" style:font-style-name="Kursiv" style:font-family-generic="swiss" style:font-pitch="variable" fo:font-size="14pt" fo:language="en" fo:country="none" style:font-size-asian="14pt" style:font-size-complex="14pt"/>
    </style:style>
    <style:style style:name="T6" style:family="text">
      <style:text-properties fo:font-family="Arial" style:font-style-name="Kursiv" style:font-family-generic="swiss" style:font-pitch="variable" fo:font-size="14pt" fo:language="en" fo:country="none" style:font-size-asian="14pt" style:font-size-complex="14pt"/>
    </style:style>
    <style:style style:name="T7" style:family="text">
      <style:text-properties fo:font-family="Arial" style:font-style-name="Kursiv" style:font-family-generic="swiss" style:font-pitch="variable" fo:font-size="14pt" style:font-size-asian="14pt" style:font-size-complex="14pt"/>
    </style:style>
    <style:style style:name="T8" style:family="text">
      <style:text-properties fo:font-family="Arial" style:font-style-name="Kursiv" style:font-family-generic="swiss" style:font-pitch="variable" fo:font-size="14pt" fo:language="en" fo:country="none" style:font-size-asian="14pt" style:font-family-complex="'Courier New'" style:font-family-generic-complex="modern" style:font-pitch-complex="fixed" style:font-size-complex="14pt"/>
    </style:style>
    <style:style style:name="T9" style:family="text">
      <style:text-properties fo:color="#000000" style:text-outline="false" style:text-line-through-style="none" fo:font-family="'Courier New'" style:font-family-generic="modern" style:font-pitch="fixed" fo:font-size="14pt" fo:font-style="normal" fo:text-shadow="none" style:text-underline-style="none" fo:font-weight="normal" style:letter-kerning="true" style:font-family-asian="'Courier New'" style:font-family-generic-asian="modern" style:font-pitch-asian="fixed" style:font-size-asian="14pt" style:font-style-asian="normal" style:font-weight-asian="normal" style:font-family-complex="'Courier New'" style:font-family-generic-complex="modern" style:font-pitch-complex="fixed" style:font-size-complex="14pt" style:font-style-complex="normal" style:font-weight-complex="normal" style:text-emphasize="none" style:font-relief="none" style:text-overline-style="none" style:text-overline-color="font-color"/>
    </style:style>
    <style:style style:name="T10" style:family="text">
      <style:text-properties fo:color="#000000" style:text-outline="false" style:text-line-through-style="none" fo:font-family="'Courier New'" style:font-family-generic="modern" style:font-pitch="fixed"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11" style:family="text">
      <style:text-properties fo:color="#000000"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2" style:family="text">
      <style:text-properties fo:font-size="14pt" style:font-size-asian="14pt" style:font-size-complex="14pt"/>
    </style:style>
    <style:style style:name="T13" style:family="text">
      <style:text-properties fo:color="#00000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4" style:family="text">
      <style:text-properties fo:color="#7f0055"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style>
    <style:style style:name="T15" style:family="text">
      <style:text-properties fo:color="#3f7f5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6" style:family="text">
      <style:text-properties fo:color="#0000c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7" style:family="text">
      <style:text-properties fo:color="#6a3e3e"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8" style:family="text">
      <style:text-properties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19" style:family="text">
      <style:text-properties fo:font-family="Consolas" style:font-family-generic="swiss" style:font-pitch="fixed"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20" style:family="text">
      <style:text-properties fo:font-family="Consolas" style:font-family-generic="swiss" style:font-pitch="fixed" fo:font-size="12pt" fo:font-weight="normal"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style>
    <style:style style:name="T21" style:family="text">
      <style:text-properties fo:color="#2a00f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2" style:family="text">
      <style:text-properties fo:color="#000000" style:text-outline="false" style:text-line-through-style="none" fo:font-family="Consolas" style:font-family-generic="swiss" style:font-pitch="fixed"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23" style:family="text">
      <style:text-properties style:use-window-font-color="true" style:text-outline="false" style:text-line-through-style="none" fo:font-family="Consolas" style:font-family-generic="swiss" style:font-pitch="fixed"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24" style:family="text">
      <style:text-properties fo:color="#0000c0" style:text-outline="false" style:text-line-through-style="none" fo:font-family="Consolas" style:font-family-generic="swiss" style:font-pitch="fixed" fo:font-size="12pt" fo:text-shadow="none" style:text-underline-style="none" style:letter-kerning="true" style:font-family-asian="Consolas" style:font-family-generic-asian="swiss" style:font-pitch-asian="fixed" style:font-size-asian="12pt" style:font-family-complex="Consolas" style:font-family-generic-complex="swiss" style:font-pitch-complex="fixed" style:font-size-complex="12pt" style:text-emphasize="none" style:font-relief="none" style:text-overline-style="none" style:text-overline-color="font-color"/>
    </style:style>
    <style:style style:name="T25" style:family="text">
      <style:text-properties fo:color="#000000" style:text-outline="false" style:text-line-through-style="none" fo:font-family="Consolas" style:font-family-generic="swiss" style:font-pitch="fixed" fo:font-size="12pt" fo:text-shadow="none" style:text-underline-style="none" style:letter-kerning="true" style:font-family-asian="Consolas" style:font-family-generic-asian="swiss" style:font-pitch-asian="fixed" style:font-size-asian="12pt" style:font-family-complex="Consolas" style:font-family-generic-complex="swiss" style:font-pitch-complex="fixed" style:font-size-complex="12pt" style:text-emphasize="none" style:font-relief="none" style:text-overline-style="none" style:text-overline-color="font-color"/>
    </style:style>
    <style:style style:name="T26" style:family="text">
      <style:text-properties fo:color="#7f0055" style:text-outline="false" style:text-line-through-style="none" fo:font-family="Consolas" style:font-family-generic="swiss" style:font-pitch="fixed" fo:font-size="12pt" fo:text-shadow="none" style:text-underline-style="none" fo:font-weight="bold" style:letter-kerning="true"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text-emphasize="none" style:font-relief="none" style:text-overline-style="none" style:text-overline-color="font-color"/>
    </style:style>
    <style:style style:name="T27" style:family="text">
      <style:text-properties fo:color="#0000c0" style:text-outline="false" style:text-line-through-style="none" fo:font-family="Consolas" style:font-family-generic="swiss" style:font-pitch="fixed" fo:font-size="12pt" fo:font-style="italic" fo:text-shadow="none" style:text-underline-style="none" style:letter-kerning="true" style:font-family-asian="Consolas" style:font-family-generic-asian="swiss" style:font-pitch-asian="fixed" style:font-size-asian="12pt" style:font-style-asian="italic" style:font-family-complex="Consolas" style:font-family-generic-complex="swiss" style:font-pitch-complex="fixed" style:font-size-complex="12pt" style:font-style-complex="italic" style:text-emphasize="none" style:font-relief="none" style:text-overline-style="none" style:text-overline-color="font-color"/>
    </style:style>
    <style:style style:name="T28" style:family="text">
      <style:text-properties fo:color="#000000" style:text-outline="false" style:text-line-through-style="none" fo:font-family="Consolas" style:font-family-generic="swiss" style:font-pitch="fixed" fo:font-size="12pt" fo:font-style="normal" fo:text-shadow="none" style:text-underline-style="none" style:letter-kerning="true" style:font-family-asian="Consolas" style:font-family-generic-asian="swiss" style:font-pitch-asian="fixed" style:font-size-asian="12pt" style:font-style-asian="normal" style:font-family-complex="Consolas" style:font-family-generic-complex="swiss" style:font-pitch-complex="fixed" style:font-size-complex="12pt" style:font-style-complex="normal" style:text-emphasize="none" style:font-relief="none" style:text-overline-style="none" style:text-overline-color="font-color"/>
    </style:style>
    <style:style style:name="T29" style:family="text">
      <style:text-properties fo:color="#7f0055" style:text-outline="false" style:text-line-through-style="none" fo:font-family="Consolas" style:font-family-generic="swiss" style:font-pitch="fixed"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30" style:family="text">
      <style:text-properties fo:color="#000000"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31" style:family="text">
      <style:text-properties fo:color="#0000c0"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32" style:family="text">
      <style:text-properties fo:color="#00000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33" style:family="text">
      <style:text-properties fo:color="#0000c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34" style:family="text">
      <style:text-properties fo:color="#7f0055" fo:font-family="Consolas" style:font-family-generic="swiss" style:font-pitch="fixed"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35" style:family="text">
      <style:text-properties fo:font-family="Arial" style:font-style-name="Kursiv" style:font-family-generic="swiss" style:font-pitch="variable" fo:font-size="18pt"/>
    </style:style>
    <style:style style:name="T36" style:family="text">
      <style:text-properties fo:color="#000000"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37" style:family="text">
      <style:text-properties fo:color="#3f5fbf"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38"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39" style:family="text">
      <style:text-properties fo:color="#0000c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text-emphasize="none" style:font-relief="none" style:text-overline-style="none" style:text-overline-color="font-color"/>
    </style:style>
    <style:style style:name="T40" style:family="text">
      <style:text-properties fo:color="#7f0055" style:text-outline="false" style:text-line-through-style="none" fo:font-family="Arial" style:font-style-name="Kursiv" style:font-family-generic="swiss" style:font-pitch="variable"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41"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42" style:family="text">
      <style:text-properties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43" style:family="text">
      <style:text-properties fo:color="#7f0055" fo:font-family="Arial" style:font-style-name="Kursiv" style:font-family-generic="swiss" style:font-pitch="variable" fo:font-size="12pt"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44" style:family="text">
      <style:text-properties style:use-window-font-color="true"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45" style:family="text">
      <style:text-properties style:text-underline-style="solid" style:text-underline-width="auto" style:text-underline-color="font-color" fo:font-weight="bold" style:font-weight-asian="bold" style:font-weight-complex="bold"/>
    </style:style>
    <style:style style:name="T46" style:family="text">
      <style:text-properties style:text-underline-style="solid" style:text-underline-width="auto" style:text-underline-color="font-color"/>
    </style:style>
    <style:style style:name="T47" style:family="text">
      <style:text-properties fo:text-shadow="1pt 1pt" fo:font-weight="bold" style:font-weight-asian="bold" style:font-weight-complex="bold"/>
    </style:style>
    <style:style style:name="T48" style:family="text">
      <style:text-properties fo:font-size="12pt" fo:text-shadow="1pt 1pt" fo:font-weight="bold" style:font-size-asian="12pt" style:font-weight-asian="bold" style:font-size-complex="12pt" style:font-weight-complex="bold"/>
    </style:style>
    <style:style style:name="T49" style:family="text">
      <style:text-properties fo:font-size="18pt"/>
    </style:style>
    <style:style style:name="T50" style:family="text">
      <style:text-properties fo:font-size="16pt" fo:font-weight="bold" style:font-size-asian="16pt" style:font-weight-asian="bold" style:font-size-complex="16pt" style:font-weight-complex="bold"/>
    </style:style>
    <style:style style:name="T51" style:family="text">
      <style:text-properties fo:font-size="14pt" fo:font-weight="bold" style:font-size-asian="14pt" style:font-weight-asian="bold" style:font-size-complex="14pt" style:font-weight-complex="bold"/>
    </style:style>
    <style:style style:name="T52"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53" style:family="text">
      <style:text-properties fo:color="#7f0055" fo:font-family="'Courier New'" style:font-family-generic="modern" style:font-pitch="fixed" fo:font-size="10pt" fo:font-weight="bold" style:font-family-asian="'Courier New'" style:font-family-generic-asian="modern" style:font-pitch-asian="fixed" style:font-size-asian="10pt" style:font-weight-asian="bold" style:font-family-complex="'Courier New'" style:font-family-generic-complex="modern" style:font-pitch-complex="fixed" style:font-weight-complex="bold"/>
    </style:style>
    <style:style style:name="T54" style:family="text">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55" style:family="text">
      <style:text-properties fo:color="#0000c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56" style:family="text">
      <style:text-properties fo:color="#3f7f5f"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57" style:family="text">
      <style:text-properties fo:color="#3f7f5f" fo:font-family="'Courier New'" style:font-family-generic="modern" style:font-pitch="fixed" fo:font-size="10pt" style:text-underline-style="solid" style:text-underline-width="auto" style:text-underline-color="font-color" style:font-family-asian="'Courier New'" style:font-family-generic-asian="modern" style:font-pitch-asian="fixed" style:font-size-asian="10pt" style:font-family-complex="'Courier New'" style:font-family-generic-complex="modern" style:font-pitch-complex="fixed"/>
    </style:style>
    <style:style style:name="T58" style:family="text">
      <style:text-properties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59" style:family="text">
      <style:text-properties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60" style:family="text">
      <style:text-properties fo:font-size="12pt" style:text-underline-style="solid" style:text-underline-width="auto" style:text-underline-color="font-color"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61" style:family="text">
      <style:text-properties fo:color="#000000" fo:font-size="14pt" fo:font-weight="bold" style:font-family-asian="'Courier New'" style:font-family-generic-asian="modern" style:font-pitch-asian="fixed" style:font-size-asian="14pt" style:font-weight-asian="bold" style:font-family-complex="'Courier New'" style:font-family-generic-complex="modern" style:font-pitch-complex="fixed" style:font-weight-complex="bold"/>
    </style:style>
    <style:style style:name="T62" style:family="text">
      <style:text-properties fo:color="#000000"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63" style:family="text">
      <style:text-properties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64" style:family="text">
      <style:text-properties fo:color="#000000"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65" style:family="text">
      <style:text-properties fo:color="#6a3e3e"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style>
    <style:style style:name="T66" style:family="text">
      <style:text-properties fo:color="#000000" fo:font-family="Consolas" style:font-family-generic="swiss"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67" style:family="text">
      <style:text-properties fo:color="#ff660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68" style:family="text">
      <style:text-properties fo:color="#000000" fo:font-family="'Courier New'" style:font-style-name="Kursiv"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69" style:family="text">
      <style:text-properties fo:color="#0000c0"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70" style:family="text">
      <style:text-properties fo:color="#6a6a6a"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71" style:family="text">
      <style:text-properties fo:color="#000000" fo:font-family="'Courier New'" style:font-family-generic="modern" style:font-pitch="fixed" style:font-family-asian="'Courier New'" style:font-family-generic-asian="modern" style:font-pitch-asian="fixed" style:font-size-asian="10pt" style:font-family-complex="'Courier New'" style:font-family-generic-complex="modern" style:font-pitch-complex="fixed"/>
    </style:style>
    <style:style style:name="T72" style:family="text">
      <style:text-properties fo:color="#333333"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73" style:family="text">
      <style:text-properties fo:color="#333333" fo:font-family="'Courier New'" style:font-family-generic="modern" style:font-pitch="fixed" style:font-family-asian="'Courier New'" style:font-family-generic-asian="modern" style:font-pitch-asian="fixed" style:font-family-complex="'Courier New'" style:font-family-generic-complex="modern" style:font-pitch-complex="fixed"/>
    </style:style>
    <style:style style:name="T74" style:family="text">
      <style:text-properties fo:color="#333333" fo:font-family="'Courier New'" style:font-family-generic="modern" style:font-pitch="fixed" fo:font-size="14pt" fo:font-style="italic" fo:font-weight="bold" style:font-family-asian="'Courier New'" style:font-family-generic-asian="modern" style:font-pitch-asian="fixed" style:font-size-asian="14pt" style:font-style-asian="italic" style:font-weight-asian="bold" style:font-family-complex="'Courier New'" style:font-family-generic-complex="modern" style:font-pitch-complex="fixed" style:font-size-complex="14pt" style:font-style-complex="italic" style:font-weight-complex="bold"/>
    </style:style>
    <style:style style:name="T75" style:family="text">
      <style:text-properties fo:color="#000000" fo:font-family="'Courier New'" style:font-family-generic="modern" style:font-pitch="fixed" style:font-family-asian="'Courier New'" style:font-family-generic-asian="modern" style:font-pitch-asian="fixed" style:font-family-complex="'Courier New'" style:font-family-generic-complex="modern" style:font-pitch-complex="fixed"/>
    </style:style>
    <style:style style:name="T76" style:family="text">
      <style:text-properties fo:color="#2a00ff"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77" style:family="text">
      <style:text-properties fo:color="#6a3e3e"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78" style:family="text">
      <style:text-properties fo:color="#0000c0"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79" style:family="text">
      <style:text-properties fo:font-size="14pt" fo:font-weight="bold" style:font-size-asian="14pt" style:font-weight-asian="bold" style:font-size-complex="8pt" style:font-weight-complex="bold"/>
    </style:style>
    <style:style style:name="T80" style:family="text">
      <style:text-properties fo:color="#7f0055" fo:font-family="'Courier New'" style:font-family-generic="modern" style:font-pitch="fixed" fo:font-size="10pt" fo:font-style="italic" fo:font-weight="bold" style:font-family-asian="'Courier New'" style:font-family-generic-asian="modern" style:font-pitch-asian="fixed" style:font-size-asian="10pt" style:font-style-asian="italic" style:font-weight-asian="bold" style:font-family-complex="'Courier New'" style:font-family-generic-complex="modern" style:font-pitch-complex="fixed" style:font-style-complex="italic" style:font-weight-complex="bold"/>
    </style:style>
    <style:style style:name="T81" style:family="text">
      <style:text-properties fo:color="#000000"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82" style:family="text">
      <style:text-properties fo:color="#6a3e3e"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83" style:family="text">
      <style:text-properties fo:color="#000000" fo:font-family="'Courier New'" style:font-family-generic="modern" style:font-pitch="fixed" fo:font-size="10pt" fo:font-style="italic" style:text-underline-style="solid" style:text-underline-width="auto" style:text-underline-color="font-color"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84" style:family="text">
      <style:text-properties fo:color="#2a00ff"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85" style:family="text">
      <style:text-properties fo:color="#000000" fo:font-size="12pt" fo:font-style="italic"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86" style:family="text">
      <style:text-properties fo:color="#000000" style:font-family-asian="'Courier New'" style:font-family-generic-asian="modern" style:font-pitch-asian="fixed" style:font-family-complex="'Courier New'" style:font-family-generic-complex="modern" style:font-pitch-complex="fixed"/>
    </style:style>
    <style:style style:name="T87" style:family="text">
      <style:text-properties fo:color="#3f7f5f"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88" style:family="text">
      <style:text-properties fo:color="#000000" fo:font-family="Arial" style:font-style-name="Kursiv" style:font-family-generic="swiss" style:font-pitch="variable" fo:font-size="12pt" fo:language="en" fo:country="none" style:font-size-asian="12pt" style:font-family-complex="'Courier New'" style:font-family-generic-complex="modern" style:font-pitch-complex="fixed"/>
    </style:style>
    <style:style style:name="T89" style:family="text">
      <style:text-properties fo:color="#000000" fo:font-family="Arial" style:font-style-name="Kursiv" style:font-family-generic="swiss" style:font-pitch="variable" fo:font-size="12pt" fo:language="en" fo:country="none" fo:font-style="italic" style:font-size-asian="12pt" style:font-style-asian="italic" style:font-family-complex="'Courier New'" style:font-family-generic-complex="modern" style:font-pitch-complex="fixed" style:font-style-complex="italic"/>
    </style:style>
    <style:style style:name="T90" style:family="text">
      <style:text-properties fo:font-family="Arial" style:font-style-name="Kursiv" style:font-family-generic="swiss" style:font-pitch="variable"/>
    </style:style>
    <style:style style:name="T91" style:family="text">
      <style:text-properties fo:font-size="12pt" fo:language="en" fo:country="none" style:font-size-asian="12pt" style:font-size-complex="12pt"/>
    </style:style>
    <style:style style:name="T92" style:family="text">
      <style:text-properties fo:color="#000000" fo:font-family="Arial" style:font-style-name="Kursiv" style:font-family-generic="swiss" style:font-pitch="variable" fo:font-size="12pt" fo:language="en" fo:country="none" style:font-size-asian="12pt" style:font-family-complex="'Courier New'" style:font-family-generic-complex="modern" style:font-pitch-complex="fixed" style:font-size-complex="12pt"/>
    </style:style>
    <style:style style:name="T93" style:family="text">
      <style:text-properties fo:color="#212121" fo:font-family="Arial" style:font-style-name="Kursiv" style:font-family-generic="swiss" style:font-pitch="variable" fo:font-size="12pt" fo:language="en" fo:country="none" fo:font-style="italic" style:text-underline-style="solid" style:text-underline-width="auto" style:text-underline-color="font-color" style:font-size-asian="12pt" style:font-style-asian="italic" style:font-size-complex="12pt" style:font-style-complex="italic"/>
    </style:style>
    <style:style style:name="T94" style:family="text">
      <style:text-properties fo:color="#212121" fo:font-family="Arial" style:font-style-name="Kursiv" style:font-family-generic="swiss" style:font-pitch="variable" fo:font-size="12pt" fo:language="en" fo:country="none" style:font-size-asian="12pt" style:font-size-complex="12pt"/>
    </style:style>
    <style:style style:name="T95" style:family="text">
      <style:text-properties fo:color="#222222" fo:font-family="Arial" style:font-style-name="Kursiv" style:font-family-generic="swiss" style:font-pitch="variable" fo:font-size="12pt" style:font-size-asian="12pt" style:font-size-complex="12pt"/>
    </style:style>
    <style:style style:name="T96" style:family="text">
      <style:text-properties fo:font-family="Arial" style:font-style-name="Kursiv" style:font-family-generic="swiss" style:font-pitch="variable" fo:font-size="12pt" style:font-size-asian="12pt" style:font-size-complex="12pt"/>
    </style:style>
    <style:style style:name="T97" style:family="text">
      <style:text-properties fo:color="#000000" fo:font-family="Arial" style:font-style-name="Kursiv" style:font-family-generic="swiss" style:font-pitch="variable"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98" style:family="text">
      <style:text-properties fo:color="#000000" fo:font-family="Arial" style:font-style-name="Kursiv" style:font-family-generic="swiss" style:font-pitch="variable" fo:font-size="12pt" fo:font-style="italic"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99" style:family="text">
      <style:text-properties fo:color="#000000" fo:font-family="Arial" style:font-style-name="Kursiv" style:font-family-generic="swiss" style:font-pitch="variable" fo:font-size="12pt" fo:font-style="italic" style:text-underline-style="solid" style:text-underline-width="auto" style:text-underline-color="font-color"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00" style:family="text">
      <style:text-properties fo:font-family="Arial" style:font-style-name="Kursiv" style:font-family-generic="swiss" style:font-pitch="variable"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01" style:family="text">
      <style:text-properties fo:font-family="Arial" style:font-style-name="Kursiv" style:font-family-generic="swiss" style:font-pitch="variable" fo:font-size="12pt" fo:font-style="italic"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102" style:family="text">
      <style:text-properties fo:font-family="Arial" style:font-style-name="Kursiv" style:font-family-generic="swiss" style:font-pitch="variable" fo:font-size="12pt" fo:language="en" fo:country="none" style:font-size-asian="12pt" style:font-size-complex="12pt"/>
    </style:style>
    <style:style style:name="T103" style:family="text">
      <style:text-properties fo:color="#6a3e3e" fo:font-family="'Courier New'" style:font-family-generic="modern" style:font-pitch="fixed" fo:font-size="10pt" fo:font-style="italic" style:text-underline-style="solid" style:text-underline-width="auto" style:text-underline-color="font-color"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04" style:family="text">
      <style:text-properties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05" style:family="text">
      <style:text-properties fo:color="#0000c0"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06" style:family="text">
      <style:text-properties fo:color="#7f0055"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07" style:family="text">
      <style:text-properties fo:color="#000000" fo:font-family="'Courier New'" style:font-family-generic="modern" style:font-pitch="fixed" fo:font-size="10pt" fo:font-style="italic" fo:font-weight="bold" style:font-family-asian="'Courier New'" style:font-family-generic-asian="modern" style:font-pitch-asian="fixed" style:font-size-asian="10pt" style:font-style-asian="italic" style:font-weight-asian="bold" style:font-family-complex="'Courier New'" style:font-family-generic-complex="modern" style:font-pitch-complex="fixed" style:font-style-complex="italic" style:font-weight-complex="bold"/>
    </style:style>
    <style:style style:name="T108" style:family="text">
      <style:text-properties fo:font-size="12pt" fo:font-style="italic"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109" style:family="text">
      <style:text-properties fo:color="#000000" fo:font-size="12pt" fo:font-style="italic" style:text-underline-style="solid" style:text-underline-width="auto" style:text-underline-color="font-color"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10" style:family="text">
      <style:text-properties fo:color="#7f0055" fo:font-family="'Courier New'" style:font-family-generic="modern" style:font-pitch="fixed" fo:font-size="10pt" fo:font-style="italic" fo:font-weight="bold" style:font-family-asian="'Courier New'" style:font-family-generic-asian="modern" style:font-pitch-asian="fixed" style:font-size-asian="10pt" style:font-style-asian="italic" style:font-weight-asian="bold" style:font-family-complex="'Courier New'" style:font-family-generic-complex="modern" style:font-pitch-complex="fixed" style:font-size-complex="12pt" style:font-style-complex="italic" style:font-weight-complex="bold"/>
    </style:style>
    <style:style style:name="T111" style:family="text">
      <style:text-properties fo:color="#000000"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ize-complex="12pt" style:font-style-complex="italic"/>
    </style:style>
    <style:style style:name="T112" style:family="text">
      <style:text-properties fo:color="#6a3e3e"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ize-complex="12pt" style:font-style-complex="italic"/>
    </style:style>
    <style:style style:name="T113" style:family="text">
      <style:text-properties fo:color="#000000" fo:font-family="'Courier New'" style:font-family-generic="modern" style:font-pitch="fixed"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14" style:family="text">
      <style:text-properties fo:color="#0000c0"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ize-complex="12pt" style:font-style-complex="italic"/>
    </style:style>
    <style:style style:name="T115" style:family="text">
      <style:text-properties fo:color="#3f7f5f"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ize-complex="12pt" style:font-style-complex="italic"/>
    </style:style>
    <style:style style:name="T116" style:family="text">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12pt"/>
    </style:style>
    <style:style style:name="T117" style:family="text">
      <style:text-properties fo:color="#7f0055" fo:font-family="'Courier New'" style:font-family-generic="modern" style:font-pitch="fixed" fo:font-size="10pt" fo:font-weight="bold" style:font-family-asian="'Courier New'" style:font-family-generic-asian="modern" style:font-pitch-asian="fixed" style:font-size-asian="10pt" style:font-weight-asian="bold" style:font-family-complex="'Courier New'" style:font-family-generic-complex="modern" style:font-pitch-complex="fixed" style:font-size-complex="12pt" style:font-weight-complex="bold"/>
    </style:style>
    <style:style style:name="T118" style:family="text">
      <style:text-properties fo:color="#0000c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12pt"/>
    </style:style>
    <style:style style:name="T119" style:family="text">
      <style:text-properties fo:color="#6a3e3e"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12pt"/>
    </style:style>
    <style:style style:name="T120" style:family="text">
      <style:text-properties fo:font-size="16pt" style:font-size-asian="16pt" style:font-size-complex="16pt"/>
    </style:style>
    <style:style style:name="T121" style:family="text">
      <style:text-properties fo:font-size="18pt" style:text-underline-style="none" fo:font-weight="normal" style:font-weight-asian="normal" style:font-weight-complex="normal"/>
    </style:style>
    <style:style style:name="T122" style:family="text">
      <style:text-properties fo:font-size="18pt" style:text-underline-style="none" fo:font-weight="bold" style:font-weight-asian="bold" style:font-weight-complex="bold"/>
    </style:style>
    <style:style style:name="T123" style:family="text">
      <style:text-properties fo:font-size="18pt" style:text-underline-style="none"/>
    </style:style>
    <style:style style:name="T124" style:family="text">
      <style:text-properties fo:font-size="18pt" fo:font-weight="bold" style:font-weight-asian="bold" style:font-weight-complex="bold"/>
    </style:style>
    <style:style style:name="T125" style:family="text">
      <style:text-properties fo:color="#ff6600" fo:font-size="18pt" fo:font-weight="bold" style:font-weight-asian="bold" style:font-weight-complex="bold"/>
    </style:style>
    <style:style style:name="T126" style:family="text">
      <style:text-properties fo:font-size="18pt" style:text-underline-style="solid" style:text-underline-width="auto" style:text-underline-color="font-color" fo:font-weight="bold" style:font-weight-asian="bold" style:font-weight-complex="bold"/>
    </style:style>
    <style:style style:name="T127" style:family="text">
      <style:text-properties fo:font-size="18pt" fo:text-shadow="1pt 1pt" fo:font-weight="bold" style:font-weight-asian="bold" style:font-weight-complex="bold"/>
    </style:style>
    <style:style style:name="T128" style:family="text">
      <style:text-properties fo:color="#3f7f5f" fo:font-family="Arial" style:font-style-name="Kursiv" style:font-family-generic="swiss" style:font-pitch="variable" fo:font-size="14pt" style:font-family-asian="'Courier New'" style:font-family-generic-asian="modern" style:font-pitch-asian="fixed" style:font-size-asian="14pt" style:font-family-complex="'Courier New'" style:font-family-generic-complex="modern" style:font-pitch-complex="fixed" style:font-size-complex="14pt"/>
    </style:style>
    <style:style style:name="T129" style:family="text">
      <style:text-properties fo:font-family="Arial" style:font-style-name="Kursiv" style:font-family-generic="swiss" style:font-pitch="variable" fo:font-size="18pt" style:font-family-asian="'Courier New'" style:font-family-generic-asian="modern" style:font-pitch-asian="fixed" style:font-size-asian="18pt" style:font-family-complex="'Courier New'" style:font-family-generic-complex="modern" style:font-pitch-complex="fixed" style:font-size-complex="18pt"/>
    </style:style>
    <style:style style:name="T130" style:family="text">
      <style:text-properties fo:color="#3f7f5f" fo:font-family="Consolas" style:font-family-generic="swiss" style:font-pitch="fixed" fo:font-size="10pt" style:text-underline-style="solid" style:text-underline-width="auto" style:text-underline-color="font-color" style:font-family-asian="Consolas" style:font-family-generic-asian="swiss" style:font-pitch-asian="fixed" style:font-size-asian="10pt" style:font-family-complex="Consolas" style:font-family-generic-complex="swiss" style:font-pitch-complex="fixed" style:font-size-complex="5.69999980926514pt"/>
    </style:style>
    <style:style style:name="T131" style:family="text">
      <style:text-properties fo:color="#0000c0" fo:font-family="Consolas" style:font-family-generic="swiss"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style>
    <style:style style:name="T132" style:family="text">
      <style:text-properties fo:color="#0000c0" fo:font-family="Consolas" style:font-family-generic="swiss" style:font-pitch="fixed" fo:font-size="10pt" fo:font-style="italic" fo:font-weight="bold" style:font-family-asian="Consolas" style:font-family-generic-asian="swiss" style:font-pitch-asian="fixed" style:font-size-asian="10pt" style:font-style-asian="italic" style:font-weight-asian="bold" style:font-family-complex="Consolas" style:font-family-generic-complex="swiss" style:font-pitch-complex="fixed" style:font-size-complex="5.69999980926514pt" style:font-style-complex="italic" style:font-weight-complex="bold"/>
    </style:style>
    <style:style style:name="T133" style:family="text">
      <style:text-properties fo:color="#000000" fo:font-family="Consolas" style:font-family-generic="swiss"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style>
    <style:style style:name="T134" style:family="text">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35" style:family="text">
      <style:text-properties fo:color="#000000"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36" style:family="text">
      <style:text-properties fo:color="#3f7f5f"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37" style:family="text">
      <style:text-properties fo:color="#000000" style:text-line-through-style="solid" fo:font-family="Consolas" style:font-family-generic="swiss" style:font-pitch="fixed" fo:font-size="10pt" style:text-underline-style="solid" style:text-underline-width="auto" style:text-underline-color="font-color" style:font-family-asian="Consolas" style:font-family-generic-asian="swiss" style:font-pitch-asian="fixed" style:font-size-asian="10pt" style:font-family-complex="Consolas" style:font-family-generic-complex="swiss" style:font-pitch-complex="fixed" style:font-size-complex="5.69999980926514pt"/>
    </style:style>
    <style:style style:name="T138" style:family="text">
      <style:text-properties fo:color="#000000" fo:font-family="Consolas" style:font-family-generic="swiss" style:font-pitch="fixed" fo:font-size="10pt" style:text-underline-style="solid" style:text-underline-width="auto" style:text-underline-color="font-color" style:font-family-asian="Consolas" style:font-family-generic-asian="swiss" style:font-pitch-asian="fixed" style:font-size-asian="10pt" style:font-family-complex="Consolas" style:font-family-generic-complex="swiss" style:font-pitch-complex="fixed" style:font-size-complex="5.69999980926514pt"/>
    </style:style>
    <style:style style:name="T139" style:family="text">
      <style:text-properties fo:color="#000000"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40" style:family="text">
      <style:text-properties fo:color="#000000" fo:font-size="16pt" style:font-family-asian="'Courier New'" style:font-family-generic-asian="modern" style:font-pitch-asian="fixed" style:font-size-asian="16pt" style:font-family-complex="'Courier New'" style:font-family-generic-complex="modern" style:font-pitch-complex="fixed" style:font-size-complex="16pt"/>
    </style:style>
    <style:style style:name="T141" style:family="text">
      <style:text-properties fo:color="#0000c0" style:text-outline="false" style:text-line-through-style="none" fo:font-family="'Courier New'" style:font-family-generic="modern" style:font-pitch="fixed"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142" style:family="text">
      <style:text-properties fo:color="#3f7f5f" style:text-outline="false" style:text-line-through-style="none" fo:font-family="'Courier New'" style:font-family-generic="modern" style:font-pitch="fixed"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143" style:family="text">
      <style:text-properties style:use-window-font-color="true" style:text-outline="false" style:text-line-through-style="none" fo:font-family="Arial" style:font-style-name="Kursiv" style:font-family-generic="swiss" style:font-pitch="variable" fo:font-size="14pt" fo:font-style="normal" fo:text-shadow="none" style:text-underline-style="none" fo:font-weight="normal" style:letter-kerning="true" style:font-family-asian="'Courier New'" style:font-family-generic-asian="modern" style:font-pitch-asian="fixed" style:font-size-asian="14pt" style:font-style-asian="normal" style:font-weight-asian="normal" style:font-family-complex="'Courier New'" style:font-family-generic-complex="modern" style:font-pitch-complex="fixed" style:font-size-complex="14pt" style:font-style-complex="normal" style:font-weight-complex="normal" style:text-emphasize="none" style:font-relief="none" style:text-overline-style="none" style:text-overline-color="font-color"/>
    </style:style>
    <style:style style:name="T144" style:family="text">
      <style:text-properties style:use-window-font-color="true"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145" style:family="text">
      <style:text-properties style:use-window-font-color="true" style:text-outline="false" style:text-line-through-style="none" fo:font-family="'Courier New'" style:font-style-name="Kursiv" style:font-family-generic="modern" style:font-pitch="fixed"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146" style:family="text">
      <style:text-properties fo:color="#0000c0" style:text-outline="false" style:text-line-through-style="none" fo:font-family="'Courier New'" style:font-family-generic="modern" style:font-pitch="fixed" fo:font-size="12pt" fo:font-style="normal" fo:text-shadow="none" style:text-underline-style="none" style:letter-kerning="true" style:font-family-asian="'Courier New'" style:font-family-generic-asian="modern" style:font-pitch-asian="fixed" style:font-size-asian="12pt" style:font-style-asian="normal" style:font-family-complex="'Courier New'" style:font-family-generic-complex="modern" style:font-pitch-complex="fixed" style:font-size-complex="12pt" style:font-style-complex="normal" style:text-emphasize="none" style:font-relief="none" style:text-overline-style="none" style:text-overline-color="font-color"/>
    </style:style>
    <style:style style:name="T147" style:family="text">
      <style:text-properties fo:color="#000000" style:text-outline="false" style:text-line-through-style="none" fo:font-family="'Courier New'" style:font-family-generic="modern" style:font-pitch="fixed" fo:font-size="12pt" fo:font-style="normal" fo:text-shadow="none" style:text-underline-style="none" style:letter-kerning="true" style:font-family-asian="'Courier New'" style:font-family-generic-asian="modern" style:font-pitch-asian="fixed" style:font-size-asian="12pt" style:font-style-asian="normal" style:font-family-complex="'Courier New'" style:font-family-generic-complex="modern" style:font-pitch-complex="fixed" style:font-size-complex="12pt" style:font-style-complex="normal" style:text-emphasize="none" style:font-relief="none" style:text-overline-style="none" style:text-overline-color="font-color"/>
    </style:style>
    <style:style style:name="T148" style:family="text">
      <style:text-properties fo:color="#7f0055" style:text-outline="false" style:text-line-through-style="none" fo:font-family="'Courier New'" style:font-family-generic="modern" style:font-pitch="fixed" fo:font-size="12pt" fo:font-style="normal" fo:text-shadow="none" style:text-underline-style="none" fo:font-weight="bold" style:letter-kerning="true" style:font-family-asian="'Courier New'" style:font-family-generic-asian="modern" style:font-pitch-asian="fixed" style:font-size-asian="12pt" style:font-style-asian="normal" style:font-weight-asian="bold" style:font-family-complex="'Courier New'" style:font-family-generic-complex="modern" style:font-pitch-complex="fixed" style:font-size-complex="12pt" style:font-style-complex="normal" style:font-weight-complex="bold" style:text-emphasize="none" style:font-relief="none" style:text-overline-style="none" style:text-overline-color="font-color"/>
    </style:style>
    <style:style style:name="T149" style:family="text">
      <style:text-properties fo:color="#2a00ff" style:text-outline="false" style:text-line-through-style="none" fo:font-family="'Courier New'" style:font-family-generic="modern" style:font-pitch="fixed"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150" style:family="text">
      <style:text-properties fo:color="#000000" style:text-outline="false" style:text-line-through-style="none" fo:font-family="Arial" style:font-style-name="Kursiv" style:font-family-generic="swiss" style:font-pitch="variable" fo:font-size="14pt" fo:font-style="normal" fo:text-shadow="none" style:text-underline-style="none" fo:font-weight="normal" style:letter-kerning="true" style:font-family-asian="'Courier New'" style:font-family-generic-asian="modern" style:font-pitch-asian="fixed" style:font-size-asian="14pt" style:font-style-asian="normal" style:font-weight-asian="normal" style:font-family-complex="'Courier New'" style:font-family-generic-complex="modern" style:font-pitch-complex="fixed" style:font-size-complex="14pt" style:font-style-complex="normal" style:font-weight-complex="normal" style:text-emphasize="none" style:font-relief="none" style:text-overline-style="none" style:text-overline-color="font-color"/>
    </style:style>
    <style:style style:name="T151" style:family="text">
      <style:text-properties fo:color="#000000" style:text-outline="false" style:text-line-through-style="none" fo:font-family="'Courier New'" style:font-style-name="Kursiv" style:font-family-generic="modern" style:font-pitch="fixed"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layer="layout" svg:width="8.287cm" svg:height="5.057cm" svg:x="6.313cm" svg:y="11.043cm">
          <draw:text-box>
            <text:p><text:span text:style-name="T1">Portable Simula Revisited</text:span></text:p>
            <text:p><text:span text:style-name="T1"/></text:p>
            <text:p><text:span text:style-name="T1"><text:s text:c="8"/></text:span><text:span text:style-name="T1">Runtime Design</text:span></text:p>
            <text:p/>
            <text:p><text:s text:c="10"/>Working Draft</text:p>
            <text:p/>
            <text:p><text:span text:style-name="T2"><text:s text:c="14"/></text:span><text:span text:style-name="T2">( as of 26 april 2018 )</text:span></text:p>
          </draw:text-box>
        </draw:frame>
      </draw:page>
      <draw:page draw:name="page2" draw:style-name="dp1" draw:master-page-name="Standard">
        <draw:frame draw:style-name="gr2" draw:layer="layout" svg:width="19.823cm" svg:height="21.832cm" svg:x="1cm" svg:y="1cm">
          <draw:text-box>
            <text:p><text:span text:style-name="T3">Background</text:span><text:span text:style-name="T4">.</text:span></text:p>
            <text:p/>
            <text:p><text:span text:style-name="T5">The 50th anniversary of Simula, the first object-oriented programming language, was</text:span></text:p>
            <text:p><text:span text:style-name="T5">held at the Department of Informatics, University of Oslo on 27th September, 2017.</text:span></text:p>
            <text:p><text:span text:style-name="T5">James Gosling, the inventor of Java, </text:span><text:span text:style-name="T6">gave overwhelming credit to the legacy of Simula</text:span></text:p>
            <text:p><text:span text:style-name="T6">in his lecture. He mentioned that a number of programming languages nowadays</text:span></text:p>
            <text:p><text:span text:style-name="T6">compile to JVM. During his lecture, I began to wonder - why has no team made a simula</text:span></text:p>
            <text:p><text:span text:style-name="T6">implementation in java, written in java that compiles to java / java virtual machine(JVM).</text:span></text:p>
            <text:p><text:span text:style-name="T7"/></text:p>
            <text:p><text:span text:style-name="T6">Inspired by the lectures on the Simula Jubilee, I began to ask myself if I should try to</text:span></text:p>
            <text:p><text:span text:style-name="T6">make a Simula implementation using today's tools. </text:span><text:span text:style-name="T8">It should certainly be a Recursive</text:span></text:p>
            <text:p><text:span text:style-name="T8">Descent parser based on the work of Niklaus Emil Wirth, something I've ever wanted</text:span></text:p>
            <text:p><text:span text:style-name="T8">since Borris Magnuson showed that it was an excellent technique.</text:span></text:p>
            <text:p><text:span text:style-name="T7"/></text:p>
            <text:p><text:span text:style-name="T8">In early November I started work on such a compiler. I was surprised that it took so</text:span></text:p>
            <text:p><text:span text:style-name="T8">short time to complete a rough version that compiled to Java code. This, first version,</text:span></text:p>
            <text:p><text:span text:style-name="T8">was finished just before Christmas. It was not in any way complete, but it generated</text:span></text:p>
            <text:p><text:span text:style-name="T8">some kind of Java code that could be compiled and executed. H</text:span><text:span text:style-name="T5">owever, the original</text:span></text:p>
            <text:p><text:span text:style-name="T5">semantics of the Simula program were not preserved.</text:span></text:p>
            <text:p><text:span text:style-name="T7"/></text:p>
            <text:p><text:span text:style-name="T8">I presented these results in a meeting at Blindern, Ole-Johan Dahls Hus, just before</text:span></text:p>
            <text:p><text:span text:style-name="T8">Christmas in 2017. </text:span><text:span text:style-name="T5">I was then encouraged by Stein Krogdahl and Dag Langmyhr to</text:span></text:p>
            <text:p><text:span text:style-name="T5">create a full-fledged Simula Implementation strictly after 'Simula Standard'.</text:span></text:p>
            <text:p><text:span text:style-name="T7"/></text:p>
            <text:p><text:span text:style-name="T6">From then on, I worked on a complete redesign of the Simula runtime system. The</text:span></text:p>
            <text:p><text:span text:style-name="T6">design is based on previous Simula implementations I have worked on, but this time</text:span></text:p>
            <text:p><text:span text:style-name="T6">some major changes have been made. Eg. a separate Garbage Collector is not</text:span></text:p>
            <text:p><text:span text:style-name="T6">necessary because the underlying Java system fixes that.</text:span></text:p>
            <text:p><text:span text:style-name="T7"/></text:p>
            <text:p><text:span text:style-name="T6">This document describes the runtime design of the new Portable Simula System.</text:span></text:p>
            <text:p><text:span text:style-name="T7"/></text:p>
            <text:p><text:span text:style-name="T7"/></text:p>
            <text:p><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p>
            <text:p><text:span text:style-name="T6"/></text:p>
            <text:p><text:span text:style-name="T6"><text:s text:c="76"/></text:span><text:span text:style-name="T6">Oslo, &lt;dato&gt;</text:span></text:p>
            <text:p><text:span text:style-name="T6"/></text:p>
            <text:p><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 <text:s text:c="2"/></text:span><text:span text:style-name="T6">Øystein Myhre Andersen</text:span></text:p>
            <text:p/>
          </draw:text-box>
        </draw:frame>
      </draw:page>
      <draw:page draw:name="page3" draw:style-name="dp1" draw:master-page-name="Standard">
        <draw:frame draw:style-name="gr3" draw:text-style-name="P1" draw:layer="layout" svg:width="18.79cm" svg:height="20.058cm" svg:x="1.9cm" svg:y="1.9cm">
          <draw:text-box>
            <text:p><text:span text:style-name="T9">1. Innledning</text:span></text:p>
            <text:p><text:span text:style-name="T10"/></text:p>
            <text:p><text:span text:style-name="T10"/></text:p>
            <text:p><text:span text:style-name="T10">Portable Simula Revisited</text:span></text:p>
            <text:p><text:span text:style-name="T2"/></text:p>
            <text:p><text:span text:style-name="T11">Runtime Organization</text:span></text:p>
            <text:p><text:span text:style-name="T2"/></text:p>
            <text:p><text:span text:style-name="T2"/></text:p>
            <text:p><text:span text:style-name="T11"><text:s text:c="3"/></text:span><text:span text:style-name="T11">Innledning</text:span></text:p>
            <text:p><text:span text:style-name="T2"/></text:p>
            <text:p><text:span text:style-name="T2"/></text:p>
            <text:p><text:span text:style-name="T11"><text:s text:c="3"/></text:span><text:span text:style-name="T11">Identifikasjon av program-elementer.</text:span></text:p>
            <text:p><text:span text:style-name="T2"/></text:p>
            <text:p><text:span text:style-name="T11">Med 'program-element' menes enhver størrelse som er deklarert eller</text:span></text:p>
            <text:p><text:span text:style-name="T11"><text:s/></text:span><text:span text:style-name="T11">spesifisert (parameter) i kildeteksten: variable, array, procedure,</text:span></text:p>
            <text:p><text:span text:style-name="T11"><text:s/></text:span><text:span text:style-name="T11">klasse, label og switch.</text:span></text:p>
            <text:p><text:span text:style-name="T2"/></text:p>
            <text:p><text:span text:style-name="T11">...</text:span></text:p>
            <text:p><text:span text:style-name="T2"/></text:p>
            <text:p><text:span text:style-name="T11"><text:s text:c="3"/></text:span><text:span text:style-name="T11">Entiteter <text:s/>eller <text:s/>Block Instances</text:span></text:p>
            <text:p><text:span text:style-name="T2"/></text:p>
            <text:p><text:span text:style-name="T11">Med entiteter mener vi program elementer som procedure, class, block, ..</text:span></text:p>
            <text:p><text:span text:style-name="T11">Felles for disse er at di matrialiseres ved egne objekter ved</text:span></text:p>
            <text:p><text:span text:style-name="T11"><text:s/></text:span><text:span text:style-name="T11">utføringen av programmet.</text:span></text:p>
            <text:p><text:span text:style-name="T2"/></text:p>
            <text:p><text:span text:style-name="T11"><text:s text:c="2"/></text:span><text:span text:style-name="T11">Quantities</text:span></text:p>
            <text:p><text:span text:style-name="T2"/></text:p>
            <text:p><text:span text:style-name="T11">Felles for disse er at de brukes til å holde en 'verdi'</text:span></text:p>
            <text:p><text:span text:style-name="T11"/></text:p>
            <text:p><text:span text:style-name="T11"/></text:p>
            <text:p><text:span text:style-name="T11"/></text:p>
            <text:p><text:span text:style-name="T11">OM SIMULA's BLOCK STRUCTURE</text:span></text:p>
            <text:p><text:span text:style-name="T11"/></text:p>
            <text:p><text:span text:style-name="T11"/></text:p>
            <text:p><text:span text:style-name="T11">- SubBlock</text:span></text:p>
            <text:p><text:span text:style-name="T11">- Prfixed Block</text:span></text:p>
            <text:p><text:span text:style-name="T11">- Class</text:span></text:p>
            <text:p><text:span text:style-name="T11">Procedure</text:span></text:p>
            <text:p><text:span text:style-name="T11"/></text:p>
            <text:p><text:span text:style-name="T11"><text:s/></text:span><text:span text:style-name="T11">Hver av dem med kode layout ….</text:span></text:p>
            <text:p><text:span text:style-name="T11"/></text:p>
            <text:p><text:span text:style-name="T11"/></text:p>
            <text:p><text:span text:style-name="T2"/></text:p>
          </draw:text-box>
        </draw:frame>
      </draw:page>
      <draw:page draw:name="page4" draw:style-name="dp1" draw:master-page-name="Standard">
        <draw:frame draw:style-name="gr4" draw:layer="layout" svg:width="17.2cm" svg:height="2.94cm" svg:x="2cm" svg:y="1.9cm">
          <draw:text-box>
            <text:p><text:span text:style-name="T12">2. Simula's nested Block Structure</text:span></text:p>
            <text:p><text:span text:style-name="T2"/></text:p>
            <text:p><text:span text:style-name="T2">Each and every Simula Class, Prefixed Block, Procedure or Sub-Block is compiled into</text:span></text:p>
            <text:p><text:span text:style-name="T2">a Java Class. For example, consider the following Simula Class:</text:span></text:p>
            <text:p/>
          </draw:text-box>
        </draw:frame>
        <draw:frame draw:style-name="gr5" draw:text-style-name="P3" draw:layer="layout" svg:width="17.1cm" svg:height="14.5cm" svg:x="2.1cm" svg:y="10.4cm">
          <draw:text-box>
            <text:p text:style-name="P2"><text:span text:style-name="T13"><text:s text:c="3"/></text:span><text:span text:style-name="T14">public</text:span><text:span text:style-name="T13"> </text:span><text:span text:style-name="T14">class</text:span><text:span text:style-name="T13"> A </text:span><text:span text:style-name="T14">extends</text:span><text:span text:style-name="T13"> CLASS$ {</text:span></text:p>
            <text:p text:style-name="P2"><text:span text:style-name="T13"><text:s text:c="6"/></text:span><text:span text:style-name="T15">// Declare parameters as attributes</text:span></text:p>
            <text:p text:style-name="P2"><text:span text:style-name="T13"><text:s text:c="6"/></text:span><text:span text:style-name="T14">public</text:span><text:span text:style-name="T13"> </text:span><text:span text:style-name="T14">int</text:span><text:span text:style-name="T13"> </text:span><text:span text:style-name="T16">p1</text:span><text:span text:style-name="T13">;</text:span></text:p>
            <text:p text:style-name="P2"><text:span text:style-name="T13"><text:s text:c="6"/></text:span><text:span text:style-name="T14">public</text:span><text:span text:style-name="T13"> </text:span><text:span text:style-name="T14">float</text:span><text:span text:style-name="T13"> </text:span><text:span text:style-name="T16">p2</text:span><text:span text:style-name="T13">;</text:span></text:p>
            <text:p text:style-name="P2"><text:span text:style-name="T13"><text:s text:c="6"/></text:span><text:span text:style-name="T15">// Declare locals as attributes</text:span></text:p>
            <text:p text:style-name="P2"><text:span text:style-name="T13"><text:s text:c="6"/></text:span><text:span text:style-name="T14">public</text:span><text:span text:style-name="T13"> $ARRAY&lt;TXT$[]&gt;</text:span><text:span text:style-name="T16">TA</text:span><text:span text:style-name="T13">=</text:span><text:span text:style-name="T14">null</text:span><text:span text:style-name="T13">;</text:span></text:p>
            <text:p text:style-name="P2"><text:span text:style-name="T13"><text:s text:c="6"/></text:span><text:span text:style-name="T14">public</text:span><text:span text:style-name="T13"> </text:span><text:span text:style-name="T14">int</text:span><text:span text:style-name="T13"> </text:span><text:span text:style-name="T16">i</text:span><text:span text:style-name="T13">=0;</text:span></text:p>
            <text:p text:style-name="P2"><text:span text:style-name="T13"><text:s text:c="6"/></text:span><text:span text:style-name="T14">public</text:span><text:span text:style-name="T13"> </text:span><text:span text:style-name="T14">float</text:span><text:span text:style-name="T13"> </text:span><text:span text:style-name="T16">r</text:span><text:span text:style-name="T13">=0.0f;</text:span></text:p>
            <text:p text:style-name="P2"><text:span text:style-name="T13"><text:s text:c="6"/></text:span></text:p>
            <text:p text:style-name="P2"><text:span text:style-name="T13"><text:s text:c="6"/></text:span><text:span text:style-name="T15">// Normal Constructor</text:span></text:p>
            <text:p text:style-name="P2"><text:span text:style-name="T13"><text:s text:c="6"/></text:span><text:span text:style-name="T14">public</text:span><text:span text:style-name="T13"> A(RTObject$ </text:span><text:span text:style-name="T17">staticLink</text:span><text:span text:style-name="T13">,</text:span><text:span text:style-name="T14">int</text:span><text:span text:style-name="T13"> </text:span><text:span text:style-name="T17">p1</text:span><text:span text:style-name="T13">,</text:span><text:span text:style-name="T14">float</text:span><text:span text:style-name="T13"> </text:span><text:span text:style-name="T17">p2</text:span><text:span text:style-name="T13">) {</text:span></text:p>
            <text:p text:style-name="P2"><text:span text:style-name="T13"><text:s text:c="9"/></text:span><text:span text:style-name="T14">super</text:span><text:span text:style-name="T13">(</text:span><text:span text:style-name="T17">staticLink</text:span><text:span text:style-name="T13">);</text:span></text:p>
            <text:p text:style-name="P2"><text:span text:style-name="T13"><text:s text:c="9"/></text:span><text:span text:style-name="T15">// Parameter assignment to locals</text:span></text:p>
            <text:p text:style-name="P2"><text:span text:style-name="T13"><text:s text:c="9"/></text:span><text:span text:style-name="T14">this</text:span><text:span text:style-name="T13">.</text:span><text:span text:style-name="T16">p1</text:span><text:span text:style-name="T13"> = </text:span><text:span text:style-name="T17">p1</text:span><text:span text:style-name="T13">;</text:span></text:p>
            <text:p text:style-name="P2"><text:span text:style-name="T13"><text:s text:c="9"/></text:span><text:span text:style-name="T14">this</text:span><text:span text:style-name="T13">.</text:span><text:span text:style-name="T16">p2</text:span><text:span text:style-name="T13"> = </text:span><text:span text:style-name="T17">p2</text:span><text:span text:style-name="T13">;</text:span></text:p>
            <text:p text:style-name="P2"><text:span text:style-name="T13"><text:s text:c="9"/></text:span><text:span text:style-name="T15">// Declaration Code</text:span></text:p>
            <text:p text:style-name="P2"><text:span text:style-name="T13"><text:s text:c="9"/></text:span><text:span text:style-name="T14">int</text:span><text:span text:style-name="T13">[] </text:span><text:span text:style-name="T17">TA$LB</text:span><text:span text:style-name="T13">={1}; </text:span><text:span text:style-name="T14">int</text:span><text:span text:style-name="T13">[] </text:span><text:span text:style-name="T17">TA$UB</text:span><text:span text:style-name="T13">={40};</text:span></text:p>
            <text:p text:style-name="P2"><text:span text:style-name="T13"><text:s text:c="9"/></text:span><text:span text:style-name="T16">TA</text:span><text:span text:style-name="T13">=</text:span><text:span text:style-name="T14">new</text:span><text:span text:style-name="T13"> $ARRAY&lt;TXT$[]&gt;(</text:span><text:span text:style-name="T14">new</text:span><text:span text:style-name="T13"> TXT$[</text:span><text:span text:style-name="T17">TA$UB</text:span><text:span text:style-name="T13">[0]-</text:span><text:span text:style-name="T17">TA$LB</text:span><text:span text:style-name="T13">[0]+1],</text:span><text:span text:style-name="T17">TA$LB</text:span><text:span text:style-name="T13">,</text:span><text:span text:style-name="T17">TA$UB</text:span><text:span text:style-name="T13">);</text:span></text:p>
            <text:p text:style-name="P2"><text:span text:style-name="T13"><text:s text:c="9"/></text:span></text:p>
            <text:p text:style-name="P2"><text:span text:style-name="T13"><text:s text:c="9"/></text:span><text:span text:style-name="T15">// Create Class Body</text:span></text:p>
            <text:p text:style-name="P2"><text:span text:style-name="T13"><text:s text:c="9"/></text:span><text:span text:style-name="T16">CODE$</text:span><text:span text:style-name="T13">=</text:span><text:span text:style-name="T14">new</text:span><text:span text:style-name="T13"> ClassBody(</text:span><text:span text:style-name="T16">CODE$</text:span><text:span text:style-name="T13">,</text:span><text:span text:style-name="T14">this</text:span><text:span text:style-name="T13">) {</text:span></text:p>
            <text:p text:style-name="P2"><text:span text:style-name="T13"><text:s text:c="12"/></text:span><text:span text:style-name="T14">public</text:span><text:span text:style-name="T13"> </text:span><text:span text:style-name="T14">void</text:span><text:span text:style-name="T13"> STM() {</text:span></text:p>
            <text:p text:style-name="P2"><text:span text:style-name="T13"><text:s text:c="15"/></text:span><text:span text:style-name="T13">BBLK(); </text:span><text:span text:style-name="T15">// Iff no prefix</text:span></text:p>
            <text:p text:style-name="P2"><text:span text:style-name="T13"><text:s text:c="15"/></text:span><text:span text:style-name="T16">i</text:span><text:span text:style-name="T13">=4;</text:span></text:p>
            <text:p text:style-name="P2"><text:span text:style-name="T13"><text:s text:c="15"/></text:span><text:span text:style-name="T14">if</text:span><text:span text:style-name="T13">(</text:span><text:span text:style-name="T16">inner</text:span><text:span text:style-name="T13">!=</text:span><text:span text:style-name="T14">null</text:span><text:span text:style-name="T13">) </text:span><text:span text:style-name="T16">inner</text:span><text:span text:style-name="T13">.STM();</text:span></text:p>
            <text:p text:style-name="P2"><text:span text:style-name="T13"><text:s text:c="15"/></text:span><text:span text:style-name="T16">r</text:span><text:span text:style-name="T13">=((</text:span><text:span text:style-name="T14">float</text:span><text:span text:style-name="T13">)(6));</text:span></text:p>
            <text:p text:style-name="P2"><text:span text:style-name="T13"><text:s text:c="15"/></text:span><text:span text:style-name="T13">EBLK(); </text:span><text:span text:style-name="T15">// Iff no prefix</text:span></text:p>
            <text:p text:style-name="P2"><text:span text:style-name="T13"><text:s text:c="9"/></text:span><text:span text:style-name="T13">}};</text:span></text:p>
            <text:p text:style-name="P2"><text:span text:style-name="T13"><text:s text:c="6"/></text:span><text:span text:style-name="T13">}</text:span></text:p>
            <text:p text:style-name="P2"><text:span text:style-name="T13"><text:s text:c="6"/></text:span></text:p>
            <text:p text:style-name="P2"><text:span text:style-name="T13"><text:s text:c="6"/></text:span><text:span text:style-name="T15">// Class Statements</text:span></text:p>
            <text:p text:style-name="P2"><text:span text:style-name="T13"><text:s text:c="6"/></text:span><text:span text:style-name="T14">public</text:span><text:span text:style-name="T13"> A STM() { </text:span><text:span text:style-name="T14">return</text:span><text:span text:style-name="T13">((A)</text:span><text:span text:style-name="T16">CODE$</text:span><text:span text:style-name="T13">.EXEC$()); }</text:span></text:p>
            <text:p text:style-name="P2"><text:span text:style-name="T13"><text:s text:c="6"/></text:span><text:span text:style-name="T14">public</text:span><text:span text:style-name="T13"> A START() { START(</text:span><text:span text:style-name="T14">this</text:span><text:span text:style-name="T13">); </text:span><text:span text:style-name="T14">return</text:span><text:span text:style-name="T13">(</text:span><text:span text:style-name="T14">this</text:span><text:span text:style-name="T13">); }</text:span></text:p>
            <text:p text:style-name="P2"><text:span text:style-name="T13"><text:s text:c="3"/></text:span><text:span text:style-name="T13">}</text:span></text:p>
          </draw:text-box>
        </draw:frame>
        <draw:frame draw:style-name="gr6" draw:text-style-name="P4" draw:layer="layout" svg:width="11.9cm" svg:height="5.3cm" svg:x="2.3cm" svg:y="4.4cm">
          <draw:text-box>
            <text:p text:style-name="P2"><text:span text:style-name="T18"><text:s text:c="2"/></text:span><text:span text:style-name="T19">Class</text:span><text:span text:style-name="T18"> A(p1,p2); </text:span><text:span text:style-name="T19">integer</text:span><text:span text:style-name="T18"> p1; </text:span><text:span text:style-name="T19">real</text:span><text:span text:style-name="T18"> p2;</text:span></text:p>
            <text:p text:style-name="P2"><text:span text:style-name="T18"><text:s text:c="2"/></text:span><text:span text:style-name="T19">begin</text:span></text:p>
            <text:p text:style-name="P2"><text:span text:style-name="T18"><text:s text:c="4"/></text:span><text:span text:style-name="T19">text</text:span><text:span text:style-name="T18"> </text:span><text:span text:style-name="T19">Array</text:span><text:span text:style-name="T18"> TA(1:40);</text:span></text:p>
            <text:p text:style-name="P2"><text:span text:style-name="T18"><text:s text:c="4"/></text:span><text:span text:style-name="T20">integer</text:span><text:span text:style-name="T18"> i;</text:span></text:p>
            <text:p text:style-name="P2"><text:span text:style-name="T18"><text:s text:c="4"/></text:span><text:span text:style-name="T20">real</text:span><text:span text:style-name="T18"> r;</text:span></text:p>
            <text:p text:style-name="P2"><text:span text:style-name="T18"><text:s text:c="4"/></text:span><text:span text:style-name="T18">i:=4;</text:span></text:p>
            <text:p text:style-name="P2"><text:span text:style-name="T18"><text:s text:c="4"/></text:span><text:span text:style-name="T19">inner</text:span><text:span text:style-name="T18">;</text:span></text:p>
            <text:p text:style-name="P2"><text:span text:style-name="T18"><text:s text:c="4"/></text:span><text:span text:style-name="T18">r:=6;</text:span></text:p>
            <text:p text:style-name="P2"><text:span text:style-name="T18"><text:s text:c="2"/></text:span><text:span text:style-name="T19">end</text:span><text:span text:style-name="T18">; <text:s text:c="2"/></text:span></text:p>
          </draw:text-box>
        </draw:frame>
        <draw:frame draw:style-name="gr7" draw:text-style-name="P1" draw:layer="layout" svg:width="14cm" svg:height="1.3cm" svg:x="2cm" svg:y="9.4cm">
          <draw:text-box>
            <text:p><text:span text:style-name="T2">It will be compiled to a Java Class like:</text:span></text:p>
          </draw:text-box>
        </draw:frame>
        <draw:frame draw:style-name="gr8" draw:text-style-name="P1" draw:layer="layout" svg:width="17.1cm" svg:height="3.569cm" svg:x="2cm" svg:y="24.9cm">
          <draw:text-box>
            <text:p><text:span text:style-name="T2">Here we see that both parameters and local variables are declared as local members.</text:span></text:p>
            <text:p><text:span text:style-name="T2">The constructor consists of parameter transmission, Array declaration code and </text:span></text:p>
            <text:p><text:span text:style-name="T2">creation of concatenated statement code belonging to this Simula Class. </text:span></text:p>
            <text:p><text:span text:style-name="T2"/></text:p>
            <text:p><text:span text:style-name="T2">Two member methods to invoke the Statement Code is generated; one which START this Class in a new Thread and the other don't (STM). The Compiler decides which one to use dependent on the class being a 'component'.</text:span></text:p>
          </draw:text-box>
        </draw:frame>
      </draw:page>
      <draw:page draw:name="page5" draw:style-name="dp1" draw:master-page-name="Standard">
        <draw:frame draw:style-name="gr9" draw:text-style-name="P3" draw:layer="layout" svg:width="17.2cm" svg:height="19.979cm" svg:x="1.9cm" svg:y="8.6cm">
          <draw:text-box>
            <text:p text:style-name="P2"><text:span text:style-name="T13"><text:s text:c="3"/></text:span><text:span text:style-name="T14">public</text:span><text:span text:style-name="T13"> </text:span><text:span text:style-name="T14">class</text:span><text:span text:style-name="T13"> P </text:span><text:span text:style-name="T14">extends</text:span><text:span text:style-name="T13"> RTObject$ {</text:span></text:p>
            <text:p text:style-name="P2"><text:span text:style-name="T13"><text:s text:c="6"/></text:span><text:span text:style-name="T15">// Declare return value as attribute</text:span></text:p>
            <text:p text:style-name="P2"><text:span text:style-name="T13"><text:s text:c="6"/></text:span><text:span text:style-name="T14">public</text:span><text:span text:style-name="T13"> </text:span><text:span text:style-name="T14">int</text:span><text:span text:style-name="T13"> </text:span><text:span text:style-name="T16">$result</text:span><text:span text:style-name="T13">;</text:span></text:p>
            <text:p text:style-name="P2"><text:span text:style-name="T13"><text:s text:c="6"/></text:span><text:span text:style-name="T14">public</text:span><text:span text:style-name="T13"> Object $result() { </text:span><text:span text:style-name="T14">return</text:span><text:span text:style-name="T13">(</text:span><text:span text:style-name="T16">$result</text:span><text:span text:style-name="T13">); }</text:span></text:p>
            <text:p text:style-name="P2"><text:span text:style-name="T13"><text:s text:c="6"/></text:span><text:span text:style-name="T15">// Declare parameters as attributes</text:span></text:p>
            <text:p text:style-name="P2"><text:span text:style-name="T13"><text:s text:c="6"/></text:span><text:span text:style-name="T14">public</text:span><text:span text:style-name="T13"> </text:span><text:span text:style-name="T14">int</text:span><text:span text:style-name="T13"> </text:span><text:span text:style-name="T16">p1</text:span><text:span text:style-name="T13">;</text:span></text:p>
            <text:p text:style-name="P2"><text:span text:style-name="T13"><text:s text:c="6"/></text:span><text:span text:style-name="T14">public</text:span><text:span text:style-name="T13"> </text:span><text:span text:style-name="T14">float</text:span><text:span text:style-name="T13"> </text:span><text:span text:style-name="T16">p2</text:span><text:span text:style-name="T13">;</text:span></text:p>
            <text:p text:style-name="P2"><text:span text:style-name="T13"><text:s text:c="6"/></text:span><text:span text:style-name="T15">// Declare locals as attributes</text:span></text:p>
            <text:p text:style-name="P2"><text:span text:style-name="T13"><text:s text:c="6"/></text:span><text:span text:style-name="T14">public</text:span><text:span text:style-name="T13"> $ARRAY&lt;TXT$[]&gt;</text:span><text:span text:style-name="T16">TA</text:span><text:span text:style-name="T13">=</text:span><text:span text:style-name="T14">null</text:span><text:span text:style-name="T13">;</text:span></text:p>
            <text:p text:style-name="P2"><text:span text:style-name="T13"><text:s text:c="6"/></text:span><text:span text:style-name="T14">int</text:span><text:span text:style-name="T13"> </text:span><text:span text:style-name="T16">i</text:span><text:span text:style-name="T13">=0;</text:span></text:p>
            <text:p text:style-name="P2"><text:span text:style-name="T13"/></text:p>
            <text:p text:style-name="P2"><text:span text:style-name="T13"><text:s text:c="6"/></text:span><text:span text:style-name="T15">// Parameter Transmission in case of Formal/Virtual Procedure Call</text:span></text:p>
            <text:p text:style-name="P2"><text:span text:style-name="T13"><text:s text:c="6"/></text:span><text:span text:style-name="T14">private</text:span><text:span text:style-name="T13"> </text:span><text:span text:style-name="T14">int</text:span><text:span text:style-name="T13"> </text:span><text:span text:style-name="T16">$npar</text:span><text:span text:style-name="T13">=0; </text:span><text:span text:style-name="T15">// Number of actual parameters transmitted.</text:span></text:p>
            <text:p text:style-name="P2"><text:span text:style-name="T13"><text:s text:c="6"/></text:span><text:span text:style-name="T14">public</text:span><text:span text:style-name="T13"> P setPar(Object </text:span><text:span text:style-name="T17">param</text:span><text:span text:style-name="T13">)</text:span></text:p>
            <text:p text:style-name="P2"><text:span text:style-name="T13"><text:s text:c="6"/></text:span><text:span text:style-name="T13">{ </text:span><text:span text:style-name="T14">try</text:span><text:span text:style-name="T13"> { </text:span><text:span text:style-name="T14">switch</text:span><text:span text:style-name="T13">(</text:span><text:span text:style-name="T16">$npar</text:span><text:span text:style-name="T13">++) {</text:span></text:p>
            <text:p text:style-name="P2"><text:span text:style-name="T13"><text:s text:c="4"/></text:span><text:span text:style-name="T13"><text:tab/></text:span><text:span text:style-name="T13"> <text:s text:c="5"/></text:span><text:span text:style-name="T14">case</text:span><text:span text:style-name="T13"> 0: </text:span><text:span text:style-name="T16">p1</text:span><text:span text:style-name="T13">=intValue(</text:span><text:span text:style-name="T17">param</text:span><text:span text:style-name="T13">); </text:span><text:span text:style-name="T14">break</text:span><text:span text:style-name="T13">;</text:span></text:p>
            <text:p text:style-name="P2"><text:span text:style-name="T13"><text:s text:c="4"/></text:span><text:span text:style-name="T13"><text:tab/></text:span><text:span text:style-name="T13"> <text:s text:c="5"/></text:span><text:span text:style-name="T14">case</text:span><text:span text:style-name="T13"> 1: </text:span><text:span text:style-name="T16">p2</text:span><text:span text:style-name="T13">=floatValue(</text:span><text:span text:style-name="T17">param</text:span><text:span text:style-name="T13">); </text:span><text:span text:style-name="T14">break</text:span><text:span text:style-name="T13">;</text:span></text:p>
            <text:p text:style-name="P2"><text:span text:style-name="T13"><text:s text:c="4"/></text:span><text:span text:style-name="T13"><text:tab/></text:span><text:span text:style-name="T13"> <text:s text:c="5"/></text:span><text:span text:style-name="T14">default</text:span><text:span text:style-name="T13">: </text:span><text:span text:style-name="T14">throw</text:span><text:span text:style-name="T13"> </text:span><text:span text:style-name="T14">new</text:span><text:span text:style-name="T13"> RuntimeException(</text:span><text:span text:style-name="T21">"Wrong number of parameters"</text:span><text:span text:style-name="T13">);</text:span></text:p>
            <text:p text:style-name="P2"><text:span text:style-name="T13"><text:s text:c="8"/></text:span><text:span text:style-name="T13">} } </text:span><text:span text:style-name="T14">catch</text:span><text:span text:style-name="T13">(ClassCastException </text:span><text:span text:style-name="T17">e</text:span><text:span text:style-name="T13">) {</text:span></text:p>
            <text:p text:style-name="P2"><text:span text:style-name="T13"><text:s text:c="12"/></text:span><text:span text:style-name="T14">throw</text:span><text:span text:style-name="T13"> </text:span><text:span text:style-name="T14">new</text:span><text:span text:style-name="T13"> RuntimeException(</text:span><text:span text:style-name="T21">"Wrong type of parameter: "</text:span><text:span text:style-name="T13">+</text:span><text:span text:style-name="T17">param</text:span><text:span text:style-name="T13">,</text:span><text:span text:style-name="T17">e</text:span><text:span text:style-name="T13">);}</text:span></text:p>
            <text:p text:style-name="P2"><text:span text:style-name="T13"><text:s text:c="8"/></text:span><text:span text:style-name="T14">return</text:span><text:span text:style-name="T13">(</text:span><text:span text:style-name="T14">this</text:span><text:span text:style-name="T13">);</text:span></text:p>
            <text:p text:style-name="P2"><text:span text:style-name="T13"><text:s text:c="6"/></text:span><text:span text:style-name="T13">}</text:span></text:p>
            <text:p text:style-name="P2"><text:span text:style-name="T13"/></text:p>
            <text:p text:style-name="P2"><text:span text:style-name="T13"><text:s text:c="6"/></text:span><text:span text:style-name="T15">// Constructor in case of Formal/Virtual Procedure Call</text:span></text:p>
            <text:p text:style-name="P2"><text:span text:style-name="T13"><text:s text:c="6"/></text:span><text:span text:style-name="T14">public</text:span><text:span text:style-name="T13"> P(RTObject$ </text:span><text:span text:style-name="T17">staticLink</text:span><text:span text:style-name="T13">)</text:span></text:p>
            <text:p text:style-name="P2"><text:span text:style-name="T13"><text:s text:c="6"/></text:span><text:span text:style-name="T13">{ </text:span><text:span text:style-name="T14">super</text:span><text:span text:style-name="T13">(</text:span><text:span text:style-name="T17">staticLink</text:span><text:span text:style-name="T13">); }</text:span></text:p>
            <text:p text:style-name="P2"><text:span text:style-name="T13"/></text:p>
            <text:p text:style-name="P2"><text:span text:style-name="T13"><text:s text:c="6"/></text:span><text:span text:style-name="T15">// Normal Constructor</text:span></text:p>
            <text:p text:style-name="P2"><text:span text:style-name="T13"><text:s text:c="6"/></text:span><text:span text:style-name="T14">public</text:span><text:span text:style-name="T13"> P(RTObject$ </text:span><text:span text:style-name="T17">staticLink</text:span><text:span text:style-name="T13">,</text:span><text:span text:style-name="T14">int</text:span><text:span text:style-name="T13"> </text:span><text:span text:style-name="T17">p1</text:span><text:span text:style-name="T13">,</text:span><text:span text:style-name="T14">float</text:span><text:span text:style-name="T13"> </text:span><text:span text:style-name="T17">p2</text:span><text:span text:style-name="T13">) {</text:span></text:p>
            <text:p text:style-name="P2"><text:span text:style-name="T13"><text:s text:c="9"/></text:span><text:span text:style-name="T14">super</text:span><text:span text:style-name="T13">(</text:span><text:span text:style-name="T17">staticLink</text:span><text:span text:style-name="T13">);</text:span></text:p>
            <text:p text:style-name="P2"><text:span text:style-name="T13"><text:s text:c="9"/></text:span><text:span text:style-name="T15">// Parameter assignment to locals</text:span></text:p>
            <text:p text:style-name="P2"><text:span text:style-name="T13"><text:s text:c="9"/></text:span><text:span text:style-name="T14">this</text:span><text:span text:style-name="T13">.</text:span><text:span text:style-name="T16">p1</text:span><text:span text:style-name="T13"> = </text:span><text:span text:style-name="T17">p1</text:span><text:span text:style-name="T13">;</text:span></text:p>
            <text:p text:style-name="P2"><text:span text:style-name="T13"><text:s text:c="9"/></text:span><text:span text:style-name="T14">this</text:span><text:span text:style-name="T13">.</text:span><text:span text:style-name="T16">p2</text:span><text:span text:style-name="T13"> = </text:span><text:span text:style-name="T17">p2</text:span><text:span text:style-name="T13">;</text:span></text:p>
            <text:p text:style-name="P2"><text:span text:style-name="T13"><text:s text:c="9"/></text:span><text:span text:style-name="T15">// Declaration Code</text:span></text:p>
            <text:p text:style-name="P2"><text:span text:style-name="T13"><text:s text:c="9"/></text:span><text:span text:style-name="T14">int</text:span><text:span text:style-name="T13">[] </text:span><text:span text:style-name="T17">TA$LB</text:span><text:span text:style-name="T13">={1}; </text:span><text:span text:style-name="T14">int</text:span><text:span text:style-name="T13">[] </text:span><text:span text:style-name="T17">TA$UB</text:span><text:span text:style-name="T13">={40};</text:span></text:p>
            <text:p text:style-name="P2"><text:span text:style-name="T13"><text:s text:c="9"/></text:span><text:span text:style-name="T16">TA</text:span><text:span text:style-name="T13">=</text:span><text:span text:style-name="T14">new</text:span><text:span text:style-name="T13"> $ARRAY&lt;TXT$[]&gt;(</text:span><text:span text:style-name="T14">new</text:span><text:span text:style-name="T13"> TXT$[</text:span><text:span text:style-name="T17">TA$UB</text:span><text:span text:style-name="T13">[0]-</text:span><text:span text:style-name="T17">TA$LB</text:span><text:span text:style-name="T13">[0]+1],</text:span><text:span text:style-name="T17">TA$LB</text:span><text:span text:style-name="T13">,</text:span><text:span text:style-name="T17">TA$UB</text:span><text:span text:style-name="T13">);</text:span></text:p>
            <text:p text:style-name="P2"><text:span text:style-name="T13"><text:s text:c="9"/></text:span><text:span text:style-name="T13">STM();</text:span></text:p>
            <text:p text:style-name="P2"><text:span text:style-name="T13"><text:s text:c="6"/></text:span><text:span text:style-name="T13">}</text:span></text:p>
            <text:p text:style-name="P2"><text:span text:style-name="T13"/></text:p>
            <text:p text:style-name="P2"><text:span text:style-name="T13"><text:s text:c="6"/></text:span><text:span text:style-name="T15">// Procedure Statements</text:span></text:p>
            <text:p text:style-name="P2"><text:span text:style-name="T13"><text:s text:c="6"/></text:span><text:span text:style-name="T14">public</text:span><text:span text:style-name="T13"> P STM() {</text:span></text:p>
            <text:p text:style-name="P2"><text:span text:style-name="T13"><text:s text:c="9"/></text:span><text:span text:style-name="T13">BBLK();</text:span></text:p>
            <text:p text:style-name="P2"><text:span text:style-name="T13"><text:s text:c="9"/></text:span><text:span text:style-name="T16">$result</text:span><text:span text:style-name="T13">=</text:span><text:span text:style-name="T16">p1</text:span><text:span text:style-name="T13">;</text:span></text:p>
            <text:p text:style-name="P2"><text:span text:style-name="T13"><text:s text:c="9"/></text:span><text:span text:style-name="T16">i</text:span><text:span text:style-name="T13">=6;</text:span></text:p>
            <text:p text:style-name="P2"><text:span text:style-name="T13"><text:s text:c="9"/></text:span><text:span text:style-name="T13">EBLK();</text:span></text:p>
            <text:p text:style-name="P2"><text:span text:style-name="T13"><text:s text:c="9"/></text:span><text:span text:style-name="T14">return</text:span><text:span text:style-name="T13">(</text:span><text:span text:style-name="T14">this</text:span><text:span text:style-name="T13">);</text:span></text:p>
            <text:p text:style-name="P2"><text:span text:style-name="T13"><text:s text:c="6"/></text:span><text:span text:style-name="T13">}</text:span></text:p>
            <text:p text:style-name="P2"><text:span text:style-name="T13"><text:s text:c="3"/></text:span><text:span text:style-name="T13">}</text:span></text:p>
          </draw:text-box>
        </draw:frame>
        <draw:frame draw:style-name="gr10" draw:text-style-name="P4" draw:layer="layout" svg:width="9.1cm" svg:height="4.211cm" svg:x="2.4cm" svg:y="3cm">
          <draw:text-box>
            <text:p text:style-name="P2"><text:span text:style-name="T18"><text:s text:c="2"/></text:span><text:span text:style-name="T19">integer</text:span><text:span text:style-name="T18"> </text:span><text:span text:style-name="T19">Procedure</text:span><text:span text:style-name="T18"> P(p1,p2)</text:span></text:p>
            <text:p text:style-name="P2"><text:span text:style-name="T18"><text:s text:c="4"/></text:span><text:span text:style-name="T19">integer</text:span><text:span text:style-name="T18"> p1; </text:span><text:span text:style-name="T19">real</text:span><text:span text:style-name="T18"> p2;</text:span></text:p>
            <text:p text:style-name="P2"><text:span text:style-name="T18"><text:s text:c="2"/></text:span><text:span text:style-name="T19">begin</text:span></text:p>
            <text:p text:style-name="P2"><text:span text:style-name="T18"><text:s text:c="4"/></text:span><text:span text:style-name="T19">text</text:span><text:span text:style-name="T18"> </text:span><text:span text:style-name="T19">Array</text:span><text:span text:style-name="T18"> TA(1:40);</text:span></text:p>
            <text:p text:style-name="P2"><text:span text:style-name="T18"><text:s text:c="4"/></text:span><text:span text:style-name="T19">integer</text:span><text:span text:style-name="T18"> i;</text:span></text:p>
            <text:p text:style-name="P2"><text:span text:style-name="T18"><text:s text:c="4"/></text:span><text:span text:style-name="T18">P:=p1;</text:span></text:p>
            <text:p text:style-name="P2"><text:span text:style-name="T18"><text:s text:c="4"/></text:span><text:span text:style-name="T18">i:=6;</text:span></text:p>
            <text:p text:style-name="P2"><text:span text:style-name="T18"><text:s text:c="2"/></text:span><text:span text:style-name="T19">end</text:span><text:span text:style-name="T18">; <text:s text:c="2"/></text:span></text:p>
          </draw:text-box>
        </draw:frame>
        <draw:frame draw:style-name="gr11" draw:text-style-name="P1" draw:layer="layout" svg:width="16.9cm" svg:height="1.1cm" svg:x="2cm" svg:y="1.9cm">
          <draw:text-box>
            <text:p><text:span text:style-name="T2">Procedures however; follows a different scheme. </text:span></text:p>
          </draw:text-box>
        </draw:frame>
        <draw:frame draw:style-name="gr12" draw:text-style-name="P1" draw:layer="layout" svg:width="17.4cm" svg:height="1.6cm" svg:x="2.1cm" svg:y="7.233cm">
          <draw:text-box>
            <text:p><text:span text:style-name="T2">No concatenation in this case <text:s/>but the procedure must be prepared to be called as a formal procedure without parameter specifications. </text:span></text:p>
          </draw:text-box>
        </draw:frame>
      </draw:page>
      <draw:page draw:name="page6" draw:style-name="dp1" draw:master-page-name="Standard">
        <draw:frame draw:style-name="gr13" draw:text-style-name="P1" draw:layer="layout" svg:width="17cm" svg:height="1cm" svg:x="2.1cm" svg:y="2cm">
          <draw:text-box>
            <text:p><text:span text:style-name="T2">A normal procedure call <text:s/></text:span><text:span text:style-name="T22"><text:s/>i:=P(4,3.14);</text:span><text:span text:style-name="T2"> <text:s text:c="2"/>will generate code look like:</text:span></text:p>
          </draw:text-box>
        </draw:frame>
        <draw:frame draw:style-name="gr14" draw:text-style-name="P5" draw:layer="layout" svg:width="16.8cm" svg:height="5.4cm" svg:x="2cm" svg:y="3.9cm">
          <draw:text-box>
            <text:p text:style-name="P2"><text:span text:style-name="T23"><text:s/></text:span></text:p>
          </draw:text-box>
        </draw:frame>
        <draw:frame draw:style-name="gr11" draw:text-style-name="P4" draw:layer="layout" svg:width="12.8cm" svg:height="1.1cm" svg:x="3.6cm" svg:y="3cm">
          <draw:text-box>
            <text:p text:style-name="P2"><text:span text:style-name="T24">i </text:span><text:span text:style-name="T25">= </text:span><text:span text:style-name="T26">new</text:span><text:span text:style-name="T25"> P(</text:span><text:span text:style-name="T27">PRG$</text:span><text:span text:style-name="T28">,4,(</text:span><text:span text:style-name="T29">float</text:span><text:span text:style-name="T30">)3.14).</text:span><text:span text:style-name="T31">$result</text:span><text:span text:style-name="T30">;</text:span></text:p>
          </draw:text-box>
        </draw:frame>
        <draw:frame draw:style-name="gr15" draw:text-style-name="P1" draw:layer="layout" svg:width="17cm" svg:height="1.9cm" svg:x="2cm" svg:y="4.9cm">
          <draw:text-box>
            <text:p><text:span text:style-name="T2">A call on a formal Procedure; however; will look quite different. Suppose that F is a procedure quantity representing a formal parameter procedure. And P is the actual parameter. Then a call like </text:span><text:span text:style-name="T22"><text:s/>i:=P(4,3.14);</text:span><text:span text:style-name="T2"> <text:s text:c="2"/>will generate code like this: </text:span></text:p>
          </draw:text-box>
        </draw:frame>
        <draw:frame draw:style-name="gr16" draw:text-style-name="P1" draw:layer="layout" svg:width="17.1cm" svg:height="14.7cm" svg:x="2cm" svg:y="8.1cm">
          <draw:text-box>
            <text:p text:style-name="P2"><text:span text:style-name="T32"><text:tab/></text:span><text:span text:style-name="T32"><text:tab/></text:span><text:span text:style-name="T33">i</text:span><text:span text:style-name="T32"> = (</text:span><text:span text:style-name="T34">int</text:span><text:span text:style-name="T32">)</text:span><text:span text:style-name="T33">F</text:span><text:span text:style-name="T32">.CPF().setPar(</text:span><text:span text:style-name="T34">new</text:span><text:span text:style-name="T32"> $NAME&lt;Integer&gt;() {</text:span></text:p>
            <text:p text:style-name="P2"><text:span text:style-name="T32"><text:tab/></text:span><text:span text:style-name="T32"><text:tab/></text:span><text:span text:style-name="T32"><text:tab/></text:span><text:span text:style-name="T34">public</text:span><text:span text:style-name="T32"> Integer get() {</text:span></text:p>
            <text:p text:style-name="P2"><text:span text:style-name="T32"><text:tab/></text:span><text:span text:style-name="T32"><text:tab/></text:span><text:span text:style-name="T32"><text:tab/></text:span><text:span text:style-name="T32"><text:tab/></text:span><text:span text:style-name="T34">return</text:span><text:span text:style-name="T32"> (4);</text:span></text:p>
            <text:p text:style-name="P2"><text:span text:style-name="T32"><text:tab/></text:span><text:span text:style-name="T32"><text:tab/></text:span><text:span text:style-name="T32"><text:tab/></text:span><text:span text:style-name="T32">}</text:span></text:p>
            <text:p text:style-name="P2"><text:span text:style-name="T32"><text:tab/></text:span><text:span text:style-name="T32"><text:tab/></text:span><text:span text:style-name="T32">}).setPar(</text:span><text:span text:style-name="T34">new</text:span><text:span text:style-name="T32"> $NAME&lt;Double&gt;() {</text:span></text:p>
            <text:p text:style-name="P2"><text:span text:style-name="T32"><text:tab/></text:span><text:span text:style-name="T32"><text:tab/></text:span><text:span text:style-name="T32"><text:tab/></text:span><text:span text:style-name="T34">public</text:span><text:span text:style-name="T32"> Double get() {</text:span></text:p>
            <text:p text:style-name="P2"><text:span text:style-name="T32"><text:tab/></text:span><text:span text:style-name="T32"><text:tab/></text:span><text:span text:style-name="T32"><text:tab/></text:span><text:span text:style-name="T32"><text:tab/></text:span><text:span text:style-name="T34">return</text:span><text:span text:style-name="T32"> (3.14);</text:span></text:p>
            <text:p text:style-name="P2"><text:span text:style-name="T32"><text:tab/></text:span><text:span text:style-name="T32"><text:tab/></text:span><text:span text:style-name="T32"><text:tab/></text:span><text:span text:style-name="T32">}</text:span></text:p>
            <text:p text:style-name="P2"><text:span text:style-name="T32"><text:tab/></text:span><text:span text:style-name="T32"><text:tab/></text:span><text:span text:style-name="T32">}).STM().$result();</text:span></text:p>
          </draw:text-box>
        </draw:frame>
      </draw:page>
      <draw:page draw:name="page7" draw:style-name="dp1" draw:master-page-name="Standard">
        <draw:frame draw:style-name="gr17" draw:text-style-name="P6" draw:layer="layout" svg:width="18.536cm" svg:height="26.4cm" svg:x="1.7cm" svg:y="1.9cm">
          <draw:text-box>
            <text:p><text:span text:style-name="T35">Block Instances at runtime.</text:span></text:p>
            <text:p><text:span text:style-name="T35"/></text:p>
            <text:p><text:span text:style-name="T36">During execution, program elements like procedure, class, block, etc.</text:span></text:p>
            <text:p><text:span text:style-name="T36">are represented by objects of subclasses of RTObject.</text:span></text:p>
            <text:p><text:span text:style-name="T36"/></text:p>
            <text:p><text:span text:style-name="T36">The following attributes are defined:</text:span></text:p>
            <text:p><text:span text:style-name="T36"/></text:p>
            <text:p text:style-name="P2"><text:span text:style-name="T37"/></text:p>
            <text:p><text:span text:style-name="T30">OperationalState </text:span><text:span text:style-name="T31">STATE$</text:span><text:span text:style-name="T38">; One of { </text:span><text:span text:style-name="T39">detached</text:span><text:span text:style-name="T38">,</text:span><text:span text:style-name="T39">resumed</text:span><text:span text:style-name="T38">,</text:span><text:span text:style-name="T39">attached</text:span><text:span text:style-name="T38">,</text:span><text:span text:style-name="T39">terminated</text:span><text:span text:style-name="T38"> }</text:span></text:p>
            <text:p text:style-name="P2"/>
            <text:p><text:span text:style-name="T40">boolean</text:span><text:span text:style-name="T41"> isQPSystemBlock()</text:span></text:p>
            <text:p text:style-name="P2"><text:span text:style-name="T38"><text:s/></text:span><text:span text:style-name="T38"><text:tab/></text:span><text:span text:style-name="T38"><text:tab/></text:span><text:span text:style-name="T38"> <text:s text:c="2"/></text:span><text:span text:style-name="T38">This is a static property generated by the compiler.</text:span></text:p>
            <text:p text:style-name="P2"><text:span text:style-name="T38"><text:s text:c="25"/></text:span><text:span text:style-name="T38">It will return true for Block or Prefixed Block with local classes.</text:span></text:p>
            <text:p text:style-name="P2"><text:span text:style-name="T38"/></text:p>
            <text:p text:style-name="P2"><text:span text:style-name="T29">boolean</text:span><text:span text:style-name="T30"> isDetachable()</text:span></text:p>
            <text:p text:style-name="P2"><text:span text:style-name="T38"><text:s/></text:span><text:span text:style-name="T38"><text:tab/></text:span><text:span text:style-name="T38"><text:tab/></text:span><text:span text:style-name="T38"> <text:s text:c="2"/></text:span><text:span text:style-name="T38">This is a static property generated by the compiler.</text:span></text:p>
            <text:p text:style-name="P2"><text:span text:style-name="T38"><text:s text:c="25"/></text:span><text:span text:style-name="T38">It will return true for Classes which can be Detached.</text:span></text:p>
            <text:p text:style-name="P2"><text:span text:style-name="T38"/></text:p>
            <text:p><text:span text:style-name="T36"/></text:p>
            <text:p><text:span text:style-name="T30">RTObject$ </text:span><text:span text:style-name="T31">SL$</text:span><text:span text:style-name="T36"> <text:s text:c="2"/></text:span><text:span text:style-name="T42">This is a pointer to the object of the nearest textually</text:span></text:p>
            <text:p text:style-name="P2"><text:span text:style-name="T42"><text:s text:c="29"/></text:span><text:span text:style-name="T42">enclosing block instance, also called 'static link'.</text:span></text:p>
            <text:p text:style-name="P2"><text:span text:style-name="T37"><text:tab/></text:span><text:span text:style-name="T37"> </text:span></text:p>
            <text:p text:style-name="P2"><text:span text:style-name="T36"><text:tab/></text:span></text:p>
            <text:p><text:span text:style-name="T30">RTObject$ </text:span><text:span text:style-name="T31">DL$</text:span><text:span text:style-name="T36"> <text:s/></text:span><text:span text:style-name="T42">If this block instance is attached this is a pointer to the object of the block</text:span></text:p>
            <text:p text:style-name="P2"><text:span text:style-name="T42"><text:s text:c="28"/></text:span><text:span text:style-name="T42">instance to which the instance is attached (also called dynamic link),</text:span></text:p>
            <text:p text:style-name="P2"><text:span text:style-name="T42"><text:s text:c="28"/></text:span><text:span text:style-name="T42">i.e. it points to the block instance which called this one.</text:span></text:p>
            <text:p text:style-name="P2"><text:span text:style-name="T43"/></text:p>
            <text:p text:style-name="P2"><text:span text:style-name="T43"/></text:p>
            <text:p><text:span text:style-name="T29">int</text:span><text:span text:style-name="T30"> </text:span><text:span text:style-name="T31">BL$ <text:s/></text:span><text:span text:style-name="T44">Static block level.</text:span></text:p>
            <text:p><text:span text:style-name="T44"/></text:p>
            <text:p><text:span text:style-name="T44"/></text:p>
            <text:p text:style-name="P2"><text:span text:style-name="T30">ClassBody </text:span><text:span text:style-name="T31">CODE$</text:span><text:span text:style-name="T38"> <text:s text:c="2"/>This is an object containing the concatenated statement code for</text:span></text:p>
            <text:p text:style-name="P2"><text:span text:style-name="T38"><text:s text:c="33"/></text:span><text:span text:style-name="T38">Classes and Prefixed blocks.</text:span></text:p>
            <text:p text:style-name="P2"><text:span text:style-name="T37"/></text:p>
            <text:p text:style-name="P2"><text:span text:style-name="T37"><text:tab/></text:span><text:span text:style-name="T37"> </text:span></text:p>
            <text:p><text:span text:style-name="T30">Thread </text:span><text:span text:style-name="T31">THREAD$</text:span><text:span text:style-name="T36"> </text:span><text:span text:style-name="T42"><text:s/>This is a pointer to the Thread in which this block instance is running.</text:span></text:p>
            <text:p><text:span text:style-name="T42"><text:s text:c="30"/></text:span><text:span text:style-name="T42">If this block instance is detached it is used as the program part of the</text:span></text:p>
            <text:p><text:span text:style-name="T42"><text:s text:c="30"/></text:span><text:span text:style-name="T42">reactivation point.</text:span></text:p>
            <text:p text:style-name="P2"><text:span text:style-name="T42"/></text:p>
            <text:p text:style-name="P2"><text:span text:style-name="T42"/></text:p>
            <text:p text:style-name="P2"><text:span text:style-name="T42"/></text:p>
            <text:p text:style-name="P2"><text:span text:style-name="T42"/></text:p>
            <text:p text:style-name="P2"><text:span text:style-name="T42">The figure on next page shows the main structure of nested block instances at runtime.</text:span></text:p>
            <text:p text:style-name="P2"><text:span text:style-name="T42">Ole Johan dahl had a simular figure in a compendium in 1980. <text:s text:c="2"/></text:span></text:p>
            <text:p text:style-name="P2"><text:span text:style-name="T37"><text:tab/></text:span><text:span text:style-name="T37"> </text:span></text:p>
            <text:p text:style-name="P2"><text:span text:style-name="T42"/></text:p>
          </draw:text-box>
        </draw:frame>
      </draw:page>
      <draw:page draw:name="page8" draw:style-name="dp1" draw:master-page-name="Standard">
        <draw:frame draw:style-name="gr18" draw:layer="layout" svg:width="8.155cm" svg:height="25.371cm" svg:x="1.5cm" svg:y="2.3cm">
          <draw:text-box>
            <text:p><text:span text:style-name="T45">begin</text:span></text:p>
            <text:p><text:span text:style-name="T46"/></text:p>
            <text:p><text:s text:c="3"/><text:span text:style-name="T45">integer</text:span> a;</text:p>
            <text:p/>
            <text:p><text:s text:c="3"/><text:span text:style-name="T45">procedure</text:span> P(x); <text:span text:style-name="T45">name</text:span> x;</text:p>
            <text:p/>
            <text:p><text:s text:c="3"/><text:span text:style-name="T45">begin</text:span></text:p>
            <text:p><text:span text:style-name="T46"/></text:p>
            <text:p><text:s text:c="6"/><text:span text:style-name="T45">integer</text:span> b;</text:p>
            <text:p/>
            <text:p><text:s text:c="6"/>...</text:p>
            <text:p/>
            <text:p><text:s text:c="6"/><text:span text:style-name="T1">b</text:span><text:span text:style-name="T45">egin</text:span></text:p>
            <text:p><text:span text:style-name="T46"/></text:p>
            <text:p><text:s text:c="9"/><text:span text:style-name="T45">integer</text:span> c;</text:p>
            <text:p/>
            <text:p><text:s text:c="9"/>...</text:p>
            <text:p/>
            <text:p><text:s text:c="6"/><text:span text:style-name="T45">end</text:span>;</text:p>
            <text:p/>
            <text:p><text:s text:c="6"/>...</text:p>
            <text:p/>
            <text:p><text:s text:c="6"/>P(b);</text:p>
            <text:p/>
            <text:p><text:s text:c="6"/>...</text:p>
            <text:p/>
            <text:p><text:s text:c="3"/><text:span text:style-name="T45">end</text:span>;</text:p>
            <text:p/>
            <text:p><text:s text:c="3"/>...</text:p>
            <text:p/>
            <text:p><text:s text:c="3"/>P(a);</text:p>
            <text:p/>
            <text:p><text:s text:c="3"/>...</text:p>
            <text:p/>
            <text:p><text:span text:style-name="T45">end</text:span>;</text:p>
          </draw:text-box>
        </draw:frame>
        <draw:rect draw:style-name="gr19" draw:text-style-name="P7" draw:layer="layout" svg:width="2.7cm" svg:height="4cm" svg:x="10.4cm" svg:y="20.8cm">
          <text:p/>
        </draw:rect>
        <draw:rect draw:style-name="gr19" draw:text-style-name="P7" draw:layer="layout" svg:width="2.7cm" svg:height="4cm" svg:x="10.4cm" svg:y="9cm">
          <text:p/>
        </draw:rect>
        <draw:rect draw:style-name="gr19" draw:text-style-name="P7" draw:layer="layout" svg:width="2.7cm" svg:height="4cm" svg:x="10.5cm" svg:y="3.5cm">
          <text:p/>
        </draw:rect>
        <draw:rect draw:style-name="gr19" draw:text-style-name="P7" draw:layer="layout" svg:width="2.7cm" svg:height="4cm" svg:x="10.4cm" svg:y="14.9cm">
          <text:p/>
        </draw:rect>
        <draw:rect draw:style-name="gr19" draw:text-style-name="P7" draw:layer="layout" svg:width="1.4cm" svg:height="7.9cm" svg:x="16.8cm" svg:y="7.6cm">
          <text:p/>
        </draw:rect>
        <draw:frame draw:style-name="gr20" draw:layer="layout" svg:width="0.858cm" svg:height="5.235cm" svg:x="17.1cm" svg:y="8.265cm">
          <draw:text-box>
            <text:p>1</text:p>
            <text:p/>
            <text:p>2</text:p>
            <text:p/>
            <text:p>3</text:p>
            <text:p/>
            <text:p>..</text:p>
          </draw:text-box>
        </draw:frame>
        <draw:line draw:style-name="gr21" draw:text-style-name="P7" draw:layer="layout" svg:x1="16.8cm" svg:y1="9.4cm" svg:x2="18.2cm" svg:y2="9.4cm">
          <text:p/>
        </draw:line>
        <draw:line draw:style-name="gr21" draw:text-style-name="P7" draw:layer="layout" svg:x1="16.8cm" svg:y1="10.8cm" svg:x2="18.3cm" svg:y2="10.8cm">
          <text:p/>
        </draw:line>
        <draw:line draw:style-name="gr21" draw:text-style-name="P7" draw:layer="layout" svg:x1="16.8cm" svg:y1="12.2cm" svg:x2="18.3cm" svg:y2="12.2cm">
          <text:p/>
        </draw:line>
        <draw:frame draw:style-name="gr22" draw:layer="layout" svg:width="1.383cm" svg:height="0.963cm" svg:x="16.862cm" svg:y="6.3cm">
          <draw:text-box>
            <text:p>CV</text:p>
          </draw:text-box>
        </draw:frame>
        <draw:path draw:style-name="gr23" draw:text-style-name="P7" draw:layer="layout" svg:width="3.841cm" svg:height="5.107cm" svg:x="13.3cm" svg:y="3.5cm" svg:viewBox="0 0 3842 5108" svg:d="M0 0c445 93 1241 356 1500 900 183 384 133 790 200 1200 69 422 20 814 129 1220 117 432 197 864 447 1267 287 463 771 322 1156 521h410">
          <text:p/>
        </draw:path>
        <draw:path draw:style-name="gr24" draw:text-style-name="P7" draw:layer="layout" svg:width="6.706cm" svg:height="0.969cm" svg:x="3.801cm" svg:y="2.831cm" svg:viewBox="0 0 6707 970" svg:d="M0 1c434 0 870-2 1304 0 402 1 766 213 1155 298 403 88 785 110 1193 224 451 126 860 277 1304 298 386 17 778 13 1155 112l410 37h186">
          <text:p/>
        </draw:path>
        <draw:path draw:style-name="gr24" draw:text-style-name="P7" draw:layer="layout" svg:width="6.073cm" svg:height="2.326cm" svg:x="4.36cm" svg:y="7.027cm" svg:viewBox="0 0 6074 2327" svg:d="M0 16c431-34 919-37 1267 224 386 289 860 442 1080 932 208 464 744 639 1193 819 395 158 838 50 1230 187 394 138 772 46 1155 149h149">
          <text:p/>
        </draw:path>
        <draw:path draw:style-name="gr24" draw:text-style-name="P7" draw:layer="layout" svg:width="5.999cm" svg:height="8.011cm" svg:x="4.471cm" svg:y="7.453cm" svg:viewBox="0 0 6000 8012" svg:d="M0 0c319 404 616 139 929 547 277 361 592 650 786 1056 190 398 453 758 596 1192 133 401 211 807 373 1193 179 426 267 895 484 1304 200 377 372 754 484 1155 122 435 269 899 634 1193 369 297 875 68 1267 335l373 37h74">
          <text:p/>
        </draw:path>
        <draw:path draw:style-name="gr24" draw:text-style-name="P7" draw:layer="layout" svg:width="5.663cm" svg:height="9.838cm" svg:x="4.77cm" svg:y="11.44cm" svg:viewBox="0 0 5664 9839" svg:d="M0 1c419 85 912-219 1192 410 197 443 375 869 559 1304 168 398 333 801 373 1230 39 412 135 731 149 1155 14 421 133 831 261 1230 126 392 104 798 186 1192 83 398 180 788 261 1193 87 434 76 894 298 1267 217 364 663 571 1155 633 417 53 803 91 1193 224l37-38">
          <text:p/>
        </draw:path>
        <draw:frame draw:style-name="gr25" draw:text-style-name="P8" draw:layer="layout" svg:width="2.394cm" svg:height="1.361cm" svg:x="10.606cm" svg:y="3.6cm">
          <draw:text-box>
            <text:p><text:span text:style-name="T12"><text:s text:c="2"/></text:span><text:span text:style-name="T12">DL <text:s/>SL</text:span></text:p>
          </draw:text-box>
        </draw:frame>
        <draw:frame draw:style-name="gr25" draw:text-style-name="P8" draw:layer="layout" svg:width="2.394cm" svg:height="1.361cm" svg:x="10.6cm" svg:y="9.099cm">
          <draw:text-box>
            <text:p><text:span text:style-name="T12"><text:s text:c="2"/></text:span><text:span text:style-name="T12">DL <text:s/>SL</text:span></text:p>
          </draw:text-box>
        </draw:frame>
        <draw:frame draw:style-name="gr25" draw:text-style-name="P8" draw:layer="layout" svg:width="2.394cm" svg:height="1.361cm" svg:x="10.506cm" svg:y="15cm">
          <draw:text-box>
            <text:p><text:span text:style-name="T12"><text:s text:c="2"/></text:span><text:span text:style-name="T12">DL <text:s/>SL</text:span></text:p>
          </draw:text-box>
        </draw:frame>
        <draw:frame draw:style-name="gr25" draw:text-style-name="P8" draw:layer="layout" svg:width="2.394cm" svg:height="1.361cm" svg:x="10.5cm" svg:y="20.899cm">
          <draw:text-box>
            <text:p><text:span text:style-name="T12"><text:s text:c="2"/></text:span><text:span text:style-name="T12">DL <text:s/>SL</text:span></text:p>
          </draw:text-box>
        </draw:frame>
        <draw:line draw:style-name="gr26" draw:text-style-name="P7" draw:layer="layout" svg:x1="11.3cm" svg:y1="20.9cm" svg:x2="11.3cm" svg:y2="18.9cm">
          <text:p/>
        </draw:line>
        <draw:line draw:style-name="gr26" draw:text-style-name="P7" draw:layer="layout" svg:x1="11.3cm" svg:y1="15.1cm" svg:x2="11.3cm" svg:y2="13cm">
          <text:p/>
        </draw:line>
        <draw:line draw:style-name="gr26" draw:text-style-name="P7" draw:layer="layout" svg:x1="11.3cm" svg:y1="9.2cm" svg:x2="11.3cm" svg:y2="7.5cm">
          <text:p/>
        </draw:line>
        <draw:path draw:style-name="gr23" draw:text-style-name="P7" draw:layer="layout" svg:width="1.836cm" svg:height="5.3cm" svg:x="12.6cm" svg:y="4.099cm" svg:viewBox="0 0 1837 5301" svg:d="M741 0c406 223 705 666 708 1156 2 446 334 824 372 1267 37 432 0 869 0 1304 0 425 11 897-372 1230-338 293-755 355-1156 335l-293 9">
          <text:p/>
        </draw:path>
        <draw:path draw:style-name="gr23" draw:text-style-name="P7"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23" draw:text-style-name="P7" draw:layer="layout" svg:width="4.098cm" svg:height="5.887cm" svg:x="13.08cm" svg:y="9.689cm" svg:viewBox="0 0 4099 5888" svg:d="M0 5888c439 0 879-103 1267-298 442-222 641-738 670-1193 27-435 201-801 224-1229 21-402 59-803 186-1193 133-409 32-924 410-1230 307-248-37-334 763-734l579-11-37 186">
          <text:p/>
        </draw:path>
        <draw:path draw:style-name="gr23" draw:text-style-name="P7" draw:layer="layout" svg:width="1.416cm" svg:height="5.321cm" svg:x="12.931cm" svg:y="15.95cm" svg:viewBox="0 0 1417 5322" svg:d="M186 0c481 32 854 441 1006 857 144 394 39 800 149 1230 101 396 112 844-37 1229-154 398 63 827-186 1156-234 309-327 1005-895 819h-223">
          <text:p/>
        </draw:path>
        <draw:path draw:style-name="gr23" draw:text-style-name="P7" draw:layer="layout" svg:width="3.837cm" svg:height="10.172cm" svg:x="13.117cm" svg:y="11.478cm" svg:viewBox="0 0 3838 10173" svg:d="M0 10173c407-195 853-259 1155-708 266-396 469-790 559-1229 81-393 198-771 298-1156 113-432 127-862 224-1304 89-407 159-817 186-1230 31-465 108-923 187-1379 78-449 212-889 260-1341 49-467 146-964 522-1267l149-373 298-186">
          <text:p/>
        </draw:path>
        <draw:frame draw:style-name="gr27" draw:layer="layout" svg:width="2.403cm" svg:height="0.963cm" svg:x="10.497cm" svg:y="9.937cm">
          <draw:text-box>
            <text:p>Return</text:p>
          </draw:text-box>
        </draw:frame>
        <draw:frame draw:style-name="gr27" draw:layer="layout" svg:width="2.403cm" svg:height="0.963cm" svg:x="10.497cm" svg:y="15.737cm">
          <draw:text-box>
            <text:p>Return</text:p>
          </draw:text-box>
        </draw:frame>
        <draw:line draw:style-name="gr21" draw:text-style-name="P7" draw:layer="layout" svg:x1="10.4cm" svg:y1="15.8cm" svg:x2="13.1cm" svg:y2="15.8cm">
          <text:p/>
        </draw:line>
        <draw:line draw:style-name="gr21" draw:text-style-name="P7" draw:layer="layout" svg:x1="10.4cm" svg:y1="9.9cm" svg:x2="13.1cm" svg:y2="9.9cm">
          <text:p/>
        </draw:line>
        <draw:line draw:style-name="gr21" draw:text-style-name="P7" draw:layer="layout" svg:x1="10.5cm" svg:y1="4.4cm" svg:x2="13.2cm" svg:y2="4.4cm">
          <text:p/>
        </draw:line>
        <draw:line draw:style-name="gr21" draw:text-style-name="P7" draw:layer="layout" svg:x1="10.4cm" svg:y1="21.7cm" svg:x2="13.1cm" svg:y2="21.7cm">
          <text:p/>
        </draw:line>
        <draw:line draw:style-name="gr21" draw:text-style-name="P7" draw:layer="layout" svg:x1="10.4cm" svg:y1="10.9cm" svg:x2="13.2cm" svg:y2="10.9cm">
          <text:p/>
        </draw:line>
        <draw:line draw:style-name="gr21" draw:text-style-name="P7" draw:layer="layout" svg:x1="10.4cm" svg:y1="16.7cm" svg:x2="13.2cm" svg:y2="16.7cm">
          <text:p/>
        </draw:line>
        <draw:frame draw:style-name="gr28" draw:layer="layout" svg:width="0.853cm" svg:height="0.963cm" svg:x="11.5cm" svg:y="5.137cm">
          <draw:text-box>
            <text:p>a</text:p>
          </draw:text-box>
        </draw:frame>
        <draw:frame draw:style-name="gr29" draw:layer="layout" svg:width="0.815cm" svg:height="0.963cm" svg:x="11.263cm" svg:y="10.875cm">
          <draw:text-box>
            <text:p>x</text:p>
          </draw:text-box>
        </draw:frame>
        <draw:frame draw:style-name="gr29" draw:layer="layout" svg:width="0.815cm" svg:height="0.963cm" svg:x="11.3cm" svg:y="16.8cm">
          <draw:text-box>
            <text:p>x</text:p>
          </draw:text-box>
        </draw:frame>
        <draw:frame draw:style-name="gr30" draw:layer="layout" svg:width="0.853cm" svg:height="0.963cm" svg:x="11.247cm" svg:y="11.737cm">
          <draw:text-box>
            <text:p>b</text:p>
          </draw:text-box>
        </draw:frame>
        <draw:frame draw:style-name="gr28" draw:layer="layout" svg:width="0.775cm" svg:height="0.963cm" svg:x="11.336cm" svg:y="17.65cm">
          <draw:text-box>
            <text:p>b</text:p>
          </draw:text-box>
        </draw:frame>
        <draw:line draw:style-name="gr21" draw:text-style-name="P7" draw:layer="layout" svg:x1="10.4cm" svg:y1="11.9cm" svg:x2="13.2cm" svg:y2="11.9cm">
          <text:p/>
        </draw:line>
        <draw:line draw:style-name="gr21" draw:text-style-name="P7" draw:layer="layout" svg:x1="10.4cm" svg:y1="17.8cm" svg:x2="13.2cm" svg:y2="17.8cm">
          <text:p/>
        </draw:line>
        <draw:frame draw:style-name="gr28" draw:layer="layout" svg:width="0.82cm" svg:height="0.963cm" svg:x="11.2cm" svg:y="22.737cm">
          <draw:text-box>
            <text:p>c</text:p>
          </draw:text-box>
        </draw:frame>
        <draw:frame draw:style-name="gr31" draw:layer="layout" svg:width="4.342cm" svg:height="0.963cm" svg:x="14.9cm" svg:y="23.437cm">
          <draw:text-box>
            <text:p>Current Block</text:p>
          </draw:text-box>
        </draw:frame>
        <draw:line draw:style-name="gr26" draw:text-style-name="P7" draw:layer="layout" svg:x1="14.8cm" svg:y1="23.9cm" svg:x2="13.2cm" svg:y2="23.9cm">
          <text:p/>
        </draw:line>
        <draw:path draw:style-name="gr23" draw:text-style-name="P7" draw:layer="layout" svg:width="2.289cm" svg:height="5.03cm" svg:x="9.001cm" svg:y="12.372cm" svg:viewBox="0 0 2290 5031" svg:d="M1880 0c-373 244-850-61-1192 224-364 303-389 801-522 1230-126 405-202 833-149 1267s-6 852 149 1304c151 442 418 897 857 969 404 66 819-1 1230 0l37 37">
          <text:p/>
        </draw:path>
        <draw:path draw:style-name="gr23" draw:text-style-name="P7" draw:layer="layout" svg:width="2.198cm" svg:height="5.44cm" svg:x="9.055cm" svg:y="5.925cm" svg:viewBox="0 0 2199 5441" svg:d="M2161 0c-473 113-914 390-1192 783-285 403-576 821-708 1304-107 392-268 768-261 1193s136 809 335 1229c223 470 634 583 1007 746l409 112 373 74 75-74">
          <text:p/>
        </draw:path>
        <draw:frame draw:style-name="gr32" draw:layer="layout" svg:width="9.138cm" svg:height="2.073cm" svg:x="6.6cm" svg:y="26.3cm">
          <draw:text-box>
            <text:p>Fig. X <text:s/>Sample Block Structure</text:p>
            <text:p><text:span text:style-name="T12"><text:s text:c="10"/></text:span></text:p>
            <text:p><text:span text:style-name="T12"><text:s text:c="11"/></text:span><text:span text:style-name="T12">(due to Ole-Johan Dahl)</text:span></text:p>
          </draw:text-box>
        </draw:frame>
        <draw:path draw:style-name="gr23" draw:text-style-name="P7" draw:layer="layout" svg:width="5.925cm" svg:height="2.496cm" svg:x="4.62cm" svg:y="16.173cm" svg:viewBox="0 0 5926 2497" svg:d="M0 2497c371-143 802-88 1156-261 459-224 864-524 1267-857 392-324 783-640 1229-894 396-226 842-230 1267-336l373-37 373-74 261-38">
          <text:p/>
        </draw:path>
        <draw:path draw:style-name="gr23" draw:text-style-name="P7" draw:layer="layout" svg:width="6.819cm" svg:height="14.122cm" svg:x="3.912cm" svg:y="10.174cm" svg:viewBox="0 0 6820 14123" svg:d="M0 14123c387-144 812-188 1156-447 411-309 707-740 931-1193 218-440 530-826 746-1267 206-419 316-850 447-1304 128-444 230-868 335-1304 103-429 248-843 373-1267 121-409 164-821 261-1230 99-416-13-850 74-1267 88-420 102-857 224-1267 124-418 276-829 447-1230 192-450 494-1121 894-1521 423-423 299-660 895-789l37-37">
          <text:p/>
        </draw:path>
        <draw:frame draw:style-name="gr33" draw:text-style-name="P9" draw:layer="layout" svg:width="1.162cm" svg:height="0.983cm" svg:x="12.238cm" svg:y="8.117cm">
          <draw:text-box>
            <text:p><text:span text:style-name="T47">P</text:span><text:span text:style-name="T48">1</text:span></text:p>
          </draw:text-box>
        </draw:frame>
        <draw:frame draw:style-name="gr34" draw:text-style-name="P9" draw:layer="layout" svg:width="1.162cm" svg:height="0.983cm" svg:x="12.1cm" svg:y="14cm">
          <draw:text-box>
            <text:p><text:span text:style-name="T47">P</text:span><text:span text:style-name="T48">2</text:span></text:p>
          </draw:text-box>
        </draw:frame>
      </draw:page>
      <draw:page draw:name="page9" draw:style-name="dp1" draw:master-page-name="Standard">
        <draw:frame draw:style-name="gr35" draw:text-style-name="P10" draw:layer="layout" svg:width="10.065cm" svg:height="4.523cm" svg:x="4.5cm" svg:y="7.6cm">
          <draw:text-box>
            <text:p><text:span text:style-name="T49"><text:s/></text:span><text:span text:style-name="T49">Håndtering av Procedyrer</text:span></text:p>
            <text:p><text:span text:style-name="T49"/></text:p>
            <text:p><text:span text:style-name="T49">- Parameterløs</text:span></text:p>
            <text:p><text:span text:style-name="T49">- Procedure med parametre</text:span></text:p>
            <text:p><text:span text:style-name="T49">- Formelle/Virtuelle Procedure-kall</text:span></text:p>
            <text:p><text:span text:style-name="T49"/></text:p>
          </draw:text-box>
        </draw:frame>
      </draw:page>
      <draw:page draw:name="page10" draw:style-name="dp1" draw:master-page-name="Standard">
        <draw:frame draw:style-name="gr36" draw:layer="layout" svg:width="17.541cm" svg:height="25.899cm" svg:x="1.188cm" svg:y="1.128cm">
          <draw:text-box>
            <text:p><text:span text:style-name="T50">3. Representation of Quantities.</text:span></text:p>
            <text:p><text:span text:style-name="T2"/></text:p>
            <text:p><text:span text:style-name="T2">Within an object, each quantity local to that object is represented. Local quantities are e.g.</text:span></text:p>
            <text:p><text:span text:style-name="T2">Declared variables in a block (sub-block, procedure body or prefixed block), or the attribute</text:span></text:p>
            <text:p><text:span text:style-name="T2">of a class. Quantities may be of value types, object reference type, text descriptors, array</text:span></text:p>
            <text:p><text:span text:style-name="T2">quantities, procedure quantities, label quantities or switch quantities..</text:span></text:p>
            <text:p><text:span text:style-name="T2"/></text:p>
            <text:p><text:span text:style-name="T51">3.1 Value type variables.</text:span></text:p>
            <text:p><text:span text:style-name="T2"/></text:p>
            <text:p><text:span text:style-name="T2">A variable of value type is represented in Java as follows:</text:span></text:p>
            <text:p><text:span text:style-name="T2"/></text:p>
            <text:p><text:span text:style-name="T2"><text:tab/></text:span><text:span text:style-name="T2">Boolean</text:span><text:span text:style-name="T2"><text:tab/></text:span><text:span text:style-name="T2"><text:tab/></text:span><text:span text:style-name="T2"><text:tab/></text:span><text:span text:style-name="T2">boolean</text:span></text:p>
            <text:p><text:span text:style-name="T2"><text:tab/></text:span><text:span text:style-name="T2">Character</text:span><text:span text:style-name="T2"><text:tab/></text:span><text:span text:style-name="T2"><text:tab/></text:span><text:span text:style-name="T2"><text:tab/></text:span><text:span text:style-name="T2">char</text:span></text:p>
            <text:p><text:span text:style-name="T2"><text:tab/></text:span><text:span text:style-name="T2">Short integer</text:span><text:span text:style-name="T2"><text:tab/></text:span><text:span text:style-name="T2"><text:tab/></text:span><text:span text:style-name="T2"><text:tab/></text:span><text:span text:style-name="T2">short</text:span></text:p>
            <text:p><text:span text:style-name="T2"><text:tab/></text:span><text:span text:style-name="T2">Integer</text:span><text:span text:style-name="T2"><text:tab/></text:span><text:span text:style-name="T2"><text:tab/></text:span><text:span text:style-name="T2"><text:tab/></text:span><text:span text:style-name="T2">int</text:span></text:p>
            <text:p><text:span text:style-name="T2"><text:tab/></text:span><text:span text:style-name="T2">Real</text:span><text:span text:style-name="T2"><text:tab/></text:span><text:span text:style-name="T2"><text:tab/></text:span><text:span text:style-name="T2"><text:tab/></text:span><text:span text:style-name="T2"><text:tab/></text:span><text:span text:style-name="T2">float</text:span></text:p>
            <text:p><text:span text:style-name="T2"><text:tab/></text:span><text:span text:style-name="T2">Long real</text:span><text:span text:style-name="T2"><text:tab/></text:span><text:span text:style-name="T2"><text:tab/></text:span><text:span text:style-name="T2"><text:tab/></text:span><text:span text:style-name="T2">double</text:span></text:p>
            <text:p><text:span text:style-name="T2"/></text:p>
            <text:p><text:span text:style-name="T51">3. 2 Object Reference Types.</text:span></text:p>
            <text:p><text:span text:style-name="T2"/></text:p>
            <text:p><text:span text:style-name="T2">Object reference variables are represented in Java as such.</text:span></text:p>
            <text:p><text:span text:style-name="T2"/></text:p>
            <text:p><text:span text:style-name="T2"><text:tab/></text:span><text:span text:style-name="T2">ref(ClassIdentifier)</text:span><text:span text:style-name="T2"><text:tab/></text:span><text:span text:style-name="T2"><text:tab/></text:span><text:span text:style-name="T2">ClassIdentifier</text:span></text:p>
            <text:p><text:span text:style-name="T2"><text:tab/></text:span><text:span text:style-name="T52">none</text:span><text:span text:style-name="T2"><text:tab/></text:span><text:span text:style-name="T2"><text:tab/></text:span><text:span text:style-name="T2"><text:tab/></text:span><text:span text:style-name="T2"><text:tab/></text:span><text:span text:style-name="T52">null</text:span></text:p>
            <text:p><text:span text:style-name="T2"/></text:p>
            <text:p><text:span text:style-name="T51">3. 3 Text Reference Types.</text:span></text:p>
            <text:p><text:span text:style-name="T2"/></text:p>
            <text:p><text:span text:style-name="T2">Text reference variables is a composite structure representated by a TXTREF Java Object.</text:span></text:p>
            <text:p><text:span text:style-name="T2"/></text:p>
            <text:p><text:span text:style-name="T2"><text:tab/></text:span><text:span text:style-name="T2">Text</text:span><text:span text:style-name="T2"><text:tab/></text:span><text:span text:style-name="T2"><text:tab/></text:span><text:span text:style-name="T2"><text:tab/></text:span><text:span text:style-name="T2"><text:tab/></text:span><text:span text:style-name="T2">TXT$</text:span></text:p>
            <text:p><text:span text:style-name="T2"/></text:p>
            <text:p><text:span text:style-name="T2">where TXT$ has the following definition:</text:span></text:p>
            <text:p/>
            <text:p><text:span text:style-name="T53"><text:tab/></text:span><text:span text:style-name="T53">public</text:span><text:span text:style-name="T54"> </text:span><text:span text:style-name="T53">class</text:span><text:span text:style-name="T54"> TXT$ </text:span><text:span text:style-name="T53">extends</text:span><text:span text:style-name="T54"> RTObject {</text:span></text:p>
            <text:p><text:span text:style-name="T54"><text:tab/></text:span><text:span text:style-name="T54"> <text:s text:c="2"/></text:span><text:span text:style-name="T54">TEXTOBJ </text:span><text:span text:style-name="T55">OBJ</text:span><text:span text:style-name="T54">; // Reference to the text object.</text:span></text:p>
            <text:p><text:span text:style-name="T54"><text:tab/></text:span><text:span text:style-name="T54"> <text:s text:c="2"/></text:span><text:span text:style-name="T53">int</text:span><text:span text:style-name="T54"> </text:span><text:span text:style-name="T55">START</text:span><text:span text:style-name="T54">; <text:s text:c="2"/></text:span><text:span text:style-name="T56">// Start index of OBJ.MAIN[], counting from zero.</text:span></text:p>
            <text:p><text:span text:style-name="T54"><text:tab/></text:span><text:span text:style-name="T54"><text:tab/></text:span><text:span text:style-name="T54"><text:tab/></text:span><text:span text:style-name="T54"> <text:s text:c="3"/></text:span><text:span text:style-name="T56">// Note this differ from </text:span><text:span text:style-name="T57">Simula</text:span><text:span text:style-name="T56"> Definition.</text:span></text:p>
            <text:p><text:span text:style-name="T54"><text:tab/></text:span><text:span text:style-name="T54"> <text:s text:c="2"/></text:span><text:span text:style-name="T53">int</text:span><text:span text:style-name="T54"> </text:span><text:span text:style-name="T55">LENGTH</text:span><text:span text:style-name="T54">;</text:span></text:p>
            <text:p><text:span text:style-name="T54"><text:tab/></text:span><text:span text:style-name="T54"> <text:s text:c="2"/></text:span><text:span text:style-name="T53">int</text:span><text:span text:style-name="T54"> </text:span><text:span text:style-name="T55">POS</text:span><text:span text:style-name="T54">; <text:s text:c="4"/></text:span><text:span text:style-name="T56">// Current index of OBJ.MAIN[], counting from zero.</text:span></text:p>
            <text:p><text:span text:style-name="T54"><text:tab/></text:span><text:span text:style-name="T54"><text:tab/></text:span><text:span text:style-name="T54"><text:tab/></text:span><text:span text:style-name="T54"> <text:s text:c="3"/></text:span><text:span text:style-name="T56">// Note this differ from </text:span><text:span text:style-name="T57">Simula</text:span><text:span text:style-name="T56"> Definition.</text:span></text:p>
            <text:p><text:span text:style-name="T58"><text:tab/></text:span><text:span text:style-name="T58"> <text:s text:c="2"/></text:span><text:span text:style-name="T58">...</text:span></text:p>
            <text:p><text:span text:style-name="T58"><text:tab/></text:span><text:span text:style-name="T58">}</text:span></text:p>
            <text:p/>
            <text:p><text:span text:style-name="T59">The special text constant </text:span><text:span text:style-name="T60">notext</text:span><text:span text:style-name="T59"> is represented by Java </text:span><text:span text:style-name="T60">null</text:span><text:span text:style-name="T59">.</text:span></text:p>
            <text:p><text:span text:style-name="T2"/></text:p>
            <text:p/>
            <text:p><text:span text:style-name="T2">The object TEXTOBJ is defined as:</text:span></text:p>
            <text:p/>
            <text:p><text:span text:style-name="T53"><text:tab/></text:span><text:span text:style-name="T53">public</text:span><text:span text:style-name="T54"> </text:span><text:span text:style-name="T53">class</text:span><text:span text:style-name="T54"> TEXTOBJ </text:span><text:span text:style-name="T53">extends</text:span><text:span text:style-name="T54"> RTObject {</text:span></text:p>
            <text:p><text:span text:style-name="T54"><text:tab/></text:span><text:span text:style-name="T54"> <text:s text:c="2"/></text:span><text:span text:style-name="T53">public</text:span><text:span text:style-name="T54"> </text:span><text:span text:style-name="T53">int</text:span><text:span text:style-name="T54"> </text:span><text:span text:style-name="T55">SIZE</text:span><text:span text:style-name="T54">; <text:s text:c="6"/>// Number of characters in the text object.</text:span></text:p>
            <text:p><text:span text:style-name="T54"><text:tab/></text:span><text:span text:style-name="T54"> <text:s text:c="2"/></text:span><text:span text:style-name="T53">public</text:span><text:span text:style-name="T54"> </text:span><text:span text:style-name="T53">boolean</text:span><text:span text:style-name="T54"> </text:span><text:span text:style-name="T55">CONST</text:span><text:span text:style-name="T54">; <text:s/>// True: Indicates a text constant</text:span></text:p>
            <text:p><text:span text:style-name="T54"><text:tab/></text:span><text:span text:style-name="T54"> <text:s text:c="2"/></text:span><text:span text:style-name="T53">char</text:span><text:span text:style-name="T54">[] </text:span><text:span text:style-name="T55">MAIN</text:span><text:span text:style-name="T54">; <text:s text:c="10"/>// The characters</text:span></text:p>
            <text:p><text:span text:style-name="T56"><text:tab/></text:span><text:span text:style-name="T56"> <text:s text:c="2"/></text:span><text:span text:style-name="T56">...</text:span></text:p>
            <text:p><text:span text:style-name="T56"><text:tab/></text:span><text:span text:style-name="T56">}</text:span></text:p>
          </draw:text-box>
        </draw:frame>
      </draw:page>
      <draw:page draw:name="page11" draw:style-name="dp1" draw:master-page-name="Standard">
        <draw:frame draw:style-name="gr37" draw:layer="layout" svg:width="19.129cm" svg:height="27.743cm" svg:x="0.871cm" svg:y="1cm">
          <draw:text-box>
            <text:p><text:span text:style-name="T61">3.4 Array Quantities.</text:span></text:p>
            <text:p/>
            <text:p><text:span text:style-name="T62">A local array is represented by a reference to an array object:</text:span></text:p>
            <text:p/>
            <text:p text:style-name="P2"><text:span text:style-name="T13"><text:tab/></text:span><text:span text:style-name="T14">public</text:span><text:span text:style-name="T13"> </text:span><text:span text:style-name="T14">class</text:span><text:span text:style-name="T13"> $ARRAY&lt;T&gt;</text:span></text:p>
            <text:p text:style-name="P2"><text:span text:style-name="T13"><text:tab/></text:span><text:span text:style-name="T13">{ </text:span><text:span text:style-name="T14">public</text:span><text:span text:style-name="T13"> T </text:span><text:span text:style-name="T16">Elt</text:span><text:span text:style-name="T13">;</text:span></text:p>
            <text:p text:style-name="P2"><text:span text:style-name="T13"><text:tab/></text:span><text:span text:style-name="T13"> <text:s/></text:span><text:span text:style-name="T14">public</text:span><text:span text:style-name="T13"> </text:span><text:span text:style-name="T14">int</text:span><text:span text:style-name="T13">[] </text:span><text:span text:style-name="T16">LB</text:span><text:span text:style-name="T13">;</text:span></text:p>
            <text:p text:style-name="P2"><text:span text:style-name="T13"><text:tab/></text:span><text:span text:style-name="T13"> <text:s/></text:span><text:span text:style-name="T14">public</text:span><text:span text:style-name="T13"> </text:span><text:span text:style-name="T14">int</text:span><text:span text:style-name="T13">[] </text:span><text:span text:style-name="T16">UB</text:span><text:span text:style-name="T13">;</text:span></text:p>
            <text:p text:style-name="P2"><text:span text:style-name="T13"><text:tab/></text:span><text:span text:style-name="T13"> <text:s/></text:span><text:span text:style-name="T14">public</text:span><text:span text:style-name="T13"> $ARRAY(T </text:span><text:span text:style-name="T17">Elt</text:span><text:span text:style-name="T13">,</text:span><text:span text:style-name="T14">int</text:span><text:span text:style-name="T13">[] </text:span><text:span text:style-name="T17">LB</text:span><text:span text:style-name="T13">,</text:span><text:span text:style-name="T14">int</text:span><text:span text:style-name="T13">[] </text:span><text:span text:style-name="T17">UB</text:span><text:span text:style-name="T13">)</text:span></text:p>
            <text:p text:style-name="P2"><text:span text:style-name="T13"><text:tab/></text:span><text:span text:style-name="T13"> <text:s/></text:span><text:span text:style-name="T13">{ </text:span><text:span text:style-name="T14">this</text:span><text:span text:style-name="T13">.</text:span><text:span text:style-name="T16">Elt</text:span><text:span text:style-name="T13">=</text:span><text:span text:style-name="T17">Elt</text:span><text:span text:style-name="T13">; </text:span><text:span text:style-name="T14">this</text:span><text:span text:style-name="T13">.</text:span><text:span text:style-name="T16">LB</text:span><text:span text:style-name="T13">=</text:span><text:span text:style-name="T17">LB</text:span><text:span text:style-name="T13">; </text:span><text:span text:style-name="T14">this</text:span><text:span text:style-name="T13">.</text:span><text:span text:style-name="T16">UB</text:span><text:span text:style-name="T13">=</text:span><text:span text:style-name="T17">UB</text:span><text:span text:style-name="T13">; }</text:span></text:p>
            <text:p text:style-name="P2"><text:span text:style-name="T13"><text:tab/></text:span><text:span text:style-name="T13"> <text:s/></text:span><text:span text:style-name="T14">public</text:span><text:span text:style-name="T13"> $ARRAY&lt;T&gt; COPY() { … }</text:span></text:p>
            <text:p text:style-name="P2"><text:span text:style-name="T63"><text:tab/></text:span><text:span text:style-name="T63">}</text:span></text:p>
            <text:p text:style-name="P2"><text:span text:style-name="T63"/></text:p>
            <text:p><text:span text:style-name="T62"/></text:p>
            <text:p><text:span text:style-name="T62">Example: A one-dimesional </text:span><text:span text:style-name="T64"><text:s/>Integer Array Table(6:56) </text:span><text:span text:style-name="T62"><text:s/>is declared by:</text:span></text:p>
            <text:p><text:span text:style-name="T62"/></text:p>
            <text:p><text:span text:style-name="T13"><text:tab/></text:span><text:span text:style-name="T13"> <text:s/></text:span><text:span text:style-name="T13">$ARRAY&lt;</text:span><text:span text:style-name="T14">int</text:span><text:span text:style-name="T13">[]&gt; </text:span><text:span text:style-name="T17">Table;</text:span></text:p>
            <text:p><text:span text:style-name="T17"/></text:p>
            <text:p><text:span text:style-name="T65"><text:tab/></text:span><text:span text:style-name="T65"> <text:s/></text:span><text:span text:style-name="T14">int</text:span><text:span text:style-name="T13">[] </text:span><text:span text:style-name="T17">Table$LB</text:span><text:span text:style-name="T13">={6};</text:span></text:p>
            <text:p text:style-name="P2"><text:span text:style-name="T13"><text:tab/></text:span><text:span text:style-name="T13"> <text:s/></text:span><text:span text:style-name="T14">int</text:span><text:span text:style-name="T13">[] </text:span><text:span text:style-name="T17">Table$UB</text:span><text:span text:style-name="T13">={56};</text:span></text:p>
            <text:p text:style-name="P2"><text:span text:style-name="T13"><text:tab/></text:span><text:span text:style-name="T13"> <text:s/></text:span><text:span text:style-name="T17">Table</text:span><text:span text:style-name="T13">=</text:span><text:span text:style-name="T14">new</text:span><text:span text:style-name="T13"> $ARRAY&lt;</text:span><text:span text:style-name="T14">int</text:span><text:span text:style-name="T13">[]&gt;(</text:span><text:span text:style-name="T14">new</text:span><text:span text:style-name="T13"> </text:span><text:span text:style-name="T14">int</text:span><text:span text:style-name="T13">[51],</text:span><text:span text:style-name="T17">Table$LB</text:span><text:span text:style-name="T13">,</text:span><text:span text:style-name="T17">Table$UB</text:span><text:span text:style-name="T13">);</text:span></text:p>
            <text:p text:style-name="P2"><text:span text:style-name="T13"/></text:p>
            <text:p><text:span text:style-name="T66">And we acess elements like this:</text:span></text:p>
            <text:p text:style-name="P2"><text:span text:style-name="T13"/></text:p>
            <text:p text:style-name="P2"><text:span text:style-name="T13"><text:tab/></text:span><text:span text:style-name="T13"> <text:s/></text:span><text:span text:style-name="T14">int</text:span><text:span text:style-name="T13"> </text:span><text:span text:style-name="T17">x</text:span><text:span text:style-name="T13">=45; </text:span><text:span text:style-name="T15">// Index</text:span></text:p>
            <text:p text:style-name="P2"><text:span text:style-name="T13"><text:tab/></text:span><text:span text:style-name="T13"> <text:s/></text:span><text:span text:style-name="T14">int</text:span><text:span text:style-name="T13"> </text:span><text:span text:style-name="T17">i</text:span><text:span text:style-name="T13">=</text:span><text:span text:style-name="T17">Table</text:span><text:span text:style-name="T13">.</text:span><text:span text:style-name="T16">Elt</text:span><text:span text:style-name="T13">[</text:span><text:span text:style-name="T17">x</text:span><text:span text:style-name="T13">-</text:span><text:span text:style-name="T17">Table</text:span><text:span text:style-name="T13">.</text:span><text:span text:style-name="T16">LB</text:span><text:span text:style-name="T13">[1]]; <text:s/></text:span><text:span text:style-name="T15">// <text:s/>i := Table(x); </text:span></text:p>
            <text:p text:style-name="P2"><text:span text:style-name="T13"><text:tab/></text:span><text:span text:style-name="T13"> <text:s/></text:span><text:span text:style-name="T17">Table</text:span><text:span text:style-name="T13">.</text:span><text:span text:style-name="T16">Elt</text:span><text:span text:style-name="T13">[</text:span><text:span text:style-name="T17">x</text:span><text:span text:style-name="T13">-</text:span><text:span text:style-name="T17">Table</text:span><text:span text:style-name="T13">.</text:span><text:span text:style-name="T16">LB</text:span><text:span text:style-name="T13">[1]]=</text:span><text:span text:style-name="T17">i</text:span><text:span text:style-name="T13">; <text:s text:c="5"/></text:span><text:span text:style-name="T15">// <text:s/>Table(x) := i;</text:span></text:p>
            <text:p text:style-name="P2"><text:span text:style-name="T13"/></text:p>
            <text:p><text:span text:style-name="T62"/></text:p>
            <text:p><text:span text:style-name="T62">And, two-dimesional <text:s/></text:span><text:span text:style-name="T64">Text Array TA(6:56,8:88) </text:span><text:span text:style-name="T62"><text:s/>is coded like:</text:span></text:p>
            <text:p/>
            <text:p text:style-name="P2"><text:span text:style-name="T13"><text:tab/></text:span><text:span text:style-name="T13"> <text:s/></text:span><text:span text:style-name="T13">$ARRAY&lt;TXT$[][]&gt; </text:span><text:span text:style-name="T17">TA</text:span><text:span text:style-name="T13">;</text:span></text:p>
            <text:p text:style-name="P2"><text:span text:style-name="T13"><text:tab/></text:span><text:span text:style-name="T13"> <text:s/></text:span><text:span text:style-name="T14">int</text:span><text:span text:style-name="T13">[] </text:span><text:span text:style-name="T17">LB</text:span><text:span text:style-name="T13"> = {6,8}; <text:s text:c="6"/></text:span><text:span text:style-name="T67">NOTE: If expression – evaluation in wrong order</text:span></text:p>
            <text:p text:style-name="P2"><text:span text:style-name="T13"><text:tab/></text:span><text:span text:style-name="T13"> <text:s/></text:span><text:span text:style-name="T14">int</text:span><text:span text:style-name="T13">[] </text:span><text:span text:style-name="T17">UB</text:span><text:span text:style-name="T13"> = {56,88}; <text:s text:c="4"/></text:span><text:span text:style-name="T67">NOTE: If expression – evaluation in wrong order</text:span></text:p>
            <text:p text:style-name="P2"><text:span text:style-name="T13"><text:tab/></text:span><text:span text:style-name="T13"> <text:s/></text:span><text:span text:style-name="T17">TA</text:span><text:span text:style-name="T13">=</text:span><text:span text:style-name="T14">new</text:span><text:span text:style-name="T13"> $ARRAY&lt;TXT$[][]&gt;(</text:span><text:span text:style-name="T14">new</text:span><text:span text:style-name="T13"> TXT$[51][81],</text:span><text:span text:style-name="T17">LB</text:span><text:span text:style-name="T13">,</text:span><text:span text:style-name="T17">UB</text:span><text:span text:style-name="T13">);</text:span></text:p>
            <text:p text:style-name="P2"><text:span text:style-name="T13"/></text:p>
            <text:p text:style-name="P2"><text:span text:style-name="T13"><text:tab/></text:span><text:span text:style-name="T13"> <text:s/></text:span><text:span text:style-name="T14">int</text:span><text:span text:style-name="T13"> </text:span><text:span text:style-name="T17">x</text:span><text:span text:style-name="T13">=45; </text:span><text:span text:style-name="T15">// Index</text:span></text:p>
            <text:p text:style-name="P2"><text:span text:style-name="T13"><text:tab/></text:span><text:span text:style-name="T13"> <text:s/></text:span><text:span text:style-name="T14">int</text:span><text:span text:style-name="T13"> </text:span><text:span text:style-name="T17">y</text:span><text:span text:style-name="T13">=45; </text:span><text:span text:style-name="T15">// Index</text:span></text:p>
            <text:p text:style-name="P2"><text:span text:style-name="T13"><text:tab/></text:span><text:span text:style-name="T13"> <text:s/></text:span><text:span text:style-name="T13">TXT$ </text:span><text:span text:style-name="T17">t</text:span><text:span text:style-name="T13">=</text:span><text:span text:style-name="T17">TA</text:span><text:span text:style-name="T13">.</text:span><text:span text:style-name="T16">Elt</text:span><text:span text:style-name="T13">[</text:span><text:span text:style-name="T17">x</text:span><text:span text:style-name="T13">-</text:span><text:span text:style-name="T17">TA</text:span><text:span text:style-name="T13">.</text:span><text:span text:style-name="T16">LB</text:span><text:span text:style-name="T13">[1]][</text:span><text:span text:style-name="T17">y</text:span><text:span text:style-name="T13">-</text:span><text:span text:style-name="T17">TA</text:span><text:span text:style-name="T13">.</text:span><text:span text:style-name="T16">LB</text:span><text:span text:style-name="T13">[2]]; <text:s/></text:span><text:span text:style-name="T15">// <text:s/>t :- AI(x,y); </text:span></text:p>
            <text:p text:style-name="P2"><text:span text:style-name="T13"><text:tab/></text:span><text:span text:style-name="T13"> <text:s/></text:span><text:span text:style-name="T17">TA</text:span><text:span text:style-name="T13">.</text:span><text:span text:style-name="T16">Elt</text:span><text:span text:style-name="T13">[</text:span><text:span text:style-name="T17">x</text:span><text:span text:style-name="T13">-</text:span><text:span text:style-name="T17">TA</text:span><text:span text:style-name="T13">.</text:span><text:span text:style-name="T16">LB</text:span><text:span text:style-name="T13">[1]][</text:span><text:span text:style-name="T17">y</text:span><text:span text:style-name="T13">-</text:span><text:span text:style-name="T17">TA</text:span><text:span text:style-name="T13">.</text:span><text:span text:style-name="T16">LB</text:span><text:span text:style-name="T13">[2]]=</text:span><text:span text:style-name="T17">t</text:span><text:span text:style-name="T13">; <text:s text:c="6"/></text:span><text:span text:style-name="T15">// <text:s/>AI(x,y) :- t;</text:span></text:p>
            <text:p text:style-name="P2"><text:span text:style-name="T15"/></text:p>
            <text:p><text:span text:style-name="T62"/></text:p>
            <text:p><text:span text:style-name="T62">And so on as many dimensions as you like.</text:span></text:p>
            <text:p><text:span text:style-name="T62"/></text:p>
            <text:p><text:span text:style-name="T62"/></text:p>
            <text:p><text:span text:style-name="T62">A parameter Array is represented by the <text:s/>$ARRAY&lt;?&gt; <text:s/>quantity.</text:span></text:p>
            <text:p/>
            <text:p><text:span text:style-name="T54"/></text:p>
            <text:p><text:span text:style-name="T68">NOTE:</text:span><text:span text:style-name="T68"><text:tab/></text:span><text:span text:style-name="T68">Multi-dimensional Parameter Arrays are not yet</text:span></text:p>
            <text:p><text:span text:style-name="T68"><text:tab/></text:span><text:span text:style-name="T68"><text:tab/></text:span><text:span text:style-name="T68">Implemented. It is supposed that we can use</text:span></text:p>
            <text:p><text:span text:style-name="T68"><text:tab/></text:span><text:span text:style-name="T68"><text:tab/></text:span><text:span text:style-name="T68">reflection to Complete the implementation</text:span></text:p>
          </draw:text-box>
        </draw:frame>
      </draw:page>
      <draw:page draw:name="page12" draw:style-name="dp1" draw:master-page-name="Standard">
        <draw:frame draw:style-name="gr38" draw:layer="layout" svg:width="19.975cm" svg:height="24.339cm" svg:x="1cm" svg:y="1cm">
          <draw:text-box>
            <text:p><text:span text:style-name="T61">3.5 Procedure Quantities.</text:span></text:p>
            <text:p/>
            <text:p><text:span text:style-name="T62">A procedure is represented as a composite structure as shown below. Procedure quantities are</text:span></text:p>
            <text:p><text:span text:style-name="T62">used to represent formal procedure parameters. Local procedures, however, are not represented</text:span></text:p>
            <text:p><text:span text:style-name="T62">as quantities whitin an object.</text:span></text:p>
            <text:p><text:span text:style-name="T2"/></text:p>
            <text:p><text:span text:style-name="T13"><text:tab/></text:span><text:span text:style-name="T14">public</text:span><text:span text:style-name="T13"> </text:span><text:span text:style-name="T14">class</text:span><text:span text:style-name="T13"> $PRCQNT</text:span></text:p>
            <text:p text:style-name="P3"><text:span text:style-name="T13"><text:tab/></text:span><text:span text:style-name="T13">{ RTObject$ </text:span><text:span text:style-name="T16">staticLink</text:span><text:span text:style-name="T13">;</text:span></text:p>
            <text:p text:style-name="P3"><text:span text:style-name="T13"><text:tab/></text:span><text:span text:style-name="T13"> <text:s/></text:span><text:span text:style-name="T13">Class&lt;?&gt; </text:span><text:span text:style-name="T16">procedure</text:span><text:span text:style-name="T13">;</text:span></text:p>
            <text:p text:style-name="P11"><text:span text:style-name="T54"><text:tab/></text:span><text:span text:style-name="T54"><text:tab/></text:span><text:span text:style-name="T54"> <text:s/></text:span></text:p>
            <text:p text:style-name="P3"><text:span text:style-name="T13"><text:tab/></text:span><text:span text:style-name="T13"> <text:s/></text:span><text:span text:style-name="T15">// Constructor</text:span></text:p>
            <text:p text:style-name="P3"><text:span text:style-name="T13"><text:tab/></text:span><text:span text:style-name="T13"> <text:s/></text:span><text:span text:style-name="T14">public</text:span><text:span text:style-name="T13"> $PRCQNT(RTObject$ </text:span><text:span text:style-name="T17">staticLink</text:span><text:span text:style-name="T13">,Class&lt;?&gt; </text:span><text:span text:style-name="T17">procedure</text:span><text:span text:style-name="T13">)</text:span></text:p>
            <text:p text:style-name="P3"><text:span text:style-name="T13"><text:tab/></text:span><text:span text:style-name="T13"> <text:s/></text:span><text:span text:style-name="T13">{ </text:span><text:span text:style-name="T14">this</text:span><text:span text:style-name="T13">.</text:span><text:span text:style-name="T16">staticLink</text:span><text:span text:style-name="T13">=</text:span><text:span text:style-name="T17">staticLink</text:span><text:span text:style-name="T13">; </text:span><text:span text:style-name="T14">this</text:span><text:span text:style-name="T13">.</text:span><text:span text:style-name="T16">procedure</text:span><text:span text:style-name="T13">=</text:span><text:span text:style-name="T17">procedure</text:span><text:span text:style-name="T13">; }</text:span></text:p>
            <text:p text:style-name="P11"><text:span text:style-name="T54"><text:tab/></text:span><text:span text:style-name="T54"><text:tab/></text:span><text:span text:style-name="T54"><text:tab/></text:span><text:span text:style-name="T54"> <text:s/></text:span></text:p>
            <text:p text:style-name="P3"><text:span text:style-name="T13"><text:tab/></text:span><text:span text:style-name="T13"> <text:s/></text:span><text:span text:style-name="T14">public</text:span><text:span text:style-name="T13"> RTObject$ CPF()</text:span></text:p>
            <text:p text:style-name="P3"><text:span text:style-name="T13"><text:tab/></text:span><text:span text:style-name="T13"> <text:s/></text:span><text:span text:style-name="T13">{ </text:span><text:span text:style-name="T14">try</text:span></text:p>
            <text:p text:style-name="P3"><text:span text:style-name="T13"><text:tab/></text:span><text:span text:style-name="T13"> <text:s text:c="3"/></text:span><text:span text:style-name="T13">{</text:span><text:span text:style-name="T13"><text:tab/></text:span><text:span text:style-name="T13">Constructor&lt;?&gt; </text:span><text:span text:style-name="T17">constr</text:span><text:span text:style-name="T13"> = </text:span><text:span text:style-name="T16">procedure</text:span><text:span text:style-name="T13">.getConstructor(</text:span><text:span text:style-name="T14">new</text:span><text:span text:style-name="T13"> Class[]{RTObject$.</text:span><text:span text:style-name="T14">class</text:span><text:span text:style-name="T13">});</text:span></text:p>
            <text:p text:style-name="P3"><text:span text:style-name="T13"><text:tab/></text:span><text:span text:style-name="T13"><text:tab/></text:span><text:span text:style-name="T13">Object </text:span><text:span text:style-name="T17">obj</text:span><text:span text:style-name="T13">=</text:span><text:span text:style-name="T17">constr</text:span><text:span text:style-name="T13">.newInstance(</text:span><text:span text:style-name="T16">staticLink</text:span><text:span text:style-name="T13">);</text:span></text:p>
            <text:p text:style-name="P3"><text:span text:style-name="T13"><text:tab/></text:span><text:span text:style-name="T13"><text:tab/></text:span><text:span text:style-name="T14">return</text:span><text:span text:style-name="T13">((RTObject$)</text:span><text:span text:style-name="T17">obj</text:span><text:span text:style-name="T13">); <text:s/></text:span></text:p>
            <text:p text:style-name="P11"><text:span text:style-name="T54"><text:tab/></text:span><text:span text:style-name="T54"> <text:s text:c="3"/></text:span><text:span text:style-name="T54">}</text:span></text:p>
            <text:p text:style-name="P3"><text:span text:style-name="T13"><text:tab/></text:span><text:span text:style-name="T13"> <text:s text:c="3"/></text:span><text:span text:style-name="T14">catch</text:span><text:span text:style-name="T13">(Throwable </text:span><text:span text:style-name="T17">e</text:span><text:span text:style-name="T13">) { </text:span><text:span text:style-name="T14">throw</text:span><text:span text:style-name="T13"> </text:span><text:span text:style-name="T14">new</text:span><text:span text:style-name="T13"> RuntimeException(</text:span><text:span text:style-name="T21">"Internal Error"</text:span><text:span text:style-name="T13">,</text:span><text:span text:style-name="T17">e</text:span><text:span text:style-name="T13">);</text:span><text:span text:style-name="T54"><text:tab/></text:span><text:span text:style-name="T54">} <text:s/></text:span></text:p>
            <text:p text:style-name="P11"><text:span text:style-name="T54"><text:tab/></text:span><text:span text:style-name="T54"> <text:s/></text:span><text:span text:style-name="T54">}</text:span></text:p>
            <text:p text:style-name="P11"><text:span text:style-name="T54"><text:tab/></text:span><text:span text:style-name="T54"><text:tab/></text:span><text:span text:style-name="T54"> <text:s/></text:span></text:p>
            <text:p text:style-name="P11"><text:span text:style-name="T54"><text:tab/></text:span><text:span text:style-name="T54">}</text:span></text:p>
            <text:p/>
            <text:p><text:span text:style-name="T62">The attribute '</text:span><text:span text:style-name="T69">staticLink</text:span><text:span text:style-name="T62">' is a pointer to the block-instance in which the procedure is declared. </text:span></text:p>
            <text:p><text:span text:style-name="T2"/></text:p>
            <text:p><text:span text:style-name="T62">In traditional Simula implementatios, a prototype is generated to hold basic informations of block-</text:span></text:p>
            <text:p><text:span text:style-name="T62">instances, including procedures. In this implementation no Prototype is generated. Instead, we use</text:span></text:p>
            <text:p><text:span text:style-name="T62">Java's reflection m</text:span><text:span text:style-name="T70">echanisms</text:span><text:span text:style-name="T62"> to create procedure object instances.</text:span></text:p>
            <text:p><text:span text:style-name="T2"/></text:p>
            <text:p><text:span text:style-name="T62">The atribute '</text:span><text:span text:style-name="T69">procedure</text:span><text:span text:style-name="T62">' is a pointer to Java's 'prototype' i.e. a pointer to a Java Object containing</text:span></text:p>
            <text:p><text:span text:style-name="T62">all information of the class representing the Simula procedure.</text:span></text:p>
            <text:p><text:span text:style-name="T2"/></text:p>
            <text:p><text:span text:style-name="T62">The CPF method is used for generating call to formal or virtual procedures. Further details in a</text:span></text:p>
            <text:p><text:span text:style-name="T62">later section. </text:span></text:p>
            <text:p><text:span text:style-name="T2"/></text:p>
            <text:p><text:span text:style-name="T62">Suppose we have a Simula procedure 'P'. To create a procedure quantity at runtime we use a</text:span></text:p>
            <text:p><text:span text:style-name="T62">constructs like this:</text:span></text:p>
            <text:p><text:span text:style-name="T2"/></text:p>
            <text:p><text:span text:style-name="T71"><text:s text:c="3"/></text:span><text:span text:style-name="T54">new $PRCQNT(this,P.class); <text:s text:c="2"/>// P is local</text:span></text:p>
            <text:p><text:span text:style-name="T71"><text:s text:c="3"/></text:span><text:span text:style-name="T54">new $PRCQNT(CTX[n],P.class); // P is declared at block level n</text:span></text:p>
            <text:p/>
            <text:p/>
            <text:p><text:span text:style-name="T61">3.6 Switch Quantities.</text:span></text:p>
            <text:p/>
            <text:p><text:span text:style-name="T62">This implementation treats a Simula Switch as a $LABQNT Procedure.</text:span></text:p>
            <text:p><text:span text:style-name="T2"/></text:p>
          </draw:text-box>
        </draw:frame>
      </draw:page>
      <draw:page draw:name="page13" draw:style-name="dp1" draw:master-page-name="Standard">
        <draw:frame draw:style-name="gr39" draw:layer="layout" svg:width="18.884cm" svg:height="28.31cm" svg:x="1cm" svg:y="1cm">
          <draw:text-box>
            <text:p><text:span text:style-name="T61">3.7 Label Quantities. <text:s text:c="3"/>NOTE: Temporary Solytion – May be Reviced</text:span></text:p>
            <text:p/>
            <text:p><text:span text:style-name="T62">Java does not support labels like Simula. The Java Virtual Machine (JVM), however, has labels.</text:span></text:p>
            <text:p><text:span text:style-name="T62">A JVM-label is simply a relative byte-address within the byte-code of a method.</text:span></text:p>
            <text:p><text:span text:style-name="T2"/></text:p>
            <text:p><text:span text:style-name="T62">This implementation will generate Java-code which is prepared for Byte Code Engineering.</text:span></text:p>
            <text:p><text:span text:style-name="T72">See chapter ..... </text:span></text:p>
            <text:p><text:span text:style-name="T2"/></text:p>
            <text:p><text:span text:style-name="T72">Suppose a Simula program containing labels and goto's:</text:span></text:p>
            <text:p><text:span text:style-name="T2"/></text:p>
            <text:p><text:span text:style-name="T73"><text:s text:c="9"/></text:span><text:span text:style-name="T74"><text:s/></text:span><text:span text:style-name="T74">L: ...</text:span></text:p>
            <text:p><text:span text:style-name="T74"><text:s text:c="13"/></text:span><text:span text:style-name="T74">goto L;</text:span></text:p>
            <text:p/>
            <text:p><text:span text:style-name="T72">This will be coded as:</text:span><text:span text:style-name="T62"> </text:span></text:p>
            <text:p><text:span text:style-name="T2"/></text:p>
            <text:p><text:span text:style-name="T75"><text:tab/></text:span><text:span text:style-name="T54"> <text:s text:c="5"/></text:span><text:span text:style-name="T55">L</text:span><text:span text:style-name="T54">=</text:span><text:span text:style-name="T53">new</text:span><text:span text:style-name="T54"> LABEL(</text:span><text:span text:style-name="T76">"L"</text:span><text:span text:style-name="T54">);</text:span></text:p>
            <text:p><text:span text:style-name="T54"><text:tab/></text:span><text:span text:style-name="T54"> <text:s text:c="5"/></text:span><text:span text:style-name="T54">... </text:span></text:p>
            <text:p><text:span text:style-name="T54"><text:tab/></text:span><text:span text:style-name="T54"> <text:s text:c="5"/></text:span><text:span text:style-name="T54">GOTO(</text:span><text:span text:style-name="T55">L</text:span><text:span text:style-name="T54">);</text:span></text:p>
            <text:p/>
            <text:p><text:span text:style-name="T62">Where 'LABEL' is a Java-class:</text:span></text:p>
            <text:p><text:span text:style-name="T2"/></text:p>
            <text:p><text:span text:style-name="T54"><text:tab/></text:span><text:span text:style-name="T53">public</text:span><text:span text:style-name="T54"> </text:span><text:span text:style-name="T53">class</text:span><text:span text:style-name="T54"> LABEL</text:span></text:p>
            <text:p><text:span text:style-name="T54"><text:tab/></text:span><text:span text:style-name="T54">{ String </text:span><text:span text:style-name="T55">ident</text:span><text:span text:style-name="T54">;</text:span></text:p>
            <text:p><text:span text:style-name="T54"><text:tab/></text:span><text:span text:style-name="T54"> <text:s/></text:span><text:span text:style-name="T53">public</text:span><text:span text:style-name="T54"> </text:span><text:span text:style-name="T53">int</text:span><text:span text:style-name="T54"> </text:span><text:span text:style-name="T55">index</text:span><text:span text:style-name="T54">; </text:span><text:span text:style-name="T56">// I.e. ordinal number of the labeled statement.</text:span></text:p>
            <text:p><text:span text:style-name="T54"><text:tab/></text:span><text:span text:style-name="T54"> <text:s/></text:span><text:span text:style-name="T53">public</text:span><text:span text:style-name="T54"> LABEL(String </text:span><text:span text:style-name="T77">ident</text:span><text:span text:style-name="T54">) { </text:span><text:span text:style-name="T53">this</text:span><text:span text:style-name="T54">.</text:span><text:span text:style-name="T55">ident</text:span><text:span text:style-name="T54">=</text:span><text:span text:style-name="T77">ident</text:span><text:span text:style-name="T54">; }</text:span></text:p>
            <text:p><text:span text:style-name="T54"><text:tab/></text:span><text:span text:style-name="T54">}</text:span></text:p>
            <text:p><text:span text:style-name="T54"><text:tab/></text:span></text:p>
            <text:p><text:span text:style-name="T54"><text:tab/></text:span><text:span text:style-name="T53">public</text:span><text:span text:style-name="T54"> </text:span><text:span text:style-name="T53">void</text:span><text:span text:style-name="T54"> GOTO(LABEL </text:span><text:span text:style-name="T77">L</text:span><text:span text:style-name="T54">) {} </text:span><text:span text:style-name="T56">// Local GOTO - Needs ByteCode Engineering.</text:span></text:p>
            <text:p/>
            <text:p><text:span text:style-name="T72">The identifier '</text:span><text:span text:style-name="T69">ident</text:span><text:span text:style-name="T72">' is used to build a label-list which is used to create a table-switch at the</text:span></text:p>
            <text:p><text:span text:style-name="T72">beginning of methods representing Simula statements. The attribute '</text:span><text:span text:style-name="T69">index</text:span><text:span text:style-name="T72">' is the index into this</text:span></text:p>
            <text:p><text:span text:style-name="T72">label-list. </text:span></text:p>
            <text:p><text:span text:style-name="T2"/></text:p>
            <text:p><text:span text:style-name="T62">A non-local label is represented as follows.</text:span></text:p>
            <text:p><text:span text:style-name="T2"/></text:p>
            <text:p><text:span text:style-name="T54"><text:tab/></text:span><text:span text:style-name="T53">public</text:span><text:span text:style-name="T54"> </text:span><text:span text:style-name="T53">class</text:span><text:span text:style-name="T54"> $LABQNT</text:span></text:p>
            <text:p><text:span text:style-name="T54"><text:tab/></text:span><text:span text:style-name="T54">{ RTObject </text:span><text:span text:style-name="T55">SL</text:span><text:span text:style-name="T54">; </text:span><text:span text:style-name="T56">// Static link.</text:span></text:p>
            <text:p><text:span text:style-name="T54"><text:tab/></text:span><text:span text:style-name="T54"> <text:s/></text:span><text:span text:style-name="T54">LABEL </text:span><text:span text:style-name="T55">L</text:span><text:span text:style-name="T54">; <text:s text:c="4"/></text:span><text:span text:style-name="T56">// Local Label.</text:span></text:p>
            <text:p><text:span text:style-name="T54"><text:tab/></text:span><text:span text:style-name="T54"> <text:s/></text:span></text:p>
            <text:p><text:span text:style-name="T54"><text:tab/></text:span><text:span text:style-name="T54"> <text:s/></text:span><text:span text:style-name="T56">// Constructor</text:span></text:p>
            <text:p><text:span text:style-name="T54"><text:tab/></text:span><text:span text:style-name="T54"> <text:s/></text:span><text:span text:style-name="T53">public</text:span><text:span text:style-name="T54"> $LABQNT(RTObject </text:span><text:span text:style-name="T77">staticLink</text:span><text:span text:style-name="T54">,LABEL </text:span><text:span text:style-name="T77">L</text:span><text:span text:style-name="T54">)</text:span></text:p>
            <text:p><text:span text:style-name="T54"><text:tab/></text:span><text:span text:style-name="T54"> <text:s/></text:span><text:span text:style-name="T54">{ </text:span><text:span text:style-name="T53">this</text:span><text:span text:style-name="T54">.</text:span><text:span text:style-name="T55">SL</text:span><text:span text:style-name="T54">=</text:span><text:span text:style-name="T77">staticLink</text:span><text:span text:style-name="T54">; </text:span><text:span text:style-name="T53">this</text:span><text:span text:style-name="T54">.</text:span><text:span text:style-name="T55">L</text:span><text:span text:style-name="T54">=</text:span><text:span text:style-name="T77">L</text:span><text:span text:style-name="T54">; }</text:span></text:p>
            <text:p/>
            <text:p><text:span text:style-name="T54"><text:tab/></text:span><text:span text:style-name="T54"> <text:s/></text:span><text:span text:style-name="T53">public</text:span><text:span text:style-name="T54"> </text:span><text:span text:style-name="T53">void</text:span><text:span text:style-name="T54"> GOTO() </text:span><text:span text:style-name="T56">// GOTO Non-Local Label</text:span></text:p>
            <text:p><text:span text:style-name="T54"><text:tab/></text:span><text:span text:style-name="T54"> <text:s/></text:span><text:span text:style-name="T54">{ ... }</text:span></text:p>
            <text:p/>
            <text:p><text:span text:style-name="T71"><text:s text:c="6"/></text:span><text:span text:style-name="T54">}</text:span></text:p>
            <text:p/>
            <text:p><text:span text:style-name="T62">The attribute '</text:span><text:span text:style-name="T69">SL</text:span><text:span text:style-name="T62">' is the 'static link' i.e. a pointer to the block-instance in which the label is defined. </text:span></text:p>
            <text:p><text:span text:style-name="T2"/></text:p>
            <text:p><text:span text:style-name="T62">Suppose a Simula label defined in a block with block-level n. To create a label quantity at runtime</text:span></text:p>
            <text:p><text:span text:style-name="T62">we use a constructs like this:</text:span></text:p>
            <text:p><text:span text:style-name="T2"/></text:p>
            <text:p><text:span text:style-name="T71"><text:s text:c="4"/></text:span><text:span text:style-name="T53">new</text:span><text:span text:style-name="T54"> $LABQNT(</text:span><text:span text:style-name="T78">this</text:span><text:span text:style-name="T54">,</text:span><text:span text:style-name="T55">L</text:span><text:span text:style-name="T54">) <text:s text:c="23"/>// L is local</text:span></text:p>
            <text:p><text:span text:style-name="T71"><text:s text:c="4"/></text:span><text:span text:style-name="T53">new</text:span><text:span text:style-name="T54"> $LABQNT(</text:span><text:span text:style-name="T78">CTX</text:span><text:span text:style-name="T54">[n],((BlockIdent)</text:span><text:span text:style-name="T78">CTX</text:span><text:span text:style-name="T54">[n]).</text:span><text:span text:style-name="T55">L</text:span><text:span text:style-name="T54">) // L defined at block level n</text:span></text:p>
            <text:p/>
          </draw:text-box>
        </draw:frame>
      </draw:page>
      <draw:page draw:name="page14" draw:style-name="dp1" draw:master-page-name="Standard">
        <draw:frame draw:style-name="gr40" draw:layer="layout" svg:width="18.938cm" svg:height="23.407cm" svg:x="1cm" svg:y="1cm">
          <draw:text-box>
            <text:p><text:span text:style-name="T79">3.8 Parameter Transmission 'by Name'.</text:span></text:p>
            <text:p/>
            <text:p><text:span text:style-name="T2">The basic principle is to establish an object within the calling scopet. This object will have two</text:span></text:p>
            <text:p><text:span text:style-name="T2">attributt methods; 'get' og 'put' <text:s/>to read the value of the actual parameter, or, if legal, to write into it.</text:span></text:p>
            <text:p><text:span text:style-name="T2">The following Java-class is used to perform such parameter transmissions:</text:span></text:p>
            <text:p><text:span text:style-name="T2"/></text:p>
            <text:p><text:tab/><text:tab/><text:span text:style-name="T80">abstract</text:span><text:span text:style-name="T81"> </text:span><text:span text:style-name="T80">class</text:span><text:span text:style-name="T81"> $NAME&lt;T&gt; {</text:span></text:p>
            <text:p><text:span text:style-name="T81"><text:tab/></text:span><text:span text:style-name="T81"><text:tab/></text:span><text:span text:style-name="T81"><text:tab/></text:span><text:span text:style-name="T80">abstract</text:span><text:span text:style-name="T81"> T get();</text:span></text:p>
            <text:p><text:span text:style-name="T81"><text:tab/></text:span><text:span text:style-name="T81"><text:tab/></text:span><text:span text:style-name="T81"><text:tab/></text:span><text:span text:style-name="T80">void</text:span><text:span text:style-name="T81"> put(T </text:span><text:span text:style-name="T82">x</text:span><text:span text:style-name="T81">) { </text:span><text:span text:style-name="T83">error</text:span><text:span text:style-name="T81">(</text:span><text:span text:style-name="T84">"Illegal ..."</text:span><text:span text:style-name="T81">); }</text:span></text:p>
            <text:p><text:span text:style-name="T81"><text:tab/></text:span><text:span text:style-name="T81"><text:tab/></text:span><text:span text:style-name="T81">}</text:span></text:p>
            <text:p/>
            <text:p><text:span text:style-name="T62">Note that we both use abstract Java classes and 'generics' i.e. the actual type is a parameter. Also</text:span></text:p>
            <text:p><text:span text:style-name="T62">note that the 'put' method has a default definition producing an error. This enables redefinition of</text:span></text:p>
            <text:p><text:span text:style-name="T62">the 'put' method to be droped for expression as actual parameters.</text:span></text:p>
            <text:p><text:span text:style-name="T2"/></text:p>
            <text:p><text:span text:style-name="T62">Suppose the Simula Procedure:</text:span></text:p>
            <text:p><text:span text:style-name="T2"/></text:p>
            <text:p><text:span text:style-name="T62"><text:tab/></text:span><text:span text:style-name="T62"><text:tab/></text:span><text:span text:style-name="T85">procedure</text:span><text:span text:style-name="T64"> P(k); </text:span><text:span text:style-name="T85">name</text:span><text:span text:style-name="T64"> k; </text:span><text:span text:style-name="T85">integer</text:span><text:span text:style-name="T64"> k; k:=k+1;</text:span></text:p>
            <text:p><text:span text:style-name="T2"/></text:p>
            <text:p><text:span text:style-name="T62">It will be translated to something like this Java method:</text:span></text:p>
            <text:p><text:span text:style-name="T2"/></text:p>
            <text:p><text:span text:style-name="T86"><text:tab/></text:span><text:span text:style-name="T86"><text:tab/></text:span><text:span text:style-name="T80">void</text:span><text:span text:style-name="T81"> P($NAME&lt;Integer&gt; </text:span><text:span text:style-name="T82">k</text:span><text:span text:style-name="T81">) {</text:span></text:p>
            <text:p><text:span text:style-name="T81"><text:tab/></text:span><text:span text:style-name="T81"><text:tab/></text:span><text:span text:style-name="T81"><text:tab/></text:span><text:span text:style-name="T82">k</text:span><text:span text:style-name="T81">.put(</text:span><text:span text:style-name="T82">k</text:span><text:span text:style-name="T81">.get() + 1); </text:span><text:span text:style-name="T87">// E.g: k=k+1 </text:span></text:p>
            <text:p><text:span text:style-name="T81"><text:tab/></text:span><text:span text:style-name="T81"><text:tab/></text:span><text:span text:style-name="T81">}</text:span></text:p>
            <text:p/>
            <text:p><text:span text:style-name="T88">In the calling place, in practice in the actual parameter list, we create an object of a specific</text:span></text:p>
            <text:p><text:span text:style-name="T88">subclass of </text:span><text:span text:style-name="T89">$NAME&lt;T&gt; </text:span><text:span text:style-name="T88">by specifying the Integer type and defining the get and put methods.</text:span></text:p>
            <text:p><text:span text:style-name="T88">Eg. If the current parameter is a variable 'q', then the actual parameter will be coded as follows:</text:span></text:p>
            <text:p><text:span text:style-name="T90"/></text:p>
            <text:p><text:span text:style-name="T54"><text:tab/></text:span><text:span text:style-name="T54"><text:tab/></text:span><text:span text:style-name="T54"> </text:span><text:span text:style-name="T80">new</text:span><text:span text:style-name="T81"> $NAME&lt;Integer&gt;() {</text:span></text:p>
            <text:p><text:span text:style-name="T81"><text:tab/></text:span><text:span text:style-name="T81"><text:tab/></text:span><text:span text:style-name="T81"><text:tab/></text:span><text:span text:style-name="T81">Integer get() { </text:span><text:span text:style-name="T80">return</text:span><text:span text:style-name="T81"> (q); }</text:span></text:p>
            <text:p><text:span text:style-name="T81"><text:tab/></text:span><text:span text:style-name="T81"><text:tab/></text:span><text:span text:style-name="T81"><text:tab/></text:span><text:span text:style-name="T80">void</text:span><text:span text:style-name="T81"> put(Integer </text:span><text:span text:style-name="T82">x</text:span><text:span text:style-name="T81">) { q = (</text:span><text:span text:style-name="T80">int</text:span><text:span text:style-name="T81">) </text:span><text:span text:style-name="T82">x</text:span><text:span text:style-name="T81">;</text:span><text:span text:style-name="T81"><text:tab/></text:span><text:span text:style-name="T81">}</text:span></text:p>
            <text:p><text:span text:style-name="T81"><text:tab/></text:span><text:span text:style-name="T81"><text:tab/></text:span><text:span text:style-name="T81">}</text:span></text:p>
            <text:p/>
            <text:p><text:span text:style-name="T91">However, if the actual parameter is an expression like (j + m * n) then it will be coded as follows:</text:span></text:p>
            <text:p><text:span text:style-name="T2"/></text:p>
            <text:p><text:span text:style-name="T86"><text:tab/></text:span><text:span text:style-name="T86"><text:tab/></text:span><text:span text:style-name="T80">new</text:span><text:span text:style-name="T81"> $NAME&lt;Integer&gt;() {</text:span></text:p>
            <text:p><text:span text:style-name="T81"><text:tab/></text:span><text:span text:style-name="T81"><text:tab/></text:span><text:span text:style-name="T81"><text:tab/></text:span><text:span text:style-name="T81">Integer get() { </text:span><text:span text:style-name="T80">return</text:span><text:span text:style-name="T81"> (</text:span><text:span text:style-name="T83">j</text:span><text:span text:style-name="T81"> + </text:span><text:span text:style-name="T83">m</text:span><text:span text:style-name="T81"> * </text:span><text:span text:style-name="T83">n</text:span><text:span text:style-name="T81">); </text:span><text:span text:style-name="T81"><text:tab/></text:span><text:span text:style-name="T81">}</text:span></text:p>
            <text:p><text:span text:style-name="T81"><text:tab/></text:span><text:span text:style-name="T81"><text:tab/></text:span><text:span text:style-name="T81">}</text:span></text:p>
            <text:p/>
            <text:p/>
            <text:p><text:span text:style-name="T91">Here we see that the 'put' method is not redefined so that any attempt to assign a new value to</text:span></text:p>
            <text:p><text:span text:style-name="T91">this name parameter will result in an error message.</text:span></text:p>
            <text:p><text:span text:style-name="T2"/></text:p>
            <text:p/>
          </draw:text-box>
        </draw:frame>
      </draw:page>
      <draw:page draw:name="page15" draw:style-name="dp1" draw:master-page-name="Standard">
        <draw:frame draw:style-name="gr41" draw:layer="layout" svg:width="18.579cm" svg:height="27.411cm" svg:x="1cm" svg:y="1cm">
          <draw:text-box>
            <text:p><text:span text:style-name="T92">A classic example of name parameters is taken from Wikipedia's article about </text:span><text:span text:style-name="T93">Jensen's Device</text:span><text:span text:style-name="T94">.</text:span></text:p>
            <text:p><text:span text:style-name="T94">We change it</text:span><text:span text:style-name="T94"> </text:span><text:span text:style-name="T95">slightly</text:span><text:span text:style-name="T96"> </text:span><text:span text:style-name="T94">because Simula does not allow the control variable in a for-statement to be</text:span></text:p>
            <text:p><text:span text:style-name="T94">a formal parameter transferred by name.</text:span></text:p>
            <text:p><text:span text:style-name="T96"/></text:p>
            <text:p><text:span text:style-name="T96"/></text:p>
            <text:p><text:span text:style-name="T97"><text:tab/></text:span><text:span text:style-name="T97"><text:tab/></text:span><text:span text:style-name="T98">long</text:span><text:span text:style-name="T97"> </text:span><text:span text:style-name="T98">real</text:span><text:span text:style-name="T97"> </text:span><text:span text:style-name="T98">procedure</text:span><text:span text:style-name="T97"> Sum(k, lower, upper, </text:span><text:span text:style-name="T99">ak</text:span><text:span text:style-name="T97">);</text:span></text:p>
            <text:p><text:span text:style-name="T100"><text:tab/></text:span><text:span text:style-name="T100"><text:tab/></text:span><text:span text:style-name="T100"> <text:s text:c="5"/></text:span><text:span text:style-name="T101">value</text:span><text:span text:style-name="T100"> lower, upper; </text:span><text:span text:style-name="T101">name</text:span><text:span text:style-name="T100"> k, </text:span><text:span text:style-name="T99">ak</text:span><text:span text:style-name="T100">;</text:span></text:p>
            <text:p><text:span text:style-name="T100"><text:s text:c="6"/></text:span><text:span text:style-name="T100"><text:tab/></text:span><text:span text:style-name="T100"><text:tab/></text:span><text:span text:style-name="T101">integer</text:span><text:span text:style-name="T100"> k, lower, upper; </text:span><text:span text:style-name="T101">long</text:span><text:span text:style-name="T100"> </text:span><text:span text:style-name="T101">real</text:span><text:span text:style-name="T100"> </text:span><text:span text:style-name="T99">ak</text:span><text:span text:style-name="T100">;</text:span></text:p>
            <text:p><text:span text:style-name="T100"><text:tab/></text:span><text:span text:style-name="T100"><text:tab/></text:span><text:span text:style-name="T100"><text:tab/></text:span><text:span text:style-name="T101">begin</text:span><text:span text:style-name="T100"><text:tab/></text:span><text:span text:style-name="T101">long</text:span><text:span text:style-name="T100"> </text:span><text:span text:style-name="T101">real</text:span><text:span text:style-name="T100"> s;</text:span></text:p>
            <text:p><text:span text:style-name="T100"><text:s text:c="6"/></text:span><text:span text:style-name="T100"><text:tab/></text:span><text:span text:style-name="T100"><text:tab/></text:span><text:span text:style-name="T100"><text:tab/></text:span><text:span text:style-name="T100"><text:tab/></text:span><text:span text:style-name="T100">s := 0.0;</text:span></text:p>
            <text:p><text:span text:style-name="T100"><text:s text:c="5"/></text:span><text:span text:style-name="T100"><text:tab/></text:span><text:span text:style-name="T100"><text:tab/></text:span><text:span text:style-name="T100"><text:tab/></text:span><text:span text:style-name="T100"><text:tab/></text:span><text:span text:style-name="T100">k := lower;</text:span></text:p>
            <text:p><text:span text:style-name="T100"><text:s text:c="6"/></text:span><text:span text:style-name="T100"><text:tab/></text:span><text:span text:style-name="T100"><text:tab/></text:span><text:span text:style-name="T100"><text:tab/></text:span><text:span text:style-name="T100"><text:tab/></text:span><text:span text:style-name="T101">while</text:span><text:span text:style-name="T100"> k &lt;= upper </text:span><text:span text:style-name="T101">do</text:span></text:p>
            <text:p><text:span text:style-name="T100"><text:s text:c="6"/></text:span><text:span text:style-name="T100"><text:tab/></text:span><text:span text:style-name="T100"><text:tab/></text:span><text:span text:style-name="T100"><text:tab/></text:span><text:span text:style-name="T100"><text:tab/></text:span><text:span text:style-name="T101">begin</text:span></text:p>
            <text:p><text:span text:style-name="T100"><text:s text:c="9"/></text:span><text:span text:style-name="T100"><text:tab/></text:span><text:span text:style-name="T100"><text:tab/></text:span><text:span text:style-name="T100"><text:tab/></text:span><text:span text:style-name="T100"><text:tab/></text:span><text:span text:style-name="T100"><text:tab/></text:span><text:span text:style-name="T100">s := s + </text:span><text:span text:style-name="T99">ak</text:span><text:span text:style-name="T100">;</text:span></text:p>
            <text:p><text:span text:style-name="T100"><text:s text:c="9"/></text:span><text:span text:style-name="T100"><text:tab/></text:span><text:span text:style-name="T100"><text:tab/></text:span><text:span text:style-name="T100"><text:tab/></text:span><text:span text:style-name="T100"><text:tab/></text:span><text:span text:style-name="T100"><text:tab/></text:span><text:span text:style-name="T100">k := k + 1;</text:span></text:p>
            <text:p><text:span text:style-name="T100"><text:s text:c="6"/></text:span><text:span text:style-name="T100"><text:tab/></text:span><text:span text:style-name="T100"><text:tab/></text:span><text:span text:style-name="T100"><text:tab/></text:span><text:span text:style-name="T100"><text:tab/></text:span><text:span text:style-name="T101">end</text:span><text:span text:style-name="T100"> while; <text:s text:c="2"/></text:span></text:p>
            <text:p><text:span text:style-name="T100"><text:s text:c="6"/></text:span><text:span text:style-name="T100"><text:tab/></text:span><text:span text:style-name="T100"><text:tab/></text:span><text:span text:style-name="T100"><text:tab/></text:span><text:span text:style-name="T100"><text:tab/></text:span><text:span text:style-name="T100">Sum := s</text:span></text:p>
            <text:p><text:span text:style-name="T100"><text:s text:c="3"/></text:span><text:span text:style-name="T100"><text:tab/></text:span><text:span text:style-name="T100"><text:tab/></text:span><text:span text:style-name="T100"><text:tab/></text:span><text:span text:style-name="T101">end</text:span><text:span text:style-name="T100"> Sum;</text:span></text:p>
            <text:p><text:span text:style-name="T96"/></text:p>
            <text:p><text:span text:style-name="T102">Translated to Java, this will be:</text:span></text:p>
            <text:p><text:span text:style-name="T96"/></text:p>
            <text:p><text:span text:style-name="T54"><text:tab/></text:span><text:span text:style-name="T54"><text:tab/></text:span><text:span text:style-name="T80">public</text:span><text:span text:style-name="T81"> </text:span><text:span text:style-name="T80">double</text:span><text:span text:style-name="T81"> Sum($NAME&lt;Integer&gt; </text:span><text:span text:style-name="T82">k</text:span><text:span text:style-name="T81">,</text:span></text:p>
            <text:p><text:span text:style-name="T81"><text:tab/></text:span><text:span text:style-name="T81"><text:tab/></text:span><text:span text:style-name="T81"><text:tab/></text:span><text:span text:style-name="T81"><text:tab/></text:span><text:span text:style-name="T80">int</text:span><text:span text:style-name="T81"> </text:span><text:span text:style-name="T82">lower</text:span><text:span text:style-name="T81">, </text:span><text:span text:style-name="T80">int</text:span><text:span text:style-name="T81"> </text:span><text:span text:style-name="T82">upper</text:span><text:span text:style-name="T81">,</text:span></text:p>
            <text:p><text:span text:style-name="T81"><text:tab/></text:span><text:span text:style-name="T81"><text:tab/></text:span><text:span text:style-name="T81"><text:tab/></text:span><text:span text:style-name="T81"><text:tab/></text:span><text:span text:style-name="T81">$NAME&lt;Double&gt; </text:span><text:span text:style-name="T82">ak</text:span><text:span text:style-name="T81">) {</text:span></text:p>
            <text:p><text:span text:style-name="T81"><text:tab/></text:span><text:span text:style-name="T81"><text:tab/></text:span><text:span text:style-name="T81"><text:tab/></text:span><text:span text:style-name="T80">public</text:span><text:span text:style-name="T81"> </text:span><text:span text:style-name="T80">double</text:span><text:span text:style-name="T81"> </text:span><text:span text:style-name="T103">s</text:span><text:span text:style-name="T81">;</text:span></text:p>
            <text:p><text:span text:style-name="T81"><text:tab/></text:span><text:span text:style-name="T81"><text:tab/></text:span><text:span text:style-name="T81"><text:tab/></text:span><text:span text:style-name="T82">s</text:span><text:span text:style-name="T81"> = ((</text:span><text:span text:style-name="T80">double</text:span><text:span text:style-name="T81">) (0.0));</text:span></text:p>
            <text:p><text:span text:style-name="T81"><text:tab/></text:span><text:span text:style-name="T81"><text:tab/></text:span><text:span text:style-name="T81"><text:tab/></text:span><text:span text:style-name="T82">k</text:span><text:span text:style-name="T81">.put(</text:span><text:span text:style-name="T82">lower</text:span><text:span text:style-name="T81">);</text:span></text:p>
            <text:p><text:span text:style-name="T81"><text:tab/></text:span><text:span text:style-name="T81"><text:tab/></text:span><text:span text:style-name="T81"><text:tab/></text:span><text:span text:style-name="T80">while</text:span><text:span text:style-name="T81"> (</text:span><text:span text:style-name="T82">k</text:span><text:span text:style-name="T81">.get() &lt;= </text:span><text:span text:style-name="T82">upper</text:span><text:span text:style-name="T81">) {</text:span></text:p>
            <text:p><text:span text:style-name="T81"><text:tab/></text:span><text:span text:style-name="T81"><text:tab/></text:span><text:span text:style-name="T81"><text:tab/></text:span><text:span text:style-name="T81"><text:tab/></text:span><text:span text:style-name="T82">s</text:span><text:span text:style-name="T81"> = </text:span><text:span text:style-name="T82">s</text:span><text:span text:style-name="T81"> + </text:span><text:span text:style-name="T82">ak</text:span><text:span text:style-name="T81">.get();</text:span></text:p>
            <text:p><text:span text:style-name="T81"><text:tab/></text:span><text:span text:style-name="T81"><text:tab/></text:span><text:span text:style-name="T81"><text:tab/></text:span><text:span text:style-name="T81"><text:tab/></text:span><text:span text:style-name="T82">k</text:span><text:span text:style-name="T81">.put(</text:span><text:span text:style-name="T82">k</text:span><text:span text:style-name="T81">.get() + 1);</text:span></text:p>
            <text:p><text:span text:style-name="T81"><text:tab/></text:span><text:span text:style-name="T81"><text:tab/></text:span><text:span text:style-name="T81"><text:tab/></text:span><text:span text:style-name="T81">}</text:span></text:p>
            <text:p><text:span text:style-name="T81"><text:tab/></text:span><text:span text:style-name="T81"><text:tab/></text:span><text:span text:style-name="T81"><text:tab/></text:span><text:span text:style-name="T80">return</text:span><text:span text:style-name="T81"> (</text:span><text:span text:style-name="T82">s</text:span><text:span text:style-name="T81">);</text:span></text:p>
            <text:p><text:span text:style-name="T81"><text:tab/></text:span><text:span text:style-name="T81"><text:tab/></text:span><text:span text:style-name="T81">}</text:span></text:p>
            <text:p/>
            <text:p><text:span text:style-name="T62">At procedure call like this:</text:span></text:p>
            <text:p><text:span text:style-name="T2"/></text:p>
            <text:p><text:span text:style-name="T62"><text:tab/></text:span><text:span text:style-name="T62"><text:tab/></text:span><text:span text:style-name="T85">integer</text:span><text:span text:style-name="T64"> i;</text:span></text:p>
            <text:p><text:span text:style-name="T64"><text:tab/></text:span><text:span text:style-name="T64"><text:tab/></text:span><text:span text:style-name="T85">long</text:span><text:span text:style-name="T64"> </text:span><text:span text:style-name="T85">real</text:span><text:span text:style-name="T64"> </text:span><text:span text:style-name="T85">array</text:span><text:span text:style-name="T64"> A[0:99];</text:span></text:p>
            <text:p><text:span text:style-name="T64"><text:tab/></text:span><text:span text:style-name="T64"><text:tab/></text:span><text:span text:style-name="T85">long</text:span><text:span text:style-name="T64"> </text:span><text:span text:style-name="T85">real</text:span><text:span text:style-name="T64"> result;</text:span></text:p>
            <text:p><text:span text:style-name="T2"/></text:p>
            <text:p><text:span text:style-name="T104"><text:tab/></text:span><text:span text:style-name="T104"><text:tab/></text:span><text:span text:style-name="T105">resultat</text:span><text:span text:style-name="T104">=Sum(i,10,60,A[i]);</text:span></text:p>
            <text:p><text:span text:style-name="T2"/></text:p>
            <text:p><text:span text:style-name="T62">Is translated to:</text:span></text:p>
            <text:p><text:span text:style-name="T2"/></text:p>
            <text:p><text:span text:style-name="T54"><text:tab/></text:span><text:span text:style-name="T54"><text:tab/></text:span><text:span text:style-name="T106">public</text:span><text:span text:style-name="T81"> </text:span><text:span text:style-name="T106">int</text:span><text:span text:style-name="T81"> </text:span><text:span text:style-name="T78">control</text:span><text:span text:style-name="T81">;</text:span></text:p>
            <text:p><text:span text:style-name="T81"><text:tab/></text:span><text:span text:style-name="T81"><text:tab/></text:span><text:span text:style-name="T106">public</text:span><text:span text:style-name="T81"> </text:span><text:span text:style-name="T106">double</text:span><text:span text:style-name="T81">[] A=new double[100];</text:span></text:p>
            <text:p><text:span text:style-name="T81"><text:tab/></text:span><text:span text:style-name="T81"><text:tab/></text:span><text:span text:style-name="T106">public</text:span><text:span text:style-name="T81"> </text:span><text:span text:style-name="T106">double</text:span><text:span text:style-name="T81"> </text:span><text:span text:style-name="T78">result</text:span><text:span text:style-name="T81">;</text:span></text:p>
            <text:p/>
            <text:p><text:span text:style-name="T81"><text:tab/></text:span><text:span text:style-name="T81"><text:tab/></text:span><text:span text:style-name="T78">result</text:span><text:span text:style-name="T81"> = Sum(</text:span></text:p>
            <text:p><text:span text:style-name="T107"><text:s text:c="14"/></text:span><text:span text:style-name="T80">new</text:span><text:span text:style-name="T81"> $NAME&lt;Integer&gt;() {</text:span></text:p>
            <text:p><text:span text:style-name="T81"><text:tab/></text:span><text:span text:style-name="T81"><text:tab/></text:span><text:span text:style-name="T81"><text:tab/></text:span><text:span text:style-name="T81">Integer get() {</text:span><text:span text:style-name="T81"><text:tab/></text:span><text:span text:style-name="T80">return</text:span><text:span text:style-name="T81">(</text:span><text:span text:style-name="T78">i</text:span><text:span text:style-name="T81">); }</text:span></text:p>
            <text:p><text:span text:style-name="T81"><text:tab/></text:span><text:span text:style-name="T81"><text:tab/></text:span><text:span text:style-name="T81"><text:tab/></text:span><text:span text:style-name="T80">void</text:span><text:span text:style-name="T81"> put(Integer </text:span><text:span text:style-name="T82">x</text:span><text:span text:style-name="T81">) { </text:span><text:span text:style-name="T78">i</text:span><text:span text:style-name="T81"> = (</text:span><text:span text:style-name="T80">int</text:span><text:span text:style-name="T81">)</text:span><text:span text:style-name="T82">x</text:span><text:span text:style-name="T81">; }</text:span></text:p>
            <text:p><text:span text:style-name="T81"><text:tab/></text:span><text:span text:style-name="T81"><text:tab/></text:span><text:span text:style-name="T81"> <text:s/></text:span><text:span text:style-name="T81">},</text:span></text:p>
            <text:p><text:span text:style-name="T81"><text:s text:c="14"/></text:span><text:span text:style-name="T81">10,</text:span></text:p>
            <text:p><text:span text:style-name="T81"><text:s text:c="14"/></text:span><text:span text:style-name="T81">60,</text:span></text:p>
            <text:p><text:span text:style-name="T81"><text:s text:c="14"/></text:span><text:span text:style-name="T80">new</text:span><text:span text:style-name="T81"> $NAME&lt;Double&gt;() {</text:span></text:p>
            <text:p><text:span text:style-name="T81"><text:tab/></text:span><text:span text:style-name="T81"><text:tab/></text:span><text:span text:style-name="T81"><text:tab/></text:span><text:span text:style-name="T81">Double get() { </text:span><text:span text:style-name="T80">return</text:span><text:span text:style-name="T81"> (</text:span><text:span text:style-name="T78">A</text:span><text:span text:style-name="T81">[</text:span><text:span text:style-name="T78">i</text:span><text:span text:style-name="T81">]); }</text:span></text:p>
            <text:p><text:span text:style-name="T81"><text:tab/></text:span><text:span text:style-name="T81"><text:tab/></text:span><text:span text:style-name="T81"><text:tab/></text:span><text:span text:style-name="T80">void</text:span><text:span text:style-name="T81"> put(Double </text:span><text:span text:style-name="T82">x</text:span><text:span text:style-name="T81">) { </text:span><text:span text:style-name="T78">A</text:span><text:span text:style-name="T81">[</text:span><text:span text:style-name="T78">i</text:span><text:span text:style-name="T81">] = (</text:span><text:span text:style-name="T80">double</text:span><text:span text:style-name="T81">) </text:span><text:span text:style-name="T82">x</text:span><text:span text:style-name="T81">; }</text:span></text:p>
            <text:p><text:span text:style-name="T81"><text:tab/></text:span><text:span text:style-name="T81"><text:tab/></text:span><text:span text:style-name="T81"> <text:s/></text:span><text:span text:style-name="T81">});</text:span></text:p>
            <text:p/>
          </draw:text-box>
        </draw:frame>
      </draw:page>
      <draw:page draw:name="page16" draw:style-name="dp1" draw:master-page-name="Standard">
        <draw:frame draw:style-name="gr42" draw:text-style-name="P1" draw:layer="layout" svg:width="13.817cm" svg:height="26.875cm" svg:x="1cm" svg:y="1cm">
          <draw:text-box>
            <text:p><text:span text:style-name="T12">Appendix 1: The complete Simula Code.</text:span></text:p>
            <text:p><text:span text:style-name="T12"/></text:p>
            <text:p><text:span text:style-name="T64"><text:tab/></text:span><text:span text:style-name="T85">class</text:span><text:span text:style-name="T64"> JensensDevice;</text:span></text:p>
            <text:p><text:span text:style-name="T104"><text:tab/></text:span><text:span text:style-name="T108">begin</text:span></text:p>
            <text:p><text:span text:style-name="T104"><text:tab/></text:span><text:span text:style-name="T104">% <text:s/>See: </text:span><text:span text:style-name="T104"><text:a xlink:href="https://en.wikipedia.org/wiki/Jensen's_Device">https://en.wikipedia.org/wiki/Jensen's_Device</text:a></text:span></text:p>
            <text:p><text:span text:style-name="T2"/></text:p>
            <text:p><text:span text:style-name="T2"/></text:p>
            <text:p><text:span text:style-name="T104"><text:tab/></text:span><text:span text:style-name="T108">long</text:span><text:span text:style-name="T104"> </text:span><text:span text:style-name="T108">real</text:span><text:span text:style-name="T104"> </text:span><text:span text:style-name="T108">procedure</text:span><text:span text:style-name="T104"> Sum(k, lower, upper, </text:span><text:span text:style-name="T109">ak</text:span><text:span text:style-name="T104">);</text:span></text:p>
            <text:p><text:span text:style-name="T104"><text:s text:c="6"/></text:span><text:span text:style-name="T104"><text:tab/></text:span><text:span text:style-name="T108">value</text:span><text:span text:style-name="T104"> lower, upper; </text:span><text:span text:style-name="T108">name</text:span><text:span text:style-name="T104"> k,</text:span><text:span text:style-name="T109">ak</text:span><text:span text:style-name="T104">;</text:span></text:p>
            <text:p><text:span text:style-name="T104"><text:s text:c="6"/></text:span><text:span text:style-name="T104"><text:tab/></text:span><text:span text:style-name="T108">integer</text:span><text:span text:style-name="T104"> k, lower, upper; </text:span><text:span text:style-name="T108">long</text:span><text:span text:style-name="T104"> real </text:span><text:span text:style-name="T109">ak</text:span><text:span text:style-name="T104">;</text:span></text:p>
            <text:p><text:span text:style-name="T104"><text:tab/></text:span><text:span text:style-name="T104"> <text:s text:c="2"/></text:span><text:span text:style-name="T108">begin</text:span></text:p>
            <text:p><text:span text:style-name="T104"><text:tab/></text:span><text:span text:style-name="T104"><text:tab/></text:span><text:span text:style-name="T108">long</text:span><text:span text:style-name="T104"> </text:span><text:span text:style-name="T108">real</text:span><text:span text:style-name="T104"> s;</text:span></text:p>
            <text:p><text:span text:style-name="T104"><text:tab/></text:span><text:span text:style-name="T104"><text:tab/></text:span><text:span text:style-name="T104">s := 0.0;</text:span></text:p>
            <text:p><text:span text:style-name="T104"><text:s text:c="6"/></text:span><text:span text:style-name="T104"><text:tab/></text:span><text:span text:style-name="T104"><text:tab/></text:span><text:span text:style-name="T104">k := lower;</text:span></text:p>
            <text:p><text:span text:style-name="T104"><text:s text:c="6"/></text:span><text:span text:style-name="T104"><text:tab/></text:span><text:span text:style-name="T104"><text:tab/></text:span><text:span text:style-name="T108">while</text:span><text:span text:style-name="T104"> k &lt;= upper </text:span><text:span text:style-name="T108">do</text:span></text:p>
            <text:p><text:span text:style-name="T104"><text:s text:c="6"/></text:span><text:span text:style-name="T104"><text:tab/></text:span><text:span text:style-name="T104"><text:tab/></text:span><text:span text:style-name="T108">begin</text:span></text:p>
            <text:p><text:span text:style-name="T104"><text:s text:c="6"/></text:span><text:span text:style-name="T104"><text:tab/></text:span><text:span text:style-name="T104"> <text:s text:c="2"/></text:span><text:span text:style-name="T104"><text:tab/></text:span><text:span text:style-name="T104"><text:tab/></text:span><text:span text:style-name="T104">s := s + </text:span><text:span text:style-name="T109">ak</text:span><text:span text:style-name="T104">;</text:span></text:p>
            <text:p><text:span text:style-name="T104"><text:s text:c="6"/></text:span><text:span text:style-name="T104"><text:tab/></text:span><text:span text:style-name="T104"> <text:s text:c="2"/></text:span><text:span text:style-name="T104"><text:tab/></text:span><text:span text:style-name="T104"><text:tab/></text:span><text:span text:style-name="T104">k := k + 1;</text:span></text:p>
            <text:p><text:span text:style-name="T104"><text:s text:c="6"/></text:span><text:span text:style-name="T104"><text:tab/></text:span><text:span text:style-name="T104"><text:tab/></text:span><text:span text:style-name="T108">end</text:span><text:span text:style-name="T104"> while; <text:s text:c="2"/></text:span></text:p>
            <text:p><text:span text:style-name="T104"><text:s text:c="6"/></text:span><text:span text:style-name="T104"><text:tab/></text:span><text:span text:style-name="T104"><text:tab/></text:span><text:span text:style-name="T104">Sum := s</text:span></text:p>
            <text:p><text:span text:style-name="T104"><text:tab/></text:span><text:span text:style-name="T104"> <text:s text:c="2"/></text:span><text:span text:style-name="T108">end</text:span><text:span text:style-name="T104"> Sum;</text:span></text:p>
            <text:p><text:span text:style-name="T104"><text:s text:c="3"/></text:span></text:p>
            <text:p><text:span text:style-name="T104"><text:tab/></text:span><text:span text:style-name="T104"> <text:s text:c="2"/></text:span><text:span text:style-name="T108">integer</text:span><text:span text:style-name="T104"> i;</text:span></text:p>
            <text:p><text:span text:style-name="T104"><text:tab/></text:span><text:span text:style-name="T104"> <text:s text:c="2"/></text:span><text:span text:style-name="T108">long</text:span><text:span text:style-name="T104"> </text:span><text:span text:style-name="T108">real</text:span><text:span text:style-name="T104"> array A[0:99];</text:span></text:p>
            <text:p><text:span text:style-name="T104"><text:tab/></text:span><text:span text:style-name="T104"> <text:s text:c="2"/></text:span><text:span text:style-name="T108">long</text:span><text:span text:style-name="T104"> </text:span><text:span text:style-name="T108">real</text:span><text:span text:style-name="T104"> </text:span><text:span text:style-name="T109">result</text:span><text:span text:style-name="T104">;</text:span></text:p>
            <text:p><text:span text:style-name="T2"/></text:p>
            <text:p><text:span text:style-name="T104"><text:tab/></text:span><text:span text:style-name="T104"> <text:s text:c="2"/></text:span><text:span text:style-name="T104">Sum(i,10,60,A[i]);</text:span></text:p>
            <text:p><text:span text:style-name="T104"/></text:p>
            <text:p><text:span text:style-name="T104"><text:tab/></text:span><text:span text:style-name="T108">end</text:span><text:span text:style-name="T104"> JensensDevice; </text:span></text:p>
            <text:p><text:span text:style-name="T104"/></text:p>
            <text:p><text:span text:style-name="T62">Appendix 2: The generated Java Code</text:span></text:p>
            <text:p><text:span text:style-name="T2"/></text:p>
            <text:p><text:span text:style-name="T110">public</text:span><text:span text:style-name="T111"> </text:span><text:span text:style-name="T110">class</text:span><text:span text:style-name="T111"> JensensDevice {</text:span></text:p>
            <text:p><text:span text:style-name="T111"><text:tab/></text:span><text:span text:style-name="T110">public</text:span><text:span text:style-name="T111"> </text:span><text:span text:style-name="T110">double</text:span><text:span text:style-name="T111"> Sum($NAME&lt;Integer&gt; </text:span><text:span text:style-name="T112">k</text:span><text:span text:style-name="T111">, </text:span><text:span text:style-name="T110">int</text:span><text:span text:style-name="T111"> </text:span><text:span text:style-name="T112">lower</text:span><text:span text:style-name="T111">, </text:span><text:span text:style-name="T110">int</text:span><text:span text:style-name="T111"> </text:span><text:span text:style-name="T112">upper</text:span><text:span text:style-name="T111">,</text:span></text:p>
            <text:p><text:span text:style-name="T111"><text:tab/></text:span><text:span text:style-name="T111"><text:tab/></text:span><text:span text:style-name="T111"><text:tab/></text:span><text:span text:style-name="T111">$NAME&lt;Double&gt; </text:span><text:span text:style-name="T112">ak</text:span><text:span text:style-name="T111">) {</text:span></text:p>
            <text:p><text:span text:style-name="T111"><text:tab/></text:span><text:span text:style-name="T111"><text:tab/></text:span><text:span text:style-name="T111"><text:tab/></text:span><text:span text:style-name="T110">double</text:span><text:span text:style-name="T111"> </text:span><text:span text:style-name="T112">s</text:span><text:span text:style-name="T111">;</text:span></text:p>
            <text:p><text:span text:style-name="T111"><text:tab/></text:span><text:span text:style-name="T111"><text:tab/></text:span><text:span text:style-name="T111"><text:tab/></text:span><text:span text:style-name="T112">s</text:span><text:span text:style-name="T111"> = ((</text:span><text:span text:style-name="T110">double</text:span><text:span text:style-name="T111">) (0.0));</text:span></text:p>
            <text:p><text:span text:style-name="T111"><text:tab/></text:span><text:span text:style-name="T111"><text:tab/></text:span><text:span text:style-name="T111"><text:tab/></text:span><text:span text:style-name="T112">k</text:span><text:span text:style-name="T111">.put(</text:span><text:span text:style-name="T112">lower</text:span><text:span text:style-name="T111">);</text:span></text:p>
            <text:p><text:span text:style-name="T111"><text:tab/></text:span><text:span text:style-name="T111"><text:tab/></text:span><text:span text:style-name="T111"><text:tab/></text:span><text:span text:style-name="T110">while</text:span><text:span text:style-name="T111"> (</text:span><text:span text:style-name="T112">k</text:span><text:span text:style-name="T111">.get() &lt;= </text:span><text:span text:style-name="T112">upper</text:span><text:span text:style-name="T111">) {</text:span></text:p>
            <text:p><text:span text:style-name="T111"><text:tab/></text:span><text:span text:style-name="T111"><text:tab/></text:span><text:span text:style-name="T111"><text:tab/></text:span><text:span text:style-name="T111"><text:tab/></text:span><text:span text:style-name="T112">s</text:span><text:span text:style-name="T111"> = </text:span><text:span text:style-name="T112">s</text:span><text:span text:style-name="T111"> + </text:span><text:span text:style-name="T112">ak</text:span><text:span text:style-name="T111">.get();</text:span></text:p>
            <text:p><text:span text:style-name="T111"><text:tab/></text:span><text:span text:style-name="T111"><text:tab/></text:span><text:span text:style-name="T111"><text:tab/></text:span><text:span text:style-name="T111"><text:tab/></text:span><text:span text:style-name="T112">k</text:span><text:span text:style-name="T111">.put(</text:span><text:span text:style-name="T112">k</text:span><text:span text:style-name="T111">.get() + 1);</text:span></text:p>
            <text:p><text:span text:style-name="T113"><text:tab/></text:span><text:span text:style-name="T113"><text:tab/></text:span><text:span text:style-name="T113"><text:tab/></text:span><text:span text:style-name="T113">}</text:span></text:p>
            <text:p><text:span text:style-name="T111"><text:tab/></text:span><text:span text:style-name="T111"><text:tab/></text:span><text:span text:style-name="T111"><text:tab/></text:span><text:span text:style-name="T110">return</text:span><text:span text:style-name="T111"> (</text:span><text:span text:style-name="T112">s</text:span><text:span text:style-name="T111">);</text:span></text:p>
            <text:p><text:span text:style-name="T2"><text:tab/></text:span><text:span text:style-name="T2">}</text:span></text:p>
            <text:p><text:span text:style-name="T111"><text:tab/></text:span><text:span text:style-name="T110">public</text:span><text:span text:style-name="T111"> </text:span><text:span text:style-name="T110">int</text:span><text:span text:style-name="T111"> </text:span><text:span text:style-name="T114">i</text:span><text:span text:style-name="T111">;</text:span></text:p>
            <text:p><text:span text:style-name="T111"><text:tab/></text:span><text:span text:style-name="T110">public</text:span><text:span text:style-name="T111"> </text:span><text:span text:style-name="T110">double[] A[100]</text:span><text:span text:style-name="T111">;</text:span></text:p>
            <text:p><text:span text:style-name="T111"><text:tab/></text:span><text:span text:style-name="T110">public</text:span><text:span text:style-name="T111"> </text:span><text:span text:style-name="T110">double</text:span><text:span text:style-name="T111"> </text:span><text:span text:style-name="T114">result</text:span><text:span text:style-name="T111">;</text:span></text:p>
            <text:p><text:span text:style-name="T2"/></text:p>
            <text:p><text:span text:style-name="T111"><text:tab/></text:span><text:span text:style-name="T115">// Constructor</text:span></text:p>
            <text:p><text:span text:style-name="T111"><text:tab/></text:span><text:span text:style-name="T110">public</text:span><text:span text:style-name="T111"> JensensDevice() {</text:span></text:p>
            <text:p><text:span text:style-name="T111"><text:tab/></text:span><text:span text:style-name="T111"><text:tab/></text:span><text:span text:style-name="T114">result</text:span><text:span text:style-name="T111"> = Sum(</text:span><text:span text:style-name="T110">new</text:span><text:span text:style-name="T111"> $NAME&lt;Integer&gt;() {</text:span></text:p>
            <text:p><text:span text:style-name="T116"><text:tab/></text:span><text:span text:style-name="T116"><text:tab/></text:span><text:span text:style-name="T116"><text:tab/></text:span><text:span text:style-name="T116">Integer get() {</text:span><text:span text:style-name="T116"><text:tab/></text:span><text:span text:style-name="T117">return</text:span><text:span text:style-name="T116">(</text:span><text:span text:style-name="T118">i</text:span><text:span text:style-name="T116">); }</text:span></text:p>
            <text:p><text:span text:style-name="T116"><text:tab/></text:span><text:span text:style-name="T116"><text:tab/></text:span><text:span text:style-name="T116"><text:tab/></text:span><text:span text:style-name="T117">void</text:span><text:span text:style-name="T116"> put(Integer </text:span><text:span text:style-name="T119">x</text:span><text:span text:style-name="T116">) { </text:span><text:span text:style-name="T118">i</text:span><text:span text:style-name="T116"> = (</text:span><text:span text:style-name="T117">int</text:span><text:span text:style-name="T116">)</text:span><text:span text:style-name="T119">x</text:span><text:span text:style-name="T116">; }</text:span></text:p>
            <text:p><text:span text:style-name="T116"><text:tab/></text:span><text:span text:style-name="T116"><text:tab/></text:span><text:span text:style-name="T116">}, 10, 60, </text:span><text:span text:style-name="T117">new</text:span><text:span text:style-name="T116"> $NAME&lt;Double&gt;() {</text:span></text:p>
            <text:p><text:span text:style-name="T116"><text:tab/></text:span><text:span text:style-name="T116"><text:tab/></text:span><text:span text:style-name="T116"><text:tab/></text:span><text:span text:style-name="T116">Double get() { </text:span><text:span text:style-name="T117">return</text:span><text:span text:style-name="T116"> (</text:span><text:span text:style-name="T118">A</text:span><text:span text:style-name="T116">[</text:span><text:span text:style-name="T118">i</text:span><text:span text:style-name="T116">]); }</text:span></text:p>
            <text:p><text:span text:style-name="T116"><text:tab/></text:span><text:span text:style-name="T116"><text:tab/></text:span><text:span text:style-name="T116"><text:tab/></text:span><text:span text:style-name="T117">void</text:span><text:span text:style-name="T116"> put(Double </text:span><text:span text:style-name="T119">x</text:span><text:span text:style-name="T116">) { </text:span><text:span text:style-name="T118">A</text:span><text:span text:style-name="T116">[</text:span><text:span text:style-name="T118">i</text:span><text:span text:style-name="T116">] = (</text:span><text:span text:style-name="T117">double</text:span><text:span text:style-name="T116">) </text:span><text:span text:style-name="T119">x</text:span><text:span text:style-name="T116">; }</text:span></text:p>
            <text:p><text:span text:style-name="T11"><text:tab/></text:span><text:span text:style-name="T11"><text:tab/></text:span><text:span text:style-name="T11">});</text:span></text:p>
            <text:p><text:span text:style-name="T2">} <text:s text:c="9"/>}</text:span></text:p>
            <text:p><text:span text:style-name="T2"><text:s text:c="2"/></text:span></text:p>
          </draw:text-box>
        </draw:frame>
      </draw:page>
      <draw:page draw:name="page17" draw:style-name="dp1" draw:master-page-name="Standard">
        <draw:frame draw:style-name="gr43" draw:layer="layout" svg:width="8.418cm" svg:height="8.795cm" svg:x="4cm" svg:y="7.9cm">
          <draw:text-box>
            <text:p>4. Quasiparalell Sequencing</text:p>
            <text:p/>
            <text:p/>
            <text:p>Text fra Simula Standard</text:p>
            <text:p/>
            <text:p/>
            <text:p>Kode og tegning av</text:p>
            <text:p><text:s text:c="2"/>- Detach</text:p>
            <text:p><text:s text:c="2"/>- Call</text:p>
            <text:p><text:s/>- Resume</text:p>
            <text:p/>
            <text:p/>
          </draw:text-box>
        </draw:frame>
      </draw:page>
      <draw:page draw:name="page18" draw:style-name="dp1" draw:master-page-name="Standard">
        <draw:rect draw:style-name="gr19" draw:text-style-name="P7" draw:layer="layout" svg:width="2.8cm" svg:height="1.4cm" svg:x="4cm" svg:y="6cm">
          <text:p/>
        </draw:rect>
        <draw:rect draw:style-name="gr19" draw:text-style-name="P7" draw:layer="layout" svg:width="2.8cm" svg:height="1.4cm" svg:x="4cm" svg:y="8.6cm">
          <text:p/>
        </draw:rect>
        <draw:rect draw:style-name="gr19" draw:text-style-name="P7" draw:layer="layout" svg:width="2.8cm" svg:height="1.4cm" svg:x="12.201cm" svg:y="14.7cm">
          <text:p/>
        </draw:rect>
        <draw:rect draw:style-name="gr19" draw:text-style-name="P7" draw:layer="layout" svg:width="2.8cm" svg:height="1.4cm" svg:x="4.1cm" svg:y="14.8cm">
          <text:p/>
        </draw:rect>
        <draw:rect draw:style-name="gr19" draw:text-style-name="P7" draw:layer="layout" svg:width="2.8cm" svg:height="1.4cm" svg:x="4.1cm" svg:y="12.5cm">
          <text:p/>
        </draw:rect>
        <draw:rect draw:style-name="gr19" draw:text-style-name="P7" draw:layer="layout" svg:width="2.8cm" svg:height="1.4cm" svg:x="12.3cm" svg:y="8.5cm">
          <text:p/>
        </draw:rect>
        <draw:rect draw:style-name="gr19" draw:text-style-name="P7" draw:layer="layout" svg:width="2.8cm" svg:height="1.4cm" svg:x="12.4cm" svg:y="6cm">
          <text:p/>
        </draw:rect>
        <draw:frame draw:style-name="gr44" draw:text-style-name="P10" draw:layer="layout" svg:width="2.4cm" svg:height="1.518cm" svg:x="12.5cm" svg:y="5.9cm">
          <draw:text-box>
            <text:p><text:span text:style-name="T49"><text:s text:c="2"/></text:span><text:span text:style-name="T12">Class</text:span></text:p>
            <text:p><text:span text:style-name="T12">Instance</text:span></text:p>
          </draw:text-box>
        </draw:frame>
        <draw:line draw:style-name="gr26" draw:text-style-name="P7" draw:layer="layout" svg:x1="13.8cm" svg:y1="14.6cm" svg:x2="13.8cm" svg:y2="13.1cm">
          <text:p/>
        </draw:line>
        <draw:line draw:style-name="gr26" draw:text-style-name="P7" draw:layer="layout" svg:x1="13.76cm" svg:y1="11.837cm" svg:x2="13.76cm" svg:y2="9.837cm">
          <text:p/>
        </draw:line>
        <draw:line draw:style-name="gr26" draw:text-style-name="P7" draw:layer="layout" svg:x1="13.8cm" svg:y1="8.5cm" svg:x2="13.8cm" svg:y2="7.4cm">
          <text:p/>
        </draw:line>
        <draw:path draw:style-name="gr21" draw:text-style-name="P7" draw:layer="layout" svg:width="3.517cm" svg:height="10.095cm" svg:x="13.713cm" svg:y="4.885cm" svg:viewBox="0 0 3518 10096" svg:d="M0 1152c235-356 368-941 895-969 423-23 864-314 1267-112 419 210 833 559 968 1044 112 400 158 817 224 1230 68 423 122 843 149 1267 27 433 11 870 0 1304-10 417-92 834-223 1230-138 417-380 793-485 1229-96 396-232 783-410 1156-215 450-250 971-708 1267l-335 298">
          <text:p/>
        </draw:path>
        <draw:line draw:style-name="gr26" draw:text-style-name="P7" draw:layer="layout" svg:x1="15.5cm" svg:y1="14.5cm" svg:x2="15cm" svg:y2="15.1cm">
          <text:p/>
        </draw:line>
        <draw:frame draw:style-name="gr45" draw:text-style-name="P8" draw:layer="layout" svg:width="3.211cm" svg:height="1.916cm" svg:x="15.289cm" svg:y="15.249cm">
          <draw:text-box>
            <text:p><text:span text:style-name="T12">Reactivation</text:span></text:p>
            <text:p><text:span text:style-name="T12">Point here</text:span></text:p>
          </draw:text-box>
        </draw:frame>
        <draw:frame draw:style-name="gr46" draw:text-style-name="P10" draw:layer="layout" svg:width="3.774cm" svg:height="1.675cm" svg:x="12.3cm" svg:y="19cm">
          <draw:text-box>
            <text:p><text:span text:style-name="T49">Detached</text:span></text:p>
            <text:p><text:span text:style-name="T49">Component</text:span></text:p>
          </draw:text-box>
        </draw:frame>
        <draw:frame draw:style-name="gr47" draw:text-style-name="P10" draw:layer="layout" svg:width="5.184cm" svg:height="0.963cm" svg:x="3.116cm" svg:y="19.3cm">
          <draw:text-box>
            <text:p><text:span text:style-name="T49">Call Stack Chain</text:span></text:p>
          </draw:text-box>
        </draw:frame>
        <draw:frame draw:style-name="gr48" draw:text-style-name="P8" draw:layer="layout" svg:width="2.818cm" svg:height="1.361cm" svg:x="3.999cm" svg:y="6.062cm">
          <draw:text-box>
            <text:p><text:span text:style-name="T12">Outermost</text:span></text:p>
            <text:p><text:span text:style-name="T12"><text:s text:c="4"/></text:span><text:span text:style-name="T12">Block</text:span></text:p>
          </draw:text-box>
        </draw:frame>
        <draw:line draw:style-name="gr26" draw:text-style-name="P7" draw:layer="layout" svg:x1="5.5cm" svg:y1="14.8cm" svg:x2="5.5cm" svg:y2="13.9cm">
          <text:p/>
        </draw:line>
        <draw:line draw:style-name="gr26" draw:text-style-name="P7" draw:layer="layout" svg:x1="5.4cm" svg:y1="12.5cm" svg:x2="5.4cm" svg:y2="11.7cm">
          <text:p/>
        </draw:line>
        <draw:line draw:style-name="gr26" draw:text-style-name="P7" draw:layer="layout" svg:x1="5.4cm" svg:y1="10.9cm" svg:x2="5.4cm" svg:y2="10.1cm">
          <text:p/>
        </draw:line>
        <draw:line draw:style-name="gr26" draw:text-style-name="P7" draw:layer="layout" svg:x1="5.4cm" svg:y1="8.6cm" svg:x2="5.4cm" svg:y2="7.5cm">
          <text:p/>
        </draw:line>
        <draw:frame draw:style-name="gr49" draw:text-style-name="P8" draw:layer="layout" svg:width="2.153cm" svg:height="1.361cm" svg:x="4.451cm" svg:y="14.9cm">
          <draw:text-box>
            <text:p><text:span text:style-name="T12">Current</text:span></text:p>
            <text:p><text:span text:style-name="T12"><text:s text:c="2"/></text:span><text:span text:style-name="T12">Block</text:span></text:p>
          </draw:text-box>
        </draw:frame>
        <draw:frame draw:style-name="gr50" draw:text-style-name="P12" draw:layer="layout" svg:width="9.693cm" svg:height="0.983cm" svg:x="3cm" svg:y="2cm">
          <draw:text-box>
            <text:p><text:span text:style-name="T1">Klassisk illustrering av Detach</text:span></text:p>
          </draw:text-box>
        </draw:frame>
      </draw:page>
      <draw:page draw:name="page19" draw:style-name="dp1" draw:master-page-name="Standard">
        <draw:frame draw:style-name="gr51" draw:text-style-name="P13" draw:layer="layout" svg:width="17.241cm" svg:height="2.775cm" svg:x="1.059cm" svg:y="1.5cm">
          <draw:text-box>
            <text:p><text:span text:style-name="T120">For å illustrere problematiken ved save/restore av operand-stakken</text:span></text:p>
            <text:p><text:span text:style-name="T120">under utføring QPS/Detach I JVM.</text:span></text:p>
            <text:p><text:span text:style-name="T120"/></text:p>
            <text:p><text:span text:style-name="T120">Anta følgende Simula Program: </text:span></text:p>
          </draw:text-box>
        </draw:frame>
        <draw:frame draw:style-name="gr52" draw:layer="layout" svg:width="14.3cm" svg:height="17.619cm" svg:x="3.2cm" svg:y="4.7cm">
          <draw:text-box>
            <text:p><text:span text:style-name="T121">System</text:span><text:span text:style-name="T122"> begin</text:span><text:span text:style-name="T123"> </text:span><text:span text:style-name="T122">ref(</text:span><text:span text:style-name="T121">C</text:span><text:span text:style-name="T122">) </text:span><text:span text:style-name="T123"><text:s/></text:span><text:span text:style-name="T49">x;</text:span></text:p>
            <text:p><text:span text:style-name="T49"/></text:p>
            <text:p><text:span text:style-name="T122"><text:s text:c="9"/></text:span><text:span text:style-name="T122">procedure</text:span><text:span text:style-name="T123"> </text:span><text:span text:style-name="T49">P;</text:span></text:p>
            <text:p><text:span text:style-name="T49"><text:s text:c="9"/></text:span><text:span text:style-name="T124">begin</text:span><text:span text:style-name="T49"> <text:s/>x:-</text:span><text:span text:style-name="T124">new</text:span><text:span text:style-name="T49"> C();</text:span></text:p>
            <text:p><text:span text:style-name="T49"><text:s text:c="21"/>…</text:span></text:p>
            <text:p><text:span text:style-name="T49"><text:s text:c="21"/></text:span><text:span text:style-name="T125">call(x);</text:span></text:p>
            <text:p><text:span text:style-name="T49"><text:s text:c="9"/></text:span><text:span text:style-name="T124">end</text:span><text:span text:style-name="T49">;</text:span></text:p>
            <text:p><text:span text:style-name="T49"/></text:p>
            <text:p><text:span text:style-name="T49"><text:s text:c="9"/></text:span><text:span text:style-name="T124">class</text:span><text:span text:style-name="T49"> Component;</text:span></text:p>
            <text:p><text:span text:style-name="T49"><text:s text:c="9"/></text:span><text:span text:style-name="T124">begin</text:span></text:p>
            <text:p><text:span text:style-name="T122"><text:s text:c="15"/></text:span><text:span text:style-name="T122">procedure</text:span><text:span text:style-name="T123"> Q</text:span><text:span text:style-name="T49">;</text:span></text:p>
            <text:p><text:span text:style-name="T49"><text:s text:c="3"/></text:span><text:span text:style-name="T123"><text:s text:c="12"/></text:span><text:span text:style-name="T122">begin</text:span><text:span text:style-name="T123"> ...</text:span><text:span text:style-name="T49"> </text:span><text:span text:style-name="T125"><text:s/>detach;</text:span><text:span text:style-name="T49"> <text:s/>... <text:s/></text:span><text:span text:style-name="T122">end</text:span><text:span text:style-name="T49">;</text:span></text:p>
            <text:p><text:span text:style-name="T49"><text:s text:c="15"/></text:span><text:span text:style-name="T49">...</text:span></text:p>
            <text:p><text:span text:style-name="T49"><text:s text:c="15"/></text:span><text:span text:style-name="T49">Q;</text:span></text:p>
            <text:p><text:span text:style-name="T49"><text:s text:c="15"/></text:span><text:span text:style-name="T49">...</text:span></text:p>
            <text:p><text:span text:style-name="T49"><text:s text:c="9"/></text:span><text:span text:style-name="T49">e</text:span><text:span text:style-name="T122">nd </text:span><text:span text:style-name="T121">Component</text:span><text:span text:style-name="T49">;</text:span></text:p>
            <text:p><text:span text:style-name="T49"><text:s text:c="9"/></text:span><text:span text:style-name="T49">...</text:span></text:p>
            <text:p><text:span text:style-name="T49"><text:s text:c="9"/></text:span><text:span text:style-name="T49">P;</text:span></text:p>
            <text:p><text:span text:style-name="T49"><text:s text:c="9"/></text:span><text:span text:style-name="T49">...</text:span></text:p>
            <text:p><text:span text:style-name="T122">end </text:span><text:span text:style-name="T121">System</text:span><text:span text:style-name="T49">;</text:span></text:p>
          </draw:text-box>
        </draw:frame>
        <draw:frame draw:style-name="gr53" draw:text-style-name="P13" draw:layer="layout" svg:width="18.473cm" svg:height="9.716cm" svg:x="1cm" svg:y="19.984cm">
          <draw:text-box>
            <text:p><text:span text:style-name="T120">De neste par sider kan blas raskt I fram og tilbake. Du får da en</text:span></text:p>
            <text:p><text:span text:style-name="T120">animering av effekten av Detach slik jeg først tenkte meg å</text:span></text:p>
            <text:p><text:span text:style-name="T120">Implementere det hele.</text:span></text:p>
            <text:p><text:span text:style-name="T120"/></text:p>
            <text:p><text:span text:style-name="T120">Legg merke til at Stack-Framen til Q blir frigjort mens framen til C</text:span></text:p>
            <text:p><text:span text:style-name="T120">blir hengende og sansynligvis bryter reglene for bruk av stacken.</text:span></text:p>
            <text:p><text:span text:style-name="T120"/></text:p>
            <text:p><text:span text:style-name="T120">Det fins løsning på dette ved at ikke bare STM-koden til Q termineres</text:span></text:p>
            <text:p><text:span text:style-name="T120">Men hele stacken tilbake til nærmeste block som er et komponent hode,</text:span></text:p>
            <text:p><text:span text:style-name="T120">I vårt tilfelle instansen av klassen Component.</text:span></text:p>
            <text:p><text:span text:style-name="T120"/></text:p>
            <text:p><text:span text:style-name="T120">Dette blir så pirkete og komplisert at jeg foreslår å vente og se hva</text:span></text:p>
            <text:p><text:span text:style-name="T120"><text:s/></text:span><text:span text:style-name="T120">'Project Loom' kommer opp med. <text:s/></text:span></text:p>
            <text:p><text:span text:style-name="T120"/></text:p>
            <text:p><text:span text:style-name="T120"/></text:p>
          </draw:text-box>
        </draw:frame>
      </draw:page>
      <draw:page draw:name="page20" draw:style-name="dp1" draw:master-page-name="Standard">
        <draw:frame draw:style-name="gr54" draw:text-style-name="P10" draw:layer="layout" svg:width="10.963cm" svg:height="3.831cm" svg:x="5.4cm" svg:y="9.7cm">
          <draw:text-box>
            <text:p><text:span text:style-name="T49">Example <text:s/>Detach – </text:span><text:span text:style-name="T124">Call</text:span><text:span text:style-name="T49"> – Detach</text:span></text:p>
            <text:p><text:span text:style-name="T49"/></text:p>
            <text:p><text:span text:style-name="T49"/></text:p>
            <text:p><text:span text:style-name="T49">Denne gangen med separat Stack</text:span></text:p>
            <text:p><text:span text:style-name="T49"><text:s text:c="6"/></text:span><text:span text:style-name="T49">Knyttet til Componentene</text:span></text:p>
          </draw:text-box>
        </draw:frame>
      </draw:page>
      <draw:page draw:name="page21" draw:style-name="dp1" draw:master-page-name="Standard">
        <draw:rect draw:style-name="gr55" draw:text-style-name="P7" draw:layer="layout" svg:width="2.8cm" svg:height="7.4cm" svg:x="16.9cm" svg:y="19cm">
          <text:p/>
        </draw:rect>
        <draw:rect draw:style-name="gr19" draw:text-style-name="P7" draw:layer="layout" svg:width="2.8cm" svg:height="4cm" svg:x="16.9cm" svg:y="15cm">
          <text:p/>
        </draw:rect>
        <draw:frame draw:style-name="gr18" draw:text-style-name="P10" draw:layer="layout" svg:width="8.155cm" svg:height="25.371cm" svg:x="1.5cm" svg:y="2.3cm">
          <draw:text-box>
            <text:p><text:span text:style-name="T122">S begin</text:span></text:p>
            <text:p><text:span text:style-name="T49"><text:s text:c="2"/></text:span><text:span text:style-name="T123"><text:s/></text:span><text:span text:style-name="T122">ref(C) </text:span><text:span text:style-name="T123"><text:s/></text:span><text:span text:style-name="T49">x;</text:span></text:p>
            <text:p><text:span text:style-name="T49"/></text:p>
            <text:p><text:span text:style-name="T122"><text:s text:c="3"/></text:span><text:span text:style-name="T122">procedure</text:span><text:span text:style-name="T123"> </text:span><text:span text:style-name="T49">P;</text:span></text:p>
            <text:p><text:span text:style-name="T49"><text:s text:c="3"/></text:span><text:span text:style-name="T124">begin</text:span></text:p>
            <text:p><text:span text:style-name="T49"><text:s text:c="6"/></text:span><text:span text:style-name="T49">x:-</text:span><text:span text:style-name="T124">new</text:span><text:span text:style-name="T49"> C();</text:span></text:p>
            <text:p><text:span text:style-name="T49"><text:s text:c="6"/></text:span><text:span text:style-name="T49">- - -</text:span></text:p>
            <text:p><text:span text:style-name="T49"><text:s text:c="6"/></text:span><text:span text:style-name="T125">call(x);</text:span></text:p>
            <text:p><text:span text:style-name="T49"><text:s text:c="3"/></text:span><text:span text:style-name="T124">end</text:span><text:span text:style-name="T49">;</text:span></text:p>
            <text:p><text:span text:style-name="T49"/></text:p>
            <text:p><text:span text:style-name="T49"><text:s text:c="3"/></text:span><text:span text:style-name="T124">class</text:span><text:span text:style-name="T49"> C;</text:span></text:p>
            <text:p><text:span text:style-name="T49"><text:s text:c="3"/></text:span><text:span text:style-name="T124">begin</text:span></text:p>
            <text:p><text:span text:style-name="T122"><text:s text:c="6"/></text:span><text:span text:style-name="T122">procedure</text:span><text:span text:style-name="T123"> Q</text:span><text:span text:style-name="T49">;</text:span></text:p>
            <text:p><text:span text:style-name="T49"><text:s text:c="3"/></text:span><text:span text:style-name="T123"><text:s text:c="3"/></text:span><text:span text:style-name="T122">begin</text:span></text:p>
            <text:p><text:span text:style-name="T123"><text:s text:c="9"/></text:span><text:span text:style-name="T123">- - -</text:span></text:p>
            <text:p><text:span text:style-name="T49"><text:s text:c="8"/></text:span><text:span text:style-name="T125"><text:s/></text:span><text:span text:style-name="T125">detach;</text:span></text:p>
            <text:p><text:span text:style-name="T49"><text:s text:c="9"/></text:span><text:span text:style-name="T49">- - -</text:span></text:p>
            <text:p><text:span text:style-name="T49"><text:s text:c="6"/></text:span><text:span text:style-name="T126">end</text:span><text:span text:style-name="T49">;</text:span></text:p>
            <text:p><text:span text:style-name="T49"><text:s text:c="6"/></text:span><text:span text:style-name="T49">- - -</text:span></text:p>
            <text:p><text:span text:style-name="T49"><text:s text:c="6"/></text:span><text:span text:style-name="T49">Q;</text:span></text:p>
            <text:p><text:span text:style-name="T49"><text:s text:c="6"/></text:span><text:span text:style-name="T49">- - -</text:span></text:p>
            <text:p><text:span text:style-name="T49"><text:s text:c="3"/></text:span><text:span text:style-name="T122">end</text:span><text:span text:style-name="T49">;</text:span></text:p>
            <text:p><text:span text:style-name="T49"><text:s text:c="3"/></text:span><text:span text:style-name="T49">- - -</text:span></text:p>
            <text:p><text:span text:style-name="T49"><text:s text:c="3"/></text:span><text:span text:style-name="T49">P;</text:span></text:p>
            <text:p><text:span text:style-name="T49"><text:s text:c="3"/></text:span><text:span text:style-name="T49">- - -</text:span></text:p>
            <text:p><text:span text:style-name="T122">end</text:span><text:span text:style-name="T49">;</text:span></text:p>
          </draw:text-box>
        </draw:frame>
        <draw:rect draw:style-name="gr19" draw:text-style-name="P7" draw:layer="layout" svg:width="2.7cm" svg:height="4cm" svg:x="10.4cm" svg:y="20.8cm">
          <text:p/>
        </draw:rect>
        <draw:rect draw:style-name="gr19" draw:text-style-name="P7" draw:layer="layout" svg:width="2.7cm" svg:height="4cm" svg:x="10.4cm" svg:y="9cm">
          <text:p/>
        </draw:rect>
        <draw:rect draw:style-name="gr19" draw:text-style-name="P7" draw:layer="layout" svg:width="2.7cm" svg:height="4cm" svg:x="10.5cm" svg:y="3.5cm">
          <text:p/>
        </draw:rect>
        <draw:rect draw:style-name="gr56" draw:text-style-name="P7" draw:layer="layout" svg:width="2.7cm" svg:height="4cm" svg:x="10.4cm" svg:y="14.9cm">
          <text:p/>
        </draw:rect>
        <draw:rect draw:style-name="gr19" draw:text-style-name="P7" draw:layer="layout" svg:width="2.8cm" svg:height="4.7cm" svg:x="17cm" svg:y="3cm">
          <text:p/>
        </draw:rect>
        <draw:path draw:style-name="gr57" draw:text-style-name="P7" draw:layer="layout" svg:width="6.706cm" svg:height="0.969cm" svg:x="3.801cm" svg:y="2.831cm" svg:viewBox="0 0 6707 970" svg:d="M0 1c434 0 870-2 1304 0 402 1 766 213 1155 298 403 88 785 110 1193 224 451 126 860 277 1304 298 386 17 778 13 1155 112l410 37h186">
          <text:p/>
        </draw:path>
        <draw:frame draw:style-name="gr25" draw:text-style-name="P8" draw:layer="layout" svg:width="2.394cm" svg:height="1.361cm" svg:x="10.606cm" svg:y="3.6cm">
          <draw:text-box>
            <text:p><text:span text:style-name="T12"><text:s text:c="2"/></text:span><text:span text:style-name="T12">DL <text:s/>SL</text:span></text:p>
          </draw:text-box>
        </draw:frame>
        <draw:frame draw:style-name="gr25" draw:text-style-name="P8" draw:layer="layout" svg:width="2.394cm" svg:height="1.361cm" svg:x="10.6cm" svg:y="9.099cm">
          <draw:text-box>
            <text:p><text:span text:style-name="T12"><text:s text:c="2"/></text:span><text:span text:style-name="T12">DL <text:s/>SL</text:span></text:p>
          </draw:text-box>
        </draw:frame>
        <draw:frame draw:style-name="gr25" draw:text-style-name="P8" draw:layer="layout" svg:width="2.394cm" svg:height="1.361cm" svg:x="10.506cm" svg:y="15cm">
          <draw:text-box>
            <text:p><text:span text:style-name="T12"><text:s text:c="2"/></text:span><text:span text:style-name="T12">DL <text:s/>SL</text:span></text:p>
          </draw:text-box>
        </draw:frame>
        <draw:frame draw:style-name="gr25" draw:text-style-name="P8" draw:layer="layout" svg:width="2.394cm" svg:height="1.361cm" svg:x="10.5cm" svg:y="20.899cm">
          <draw:text-box>
            <text:p><text:span text:style-name="T12"><text:s text:c="2"/></text:span><text:span text:style-name="T12">DL <text:s/>SL</text:span></text:p>
          </draw:text-box>
        </draw:frame>
        <draw:line draw:style-name="gr26" draw:text-style-name="P7" draw:layer="layout" svg:x1="11.3cm" svg:y1="20.9cm" svg:x2="11.3cm" svg:y2="18.9cm">
          <text:p/>
        </draw:line>
        <draw:line draw:style-name="gr26" draw:text-style-name="P7" draw:layer="layout" svg:x1="11.3cm" svg:y1="15.1cm" svg:x2="11.3cm" svg:y2="13cm">
          <text:p/>
        </draw:line>
        <draw:line draw:style-name="gr26" draw:text-style-name="P7" draw:layer="layout" svg:x1="11.3cm" svg:y1="9.2cm" svg:x2="11.3cm" svg:y2="7.5cm">
          <text:p/>
        </draw:line>
        <draw:path draw:style-name="gr23" draw:text-style-name="P7" draw:layer="layout" svg:width="1.836cm" svg:height="5.3cm" svg:x="12.6cm" svg:y="4.099cm" svg:viewBox="0 0 1837 5301" svg:d="M741 0c406 223 705 666 708 1156 2 446 334 824 372 1267 37 432 0 869 0 1304 0 425 11 897-372 1230-338 293-755 355-1156 335l-293 9">
          <text:p/>
        </draw:path>
        <draw:path draw:style-name="gr23" draw:text-style-name="P7"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23" draw:text-style-name="P7" draw:layer="layout" svg:width="1.416cm" svg:height="5.321cm" svg:x="12.931cm" svg:y="15.95cm" svg:viewBox="0 0 1417 5322" svg:d="M186 0c481 32 854 441 1006 857 144 394 39 800 149 1230 101 396 112 844-37 1229-154 398 63 827-186 1156-234 309-327 1005-895 819h-223">
          <text:p/>
        </draw:path>
        <draw:frame draw:style-name="gr27" draw:text-style-name="P8" draw:layer="layout" svg:width="2.403cm" svg:height="0.963cm" svg:x="10.497cm" svg:y="9.937cm">
          <draw:text-box>
            <text:p><text:span text:style-name="T12"><text:s text:c="2"/></text:span></text:p>
          </draw:text-box>
        </draw:frame>
        <draw:line draw:style-name="gr21" draw:text-style-name="P7" draw:layer="layout" svg:x1="10.4cm" svg:y1="15.8cm" svg:x2="13.1cm" svg:y2="15.8cm">
          <text:p/>
        </draw:line>
        <draw:line draw:style-name="gr21" draw:text-style-name="P7" draw:layer="layout" svg:x1="10.4cm" svg:y1="9.9cm" svg:x2="13.1cm" svg:y2="9.9cm">
          <text:p/>
        </draw:line>
        <draw:line draw:style-name="gr21" draw:text-style-name="P7" draw:layer="layout" svg:x1="10.5cm" svg:y1="4.4cm" svg:x2="13.2cm" svg:y2="4.4cm">
          <text:p/>
        </draw:line>
        <draw:line draw:style-name="gr21" draw:text-style-name="P7" draw:layer="layout" svg:x1="10.4cm" svg:y1="21.7cm" svg:x2="13.1cm" svg:y2="21.7cm">
          <text:p/>
        </draw:line>
        <draw:line draw:style-name="gr21" draw:text-style-name="P7" draw:layer="layout" svg:x1="10.4cm" svg:y1="10.9cm" svg:x2="13.2cm" svg:y2="10.9cm">
          <text:p/>
        </draw:line>
        <draw:line draw:style-name="gr21" draw:text-style-name="P7" draw:layer="layout" svg:x1="10.4cm" svg:y1="16.7cm" svg:x2="13.2cm" svg:y2="16.7cm">
          <text:p/>
        </draw:line>
        <draw:frame draw:style-name="gr58" draw:text-style-name="P10" draw:layer="layout" svg:width="1.594cm" svg:height="0.806cm" svg:x="10.906cm" svg:y="11.1cm">
          <draw:text-box>
            <text:p><text:span text:style-name="T12">STM</text:span></text:p>
          </draw:text-box>
        </draw:frame>
        <draw:line draw:style-name="gr21" draw:text-style-name="P7" draw:layer="layout" svg:x1="10.4cm" svg:y1="11.9cm" svg:x2="13.2cm" svg:y2="11.9cm">
          <text:p/>
        </draw:line>
        <draw:line draw:style-name="gr21" draw:text-style-name="P7" draw:layer="layout" svg:x1="10.4cm" svg:y1="17.8cm" svg:x2="13.2cm" svg:y2="17.8cm">
          <text:p/>
        </draw:line>
        <draw:frame draw:style-name="gr31" draw:text-style-name="P10" draw:layer="layout" svg:width="4.342cm" svg:height="0.963cm" svg:x="14.9cm" svg:y="23.437cm">
          <draw:text-box>
            <text:p><text:span text:style-name="T49">Current Block</text:span></text:p>
          </draw:text-box>
        </draw:frame>
        <draw:line draw:style-name="gr26" draw:text-style-name="P7" draw:layer="layout" svg:x1="14.8cm" svg:y1="23.9cm" svg:x2="13.2cm" svg:y2="23.9cm">
          <text:p/>
        </draw:line>
        <draw:frame draw:style-name="gr59" draw:text-style-name="P10" draw:layer="layout" svg:width="12.106cm" svg:height="1.2cm" svg:x="5.079cm" svg:y="27cm">
          <draw:text-box>
            <text:p><text:span text:style-name="T49">Fig. 5 <text:s/>Separat Stack: Just before Detach</text:span></text:p>
          </draw:text-box>
        </draw:frame>
        <draw:frame draw:style-name="gr33" draw:text-style-name="P14" draw:layer="layout" svg:width="1.162cm" svg:height="0.983cm" svg:x="12.238cm" svg:y="8.117cm">
          <draw:text-box>
            <text:p><text:span text:style-name="T127">P</text:span></text:p>
          </draw:text-box>
        </draw:frame>
        <draw:frame draw:style-name="gr34" draw:text-style-name="P14" draw:layer="layout" svg:width="1.162cm" svg:height="0.983cm" svg:x="12.338cm" svg:y="14cm">
          <draw:text-box>
            <text:p><text:span text:style-name="T127">C</text:span></text:p>
          </draw:text-box>
        </draw:frame>
        <draw:frame draw:style-name="gr60" draw:text-style-name="P15" draw:layer="layout" svg:width="2.051cm" svg:height="0.983cm" svg:x="10.822cm" svg:y="1.277cm">
          <draw:text-box>
            <text:p><text:span text:style-name="T124">Heap</text:span></text:p>
          </draw:text-box>
        </draw:frame>
        <draw:frame draw:style-name="gr61" draw:text-style-name="P15" draw:layer="layout" svg:width="0.925cm" svg:height="0.983cm" svg:x="12.475cm" svg:y="2.617cm">
          <draw:text-box>
            <text:p><text:span text:style-name="T124">S</text:span></text:p>
          </draw:text-box>
        </draw:frame>
        <draw:frame draw:style-name="gr34" draw:text-style-name="P14" draw:layer="layout" svg:width="1.162cm" svg:height="0.983cm" svg:x="12.238cm" svg:y="19.8cm">
          <draw:text-box>
            <text:p><text:span text:style-name="T127">Q</text:span></text:p>
          </draw:text-box>
        </draw:frame>
        <draw:frame draw:style-name="gr27" draw:text-style-name="P8" draw:layer="layout" svg:width="2.403cm" svg:height="0.963cm" svg:x="10.697cm" svg:y="4.437cm">
          <draw:text-box>
            <text:p><text:span text:style-name="T12"><text:s text:c="2"/></text:span></text:p>
          </draw:text-box>
        </draw:frame>
        <draw:frame draw:style-name="gr27" draw:text-style-name="P8" draw:layer="layout" svg:width="2.403cm" svg:height="0.963cm" svg:x="10.5cm" svg:y="21.737cm">
          <draw:text-box>
            <text:p><text:span text:style-name="T12"><text:s text:c="2"/></text:span></text:p>
          </draw:text-box>
        </draw:frame>
        <draw:line draw:style-name="gr21" draw:text-style-name="P7" draw:layer="layout" svg:x1="10.4cm" svg:y1="5.2cm" svg:x2="13.2cm" svg:y2="5.2cm">
          <text:p/>
        </draw:line>
        <draw:line draw:style-name="gr21" draw:text-style-name="P7" draw:layer="layout" svg:x1="10.4cm" svg:y1="22.5cm" svg:x2="13.2cm" svg:y2="22.5cm">
          <text:p/>
        </draw:line>
        <draw:line draw:style-name="gr21" draw:text-style-name="P7" draw:layer="layout" svg:x1="10.4cm" svg:y1="6.2cm" svg:x2="13.2cm" svg:y2="6.2cm">
          <text:p/>
        </draw:line>
        <draw:line draw:style-name="gr21" draw:text-style-name="P7" draw:layer="layout" svg:x1="10.3cm" svg:y1="23.4cm" svg:x2="13.1cm" svg:y2="23.4cm">
          <text:p/>
        </draw:line>
        <draw:frame draw:style-name="gr58" draw:text-style-name="P10" draw:layer="layout" svg:width="1.594cm" svg:height="0.806cm" svg:x="11.006cm" svg:y="5.399cm">
          <draw:text-box>
            <text:p><text:span text:style-name="T12">STM</text:span></text:p>
          </draw:text-box>
        </draw:frame>
        <draw:frame draw:style-name="gr58" draw:text-style-name="P10" draw:layer="layout" svg:width="1.594cm" svg:height="0.806cm" svg:x="10.9cm" svg:y="16.899cm">
          <draw:text-box>
            <text:p><text:span text:style-name="T12">STM</text:span></text:p>
          </draw:text-box>
        </draw:frame>
        <draw:frame draw:style-name="gr58" draw:text-style-name="P10" draw:layer="layout" svg:width="1.594cm" svg:height="0.806cm" svg:x="10.9cm" svg:y="22.5cm">
          <draw:text-box>
            <text:p><text:span text:style-name="T12">STM</text:span></text:p>
          </draw:text-box>
        </draw:frame>
        <draw:frame draw:style-name="gr62" draw:text-style-name="P15" draw:layer="layout" svg:width="2.72cm" svg:height="0.983cm" svg:x="17.1cm" svg:y="2.117cm">
          <draw:text-box>
            <text:p><text:span text:style-name="T124">Stack 1</text:span></text:p>
          </draw:text-box>
        </draw:frame>
        <draw:line draw:style-name="gr21" draw:text-style-name="P7" draw:layer="layout" svg:x1="17cm" svg:y1="5.3cm" svg:x2="19.7cm" svg:y2="5.3cm">
          <text:p/>
        </draw:line>
        <draw:line draw:style-name="gr21" draw:text-style-name="P7" draw:layer="layout" svg:x1="17cm" svg:y1="17cm" svg:x2="19.7cm" svg:y2="17cm">
          <text:p/>
        </draw:line>
        <draw:rect draw:style-name="gr55" draw:text-style-name="P7" draw:layer="layout" svg:width="2.8cm" svg:height="4.4cm" svg:x="17cm" svg:y="7.7cm">
          <text:p/>
        </draw:rect>
        <draw:path draw:style-name="gr63" draw:text-style-name="P7" draw:layer="layout" svg:width="4.007cm" svg:height="4.563cm" svg:x="6.381cm" svg:y="4.748cm" svg:viewBox="0 0 4008 4564" svg:d="M0 155c347-219 821-228 1167 116 348 346 365 777 545 1168 185 402 198 863 428 1245 227 376 271 846 584 1167 301 309 649 800 1167 700l117-77">
          <text:p/>
        </draw:path>
        <draw:frame draw:style-name="gr64" draw:text-style-name="P8" draw:layer="layout" svg:width="7.648cm" svg:height="0.806cm" svg:x="7.99cm" svg:y="25.499cm">
          <draw:text-box>
            <text:p><text:span text:style-name="T12">C'detach == swap(C'DL,Current)</text:span></text:p>
          </draw:text-box>
        </draw:frame>
        <draw:frame draw:style-name="gr25" draw:text-style-name="P8" draw:layer="layout" svg:width="2.82cm" svg:height="1.361cm" svg:x="17.18cm" svg:y="3.5cm">
          <draw:text-box>
            <text:p><text:span text:style-name="T12">S-Frame</text:span></text:p>
          </draw:text-box>
        </draw:frame>
        <draw:frame draw:style-name="gr65" draw:text-style-name="P8" draw:layer="layout" svg:width="2.424cm" svg:height="0.806cm" svg:x="17.1cm" svg:y="6cm">
          <draw:text-box>
            <text:p><text:span text:style-name="T12">P-Frame</text:span></text:p>
          </draw:text-box>
        </draw:frame>
        <draw:frame draw:style-name="gr66" draw:text-style-name="P8" draw:layer="layout" svg:width="2.449cm" svg:height="0.806cm" svg:x="17cm" svg:y="15.5cm">
          <draw:text-box>
            <text:p><text:span text:style-name="T12">C-Frame</text:span></text:p>
          </draw:text-box>
        </draw:frame>
        <draw:frame draw:style-name="gr25" draw:text-style-name="P8" draw:layer="layout" svg:width="2.775cm" svg:height="1.361cm" svg:x="17.025cm" svg:y="17.6cm">
          <draw:text-box>
            <text:p><text:span text:style-name="T12">Q-Frame</text:span></text:p>
          </draw:text-box>
        </draw:frame>
        <draw:frame draw:style-name="gr67" draw:text-style-name="P13" draw:layer="layout" svg:width="1.848cm" svg:height="0.899cm" svg:x="0.87cm" svg:y="12.878cm">
          <draw:text-box>
            <text:p><text:span text:style-name="T50">PSC:</text:span></text:p>
          </draw:text-box>
        </draw:frame>
        <draw:line draw:style-name="gr26" draw:text-style-name="P7" draw:layer="layout" svg:x1="2.5cm" svg:y1="13.4cm" svg:x2="3.7cm" svg:y2="13.3cm">
          <text:p/>
        </draw:line>
        <draw:frame draw:style-name="gr62" draw:text-style-name="P15" draw:layer="layout" svg:width="2.72cm" svg:height="0.983cm" svg:x="16.861cm" svg:y="13.978cm">
          <draw:text-box>
            <text:p><text:span text:style-name="T124">Stack 2</text:span></text:p>
          </draw:text-box>
        </draw:frame>
        <draw:path draw:style-name="gr23" draw:text-style-name="P7" draw:layer="layout" svg:width="3.773cm" svg:height="5.485cm" svg:x="13.112cm" svg:y="17.47cm" svg:viewBox="0 0 3774 5486" svg:d="M3774 0c-565-3-682 588-856 973-181 399-368 754-428 1206-54 405-234 785-389 1167-154 379-170 818-389 1168-203 325-306 1085-895 894l-428 39-389 39">
          <text:p/>
        </draw:path>
        <draw:path draw:style-name="gr23" draw:text-style-name="P7" draw:layer="layout" svg:width="4.317cm" svg:height="1.827cm" svg:x="12.529cm" svg:y="15.486cm" svg:viewBox="0 0 4318 1828" svg:d="M4318 0c-526 7-773 543-1050 895-296 377-752 565-1167 778-384 196-804 84-1207 117h-389l-389 38-116-77">
          <text:p/>
        </draw:path>
        <draw:path draw:style-name="gr23" draw:text-style-name="P7" draw:layer="layout" svg:width="4.435cm" svg:height="2.217cm" svg:x="12.567cm" svg:y="3.463cm" svg:viewBox="0 0 4436 2218" svg:d="M4436 0c-502 22-698 545-817 934-144 472-555 791-973 972-361 156-765 174-1167 195-410 22-815-36-1206 117h-273">
          <text:p/>
        </draw:path>
        <draw:path draw:style-name="gr23" draw:text-style-name="P7"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63" draw:text-style-name="P7"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63" draw:text-style-name="P7"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page>
      <draw:page draw:name="page22" draw:style-name="dp1" draw:master-page-name="Standard">
        <draw:rect draw:style-name="gr55" draw:text-style-name="P7" draw:layer="layout" svg:width="2.8cm" svg:height="7.4cm" svg:x="16.9cm" svg:y="19cm">
          <text:p/>
        </draw:rect>
        <draw:rect draw:style-name="gr19" draw:text-style-name="P7" draw:layer="layout" svg:width="2.8cm" svg:height="4cm" svg:x="16.9cm" svg:y="15cm">
          <text:p/>
        </draw:rect>
        <draw:frame draw:style-name="gr18" draw:text-style-name="P10" draw:layer="layout" svg:width="8.155cm" svg:height="25.371cm" svg:x="1.5cm" svg:y="2.3cm">
          <draw:text-box>
            <text:p><text:span text:style-name="T122">S begin</text:span></text:p>
            <text:p><text:span text:style-name="T49"><text:s text:c="2"/></text:span><text:span text:style-name="T123"><text:s/></text:span><text:span text:style-name="T122">ref(C) </text:span><text:span text:style-name="T123"><text:s/></text:span><text:span text:style-name="T49">x;</text:span></text:p>
            <text:p><text:span text:style-name="T49"/></text:p>
            <text:p><text:span text:style-name="T122"><text:s text:c="3"/></text:span><text:span text:style-name="T122">procedure</text:span><text:span text:style-name="T123"> </text:span><text:span text:style-name="T49">P;</text:span></text:p>
            <text:p><text:span text:style-name="T49"><text:s text:c="3"/></text:span><text:span text:style-name="T124">begin</text:span></text:p>
            <text:p><text:span text:style-name="T49"><text:s text:c="6"/></text:span><text:span text:style-name="T49">x:-</text:span><text:span text:style-name="T124">new</text:span><text:span text:style-name="T49"> C();</text:span></text:p>
            <text:p><text:span text:style-name="T49"><text:s text:c="6"/></text:span><text:span text:style-name="T49">- - -</text:span></text:p>
            <text:p><text:span text:style-name="T49"><text:s text:c="6"/></text:span><text:span text:style-name="T125">call(x);</text:span></text:p>
            <text:p><text:span text:style-name="T49"><text:s text:c="3"/></text:span><text:span text:style-name="T124">end</text:span><text:span text:style-name="T49">;</text:span></text:p>
            <text:p><text:span text:style-name="T49"/></text:p>
            <text:p><text:span text:style-name="T49"><text:s text:c="3"/></text:span><text:span text:style-name="T124">class</text:span><text:span text:style-name="T49"> C;</text:span></text:p>
            <text:p><text:span text:style-name="T49"><text:s text:c="3"/></text:span><text:span text:style-name="T124">begin</text:span></text:p>
            <text:p><text:span text:style-name="T122"><text:s text:c="6"/></text:span><text:span text:style-name="T122">procedure</text:span><text:span text:style-name="T123"> Q</text:span><text:span text:style-name="T49">;</text:span></text:p>
            <text:p><text:span text:style-name="T49"><text:s text:c="3"/></text:span><text:span text:style-name="T123"><text:s text:c="3"/></text:span><text:span text:style-name="T122">begin</text:span></text:p>
            <text:p><text:span text:style-name="T123"><text:s text:c="9"/></text:span><text:span text:style-name="T123">- - -</text:span></text:p>
            <text:p><text:span text:style-name="T49"><text:s text:c="8"/></text:span><text:span text:style-name="T125"><text:s/></text:span><text:span text:style-name="T125">detach;</text:span></text:p>
            <text:p><text:span text:style-name="T49"><text:s text:c="9"/></text:span><text:span text:style-name="T49">- - -</text:span></text:p>
            <text:p><text:span text:style-name="T49"><text:s text:c="6"/></text:span><text:span text:style-name="T126">end</text:span><text:span text:style-name="T49">;</text:span></text:p>
            <text:p><text:span text:style-name="T49"><text:s text:c="6"/></text:span><text:span text:style-name="T49">- - -</text:span></text:p>
            <text:p><text:span text:style-name="T49"><text:s text:c="6"/></text:span><text:span text:style-name="T49">Q;</text:span></text:p>
            <text:p><text:span text:style-name="T49"><text:s text:c="6"/></text:span><text:span text:style-name="T49">- - -</text:span></text:p>
            <text:p><text:span text:style-name="T49"><text:s text:c="3"/></text:span><text:span text:style-name="T122">end</text:span><text:span text:style-name="T49">;</text:span></text:p>
            <text:p><text:span text:style-name="T49"><text:s text:c="3"/></text:span><text:span text:style-name="T49">- - -</text:span></text:p>
            <text:p><text:span text:style-name="T49"><text:s text:c="3"/></text:span><text:span text:style-name="T49">P;</text:span></text:p>
            <text:p><text:span text:style-name="T49"><text:s text:c="3"/></text:span><text:span text:style-name="T49">- - -</text:span></text:p>
            <text:p><text:span text:style-name="T122">end</text:span><text:span text:style-name="T49">;</text:span></text:p>
          </draw:text-box>
        </draw:frame>
        <draw:rect draw:style-name="gr19" draw:text-style-name="P7" draw:layer="layout" svg:width="2.7cm" svg:height="4cm" svg:x="10.4cm" svg:y="20.8cm">
          <text:p/>
        </draw:rect>
        <draw:rect draw:style-name="gr19" draw:text-style-name="P7" draw:layer="layout" svg:width="2.7cm" svg:height="4cm" svg:x="10.4cm" svg:y="9cm">
          <text:p/>
        </draw:rect>
        <draw:rect draw:style-name="gr19" draw:text-style-name="P7" draw:layer="layout" svg:width="2.7cm" svg:height="4cm" svg:x="10.5cm" svg:y="3.5cm">
          <text:p/>
        </draw:rect>
        <draw:rect draw:style-name="gr56" draw:text-style-name="P7" draw:layer="layout" svg:width="2.7cm" svg:height="4cm" svg:x="10.4cm" svg:y="14.9cm">
          <text:p/>
        </draw:rect>
        <draw:rect draw:style-name="gr19" draw:text-style-name="P7" draw:layer="layout" svg:width="2.8cm" svg:height="4.7cm" svg:x="17cm" svg:y="3cm">
          <text:p/>
        </draw:rect>
        <draw:path draw:style-name="gr57" draw:text-style-name="P7" draw:layer="layout" svg:width="6.706cm" svg:height="0.969cm" svg:x="3.801cm" svg:y="2.831cm" svg:viewBox="0 0 6707 970" svg:d="M0 1c434 0 870-2 1304 0 402 1 766 213 1155 298 403 88 785 110 1193 224 451 126 860 277 1304 298 386 17 778 13 1155 112l410 37h186">
          <text:p/>
        </draw:path>
        <draw:frame draw:style-name="gr25" draw:text-style-name="P8" draw:layer="layout" svg:width="2.394cm" svg:height="1.361cm" svg:x="10.606cm" svg:y="3.6cm">
          <draw:text-box>
            <text:p><text:span text:style-name="T12"><text:s text:c="2"/></text:span><text:span text:style-name="T12">DL <text:s/>SL</text:span></text:p>
          </draw:text-box>
        </draw:frame>
        <draw:frame draw:style-name="gr25" draw:text-style-name="P8" draw:layer="layout" svg:width="2.394cm" svg:height="1.361cm" svg:x="10.6cm" svg:y="9.099cm">
          <draw:text-box>
            <text:p><text:span text:style-name="T12"><text:s text:c="2"/></text:span><text:span text:style-name="T12">DL <text:s/>SL</text:span></text:p>
          </draw:text-box>
        </draw:frame>
        <draw:frame draw:style-name="gr25" draw:text-style-name="P8" draw:layer="layout" svg:width="2.394cm" svg:height="1.361cm" svg:x="10.506cm" svg:y="15cm">
          <draw:text-box>
            <text:p><text:span text:style-name="T12"><text:s text:c="2"/></text:span><text:span text:style-name="T12">DL <text:s/>SL</text:span></text:p>
          </draw:text-box>
        </draw:frame>
        <draw:frame draw:style-name="gr25" draw:text-style-name="P8" draw:layer="layout" svg:width="2.394cm" svg:height="1.361cm" svg:x="10.5cm" svg:y="20.899cm">
          <draw:text-box>
            <text:p><text:span text:style-name="T12"><text:s text:c="2"/></text:span><text:span text:style-name="T12">DL <text:s/>SL</text:span></text:p>
          </draw:text-box>
        </draw:frame>
        <draw:line draw:style-name="gr26" draw:text-style-name="P7" draw:layer="layout" svg:x1="11.3cm" svg:y1="20.9cm" svg:x2="11.3cm" svg:y2="18.9cm">
          <text:p/>
        </draw:line>
        <draw:line draw:style-name="gr26" draw:text-style-name="P7" draw:layer="layout" svg:x1="11.3cm" svg:y1="9.2cm" svg:x2="11.3cm" svg:y2="7.5cm">
          <text:p/>
        </draw:line>
        <draw:path draw:style-name="gr23" draw:text-style-name="P7" draw:layer="layout" svg:width="1.836cm" svg:height="5.3cm" svg:x="12.6cm" svg:y="4.099cm" svg:viewBox="0 0 1837 5301" svg:d="M741 0c406 223 705 666 708 1156 2 446 334 824 372 1267 37 432 0 869 0 1304 0 425 11 897-372 1230-338 293-755 355-1156 335l-293 9">
          <text:p/>
        </draw:path>
        <draw:path draw:style-name="gr23" draw:text-style-name="P7"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23" draw:text-style-name="P7" draw:layer="layout" svg:width="1.416cm" svg:height="5.321cm" svg:x="12.931cm" svg:y="15.95cm" svg:viewBox="0 0 1417 5322" svg:d="M186 0c481 32 854 441 1006 857 144 394 39 800 149 1230 101 396 112 844-37 1229-154 398 63 827-186 1156-234 309-327 1005-895 819h-223">
          <text:p/>
        </draw:path>
        <draw:frame draw:style-name="gr27" draw:text-style-name="P8" draw:layer="layout" svg:width="2.403cm" svg:height="0.963cm" svg:x="10.497cm" svg:y="9.937cm">
          <draw:text-box>
            <text:p><text:span text:style-name="T12"><text:s text:c="2"/></text:span></text:p>
          </draw:text-box>
        </draw:frame>
        <draw:line draw:style-name="gr21" draw:text-style-name="P7" draw:layer="layout" svg:x1="10.4cm" svg:y1="15.8cm" svg:x2="13.1cm" svg:y2="15.8cm">
          <text:p/>
        </draw:line>
        <draw:line draw:style-name="gr21" draw:text-style-name="P7" draw:layer="layout" svg:x1="10.4cm" svg:y1="9.9cm" svg:x2="13.1cm" svg:y2="9.9cm">
          <text:p/>
        </draw:line>
        <draw:line draw:style-name="gr21" draw:text-style-name="P7" draw:layer="layout" svg:x1="10.5cm" svg:y1="4.4cm" svg:x2="13.2cm" svg:y2="4.4cm">
          <text:p/>
        </draw:line>
        <draw:line draw:style-name="gr21" draw:text-style-name="P7" draw:layer="layout" svg:x1="10.4cm" svg:y1="21.7cm" svg:x2="13.1cm" svg:y2="21.7cm">
          <text:p/>
        </draw:line>
        <draw:line draw:style-name="gr21" draw:text-style-name="P7" draw:layer="layout" svg:x1="10.4cm" svg:y1="10.9cm" svg:x2="13.2cm" svg:y2="10.9cm">
          <text:p/>
        </draw:line>
        <draw:line draw:style-name="gr21" draw:text-style-name="P7" draw:layer="layout" svg:x1="10.4cm" svg:y1="16.7cm" svg:x2="13.2cm" svg:y2="16.7cm">
          <text:p/>
        </draw:line>
        <draw:frame draw:style-name="gr58" draw:text-style-name="P10" draw:layer="layout" svg:width="1.594cm" svg:height="0.806cm" svg:x="10.906cm" svg:y="11.1cm">
          <draw:text-box>
            <text:p><text:span text:style-name="T12">STM</text:span></text:p>
          </draw:text-box>
        </draw:frame>
        <draw:line draw:style-name="gr21" draw:text-style-name="P7" draw:layer="layout" svg:x1="10.4cm" svg:y1="11.9cm" svg:x2="13.2cm" svg:y2="11.9cm">
          <text:p/>
        </draw:line>
        <draw:line draw:style-name="gr21" draw:text-style-name="P7" draw:layer="layout" svg:x1="10.4cm" svg:y1="17.8cm" svg:x2="13.2cm" svg:y2="17.8cm">
          <text:p/>
        </draw:line>
        <draw:frame draw:style-name="gr31" draw:text-style-name="P10" draw:layer="layout" svg:width="4.342cm" svg:height="0.963cm" svg:x="14.9cm" svg:y="23.437cm">
          <draw:text-box>
            <text:p><text:span text:style-name="T49">Current Block</text:span></text:p>
          </draw:text-box>
        </draw:frame>
        <draw:frame draw:style-name="gr68" draw:text-style-name="P10" draw:layer="layout" svg:width="7.721cm" svg:height="1.2cm" svg:x="6.6cm" svg:y="27cm">
          <draw:text-box>
            <text:p><text:span text:style-name="T49">Fig. 6 <text:s text:c="2"/>Just after Detach</text:span></text:p>
          </draw:text-box>
        </draw:frame>
        <draw:frame draw:style-name="gr33" draw:text-style-name="P14" draw:layer="layout" svg:width="1.162cm" svg:height="0.983cm" svg:x="12.238cm" svg:y="8.117cm">
          <draw:text-box>
            <text:p><text:span text:style-name="T127">P</text:span></text:p>
          </draw:text-box>
        </draw:frame>
        <draw:frame draw:style-name="gr34" draw:text-style-name="P14" draw:layer="layout" svg:width="1.162cm" svg:height="0.983cm" svg:x="12.338cm" svg:y="14cm">
          <draw:text-box>
            <text:p><text:span text:style-name="T127">C</text:span></text:p>
          </draw:text-box>
        </draw:frame>
        <draw:frame draw:style-name="gr60" draw:text-style-name="P15" draw:layer="layout" svg:width="2.051cm" svg:height="0.983cm" svg:x="10.822cm" svg:y="1.277cm">
          <draw:text-box>
            <text:p><text:span text:style-name="T124">Heap</text:span></text:p>
          </draw:text-box>
        </draw:frame>
        <draw:frame draw:style-name="gr61" draw:text-style-name="P15" draw:layer="layout" svg:width="0.925cm" svg:height="0.983cm" svg:x="12.475cm" svg:y="2.617cm">
          <draw:text-box>
            <text:p><text:span text:style-name="T124">S</text:span></text:p>
          </draw:text-box>
        </draw:frame>
        <draw:frame draw:style-name="gr34" draw:text-style-name="P14" draw:layer="layout" svg:width="1.162cm" svg:height="0.983cm" svg:x="12.238cm" svg:y="19.8cm">
          <draw:text-box>
            <text:p><text:span text:style-name="T127">Q</text:span></text:p>
          </draw:text-box>
        </draw:frame>
        <draw:frame draw:style-name="gr27" draw:text-style-name="P8" draw:layer="layout" svg:width="2.403cm" svg:height="0.963cm" svg:x="10.697cm" svg:y="4.437cm">
          <draw:text-box>
            <text:p><text:span text:style-name="T12"><text:s text:c="2"/></text:span></text:p>
          </draw:text-box>
        </draw:frame>
        <draw:frame draw:style-name="gr27" draw:text-style-name="P8" draw:layer="layout" svg:width="2.403cm" svg:height="0.963cm" svg:x="10.5cm" svg:y="21.737cm">
          <draw:text-box>
            <text:p><text:span text:style-name="T12"><text:s text:c="2"/></text:span></text:p>
          </draw:text-box>
        </draw:frame>
        <draw:line draw:style-name="gr21" draw:text-style-name="P7" draw:layer="layout" svg:x1="10.4cm" svg:y1="5.2cm" svg:x2="13.2cm" svg:y2="5.2cm">
          <text:p/>
        </draw:line>
        <draw:line draw:style-name="gr21" draw:text-style-name="P7" draw:layer="layout" svg:x1="10.4cm" svg:y1="22.5cm" svg:x2="13.2cm" svg:y2="22.5cm">
          <text:p/>
        </draw:line>
        <draw:line draw:style-name="gr21" draw:text-style-name="P7" draw:layer="layout" svg:x1="10.4cm" svg:y1="6.2cm" svg:x2="13.2cm" svg:y2="6.2cm">
          <text:p/>
        </draw:line>
        <draw:line draw:style-name="gr21" draw:text-style-name="P7" draw:layer="layout" svg:x1="10.3cm" svg:y1="23.4cm" svg:x2="13.1cm" svg:y2="23.4cm">
          <text:p/>
        </draw:line>
        <draw:frame draw:style-name="gr58" draw:text-style-name="P10" draw:layer="layout" svg:width="1.594cm" svg:height="0.806cm" svg:x="11.006cm" svg:y="5.399cm">
          <draw:text-box>
            <text:p><text:span text:style-name="T12">STM</text:span></text:p>
          </draw:text-box>
        </draw:frame>
        <draw:frame draw:style-name="gr58" draw:text-style-name="P10" draw:layer="layout" svg:width="1.594cm" svg:height="0.806cm" svg:x="10.9cm" svg:y="16.899cm">
          <draw:text-box>
            <text:p><text:span text:style-name="T12">STM</text:span></text:p>
          </draw:text-box>
        </draw:frame>
        <draw:frame draw:style-name="gr58" draw:text-style-name="P10" draw:layer="layout" svg:width="1.594cm" svg:height="0.806cm" svg:x="10.9cm" svg:y="22.5cm">
          <draw:text-box>
            <text:p><text:span text:style-name="T12">STM</text:span></text:p>
          </draw:text-box>
        </draw:frame>
        <draw:frame draw:style-name="gr62" draw:text-style-name="P15" draw:layer="layout" svg:width="2.72cm" svg:height="0.983cm" svg:x="17.1cm" svg:y="2.117cm">
          <draw:text-box>
            <text:p><text:span text:style-name="T124">Stack 1</text:span></text:p>
          </draw:text-box>
        </draw:frame>
        <draw:line draw:style-name="gr21" draw:text-style-name="P7" draw:layer="layout" svg:x1="17cm" svg:y1="5.3cm" svg:x2="19.7cm" svg:y2="5.3cm">
          <text:p/>
        </draw:line>
        <draw:line draw:style-name="gr21" draw:text-style-name="P7" draw:layer="layout" svg:x1="17cm" svg:y1="17cm" svg:x2="19.7cm" svg:y2="17cm">
          <text:p/>
        </draw:line>
        <draw:rect draw:style-name="gr55" draw:text-style-name="P7" draw:layer="layout" svg:width="2.8cm" svg:height="4.4cm" svg:x="17cm" svg:y="7.7cm">
          <text:p/>
        </draw:rect>
        <draw:path draw:style-name="gr63" draw:text-style-name="P7" draw:layer="layout" svg:width="4.007cm" svg:height="4.563cm" svg:x="6.381cm" svg:y="4.748cm" svg:viewBox="0 0 4008 4564" svg:d="M0 155c347-219 821-228 1167 116 348 346 365 777 545 1168 185 402 198 863 428 1245 227 376 271 846 584 1167 301 309 649 800 1167 700l117-77">
          <text:p/>
        </draw:path>
        <draw:frame draw:style-name="gr64" draw:text-style-name="P8" draw:layer="layout" svg:width="7.648cm" svg:height="0.806cm" svg:x="7.99cm" svg:y="25.499cm">
          <draw:text-box>
            <text:p><text:span text:style-name="T12">C'detach == swap(C'DL,Current)</text:span></text:p>
          </draw:text-box>
        </draw:frame>
        <draw:frame draw:style-name="gr25" draw:text-style-name="P8" draw:layer="layout" svg:width="2.82cm" svg:height="1.361cm" svg:x="17.18cm" svg:y="3.5cm">
          <draw:text-box>
            <text:p><text:span text:style-name="T12">S-Frame</text:span></text:p>
          </draw:text-box>
        </draw:frame>
        <draw:frame draw:style-name="gr65" draw:text-style-name="P8" draw:layer="layout" svg:width="2.424cm" svg:height="0.806cm" svg:x="17.1cm" svg:y="6cm">
          <draw:text-box>
            <text:p><text:span text:style-name="T12">P-Frame</text:span></text:p>
          </draw:text-box>
        </draw:frame>
        <draw:frame draw:style-name="gr66" draw:text-style-name="P8" draw:layer="layout" svg:width="2.449cm" svg:height="0.806cm" svg:x="17cm" svg:y="15.5cm">
          <draw:text-box>
            <text:p><text:span text:style-name="T12">C-Frame</text:span></text:p>
          </draw:text-box>
        </draw:frame>
        <draw:frame draw:style-name="gr25" draw:text-style-name="P8" draw:layer="layout" svg:width="2.975cm" svg:height="1.361cm" svg:x="17.025cm" svg:y="17.6cm">
          <draw:text-box>
            <text:p><text:span text:style-name="T12">Q-Frame</text:span></text:p>
          </draw:text-box>
        </draw:frame>
        <draw:frame draw:style-name="gr67" draw:text-style-name="P13" draw:layer="layout" svg:width="1.848cm" svg:height="0.899cm" svg:x="0.952cm" svg:y="6.501cm">
          <draw:text-box>
            <text:p><text:span text:style-name="T50">PSC:</text:span></text:p>
          </draw:text-box>
        </draw:frame>
        <draw:line draw:style-name="gr26" draw:text-style-name="P7" draw:layer="layout" svg:x1="2.5cm" svg:y1="7cm" svg:x2="3.7cm" svg:y2="6.9cm">
          <text:p/>
        </draw:line>
        <draw:frame draw:style-name="gr62" draw:text-style-name="P15" draw:layer="layout" svg:width="2.72cm" svg:height="0.983cm" svg:x="16.861cm" svg:y="13.978cm">
          <draw:text-box>
            <text:p><text:span text:style-name="T124">Stack 2</text:span></text:p>
          </draw:text-box>
        </draw:frame>
        <draw:path draw:style-name="gr23" draw:text-style-name="P7" draw:layer="layout" svg:width="3.773cm" svg:height="5.485cm" svg:x="13.112cm" svg:y="17.47cm" svg:viewBox="0 0 3774 5486" svg:d="M3774 0c-565-3-682 588-856 973-181 399-368 754-428 1206-54 405-234 785-389 1167-154 379-170 818-389 1168-203 325-306 1085-895 894l-428 39-389 39">
          <text:p/>
        </draw:path>
        <draw:path draw:style-name="gr23" draw:text-style-name="P7" draw:layer="layout" svg:width="4.317cm" svg:height="1.827cm" svg:x="12.529cm" svg:y="15.486cm" svg:viewBox="0 0 4318 1828" svg:d="M4318 0c-526 7-773 543-1050 895-296 377-752 565-1167 778-384 196-804 84-1207 117h-389l-389 38-116-77">
          <text:p/>
        </draw:path>
        <draw:path draw:style-name="gr23" draw:text-style-name="P7" draw:layer="layout" svg:width="4.435cm" svg:height="2.217cm" svg:x="12.567cm" svg:y="3.463cm" svg:viewBox="0 0 4436 2218" svg:d="M4436 0c-502 22-698 545-817 934-144 472-555 791-973 972-361 156-765 174-1167 195-410 22-815-36-1206 117h-273">
          <text:p/>
        </draw:path>
        <draw:path draw:style-name="gr23" draw:text-style-name="P7"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63" draw:text-style-name="P7"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63" draw:text-style-name="P7"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path draw:style-name="gr69" draw:text-style-name="P7" draw:layer="layout" svg:width="2.192cm" svg:height="5.846cm" svg:x="8.818cm" svg:y="15.33cm" svg:viewBox="0 0 2193 5847" svg:d="M1532 5797c-428 182-870-158-1051-544-189-403-326-820-428-1245-94-395-33-805-39-1207-6-389 33-781 0-1167-42-483 223-882 506-1206 269-308 754-351 1167-350l428-78h78">
          <text:p/>
        </draw:path>
        <draw:path draw:style-name="gr69" draw:text-style-name="P7" draw:layer="layout" svg:width="2.023cm" svg:height="11.347cm" svg:x="13.151cm" svg:y="12.347cm" svg:viewBox="0 0 2024 11348" svg:d="M0 65c447-186 738 77 1206 155 455 76 390 777 467 1207 75 420 10 834 78 1245 68 414 60 838 156 1245 92 391 66 777 78 1167 12 388 61 782 0 1167-67 420-236 815-428 1207-185 379-254 805-389 1206-137 405-343 812-312 1245 29 404-249 978 389 1128l389 156 390 155">
          <text:p/>
        </draw:path>
      </draw:page>
      <draw:page draw:name="page23" draw:style-name="dp1" draw:master-page-name="Standard">
        <draw:rect draw:style-name="gr55" draw:text-style-name="P7" draw:layer="layout" svg:width="2.8cm" svg:height="7.4cm" svg:x="16.9cm" svg:y="19cm">
          <text:p/>
        </draw:rect>
        <draw:rect draw:style-name="gr19" draw:text-style-name="P7" draw:layer="layout" svg:width="2.8cm" svg:height="4cm" svg:x="16.9cm" svg:y="15cm">
          <text:p/>
        </draw:rect>
        <draw:frame draw:style-name="gr18" draw:text-style-name="P10" draw:layer="layout" svg:width="8.155cm" svg:height="25.371cm" svg:x="1.5cm" svg:y="2.3cm">
          <draw:text-box>
            <text:p><text:span text:style-name="T122">S begin</text:span></text:p>
            <text:p><text:span text:style-name="T49"><text:s text:c="2"/></text:span><text:span text:style-name="T123"><text:s/></text:span><text:span text:style-name="T122">ref(C) </text:span><text:span text:style-name="T123"><text:s/></text:span><text:span text:style-name="T49">x;</text:span></text:p>
            <text:p><text:span text:style-name="T49"/></text:p>
            <text:p><text:span text:style-name="T122"><text:s text:c="3"/></text:span><text:span text:style-name="T122">procedure</text:span><text:span text:style-name="T123"> </text:span><text:span text:style-name="T49">P;</text:span></text:p>
            <text:p><text:span text:style-name="T49"><text:s text:c="3"/></text:span><text:span text:style-name="T124">begin</text:span></text:p>
            <text:p><text:span text:style-name="T49"><text:s text:c="6"/></text:span><text:span text:style-name="T49">x:-</text:span><text:span text:style-name="T124">new</text:span><text:span text:style-name="T49"> C();</text:span></text:p>
            <text:p><text:span text:style-name="T49"><text:s text:c="6"/></text:span><text:span text:style-name="T49">- - -</text:span></text:p>
            <text:p><text:span text:style-name="T49"><text:s text:c="6"/></text:span><text:span text:style-name="T125">call(x);</text:span></text:p>
            <text:p><text:span text:style-name="T49"><text:s text:c="3"/></text:span><text:span text:style-name="T124">end</text:span><text:span text:style-name="T49">;</text:span></text:p>
            <text:p><text:span text:style-name="T49"/></text:p>
            <text:p><text:span text:style-name="T49"><text:s text:c="3"/></text:span><text:span text:style-name="T124">class</text:span><text:span text:style-name="T49"> C;</text:span></text:p>
            <text:p><text:span text:style-name="T49"><text:s text:c="3"/></text:span><text:span text:style-name="T124">begin</text:span></text:p>
            <text:p><text:span text:style-name="T122"><text:s text:c="6"/></text:span><text:span text:style-name="T122">procedure</text:span><text:span text:style-name="T123"> Q</text:span><text:span text:style-name="T49">;</text:span></text:p>
            <text:p><text:span text:style-name="T49"><text:s text:c="3"/></text:span><text:span text:style-name="T123"><text:s text:c="3"/></text:span><text:span text:style-name="T122">begin</text:span></text:p>
            <text:p><text:span text:style-name="T123"><text:s text:c="9"/></text:span><text:span text:style-name="T123">- - -</text:span></text:p>
            <text:p><text:span text:style-name="T49"><text:s text:c="8"/></text:span><text:span text:style-name="T125"><text:s/></text:span><text:span text:style-name="T125">detach;</text:span></text:p>
            <text:p><text:span text:style-name="T49"><text:s text:c="9"/></text:span><text:span text:style-name="T49">- - -</text:span></text:p>
            <text:p><text:span text:style-name="T49"><text:s text:c="6"/></text:span><text:span text:style-name="T126">end</text:span><text:span text:style-name="T49">;</text:span></text:p>
            <text:p><text:span text:style-name="T49"><text:s text:c="6"/></text:span><text:span text:style-name="T49">- - -</text:span></text:p>
            <text:p><text:span text:style-name="T49"><text:s text:c="6"/></text:span><text:span text:style-name="T49">Q;</text:span></text:p>
            <text:p><text:span text:style-name="T49"><text:s text:c="6"/></text:span><text:span text:style-name="T49">- - -</text:span></text:p>
            <text:p><text:span text:style-name="T49"><text:s text:c="3"/></text:span><text:span text:style-name="T122">end</text:span><text:span text:style-name="T49">;</text:span></text:p>
            <text:p><text:span text:style-name="T49"><text:s text:c="3"/></text:span><text:span text:style-name="T49">- - -</text:span></text:p>
            <text:p><text:span text:style-name="T49"><text:s text:c="3"/></text:span><text:span text:style-name="T49">P;</text:span></text:p>
            <text:p><text:span text:style-name="T49"><text:s text:c="3"/></text:span><text:span text:style-name="T49">- - -</text:span></text:p>
            <text:p><text:span text:style-name="T122">end</text:span><text:span text:style-name="T49">;</text:span></text:p>
          </draw:text-box>
        </draw:frame>
        <draw:rect draw:style-name="gr19" draw:text-style-name="P7" draw:layer="layout" svg:width="2.7cm" svg:height="4cm" svg:x="10.4cm" svg:y="20.8cm">
          <text:p/>
        </draw:rect>
        <draw:rect draw:style-name="gr19" draw:text-style-name="P7" draw:layer="layout" svg:width="2.7cm" svg:height="4cm" svg:x="10.4cm" svg:y="9cm">
          <text:p/>
        </draw:rect>
        <draw:rect draw:style-name="gr19" draw:text-style-name="P7" draw:layer="layout" svg:width="2.7cm" svg:height="4cm" svg:x="10.5cm" svg:y="3.5cm">
          <text:p/>
        </draw:rect>
        <draw:rect draw:style-name="gr56" draw:text-style-name="P7" draw:layer="layout" svg:width="2.7cm" svg:height="4cm" svg:x="10.4cm" svg:y="14.9cm">
          <text:p/>
        </draw:rect>
        <draw:rect draw:style-name="gr19" draw:text-style-name="P7" draw:layer="layout" svg:width="2.8cm" svg:height="4.7cm" svg:x="17cm" svg:y="3cm">
          <text:p/>
        </draw:rect>
        <draw:path draw:style-name="gr57" draw:text-style-name="P7" draw:layer="layout" svg:width="6.706cm" svg:height="0.969cm" svg:x="3.801cm" svg:y="2.831cm" svg:viewBox="0 0 6707 970" svg:d="M0 1c434 0 870-2 1304 0 402 1 766 213 1155 298 403 88 785 110 1193 224 451 126 860 277 1304 298 386 17 778 13 1155 112l410 37h186">
          <text:p/>
        </draw:path>
        <draw:frame draw:style-name="gr25" draw:text-style-name="P8" draw:layer="layout" svg:width="2.394cm" svg:height="1.361cm" svg:x="10.606cm" svg:y="3.6cm">
          <draw:text-box>
            <text:p><text:span text:style-name="T12"><text:s text:c="2"/></text:span><text:span text:style-name="T12">DL <text:s/>SL</text:span></text:p>
          </draw:text-box>
        </draw:frame>
        <draw:frame draw:style-name="gr25" draw:text-style-name="P8" draw:layer="layout" svg:width="2.394cm" svg:height="1.361cm" svg:x="10.6cm" svg:y="9.099cm">
          <draw:text-box>
            <text:p><text:span text:style-name="T12"><text:s text:c="2"/></text:span><text:span text:style-name="T12">DL <text:s/>SL</text:span></text:p>
          </draw:text-box>
        </draw:frame>
        <draw:frame draw:style-name="gr25" draw:text-style-name="P8" draw:layer="layout" svg:width="2.394cm" svg:height="1.361cm" svg:x="10.506cm" svg:y="15cm">
          <draw:text-box>
            <text:p><text:span text:style-name="T12"><text:s text:c="2"/></text:span><text:span text:style-name="T12">DL <text:s/>SL</text:span></text:p>
          </draw:text-box>
        </draw:frame>
        <draw:frame draw:style-name="gr25" draw:text-style-name="P8" draw:layer="layout" svg:width="2.394cm" svg:height="1.361cm" svg:x="10.5cm" svg:y="20.899cm">
          <draw:text-box>
            <text:p><text:span text:style-name="T12"><text:s text:c="2"/></text:span><text:span text:style-name="T12">DL <text:s/>SL</text:span></text:p>
          </draw:text-box>
        </draw:frame>
        <draw:line draw:style-name="gr26" draw:text-style-name="P7" draw:layer="layout" svg:x1="11.3cm" svg:y1="20.9cm" svg:x2="11.3cm" svg:y2="18.9cm">
          <text:p/>
        </draw:line>
        <draw:line draw:style-name="gr26" draw:text-style-name="P7" draw:layer="layout" svg:x1="11.3cm" svg:y1="15.1cm" svg:x2="11.3cm" svg:y2="13cm">
          <text:p/>
        </draw:line>
        <draw:line draw:style-name="gr26" draw:text-style-name="P7" draw:layer="layout" svg:x1="11.3cm" svg:y1="9.2cm" svg:x2="11.3cm" svg:y2="7.5cm">
          <text:p/>
        </draw:line>
        <draw:path draw:style-name="gr23" draw:text-style-name="P7" draw:layer="layout" svg:width="1.836cm" svg:height="5.3cm" svg:x="12.6cm" svg:y="4.099cm" svg:viewBox="0 0 1837 5301" svg:d="M741 0c406 223 705 666 708 1156 2 446 334 824 372 1267 37 432 0 869 0 1304 0 425 11 897-372 1230-338 293-755 355-1156 335l-293 9">
          <text:p/>
        </draw:path>
        <draw:path draw:style-name="gr23" draw:text-style-name="P7"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23" draw:text-style-name="P7" draw:layer="layout" svg:width="1.416cm" svg:height="5.321cm" svg:x="12.931cm" svg:y="15.95cm" svg:viewBox="0 0 1417 5322" svg:d="M186 0c481 32 854 441 1006 857 144 394 39 800 149 1230 101 396 112 844-37 1229-154 398 63 827-186 1156-234 309-327 1005-895 819h-223">
          <text:p/>
        </draw:path>
        <draw:frame draw:style-name="gr27" draw:text-style-name="P8" draw:layer="layout" svg:width="2.403cm" svg:height="0.963cm" svg:x="10.497cm" svg:y="9.937cm">
          <draw:text-box>
            <text:p><text:span text:style-name="T12"><text:s text:c="2"/></text:span></text:p>
          </draw:text-box>
        </draw:frame>
        <draw:line draw:style-name="gr21" draw:text-style-name="P7" draw:layer="layout" svg:x1="10.4cm" svg:y1="15.8cm" svg:x2="13.1cm" svg:y2="15.8cm">
          <text:p/>
        </draw:line>
        <draw:line draw:style-name="gr21" draw:text-style-name="P7" draw:layer="layout" svg:x1="10.4cm" svg:y1="9.9cm" svg:x2="13.1cm" svg:y2="9.9cm">
          <text:p/>
        </draw:line>
        <draw:line draw:style-name="gr21" draw:text-style-name="P7" draw:layer="layout" svg:x1="10.5cm" svg:y1="4.4cm" svg:x2="13.2cm" svg:y2="4.4cm">
          <text:p/>
        </draw:line>
        <draw:line draw:style-name="gr21" draw:text-style-name="P7" draw:layer="layout" svg:x1="10.4cm" svg:y1="21.7cm" svg:x2="13.1cm" svg:y2="21.7cm">
          <text:p/>
        </draw:line>
        <draw:line draw:style-name="gr21" draw:text-style-name="P7" draw:layer="layout" svg:x1="10.4cm" svg:y1="10.9cm" svg:x2="13.2cm" svg:y2="10.9cm">
          <text:p/>
        </draw:line>
        <draw:line draw:style-name="gr21" draw:text-style-name="P7" draw:layer="layout" svg:x1="10.4cm" svg:y1="16.7cm" svg:x2="13.2cm" svg:y2="16.7cm">
          <text:p/>
        </draw:line>
        <draw:frame draw:style-name="gr58" draw:text-style-name="P10" draw:layer="layout" svg:width="1.594cm" svg:height="0.806cm" svg:x="10.906cm" svg:y="11.1cm">
          <draw:text-box>
            <text:p><text:span text:style-name="T12">STM</text:span></text:p>
          </draw:text-box>
        </draw:frame>
        <draw:line draw:style-name="gr21" draw:text-style-name="P7" draw:layer="layout" svg:x1="10.4cm" svg:y1="11.9cm" svg:x2="13.2cm" svg:y2="11.9cm">
          <text:p/>
        </draw:line>
        <draw:line draw:style-name="gr21" draw:text-style-name="P7" draw:layer="layout" svg:x1="10.4cm" svg:y1="17.8cm" svg:x2="13.2cm" svg:y2="17.8cm">
          <text:p/>
        </draw:line>
        <draw:frame draw:style-name="gr31" draw:text-style-name="P10" draw:layer="layout" svg:width="4.342cm" svg:height="0.963cm" svg:x="14.9cm" svg:y="23.437cm">
          <draw:text-box>
            <text:p><text:span text:style-name="T49">Current Block</text:span></text:p>
          </draw:text-box>
        </draw:frame>
        <draw:line draw:style-name="gr26" draw:text-style-name="P7" draw:layer="layout" svg:x1="14.8cm" svg:y1="23.9cm" svg:x2="13.2cm" svg:y2="23.9cm">
          <text:p/>
        </draw:line>
        <draw:frame draw:style-name="gr70" draw:text-style-name="P10" draw:layer="layout" svg:width="6.621cm" svg:height="1.2cm" svg:x="7.779cm" svg:y="27cm">
          <draw:text-box>
            <text:p><text:span text:style-name="T49">Fig. 7 <text:s/>Just after Call</text:span></text:p>
          </draw:text-box>
        </draw:frame>
        <draw:frame draw:style-name="gr33" draw:text-style-name="P14" draw:layer="layout" svg:width="1.162cm" svg:height="0.983cm" svg:x="12.238cm" svg:y="8.117cm">
          <draw:text-box>
            <text:p><text:span text:style-name="T127">P</text:span></text:p>
          </draw:text-box>
        </draw:frame>
        <draw:frame draw:style-name="gr34" draw:text-style-name="P14" draw:layer="layout" svg:width="1.162cm" svg:height="0.983cm" svg:x="12.338cm" svg:y="14cm">
          <draw:text-box>
            <text:p><text:span text:style-name="T127">C</text:span></text:p>
          </draw:text-box>
        </draw:frame>
        <draw:frame draw:style-name="gr60" draw:text-style-name="P15" draw:layer="layout" svg:width="2.051cm" svg:height="0.983cm" svg:x="10.822cm" svg:y="1.277cm">
          <draw:text-box>
            <text:p><text:span text:style-name="T124">Heap</text:span></text:p>
          </draw:text-box>
        </draw:frame>
        <draw:frame draw:style-name="gr61" draw:text-style-name="P15" draw:layer="layout" svg:width="0.925cm" svg:height="0.983cm" svg:x="12.475cm" svg:y="2.617cm">
          <draw:text-box>
            <text:p><text:span text:style-name="T124">S</text:span></text:p>
          </draw:text-box>
        </draw:frame>
        <draw:frame draw:style-name="gr34" draw:text-style-name="P14" draw:layer="layout" svg:width="1.162cm" svg:height="0.983cm" svg:x="12.238cm" svg:y="19.8cm">
          <draw:text-box>
            <text:p><text:span text:style-name="T127">Q</text:span></text:p>
          </draw:text-box>
        </draw:frame>
        <draw:frame draw:style-name="gr27" draw:text-style-name="P8" draw:layer="layout" svg:width="2.403cm" svg:height="0.963cm" svg:x="10.697cm" svg:y="4.437cm">
          <draw:text-box>
            <text:p><text:span text:style-name="T12"><text:s text:c="2"/></text:span></text:p>
          </draw:text-box>
        </draw:frame>
        <draw:frame draw:style-name="gr27" draw:text-style-name="P8" draw:layer="layout" svg:width="2.403cm" svg:height="0.963cm" svg:x="10.5cm" svg:y="21.737cm">
          <draw:text-box>
            <text:p><text:span text:style-name="T12"><text:s text:c="2"/></text:span></text:p>
          </draw:text-box>
        </draw:frame>
        <draw:line draw:style-name="gr21" draw:text-style-name="P7" draw:layer="layout" svg:x1="10.4cm" svg:y1="5.2cm" svg:x2="13.2cm" svg:y2="5.2cm">
          <text:p/>
        </draw:line>
        <draw:line draw:style-name="gr21" draw:text-style-name="P7" draw:layer="layout" svg:x1="10.4cm" svg:y1="22.5cm" svg:x2="13.2cm" svg:y2="22.5cm">
          <text:p/>
        </draw:line>
        <draw:line draw:style-name="gr21" draw:text-style-name="P7" draw:layer="layout" svg:x1="10.4cm" svg:y1="6.2cm" svg:x2="13.2cm" svg:y2="6.2cm">
          <text:p/>
        </draw:line>
        <draw:line draw:style-name="gr21" draw:text-style-name="P7" draw:layer="layout" svg:x1="10.3cm" svg:y1="23.4cm" svg:x2="13.1cm" svg:y2="23.4cm">
          <text:p/>
        </draw:line>
        <draw:frame draw:style-name="gr58" draw:text-style-name="P10" draw:layer="layout" svg:width="1.594cm" svg:height="0.806cm" svg:x="11.006cm" svg:y="5.399cm">
          <draw:text-box>
            <text:p><text:span text:style-name="T12">STM</text:span></text:p>
          </draw:text-box>
        </draw:frame>
        <draw:frame draw:style-name="gr58" draw:text-style-name="P10" draw:layer="layout" svg:width="1.594cm" svg:height="0.806cm" svg:x="10.9cm" svg:y="16.899cm">
          <draw:text-box>
            <text:p><text:span text:style-name="T12">STM</text:span></text:p>
          </draw:text-box>
        </draw:frame>
        <draw:frame draw:style-name="gr58" draw:text-style-name="P10" draw:layer="layout" svg:width="1.594cm" svg:height="0.806cm" svg:x="10.9cm" svg:y="22.5cm">
          <draw:text-box>
            <text:p><text:span text:style-name="T12">STM</text:span></text:p>
          </draw:text-box>
        </draw:frame>
        <draw:frame draw:style-name="gr62" draw:text-style-name="P15" draw:layer="layout" svg:width="2.72cm" svg:height="0.983cm" svg:x="17.1cm" svg:y="2.117cm">
          <draw:text-box>
            <text:p><text:span text:style-name="T124">Stack 1</text:span></text:p>
          </draw:text-box>
        </draw:frame>
        <draw:line draw:style-name="gr21" draw:text-style-name="P7" draw:layer="layout" svg:x1="17cm" svg:y1="5.3cm" svg:x2="19.7cm" svg:y2="5.3cm">
          <text:p/>
        </draw:line>
        <draw:line draw:style-name="gr21" draw:text-style-name="P7" draw:layer="layout" svg:x1="17cm" svg:y1="17cm" svg:x2="19.7cm" svg:y2="17cm">
          <text:p/>
        </draw:line>
        <draw:rect draw:style-name="gr55" draw:text-style-name="P7" draw:layer="layout" svg:width="2.8cm" svg:height="4.4cm" svg:x="17cm" svg:y="7.7cm">
          <text:p/>
        </draw:rect>
        <draw:path draw:style-name="gr63" draw:text-style-name="P7" draw:layer="layout" svg:width="4.007cm" svg:height="4.563cm" svg:x="6.381cm" svg:y="4.748cm" svg:viewBox="0 0 4008 4564" svg:d="M0 155c347-219 821-228 1167 116 348 346 365 777 545 1168 185 402 198 863 428 1245 227 376 271 846 584 1167 301 309 649 800 1167 700l117-77">
          <text:p/>
        </draw:path>
        <draw:frame draw:style-name="gr64" draw:text-style-name="P8" draw:layer="layout" svg:width="7.648cm" svg:height="0.806cm" svg:x="7.99cm" svg:y="25.499cm">
          <draw:text-box>
            <text:p><text:span text:style-name="T12">C'call == swap(C'DL,Current)</text:span></text:p>
          </draw:text-box>
        </draw:frame>
        <draw:frame draw:style-name="gr25" draw:text-style-name="P8" draw:layer="layout" svg:width="2.82cm" svg:height="1.361cm" svg:x="17.18cm" svg:y="3.5cm">
          <draw:text-box>
            <text:p><text:span text:style-name="T12">S-Frame</text:span></text:p>
          </draw:text-box>
        </draw:frame>
        <draw:frame draw:style-name="gr65" draw:text-style-name="P8" draw:layer="layout" svg:width="2.424cm" svg:height="0.806cm" svg:x="17.1cm" svg:y="6cm">
          <draw:text-box>
            <text:p><text:span text:style-name="T12">P-Frame</text:span></text:p>
          </draw:text-box>
        </draw:frame>
        <draw:frame draw:style-name="gr66" draw:text-style-name="P8" draw:layer="layout" svg:width="2.449cm" svg:height="0.806cm" svg:x="17cm" svg:y="15.5cm">
          <draw:text-box>
            <text:p><text:span text:style-name="T12">C-Frame</text:span></text:p>
          </draw:text-box>
        </draw:frame>
        <draw:frame draw:style-name="gr25" draw:text-style-name="P8" draw:layer="layout" svg:width="2.975cm" svg:height="1.361cm" svg:x="17.025cm" svg:y="17.6cm">
          <draw:text-box>
            <text:p><text:span text:style-name="T12">Q-Frame</text:span></text:p>
          </draw:text-box>
        </draw:frame>
        <draw:frame draw:style-name="gr67" draw:text-style-name="P13" draw:layer="layout" svg:width="1.848cm" svg:height="0.899cm" svg:x="0.952cm" svg:y="14.001cm">
          <draw:text-box>
            <text:p><text:span text:style-name="T50">PSC:</text:span></text:p>
          </draw:text-box>
        </draw:frame>
        <draw:line draw:style-name="gr26" draw:text-style-name="P7" draw:layer="layout" svg:x1="2.5cm" svg:y1="14.4cm" svg:x2="3.7cm" svg:y2="14.3cm">
          <text:p/>
        </draw:line>
        <draw:frame draw:style-name="gr62" draw:text-style-name="P15" draw:layer="layout" svg:width="2.72cm" svg:height="0.983cm" svg:x="16.861cm" svg:y="13.978cm">
          <draw:text-box>
            <text:p><text:span text:style-name="T124">Stack 2</text:span></text:p>
          </draw:text-box>
        </draw:frame>
        <draw:path draw:style-name="gr23" draw:text-style-name="P7" draw:layer="layout" svg:width="3.773cm" svg:height="5.485cm" svg:x="13.112cm" svg:y="17.47cm" svg:viewBox="0 0 3774 5486" svg:d="M3774 0c-565-3-682 588-856 973-181 399-368 754-428 1206-54 405-234 785-389 1167-154 379-170 818-389 1168-203 325-306 1085-895 894l-428 39-389 39">
          <text:p/>
        </draw:path>
        <draw:path draw:style-name="gr23" draw:text-style-name="P7" draw:layer="layout" svg:width="4.317cm" svg:height="1.827cm" svg:x="12.529cm" svg:y="15.486cm" svg:viewBox="0 0 4318 1828" svg:d="M4318 0c-526 7-773 543-1050 895-296 377-752 565-1167 778-384 196-804 84-1207 117h-389l-389 38-116-77">
          <text:p/>
        </draw:path>
        <draw:path draw:style-name="gr23" draw:text-style-name="P7" draw:layer="layout" svg:width="4.435cm" svg:height="2.217cm" svg:x="12.567cm" svg:y="3.463cm" svg:viewBox="0 0 4436 2218" svg:d="M4436 0c-502 22-698 545-817 934-144 472-555 791-973 972-361 156-765 174-1167 195-410 22-815-36-1206 117h-273">
          <text:p/>
        </draw:path>
        <draw:path draw:style-name="gr23" draw:text-style-name="P7"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63" draw:text-style-name="P7"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63" draw:text-style-name="P7"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page>
      <draw:page draw:name="page24" draw:style-name="dp1" draw:master-page-name="Standard">
        <draw:frame draw:style-name="gr71" draw:text-style-name="P10" draw:layer="layout" svg:width="11.209cm" svg:height="2.407cm" svg:x="5.4cm" svg:y="9.7cm">
          <draw:text-box>
            <text:p><text:span text:style-name="T49">Example <text:s/>Detach – </text:span><text:span text:style-name="T124">Resume</text:span><text:span text:style-name="T49"> – Detach</text:span></text:p>
            <text:p><text:span text:style-name="T49"/></text:p>
            <text:p><text:span text:style-name="T49"><text:s text:c="12"/></text:span><text:span text:style-name="T49">Med separate Stack'er</text:span></text:p>
          </draw:text-box>
        </draw:frame>
      </draw:page>
      <draw:page draw:name="page25" draw:style-name="dp1" draw:master-page-name="Standard">
        <draw:rect draw:style-name="gr55" draw:text-style-name="P7" draw:layer="layout" svg:width="2.8cm" svg:height="7.4cm" svg:x="16.9cm" svg:y="19cm">
          <text:p/>
        </draw:rect>
        <draw:rect draw:style-name="gr19" draw:text-style-name="P7" draw:layer="layout" svg:width="2.8cm" svg:height="4cm" svg:x="16.9cm" svg:y="15cm">
          <text:p/>
        </draw:rect>
        <draw:frame draw:style-name="gr18" draw:text-style-name="P10" draw:layer="layout" svg:width="8.155cm" svg:height="25.371cm" svg:x="1.5cm" svg:y="2.3cm">
          <draw:text-box>
            <text:p><text:span text:style-name="T122">S begin</text:span></text:p>
            <text:p><text:span text:style-name="T49"><text:s text:c="2"/></text:span><text:span text:style-name="T123"><text:s/></text:span><text:span text:style-name="T122">ref(C) </text:span><text:span text:style-name="T123"><text:s/></text:span><text:span text:style-name="T49">x;</text:span></text:p>
            <text:p><text:span text:style-name="T49"/></text:p>
            <text:p><text:span text:style-name="T122"><text:s text:c="3"/></text:span><text:span text:style-name="T122">procedure</text:span><text:span text:style-name="T123"> </text:span><text:span text:style-name="T49">P;</text:span></text:p>
            <text:p><text:span text:style-name="T49"><text:s text:c="3"/></text:span><text:span text:style-name="T124">begin</text:span></text:p>
            <text:p><text:span text:style-name="T49"><text:s text:c="6"/></text:span><text:span text:style-name="T49">x:-</text:span><text:span text:style-name="T124">new</text:span><text:span text:style-name="T49"> C();</text:span></text:p>
            <text:p><text:span text:style-name="T49"><text:s text:c="6"/></text:span><text:span text:style-name="T49">- - -</text:span></text:p>
            <text:p><text:span text:style-name="T49"><text:s text:c="5"/></text:span><text:span text:style-name="T125"><text:s/></text:span><text:span text:style-name="T125">resume(x);</text:span></text:p>
            <text:p><text:span text:style-name="T49"><text:s text:c="3"/></text:span><text:span text:style-name="T124">end</text:span><text:span text:style-name="T49">;</text:span></text:p>
            <text:p><text:span text:style-name="T49"/></text:p>
            <text:p><text:span text:style-name="T49"><text:s text:c="3"/></text:span><text:span text:style-name="T124">class</text:span><text:span text:style-name="T49"> C;</text:span></text:p>
            <text:p><text:span text:style-name="T49"><text:s text:c="3"/></text:span><text:span text:style-name="T124">begin</text:span></text:p>
            <text:p><text:span text:style-name="T122"><text:s text:c="6"/></text:span><text:span text:style-name="T122">procedure</text:span><text:span text:style-name="T123"> Q</text:span><text:span text:style-name="T49">;</text:span></text:p>
            <text:p><text:span text:style-name="T49"><text:s text:c="3"/></text:span><text:span text:style-name="T123"><text:s text:c="3"/></text:span><text:span text:style-name="T122">begin</text:span></text:p>
            <text:p><text:span text:style-name="T123"><text:s text:c="9"/></text:span><text:span text:style-name="T123">- - -</text:span></text:p>
            <text:p><text:span text:style-name="T49"><text:s text:c="8"/></text:span><text:span text:style-name="T125"><text:s/></text:span><text:span text:style-name="T125">detach;</text:span></text:p>
            <text:p><text:span text:style-name="T49"><text:s text:c="9"/></text:span><text:span text:style-name="T49">- - -</text:span></text:p>
            <text:p><text:span text:style-name="T49"><text:s text:c="6"/></text:span><text:span text:style-name="T126">end</text:span><text:span text:style-name="T49">;</text:span></text:p>
            <text:p><text:span text:style-name="T49"><text:s text:c="6"/></text:span><text:span text:style-name="T49">- - -</text:span></text:p>
            <text:p><text:span text:style-name="T49"><text:s text:c="6"/></text:span><text:span text:style-name="T49">Q;</text:span></text:p>
            <text:p><text:span text:style-name="T49"><text:s text:c="6"/></text:span><text:span text:style-name="T49">- - -</text:span></text:p>
            <text:p><text:span text:style-name="T49"><text:s text:c="3"/></text:span><text:span text:style-name="T122">end</text:span><text:span text:style-name="T49">;</text:span></text:p>
            <text:p><text:span text:style-name="T49"><text:s text:c="3"/></text:span><text:span text:style-name="T49">- - -</text:span></text:p>
            <text:p><text:span text:style-name="T49"><text:s text:c="3"/></text:span><text:span text:style-name="T49">P;</text:span></text:p>
            <text:p><text:span text:style-name="T49"><text:s text:c="3"/></text:span><text:span text:style-name="T49">- - -</text:span></text:p>
            <text:p><text:span text:style-name="T122">end</text:span><text:span text:style-name="T49">;</text:span></text:p>
          </draw:text-box>
        </draw:frame>
        <draw:rect draw:style-name="gr19" draw:text-style-name="P7" draw:layer="layout" svg:width="2.7cm" svg:height="4cm" svg:x="10.4cm" svg:y="20.8cm">
          <text:p/>
        </draw:rect>
        <draw:rect draw:style-name="gr19" draw:text-style-name="P7" draw:layer="layout" svg:width="2.7cm" svg:height="4cm" svg:x="10.4cm" svg:y="9cm">
          <text:p/>
        </draw:rect>
        <draw:rect draw:style-name="gr56" draw:text-style-name="P7" draw:layer="layout" svg:width="2.7cm" svg:height="4cm" svg:x="10.5cm" svg:y="3.5cm">
          <text:p/>
        </draw:rect>
        <draw:rect draw:style-name="gr56" draw:text-style-name="P7" draw:layer="layout" svg:width="2.7cm" svg:height="4cm" svg:x="10.4cm" svg:y="14.9cm">
          <text:p/>
        </draw:rect>
        <draw:rect draw:style-name="gr19" draw:text-style-name="P7" draw:layer="layout" svg:width="2.8cm" svg:height="4.7cm" svg:x="17cm" svg:y="3cm">
          <text:p/>
        </draw:rect>
        <draw:path draw:style-name="gr57" draw:text-style-name="P7" draw:layer="layout" svg:width="6.706cm" svg:height="0.969cm" svg:x="3.801cm" svg:y="2.831cm" svg:viewBox="0 0 6707 970" svg:d="M0 1c434 0 870-2 1304 0 402 1 766 213 1155 298 403 88 785 110 1193 224 451 126 860 277 1304 298 386 17 778 13 1155 112l410 37h186">
          <text:p/>
        </draw:path>
        <draw:frame draw:style-name="gr25" draw:text-style-name="P8" draw:layer="layout" svg:width="2.394cm" svg:height="1.361cm" svg:x="10.606cm" svg:y="3.6cm">
          <draw:text-box>
            <text:p><text:span text:style-name="T12"><text:s text:c="2"/></text:span><text:span text:style-name="T12">DL <text:s/>SL</text:span></text:p>
          </draw:text-box>
        </draw:frame>
        <draw:frame draw:style-name="gr25" draw:text-style-name="P8" draw:layer="layout" svg:width="2.394cm" svg:height="1.361cm" svg:x="10.6cm" svg:y="9.099cm">
          <draw:text-box>
            <text:p><text:span text:style-name="T12"><text:s text:c="2"/></text:span><text:span text:style-name="T12">DL <text:s/>SL</text:span></text:p>
          </draw:text-box>
        </draw:frame>
        <draw:frame draw:style-name="gr25" draw:text-style-name="P8" draw:layer="layout" svg:width="2.394cm" svg:height="1.361cm" svg:x="10.506cm" svg:y="15cm">
          <draw:text-box>
            <text:p><text:span text:style-name="T12"><text:s text:c="2"/></text:span><text:span text:style-name="T12">DL <text:s/>SL</text:span></text:p>
          </draw:text-box>
        </draw:frame>
        <draw:frame draw:style-name="gr25" draw:text-style-name="P8" draw:layer="layout" svg:width="2.394cm" svg:height="1.361cm" svg:x="10.5cm" svg:y="20.899cm">
          <draw:text-box>
            <text:p><text:span text:style-name="T12"><text:s text:c="2"/></text:span><text:span text:style-name="T12">DL <text:s/>SL</text:span></text:p>
          </draw:text-box>
        </draw:frame>
        <draw:line draw:style-name="gr26" draw:text-style-name="P7" draw:layer="layout" svg:x1="11.3cm" svg:y1="20.9cm" svg:x2="11.3cm" svg:y2="18.9cm">
          <text:p/>
        </draw:line>
        <draw:line draw:style-name="gr26" draw:text-style-name="P7" draw:layer="layout" svg:x1="11.3cm" svg:y1="15.1cm" svg:x2="11.3cm" svg:y2="13cm">
          <text:p/>
        </draw:line>
        <draw:line draw:style-name="gr26" draw:text-style-name="P7" draw:layer="layout" svg:x1="11.3cm" svg:y1="9.2cm" svg:x2="11.3cm" svg:y2="7.5cm">
          <text:p/>
        </draw:line>
        <draw:path draw:style-name="gr23" draw:text-style-name="P7" draw:layer="layout" svg:width="1.836cm" svg:height="5.3cm" svg:x="12.6cm" svg:y="4.099cm" svg:viewBox="0 0 1837 5301" svg:d="M741 0c406 223 705 666 708 1156 2 446 334 824 372 1267 37 432 0 869 0 1304 0 425 11 897-372 1230-338 293-755 355-1156 335l-293 9">
          <text:p/>
        </draw:path>
        <draw:path draw:style-name="gr23" draw:text-style-name="P7"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23" draw:text-style-name="P7" draw:layer="layout" svg:width="1.416cm" svg:height="5.321cm" svg:x="12.931cm" svg:y="15.95cm" svg:viewBox="0 0 1417 5322" svg:d="M186 0c481 32 854 441 1006 857 144 394 39 800 149 1230 101 396 112 844-37 1229-154 398 63 827-186 1156-234 309-327 1005-895 819h-223">
          <text:p/>
        </draw:path>
        <draw:frame draw:style-name="gr27" draw:text-style-name="P8" draw:layer="layout" svg:width="2.403cm" svg:height="0.963cm" svg:x="10.497cm" svg:y="9.937cm">
          <draw:text-box>
            <text:p><text:span text:style-name="T12"><text:s text:c="2"/></text:span></text:p>
          </draw:text-box>
        </draw:frame>
        <draw:line draw:style-name="gr21" draw:text-style-name="P7" draw:layer="layout" svg:x1="10.4cm" svg:y1="15.8cm" svg:x2="13.1cm" svg:y2="15.8cm">
          <text:p/>
        </draw:line>
        <draw:line draw:style-name="gr21" draw:text-style-name="P7" draw:layer="layout" svg:x1="10.4cm" svg:y1="9.9cm" svg:x2="13.1cm" svg:y2="9.9cm">
          <text:p/>
        </draw:line>
        <draw:line draw:style-name="gr21" draw:text-style-name="P7" draw:layer="layout" svg:x1="10.5cm" svg:y1="4.4cm" svg:x2="13.2cm" svg:y2="4.4cm">
          <text:p/>
        </draw:line>
        <draw:line draw:style-name="gr21" draw:text-style-name="P7" draw:layer="layout" svg:x1="10.4cm" svg:y1="21.7cm" svg:x2="13.1cm" svg:y2="21.7cm">
          <text:p/>
        </draw:line>
        <draw:line draw:style-name="gr21" draw:text-style-name="P7" draw:layer="layout" svg:x1="10.4cm" svg:y1="10.9cm" svg:x2="13.2cm" svg:y2="10.9cm">
          <text:p/>
        </draw:line>
        <draw:line draw:style-name="gr21" draw:text-style-name="P7" draw:layer="layout" svg:x1="10.4cm" svg:y1="16.7cm" svg:x2="13.2cm" svg:y2="16.7cm">
          <text:p/>
        </draw:line>
        <draw:frame draw:style-name="gr58" draw:text-style-name="P10" draw:layer="layout" svg:width="1.594cm" svg:height="0.806cm" svg:x="10.906cm" svg:y="11.1cm">
          <draw:text-box>
            <text:p><text:span text:style-name="T12">STM</text:span></text:p>
          </draw:text-box>
        </draw:frame>
        <draw:line draw:style-name="gr21" draw:text-style-name="P7" draw:layer="layout" svg:x1="10.4cm" svg:y1="11.9cm" svg:x2="13.2cm" svg:y2="11.9cm">
          <text:p/>
        </draw:line>
        <draw:line draw:style-name="gr21" draw:text-style-name="P7" draw:layer="layout" svg:x1="10.4cm" svg:y1="17.8cm" svg:x2="13.2cm" svg:y2="17.8cm">
          <text:p/>
        </draw:line>
        <draw:frame draw:style-name="gr31" draw:text-style-name="P10" draw:layer="layout" svg:width="4.342cm" svg:height="0.963cm" svg:x="14.9cm" svg:y="23.437cm">
          <draw:text-box>
            <text:p><text:span text:style-name="T49">Current Block</text:span></text:p>
          </draw:text-box>
        </draw:frame>
        <draw:line draw:style-name="gr26" draw:text-style-name="P7" draw:layer="layout" svg:x1="14.8cm" svg:y1="23.9cm" svg:x2="13.2cm" svg:y2="23.9cm">
          <text:p/>
        </draw:line>
        <draw:frame draw:style-name="gr72" draw:text-style-name="P10" draw:layer="layout" svg:width="12.635cm" svg:height="1.2cm" svg:x="4.5cm" svg:y="27cm">
          <draw:text-box>
            <text:p><text:span text:style-name="T49">Fig. 8 <text:s/>Separat Stack: Just before 1.Detach</text:span></text:p>
          </draw:text-box>
        </draw:frame>
        <draw:frame draw:style-name="gr33" draw:text-style-name="P14" draw:layer="layout" svg:width="1.162cm" svg:height="0.983cm" svg:x="12.238cm" svg:y="8.117cm">
          <draw:text-box>
            <text:p><text:span text:style-name="T127">P</text:span></text:p>
          </draw:text-box>
        </draw:frame>
        <draw:frame draw:style-name="gr34" draw:text-style-name="P14" draw:layer="layout" svg:width="1.162cm" svg:height="0.983cm" svg:x="12.338cm" svg:y="14cm">
          <draw:text-box>
            <text:p><text:span text:style-name="T127">C</text:span></text:p>
          </draw:text-box>
        </draw:frame>
        <draw:frame draw:style-name="gr60" draw:text-style-name="P15" draw:layer="layout" svg:width="2.051cm" svg:height="0.983cm" svg:x="10.822cm" svg:y="1.277cm">
          <draw:text-box>
            <text:p><text:span text:style-name="T124">Heap</text:span></text:p>
          </draw:text-box>
        </draw:frame>
        <draw:frame draw:style-name="gr61" draw:text-style-name="P15" draw:layer="layout" svg:width="0.925cm" svg:height="0.983cm" svg:x="12.475cm" svg:y="2.617cm">
          <draw:text-box>
            <text:p><text:span text:style-name="T124">S</text:span></text:p>
          </draw:text-box>
        </draw:frame>
        <draw:frame draw:style-name="gr34" draw:text-style-name="P14" draw:layer="layout" svg:width="1.162cm" svg:height="0.983cm" svg:x="12.238cm" svg:y="19.8cm">
          <draw:text-box>
            <text:p><text:span text:style-name="T127">Q</text:span></text:p>
          </draw:text-box>
        </draw:frame>
        <draw:frame draw:style-name="gr27" draw:text-style-name="P8" draw:layer="layout" svg:width="2.403cm" svg:height="0.963cm" svg:x="10.697cm" svg:y="4.437cm">
          <draw:text-box>
            <text:p><text:span text:style-name="T12"><text:s text:c="2"/></text:span></text:p>
          </draw:text-box>
        </draw:frame>
        <draw:frame draw:style-name="gr27" draw:text-style-name="P8" draw:layer="layout" svg:width="2.403cm" svg:height="0.963cm" svg:x="10.497cm" svg:y="15.837cm">
          <draw:text-box>
            <text:p><text:span text:style-name="T12"><text:s text:c="4"/></text:span><text:span text:style-name="T12">PC</text:span></text:p>
          </draw:text-box>
        </draw:frame>
        <draw:frame draw:style-name="gr27" draw:text-style-name="P8" draw:layer="layout" svg:width="2.403cm" svg:height="0.963cm" svg:x="10.5cm" svg:y="21.737cm">
          <draw:text-box>
            <text:p><text:span text:style-name="T12"><text:s text:c="2"/></text:span></text:p>
          </draw:text-box>
        </draw:frame>
        <draw:line draw:style-name="gr21" draw:text-style-name="P7" draw:layer="layout" svg:x1="10.4cm" svg:y1="5.2cm" svg:x2="13.2cm" svg:y2="5.2cm">
          <text:p/>
        </draw:line>
        <draw:line draw:style-name="gr21" draw:text-style-name="P7" draw:layer="layout" svg:x1="10.4cm" svg:y1="22.5cm" svg:x2="13.2cm" svg:y2="22.5cm">
          <text:p/>
        </draw:line>
        <draw:line draw:style-name="gr21" draw:text-style-name="P7" draw:layer="layout" svg:x1="10.4cm" svg:y1="6.2cm" svg:x2="13.2cm" svg:y2="6.2cm">
          <text:p/>
        </draw:line>
        <draw:line draw:style-name="gr21" draw:text-style-name="P7" draw:layer="layout" svg:x1="10.3cm" svg:y1="23.4cm" svg:x2="13.1cm" svg:y2="23.4cm">
          <text:p/>
        </draw:line>
        <draw:frame draw:style-name="gr58" draw:text-style-name="P10" draw:layer="layout" svg:width="1.594cm" svg:height="0.806cm" svg:x="11.006cm" svg:y="5.399cm">
          <draw:text-box>
            <text:p><text:span text:style-name="T12">STM</text:span></text:p>
          </draw:text-box>
        </draw:frame>
        <draw:frame draw:style-name="gr58" draw:text-style-name="P10" draw:layer="layout" svg:width="1.594cm" svg:height="0.806cm" svg:x="10.9cm" svg:y="16.899cm">
          <draw:text-box>
            <text:p><text:span text:style-name="T12">STM</text:span></text:p>
          </draw:text-box>
        </draw:frame>
        <draw:frame draw:style-name="gr58" draw:text-style-name="P10" draw:layer="layout" svg:width="1.594cm" svg:height="0.806cm" svg:x="10.9cm" svg:y="22.5cm">
          <draw:text-box>
            <text:p><text:span text:style-name="T12">STM</text:span></text:p>
          </draw:text-box>
        </draw:frame>
        <draw:frame draw:style-name="gr62" draw:text-style-name="P15" draw:layer="layout" svg:width="2.72cm" svg:height="0.983cm" svg:x="17.1cm" svg:y="2.117cm">
          <draw:text-box>
            <text:p><text:span text:style-name="T124">Stack 1</text:span></text:p>
          </draw:text-box>
        </draw:frame>
        <draw:line draw:style-name="gr21" draw:text-style-name="P7" draw:layer="layout" svg:x1="17cm" svg:y1="5.3cm" svg:x2="19.7cm" svg:y2="5.3cm">
          <text:p/>
        </draw:line>
        <draw:line draw:style-name="gr21" draw:text-style-name="P7" draw:layer="layout" svg:x1="17cm" svg:y1="17cm" svg:x2="19.7cm" svg:y2="17cm">
          <text:p/>
        </draw:line>
        <draw:rect draw:style-name="gr55" draw:text-style-name="P7" draw:layer="layout" svg:width="2.8cm" svg:height="4.4cm" svg:x="17cm" svg:y="7.7cm">
          <text:p/>
        </draw:rect>
        <draw:path draw:style-name="gr63" draw:text-style-name="P7" draw:layer="layout" svg:width="4.007cm" svg:height="4.563cm" svg:x="6.381cm" svg:y="4.748cm" svg:viewBox="0 0 4008 4564" svg:d="M0 155c347-219 821-228 1167 116 348 346 365 777 545 1168 185 402 198 863 428 1245 227 376 271 846 584 1167 301 309 649 800 1167 700l117-77">
          <text:p/>
        </draw:path>
        <draw:frame draw:style-name="gr73" draw:text-style-name="P8" draw:layer="layout" svg:width="6.9cm" svg:height="1.916cm" svg:x="1.2cm" svg:y="23.899cm">
          <draw:text-box>
            <text:p><text:span text:style-name="T12">PC is the 'program counter' <text:s/>holding the program part of</text:span></text:p>
            <text:p><text:span text:style-name="T12">the 'reactivation point'.</text:span></text:p>
          </draw:text-box>
        </draw:frame>
        <draw:frame draw:style-name="gr25" draw:text-style-name="P8" draw:layer="layout" svg:width="2.82cm" svg:height="1.361cm" svg:x="17.18cm" svg:y="3.5cm">
          <draw:text-box>
            <text:p><text:span text:style-name="T12">S-Frame</text:span></text:p>
          </draw:text-box>
        </draw:frame>
        <draw:frame draw:style-name="gr65" draw:text-style-name="P8" draw:layer="layout" svg:width="2.424cm" svg:height="0.806cm" svg:x="17.1cm" svg:y="6cm">
          <draw:text-box>
            <text:p><text:span text:style-name="T12">P-Frame</text:span></text:p>
          </draw:text-box>
        </draw:frame>
        <draw:frame draw:style-name="gr66" draw:text-style-name="P8" draw:layer="layout" svg:width="2.449cm" svg:height="0.806cm" svg:x="17cm" svg:y="15.5cm">
          <draw:text-box>
            <text:p><text:span text:style-name="T12">C-Frame</text:span></text:p>
          </draw:text-box>
        </draw:frame>
        <draw:frame draw:style-name="gr25" draw:text-style-name="P8" draw:layer="layout" svg:width="2.975cm" svg:height="1.361cm" svg:x="17.025cm" svg:y="17.6cm">
          <draw:text-box>
            <text:p><text:span text:style-name="T12">Q-Frame</text:span></text:p>
          </draw:text-box>
        </draw:frame>
        <draw:frame draw:style-name="gr67" draw:text-style-name="P13" draw:layer="layout" svg:width="1.848cm" svg:height="0.899cm" svg:x="0.87cm" svg:y="12.878cm">
          <draw:text-box>
            <text:p><text:span text:style-name="T50">PSC:</text:span></text:p>
          </draw:text-box>
        </draw:frame>
        <draw:line draw:style-name="gr26" draw:text-style-name="P7" draw:layer="layout" svg:x1="2.5cm" svg:y1="13.4cm" svg:x2="3.7cm" svg:y2="13.3cm">
          <text:p/>
        </draw:line>
        <draw:frame draw:style-name="gr62" draw:text-style-name="P15" draw:layer="layout" svg:width="2.72cm" svg:height="0.983cm" svg:x="16.861cm" svg:y="13.978cm">
          <draw:text-box>
            <text:p><text:span text:style-name="T124">Stack 2</text:span></text:p>
          </draw:text-box>
        </draw:frame>
        <draw:path draw:style-name="gr23" draw:text-style-name="P7" draw:layer="layout" svg:width="3.773cm" svg:height="5.485cm" svg:x="13.112cm" svg:y="17.47cm" svg:viewBox="0 0 3774 5486" svg:d="M3774 0c-565-3-682 588-856 973-181 399-368 754-428 1206-54 405-234 785-389 1167-154 379-170 818-389 1168-203 325-306 1085-895 894l-428 39-389 39">
          <text:p/>
        </draw:path>
        <draw:path draw:style-name="gr23" draw:text-style-name="P7" draw:layer="layout" svg:width="4.317cm" svg:height="1.827cm" svg:x="12.529cm" svg:y="15.486cm" svg:viewBox="0 0 4318 1828" svg:d="M4318 0c-526 7-773 543-1050 895-296 377-752 565-1167 778-384 196-804 84-1207 117h-389l-389 38-116-77">
          <text:p/>
        </draw:path>
        <draw:path draw:style-name="gr23" draw:text-style-name="P7" draw:layer="layout" svg:width="4.435cm" svg:height="2.217cm" svg:x="12.567cm" svg:y="3.463cm" svg:viewBox="0 0 4436 2218" svg:d="M4436 0c-502 22-698 545-817 934-144 472-555 791-973 972-361 156-765 174-1167 195-410 22-815-36-1206 117h-273">
          <text:p/>
        </draw:path>
        <draw:path draw:style-name="gr23" draw:text-style-name="P7"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63" draw:text-style-name="P7"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63" draw:text-style-name="P7"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frame draw:style-name="gr27" draw:text-style-name="P8" draw:layer="layout" svg:width="2.403cm" svg:height="0.963cm" svg:x="10.697cm" svg:y="4.4cm">
          <draw:text-box>
            <text:p><text:span text:style-name="T12"><text:s text:c="4"/></text:span><text:span text:style-name="T12">PC</text:span></text:p>
          </draw:text-box>
        </draw:frame>
        <draw:frame draw:style-name="gr64" draw:text-style-name="P16" draw:layer="layout" svg:width="7.648cm" svg:height="0.806cm" svg:x="7.99cm" svg:y="25.499cm">
          <draw:text-box>
            <text:p text:style-name="P2"><text:span text:style-name="T128">Rotate(current,ins.DL,'main.DL)</text:span></text:p>
          </draw:text-box>
        </draw:frame>
      </draw:page>
      <draw:page draw:name="page26" draw:style-name="dp1" draw:master-page-name="Standard">
        <draw:rect draw:style-name="gr55" draw:text-style-name="P7" draw:layer="layout" svg:width="2.8cm" svg:height="7.4cm" svg:x="16.9cm" svg:y="19cm">
          <text:p/>
        </draw:rect>
        <draw:rect draw:style-name="gr19" draw:text-style-name="P7" draw:layer="layout" svg:width="2.8cm" svg:height="4cm" svg:x="16.9cm" svg:y="15cm">
          <text:p/>
        </draw:rect>
        <draw:frame draw:style-name="gr18" draw:text-style-name="P10" draw:layer="layout" svg:width="8.155cm" svg:height="25.371cm" svg:x="1.5cm" svg:y="2.3cm">
          <draw:text-box>
            <text:p><text:span text:style-name="T122">S begin</text:span></text:p>
            <text:p><text:span text:style-name="T49"><text:s text:c="2"/></text:span><text:span text:style-name="T123"><text:s/></text:span><text:span text:style-name="T122">ref(C) </text:span><text:span text:style-name="T123"><text:s/></text:span><text:span text:style-name="T49">x;</text:span></text:p>
            <text:p><text:span text:style-name="T49"/></text:p>
            <text:p><text:span text:style-name="T122"><text:s text:c="3"/></text:span><text:span text:style-name="T122">procedure</text:span><text:span text:style-name="T123"> </text:span><text:span text:style-name="T49">P;</text:span></text:p>
            <text:p><text:span text:style-name="T49"><text:s text:c="3"/></text:span><text:span text:style-name="T124">begin</text:span></text:p>
            <text:p><text:span text:style-name="T49"><text:s text:c="6"/></text:span><text:span text:style-name="T49">x:-</text:span><text:span text:style-name="T124">new</text:span><text:span text:style-name="T49"> C();</text:span></text:p>
            <text:p><text:span text:style-name="T49"><text:s text:c="6"/></text:span><text:span text:style-name="T49">- - -</text:span></text:p>
            <text:p><text:span text:style-name="T49"><text:s text:c="5"/></text:span><text:span text:style-name="T125"><text:s/></text:span><text:span text:style-name="T125">resume(x);</text:span></text:p>
            <text:p><text:span text:style-name="T49"><text:s text:c="3"/></text:span><text:span text:style-name="T124">end</text:span><text:span text:style-name="T49">;</text:span></text:p>
            <text:p><text:span text:style-name="T49"/></text:p>
            <text:p><text:span text:style-name="T49"><text:s text:c="3"/></text:span><text:span text:style-name="T124">class</text:span><text:span text:style-name="T49"> C;</text:span></text:p>
            <text:p><text:span text:style-name="T49"><text:s text:c="3"/></text:span><text:span text:style-name="T124">begin</text:span></text:p>
            <text:p><text:span text:style-name="T122"><text:s text:c="6"/></text:span><text:span text:style-name="T122">procedure</text:span><text:span text:style-name="T123"> Q</text:span><text:span text:style-name="T49">;</text:span></text:p>
            <text:p><text:span text:style-name="T49"><text:s text:c="3"/></text:span><text:span text:style-name="T123"><text:s text:c="3"/></text:span><text:span text:style-name="T122">begin</text:span></text:p>
            <text:p><text:span text:style-name="T123"><text:s text:c="9"/></text:span><text:span text:style-name="T123">- - -</text:span></text:p>
            <text:p><text:span text:style-name="T49"><text:s text:c="8"/></text:span><text:span text:style-name="T125"><text:s/></text:span><text:span text:style-name="T125">detach;</text:span></text:p>
            <text:p><text:span text:style-name="T49"><text:s text:c="9"/></text:span><text:span text:style-name="T49">- - -</text:span></text:p>
            <text:p><text:span text:style-name="T49"><text:s text:c="6"/></text:span><text:span text:style-name="T126">end</text:span><text:span text:style-name="T49">;</text:span></text:p>
            <text:p><text:span text:style-name="T49"><text:s text:c="6"/></text:span><text:span text:style-name="T49">- - -</text:span></text:p>
            <text:p><text:span text:style-name="T49"><text:s text:c="6"/></text:span><text:span text:style-name="T49">Q;</text:span></text:p>
            <text:p><text:span text:style-name="T49"><text:s text:c="6"/></text:span><text:span text:style-name="T49">- - -</text:span></text:p>
            <text:p><text:span text:style-name="T49"><text:s text:c="3"/></text:span><text:span text:style-name="T122">end</text:span><text:span text:style-name="T49">;</text:span></text:p>
            <text:p><text:span text:style-name="T49"><text:s text:c="3"/></text:span><text:span text:style-name="T49">- - -</text:span></text:p>
            <text:p><text:span text:style-name="T49"><text:s text:c="3"/></text:span><text:span text:style-name="T49">P;</text:span></text:p>
            <text:p><text:span text:style-name="T49"><text:s text:c="3"/></text:span><text:span text:style-name="T49">- - -</text:span></text:p>
            <text:p><text:span text:style-name="T122">end</text:span><text:span text:style-name="T49">;</text:span></text:p>
          </draw:text-box>
        </draw:frame>
        <draw:rect draw:style-name="gr19" draw:text-style-name="P7" draw:layer="layout" svg:width="2.7cm" svg:height="4cm" svg:x="10.4cm" svg:y="20.8cm">
          <text:p/>
        </draw:rect>
        <draw:rect draw:style-name="gr19" draw:text-style-name="P7" draw:layer="layout" svg:width="2.7cm" svg:height="4cm" svg:x="10.4cm" svg:y="9cm">
          <text:p/>
        </draw:rect>
        <draw:rect draw:style-name="gr56" draw:text-style-name="P7" draw:layer="layout" svg:width="2.7cm" svg:height="4cm" svg:x="10.5cm" svg:y="3.5cm">
          <text:p/>
        </draw:rect>
        <draw:rect draw:style-name="gr56" draw:text-style-name="P7" draw:layer="layout" svg:width="2.7cm" svg:height="4cm" svg:x="10.4cm" svg:y="14.9cm">
          <text:p/>
        </draw:rect>
        <draw:rect draw:style-name="gr19" draw:text-style-name="P7" draw:layer="layout" svg:width="2.8cm" svg:height="4.7cm" svg:x="17cm" svg:y="3cm">
          <text:p/>
        </draw:rect>
        <draw:path draw:style-name="gr57" draw:text-style-name="P7" draw:layer="layout" svg:width="6.706cm" svg:height="0.969cm" svg:x="3.801cm" svg:y="2.831cm" svg:viewBox="0 0 6707 970" svg:d="M0 1c434 0 870-2 1304 0 402 1 766 213 1155 298 403 88 785 110 1193 224 451 126 860 277 1304 298 386 17 778 13 1155 112l410 37h186">
          <text:p/>
        </draw:path>
        <draw:frame draw:style-name="gr25" draw:text-style-name="P8" draw:layer="layout" svg:width="2.394cm" svg:height="1.361cm" svg:x="10.606cm" svg:y="3.6cm">
          <draw:text-box>
            <text:p><text:span text:style-name="T12"><text:s text:c="2"/></text:span><text:span text:style-name="T12">DL <text:s/>SL</text:span></text:p>
          </draw:text-box>
        </draw:frame>
        <draw:frame draw:style-name="gr25" draw:text-style-name="P8" draw:layer="layout" svg:width="2.394cm" svg:height="1.361cm" svg:x="10.6cm" svg:y="9.099cm">
          <draw:text-box>
            <text:p><text:span text:style-name="T12"><text:s text:c="2"/></text:span><text:span text:style-name="T12">DL <text:s/>SL</text:span></text:p>
          </draw:text-box>
        </draw:frame>
        <draw:frame draw:style-name="gr25" draw:text-style-name="P8" draw:layer="layout" svg:width="2.394cm" svg:height="1.361cm" svg:x="10.506cm" svg:y="15cm">
          <draw:text-box>
            <text:p><text:span text:style-name="T12"><text:s text:c="2"/></text:span><text:span text:style-name="T12">DL <text:s/>SL</text:span></text:p>
          </draw:text-box>
        </draw:frame>
        <draw:frame draw:style-name="gr25" draw:text-style-name="P8" draw:layer="layout" svg:width="2.394cm" svg:height="1.361cm" svg:x="10.5cm" svg:y="20.899cm">
          <draw:text-box>
            <text:p><text:span text:style-name="T12"><text:s text:c="2"/></text:span><text:span text:style-name="T12">DL <text:s/>SL</text:span></text:p>
          </draw:text-box>
        </draw:frame>
        <draw:line draw:style-name="gr26" draw:text-style-name="P7" draw:layer="layout" svg:x1="11.3cm" svg:y1="20.9cm" svg:x2="11.3cm" svg:y2="18.9cm">
          <text:p/>
        </draw:line>
        <draw:line draw:style-name="gr26" draw:text-style-name="P7" draw:layer="layout" svg:x1="11.3cm" svg:y1="9.2cm" svg:x2="11.3cm" svg:y2="7.5cm">
          <text:p/>
        </draw:line>
        <draw:path draw:style-name="gr23" draw:text-style-name="P7" draw:layer="layout" svg:width="1.836cm" svg:height="5.3cm" svg:x="12.6cm" svg:y="4.099cm" svg:viewBox="0 0 1837 5301" svg:d="M741 0c406 223 705 666 708 1156 2 446 334 824 372 1267 37 432 0 869 0 1304 0 425 11 897-372 1230-338 293-755 355-1156 335l-293 9">
          <text:p/>
        </draw:path>
        <draw:path draw:style-name="gr23" draw:text-style-name="P7"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23" draw:text-style-name="P7" draw:layer="layout" svg:width="1.416cm" svg:height="5.321cm" svg:x="12.931cm" svg:y="15.95cm" svg:viewBox="0 0 1417 5322" svg:d="M186 0c481 32 854 441 1006 857 144 394 39 800 149 1230 101 396 112 844-37 1229-154 398 63 827-186 1156-234 309-327 1005-895 819h-223">
          <text:p/>
        </draw:path>
        <draw:frame draw:style-name="gr27" draw:text-style-name="P8" draw:layer="layout" svg:width="2.403cm" svg:height="0.963cm" svg:x="10.497cm" svg:y="9.937cm">
          <draw:text-box>
            <text:p><text:span text:style-name="T12"><text:s text:c="2"/></text:span></text:p>
          </draw:text-box>
        </draw:frame>
        <draw:line draw:style-name="gr21" draw:text-style-name="P7" draw:layer="layout" svg:x1="10.4cm" svg:y1="15.8cm" svg:x2="13.1cm" svg:y2="15.8cm">
          <text:p/>
        </draw:line>
        <draw:line draw:style-name="gr21" draw:text-style-name="P7" draw:layer="layout" svg:x1="10.4cm" svg:y1="9.9cm" svg:x2="13.1cm" svg:y2="9.9cm">
          <text:p/>
        </draw:line>
        <draw:line draw:style-name="gr21" draw:text-style-name="P7" draw:layer="layout" svg:x1="10.5cm" svg:y1="4.4cm" svg:x2="13.2cm" svg:y2="4.4cm">
          <text:p/>
        </draw:line>
        <draw:line draw:style-name="gr21" draw:text-style-name="P7" draw:layer="layout" svg:x1="10.4cm" svg:y1="21.7cm" svg:x2="13.1cm" svg:y2="21.7cm">
          <text:p/>
        </draw:line>
        <draw:line draw:style-name="gr21" draw:text-style-name="P7" draw:layer="layout" svg:x1="10.4cm" svg:y1="10.9cm" svg:x2="13.2cm" svg:y2="10.9cm">
          <text:p/>
        </draw:line>
        <draw:line draw:style-name="gr21" draw:text-style-name="P7" draw:layer="layout" svg:x1="10.4cm" svg:y1="16.7cm" svg:x2="13.2cm" svg:y2="16.7cm">
          <text:p/>
        </draw:line>
        <draw:frame draw:style-name="gr58" draw:text-style-name="P10" draw:layer="layout" svg:width="1.594cm" svg:height="0.806cm" svg:x="10.906cm" svg:y="11.1cm">
          <draw:text-box>
            <text:p><text:span text:style-name="T12">STM</text:span></text:p>
          </draw:text-box>
        </draw:frame>
        <draw:line draw:style-name="gr21" draw:text-style-name="P7" draw:layer="layout" svg:x1="10.4cm" svg:y1="11.9cm" svg:x2="13.2cm" svg:y2="11.9cm">
          <text:p/>
        </draw:line>
        <draw:line draw:style-name="gr21" draw:text-style-name="P7" draw:layer="layout" svg:x1="10.4cm" svg:y1="17.8cm" svg:x2="13.2cm" svg:y2="17.8cm">
          <text:p/>
        </draw:line>
        <draw:frame draw:style-name="gr31" draw:text-style-name="P10" draw:layer="layout" svg:width="4.342cm" svg:height="0.963cm" svg:x="14.9cm" svg:y="23.437cm">
          <draw:text-box>
            <text:p><text:span text:style-name="T49">Current Block</text:span></text:p>
          </draw:text-box>
        </draw:frame>
        <draw:frame draw:style-name="gr74" draw:text-style-name="P10" draw:layer="layout" svg:width="13.579cm" svg:height="1.2cm" svg:x="4.2cm" svg:y="27cm">
          <draw:text-box>
            <text:p><text:span text:style-name="T49">Fig. 9 <text:s/>Just after 1.Detach and before Resume</text:span></text:p>
          </draw:text-box>
        </draw:frame>
        <draw:frame draw:style-name="gr33" draw:text-style-name="P14" draw:layer="layout" svg:width="1.162cm" svg:height="0.983cm" svg:x="12.238cm" svg:y="8.117cm">
          <draw:text-box>
            <text:p><text:span text:style-name="T127">P</text:span></text:p>
          </draw:text-box>
        </draw:frame>
        <draw:frame draw:style-name="gr34" draw:text-style-name="P14" draw:layer="layout" svg:width="1.162cm" svg:height="0.983cm" svg:x="12.338cm" svg:y="14cm">
          <draw:text-box>
            <text:p><text:span text:style-name="T127">C</text:span></text:p>
          </draw:text-box>
        </draw:frame>
        <draw:frame draw:style-name="gr60" draw:text-style-name="P15" draw:layer="layout" svg:width="2.051cm" svg:height="0.983cm" svg:x="10.822cm" svg:y="1.277cm">
          <draw:text-box>
            <text:p><text:span text:style-name="T124">Heap</text:span></text:p>
          </draw:text-box>
        </draw:frame>
        <draw:frame draw:style-name="gr61" draw:text-style-name="P15" draw:layer="layout" svg:width="0.925cm" svg:height="0.983cm" svg:x="12.475cm" svg:y="2.617cm">
          <draw:text-box>
            <text:p><text:span text:style-name="T124">S</text:span></text:p>
          </draw:text-box>
        </draw:frame>
        <draw:frame draw:style-name="gr34" draw:text-style-name="P14" draw:layer="layout" svg:width="1.162cm" svg:height="0.983cm" svg:x="12.238cm" svg:y="19.8cm">
          <draw:text-box>
            <text:p><text:span text:style-name="T127">Q</text:span></text:p>
          </draw:text-box>
        </draw:frame>
        <draw:frame draw:style-name="gr27" draw:text-style-name="P8" draw:layer="layout" svg:width="2.403cm" svg:height="0.963cm" svg:x="10.697cm" svg:y="4.437cm">
          <draw:text-box>
            <text:p><text:span text:style-name="T12"><text:s text:c="2"/></text:span></text:p>
          </draw:text-box>
        </draw:frame>
        <draw:frame draw:style-name="gr27" draw:text-style-name="P8" draw:layer="layout" svg:width="2.403cm" svg:height="0.963cm" svg:x="10.497cm" svg:y="15.837cm">
          <draw:text-box>
            <text:p><text:span text:style-name="T12"><text:s text:c="4"/></text:span><text:span text:style-name="T12">PC</text:span></text:p>
          </draw:text-box>
        </draw:frame>
        <draw:frame draw:style-name="gr27" draw:text-style-name="P8" draw:layer="layout" svg:width="2.403cm" svg:height="0.963cm" svg:x="10.5cm" svg:y="21.737cm">
          <draw:text-box>
            <text:p><text:span text:style-name="T12"><text:s text:c="2"/></text:span></text:p>
          </draw:text-box>
        </draw:frame>
        <draw:line draw:style-name="gr21" draw:text-style-name="P7" draw:layer="layout" svg:x1="10.4cm" svg:y1="5.2cm" svg:x2="13.2cm" svg:y2="5.2cm">
          <text:p/>
        </draw:line>
        <draw:line draw:style-name="gr21" draw:text-style-name="P7" draw:layer="layout" svg:x1="10.4cm" svg:y1="22.5cm" svg:x2="13.2cm" svg:y2="22.5cm">
          <text:p/>
        </draw:line>
        <draw:line draw:style-name="gr21" draw:text-style-name="P7" draw:layer="layout" svg:x1="10.4cm" svg:y1="6.2cm" svg:x2="13.2cm" svg:y2="6.2cm">
          <text:p/>
        </draw:line>
        <draw:line draw:style-name="gr21" draw:text-style-name="P7" draw:layer="layout" svg:x1="10.3cm" svg:y1="23.4cm" svg:x2="13.1cm" svg:y2="23.4cm">
          <text:p/>
        </draw:line>
        <draw:frame draw:style-name="gr58" draw:text-style-name="P10" draw:layer="layout" svg:width="1.594cm" svg:height="0.806cm" svg:x="11.006cm" svg:y="5.399cm">
          <draw:text-box>
            <text:p><text:span text:style-name="T12">STM</text:span></text:p>
          </draw:text-box>
        </draw:frame>
        <draw:frame draw:style-name="gr58" draw:text-style-name="P10" draw:layer="layout" svg:width="1.594cm" svg:height="0.806cm" svg:x="10.9cm" svg:y="16.899cm">
          <draw:text-box>
            <text:p><text:span text:style-name="T12">STM</text:span></text:p>
          </draw:text-box>
        </draw:frame>
        <draw:frame draw:style-name="gr58" draw:text-style-name="P10" draw:layer="layout" svg:width="1.594cm" svg:height="0.806cm" svg:x="10.9cm" svg:y="22.5cm">
          <draw:text-box>
            <text:p><text:span text:style-name="T12">STM</text:span></text:p>
          </draw:text-box>
        </draw:frame>
        <draw:frame draw:style-name="gr62" draw:text-style-name="P15" draw:layer="layout" svg:width="2.72cm" svg:height="0.983cm" svg:x="17.1cm" svg:y="2.117cm">
          <draw:text-box>
            <text:p><text:span text:style-name="T124">Stack 1</text:span></text:p>
          </draw:text-box>
        </draw:frame>
        <draw:line draw:style-name="gr21" draw:text-style-name="P7" draw:layer="layout" svg:x1="17cm" svg:y1="5.3cm" svg:x2="19.7cm" svg:y2="5.3cm">
          <text:p/>
        </draw:line>
        <draw:line draw:style-name="gr21" draw:text-style-name="P7" draw:layer="layout" svg:x1="17cm" svg:y1="17cm" svg:x2="19.7cm" svg:y2="17cm">
          <text:p/>
        </draw:line>
        <draw:rect draw:style-name="gr55" draw:text-style-name="P7" draw:layer="layout" svg:width="2.8cm" svg:height="4.4cm" svg:x="17cm" svg:y="7.7cm">
          <text:p/>
        </draw:rect>
        <draw:path draw:style-name="gr63" draw:text-style-name="P7" draw:layer="layout" svg:width="4.007cm" svg:height="4.563cm" svg:x="6.381cm" svg:y="4.748cm" svg:viewBox="0 0 4008 4564" svg:d="M0 155c347-219 821-228 1167 116 348 346 365 777 545 1168 185 402 198 863 428 1245 227 376 271 846 584 1167 301 309 649 800 1167 700l117-77">
          <text:p/>
        </draw:path>
        <draw:frame draw:style-name="gr73" draw:text-style-name="P8" draw:layer="layout" svg:width="6.9cm" svg:height="1.916cm" svg:x="1.2cm" svg:y="23.899cm">
          <draw:text-box>
            <text:p><text:span text:style-name="T12">PC is the 'program counter' <text:s/>holding the program part of</text:span></text:p>
            <text:p><text:span text:style-name="T12">the 'reactivation point'.</text:span></text:p>
          </draw:text-box>
        </draw:frame>
        <draw:frame draw:style-name="gr25" draw:text-style-name="P8" draw:layer="layout" svg:width="2.82cm" svg:height="1.361cm" svg:x="17.18cm" svg:y="3.5cm">
          <draw:text-box>
            <text:p><text:span text:style-name="T12">S-Frame</text:span></text:p>
          </draw:text-box>
        </draw:frame>
        <draw:frame draw:style-name="gr65" draw:text-style-name="P8" draw:layer="layout" svg:width="2.424cm" svg:height="0.806cm" svg:x="17.1cm" svg:y="6cm">
          <draw:text-box>
            <text:p><text:span text:style-name="T12">P-Frame</text:span></text:p>
          </draw:text-box>
        </draw:frame>
        <draw:frame draw:style-name="gr66" draw:text-style-name="P8" draw:layer="layout" svg:width="2.449cm" svg:height="0.806cm" svg:x="17cm" svg:y="15.5cm">
          <draw:text-box>
            <text:p><text:span text:style-name="T12">C-Frame</text:span></text:p>
          </draw:text-box>
        </draw:frame>
        <draw:frame draw:style-name="gr25" draw:text-style-name="P8" draw:layer="layout" svg:width="2.975cm" svg:height="1.361cm" svg:x="17.025cm" svg:y="17.6cm">
          <draw:text-box>
            <text:p><text:span text:style-name="T12">Q-Frame</text:span></text:p>
          </draw:text-box>
        </draw:frame>
        <draw:frame draw:style-name="gr67" draw:text-style-name="P13" draw:layer="layout" svg:width="1.848cm" svg:height="0.899cm" svg:x="0.852cm" svg:y="6.7cm">
          <draw:text-box>
            <text:p><text:span text:style-name="T50">PSC:</text:span></text:p>
          </draw:text-box>
        </draw:frame>
        <draw:line draw:style-name="gr26" draw:text-style-name="P7" draw:layer="layout" svg:x1="2.5cm" svg:y1="7.2cm" svg:x2="3.7cm" svg:y2="7.1cm">
          <text:p/>
        </draw:line>
        <draw:frame draw:style-name="gr62" draw:text-style-name="P15" draw:layer="layout" svg:width="2.72cm" svg:height="0.983cm" svg:x="16.861cm" svg:y="13.978cm">
          <draw:text-box>
            <text:p><text:span text:style-name="T124">Stack 2</text:span></text:p>
          </draw:text-box>
        </draw:frame>
        <draw:path draw:style-name="gr23" draw:text-style-name="P7" draw:layer="layout" svg:width="3.773cm" svg:height="5.485cm" svg:x="13.112cm" svg:y="17.47cm" svg:viewBox="0 0 3774 5486" svg:d="M3774 0c-565-3-682 588-856 973-181 399-368 754-428 1206-54 405-234 785-389 1167-154 379-170 818-389 1168-203 325-306 1085-895 894l-428 39-389 39">
          <text:p/>
        </draw:path>
        <draw:path draw:style-name="gr23" draw:text-style-name="P7" draw:layer="layout" svg:width="4.317cm" svg:height="1.827cm" svg:x="12.529cm" svg:y="15.486cm" svg:viewBox="0 0 4318 1828" svg:d="M4318 0c-526 7-773 543-1050 895-296 377-752 565-1167 778-384 196-804 84-1207 117h-389l-389 38-116-77">
          <text:p/>
        </draw:path>
        <draw:path draw:style-name="gr23" draw:text-style-name="P7" draw:layer="layout" svg:width="4.435cm" svg:height="2.217cm" svg:x="12.567cm" svg:y="3.463cm" svg:viewBox="0 0 4436 2218" svg:d="M4436 0c-502 22-698 545-817 934-144 472-555 791-973 972-361 156-765 174-1167 195-410 22-815-36-1206 117h-273">
          <text:p/>
        </draw:path>
        <draw:path draw:style-name="gr23" draw:text-style-name="P7"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63" draw:text-style-name="P7"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63" draw:text-style-name="P7"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path draw:style-name="gr69" draw:text-style-name="P7" draw:layer="layout" svg:width="1.779cm" svg:height="5.835cm" svg:x="9.115cm" svg:y="15.408cm" svg:viewBox="0 0 1780 5836" svg:d="M1235 5836c-305-394-866-570-934-1167-51-447-245-870-272-1323-25-415-51-831 0-1245 58-475 435-793 623-1206l389-311 389-350 350-234">
          <text:p/>
        </draw:path>
        <draw:path draw:style-name="gr69" draw:text-style-name="P7" draw:layer="layout" svg:width="1.944cm" svg:height="11.563cm" svg:x="13.113cm" svg:y="12.326cm" svg:viewBox="0 0 1945 11564" svg:d="M0 8c383-26 893-14 1050 506 119 395 200 780 312 1167 117 405 206 823 233 1245 26 402 96 800 78 1207-17 388 33 779 0 1167-36 416 0 831-39 1245-37 392-39 791-195 1167-155 372-191 757-233 1168-45 439-165 818-78 1245 84 408-221 953 311 1206l389 156 117 77">
          <text:p/>
        </draw:path>
        <draw:frame draw:style-name="gr27" draw:text-style-name="P8" draw:layer="layout" svg:width="2.403cm" svg:height="0.963cm" svg:x="10.697cm" svg:y="4.337cm">
          <draw:text-box>
            <text:p><text:span text:style-name="T12"><text:s text:c="4"/></text:span><text:span text:style-name="T12">PC</text:span></text:p>
          </draw:text-box>
        </draw:frame>
        <draw:frame draw:style-name="gr64" draw:text-style-name="P16" draw:layer="layout" svg:width="7.648cm" svg:height="0.806cm" svg:x="7.99cm" svg:y="25.499cm">
          <draw:text-box>
            <text:p text:style-name="P2"><text:span text:style-name="T128">Rotate(current,ins.DL,'main.DL)</text:span></text:p>
          </draw:text-box>
        </draw:frame>
      </draw:page>
      <draw:page draw:name="page27" draw:style-name="dp1" draw:master-page-name="Standard">
        <draw:rect draw:style-name="gr55" draw:text-style-name="P7" draw:layer="layout" svg:width="2.8cm" svg:height="7.4cm" svg:x="16.9cm" svg:y="19cm">
          <text:p/>
        </draw:rect>
        <draw:rect draw:style-name="gr19" draw:text-style-name="P7" draw:layer="layout" svg:width="2.8cm" svg:height="4cm" svg:x="16.9cm" svg:y="15cm">
          <text:p/>
        </draw:rect>
        <draw:frame draw:style-name="gr18" draw:text-style-name="P10" draw:layer="layout" svg:width="8.155cm" svg:height="25.371cm" svg:x="1.5cm" svg:y="2.3cm">
          <draw:text-box>
            <text:p><text:span text:style-name="T122">S begin</text:span></text:p>
            <text:p><text:span text:style-name="T49"><text:s text:c="2"/></text:span><text:span text:style-name="T123"><text:s/></text:span><text:span text:style-name="T122">ref(C) </text:span><text:span text:style-name="T123"><text:s/></text:span><text:span text:style-name="T49">x;</text:span></text:p>
            <text:p><text:span text:style-name="T49"/></text:p>
            <text:p><text:span text:style-name="T122"><text:s text:c="3"/></text:span><text:span text:style-name="T122">procedure</text:span><text:span text:style-name="T123"> </text:span><text:span text:style-name="T49">P;</text:span></text:p>
            <text:p><text:span text:style-name="T49"><text:s text:c="3"/></text:span><text:span text:style-name="T124">begin</text:span></text:p>
            <text:p><text:span text:style-name="T49"><text:s text:c="6"/></text:span><text:span text:style-name="T49">x:-</text:span><text:span text:style-name="T124">new</text:span><text:span text:style-name="T49"> C();</text:span></text:p>
            <text:p><text:span text:style-name="T49"><text:s text:c="6"/></text:span><text:span text:style-name="T49">- - -</text:span></text:p>
            <text:p><text:span text:style-name="T49"><text:s text:c="5"/></text:span><text:span text:style-name="T125"><text:s/></text:span><text:span text:style-name="T125">resume(x);</text:span></text:p>
            <text:p><text:span text:style-name="T49"><text:s text:c="3"/></text:span><text:span text:style-name="T124">end</text:span><text:span text:style-name="T49">;</text:span></text:p>
            <text:p><text:span text:style-name="T49"/></text:p>
            <text:p><text:span text:style-name="T49"><text:s text:c="3"/></text:span><text:span text:style-name="T124">class</text:span><text:span text:style-name="T49"> C;</text:span></text:p>
            <text:p><text:span text:style-name="T49"><text:s text:c="3"/></text:span><text:span text:style-name="T124">begin</text:span></text:p>
            <text:p><text:span text:style-name="T122"><text:s text:c="6"/></text:span><text:span text:style-name="T122">procedure</text:span><text:span text:style-name="T123"> Q</text:span><text:span text:style-name="T49">;</text:span></text:p>
            <text:p><text:span text:style-name="T49"><text:s text:c="3"/></text:span><text:span text:style-name="T123"><text:s text:c="3"/></text:span><text:span text:style-name="T122">begin</text:span></text:p>
            <text:p><text:span text:style-name="T123"><text:s text:c="9"/></text:span><text:span text:style-name="T123">- - -</text:span></text:p>
            <text:p><text:span text:style-name="T49"><text:s text:c="8"/></text:span><text:span text:style-name="T125"><text:s/></text:span><text:span text:style-name="T125">detach;</text:span></text:p>
            <text:p><text:span text:style-name="T49"><text:s text:c="9"/></text:span><text:span text:style-name="T49">- - -</text:span></text:p>
            <text:p><text:span text:style-name="T49"><text:s text:c="6"/></text:span><text:span text:style-name="T126">end</text:span><text:span text:style-name="T49">;</text:span></text:p>
            <text:p><text:span text:style-name="T49"><text:s text:c="6"/></text:span><text:span text:style-name="T49">- - -</text:span></text:p>
            <text:p><text:span text:style-name="T49"><text:s text:c="6"/></text:span><text:span text:style-name="T49">Q;</text:span></text:p>
            <text:p><text:span text:style-name="T49"><text:s text:c="6"/></text:span><text:span text:style-name="T49">- - -</text:span></text:p>
            <text:p><text:span text:style-name="T49"><text:s text:c="3"/></text:span><text:span text:style-name="T122">end</text:span><text:span text:style-name="T49">;</text:span></text:p>
            <text:p><text:span text:style-name="T49"><text:s text:c="3"/></text:span><text:span text:style-name="T49">- - -</text:span></text:p>
            <text:p><text:span text:style-name="T49"><text:s text:c="3"/></text:span><text:span text:style-name="T49">P;</text:span></text:p>
            <text:p><text:span text:style-name="T49"><text:s text:c="3"/></text:span><text:span text:style-name="T49">- - -</text:span></text:p>
            <text:p><text:span text:style-name="T122">end</text:span><text:span text:style-name="T49">;</text:span></text:p>
          </draw:text-box>
        </draw:frame>
        <draw:rect draw:style-name="gr19" draw:text-style-name="P7" draw:layer="layout" svg:width="2.7cm" svg:height="4cm" svg:x="10.4cm" svg:y="20.8cm">
          <text:p/>
        </draw:rect>
        <draw:rect draw:style-name="gr19" draw:text-style-name="P7" draw:layer="layout" svg:width="2.7cm" svg:height="4cm" svg:x="10.4cm" svg:y="9cm">
          <text:p/>
        </draw:rect>
        <draw:rect draw:style-name="gr56" draw:text-style-name="P7" draw:layer="layout" svg:width="2.7cm" svg:height="4cm" svg:x="10.5cm" svg:y="3.5cm">
          <text:p/>
        </draw:rect>
        <draw:rect draw:style-name="gr56" draw:text-style-name="P7" draw:layer="layout" svg:width="2.7cm" svg:height="4cm" svg:x="10.4cm" svg:y="14.9cm">
          <text:p/>
        </draw:rect>
        <draw:rect draw:style-name="gr19" draw:text-style-name="P7" draw:layer="layout" svg:width="2.8cm" svg:height="4.7cm" svg:x="17cm" svg:y="3cm">
          <text:p/>
        </draw:rect>
        <draw:path draw:style-name="gr57" draw:text-style-name="P7" draw:layer="layout" svg:width="6.706cm" svg:height="0.969cm" svg:x="3.801cm" svg:y="2.831cm" svg:viewBox="0 0 6707 970" svg:d="M0 1c434 0 870-2 1304 0 402 1 766 213 1155 298 403 88 785 110 1193 224 451 126 860 277 1304 298 386 17 778 13 1155 112l410 37h186">
          <text:p/>
        </draw:path>
        <draw:frame draw:style-name="gr25" draw:text-style-name="P8" draw:layer="layout" svg:width="2.394cm" svg:height="1.361cm" svg:x="10.606cm" svg:y="3.6cm">
          <draw:text-box>
            <text:p><text:span text:style-name="T12"><text:s text:c="2"/></text:span><text:span text:style-name="T12">DL <text:s/>SL</text:span></text:p>
          </draw:text-box>
        </draw:frame>
        <draw:frame draw:style-name="gr25" draw:text-style-name="P8" draw:layer="layout" svg:width="2.394cm" svg:height="1.361cm" svg:x="10.6cm" svg:y="9.099cm">
          <draw:text-box>
            <text:p><text:span text:style-name="T12"><text:s text:c="2"/></text:span><text:span text:style-name="T12">DL <text:s/>SL</text:span></text:p>
          </draw:text-box>
        </draw:frame>
        <draw:frame draw:style-name="gr25" draw:text-style-name="P8" draw:layer="layout" svg:width="2.394cm" svg:height="1.361cm" svg:x="10.506cm" svg:y="15cm">
          <draw:text-box>
            <text:p><text:span text:style-name="T12"><text:s text:c="2"/></text:span><text:span text:style-name="T12">DL <text:s/>SL</text:span></text:p>
          </draw:text-box>
        </draw:frame>
        <draw:frame draw:style-name="gr25" draw:text-style-name="P8" draw:layer="layout" svg:width="2.394cm" svg:height="1.361cm" svg:x="10.5cm" svg:y="20.899cm">
          <draw:text-box>
            <text:p><text:span text:style-name="T12"><text:s text:c="2"/></text:span><text:span text:style-name="T12">DL <text:s/>SL</text:span></text:p>
          </draw:text-box>
        </draw:frame>
        <draw:line draw:style-name="gr26" draw:text-style-name="P7" draw:layer="layout" svg:x1="11.3cm" svg:y1="20.9cm" svg:x2="11.3cm" svg:y2="18.9cm">
          <text:p/>
        </draw:line>
        <draw:line draw:style-name="gr26" draw:text-style-name="P7" draw:layer="layout" svg:x1="11.3cm" svg:y1="9.2cm" svg:x2="11.3cm" svg:y2="7.5cm">
          <text:p/>
        </draw:line>
        <draw:path draw:style-name="gr23" draw:text-style-name="P7" draw:layer="layout" svg:width="1.836cm" svg:height="5.3cm" svg:x="12.6cm" svg:y="4.099cm" svg:viewBox="0 0 1837 5301" svg:d="M741 0c406 223 705 666 708 1156 2 446 334 824 372 1267 37 432 0 869 0 1304 0 425 11 897-372 1230-338 293-755 355-1156 335l-293 9">
          <text:p/>
        </draw:path>
        <draw:path draw:style-name="gr23" draw:text-style-name="P7"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23" draw:text-style-name="P7" draw:layer="layout" svg:width="1.416cm" svg:height="5.321cm" svg:x="12.931cm" svg:y="15.95cm" svg:viewBox="0 0 1417 5322" svg:d="M186 0c481 32 854 441 1006 857 144 394 39 800 149 1230 101 396 112 844-37 1229-154 398 63 827-186 1156-234 309-327 1005-895 819h-223">
          <text:p/>
        </draw:path>
        <draw:frame draw:style-name="gr27" draw:text-style-name="P8" draw:layer="layout" svg:width="2.403cm" svg:height="0.963cm" svg:x="10.497cm" svg:y="9.937cm">
          <draw:text-box>
            <text:p><text:span text:style-name="T12"><text:s text:c="2"/></text:span></text:p>
          </draw:text-box>
        </draw:frame>
        <draw:line draw:style-name="gr21" draw:text-style-name="P7" draw:layer="layout" svg:x1="10.4cm" svg:y1="15.8cm" svg:x2="13.1cm" svg:y2="15.8cm">
          <text:p/>
        </draw:line>
        <draw:line draw:style-name="gr21" draw:text-style-name="P7" draw:layer="layout" svg:x1="10.4cm" svg:y1="9.9cm" svg:x2="13.1cm" svg:y2="9.9cm">
          <text:p/>
        </draw:line>
        <draw:line draw:style-name="gr21" draw:text-style-name="P7" draw:layer="layout" svg:x1="10.5cm" svg:y1="4.4cm" svg:x2="13.2cm" svg:y2="4.4cm">
          <text:p/>
        </draw:line>
        <draw:line draw:style-name="gr21" draw:text-style-name="P7" draw:layer="layout" svg:x1="10.4cm" svg:y1="21.7cm" svg:x2="13.1cm" svg:y2="21.7cm">
          <text:p/>
        </draw:line>
        <draw:line draw:style-name="gr21" draw:text-style-name="P7" draw:layer="layout" svg:x1="10.4cm" svg:y1="10.9cm" svg:x2="13.2cm" svg:y2="10.9cm">
          <text:p/>
        </draw:line>
        <draw:line draw:style-name="gr21" draw:text-style-name="P7" draw:layer="layout" svg:x1="10.4cm" svg:y1="16.7cm" svg:x2="13.2cm" svg:y2="16.7cm">
          <text:p/>
        </draw:line>
        <draw:frame draw:style-name="gr58" draw:text-style-name="P10" draw:layer="layout" svg:width="1.594cm" svg:height="0.806cm" svg:x="10.906cm" svg:y="11.1cm">
          <draw:text-box>
            <text:p><text:span text:style-name="T12">STM</text:span></text:p>
          </draw:text-box>
        </draw:frame>
        <draw:line draw:style-name="gr21" draw:text-style-name="P7" draw:layer="layout" svg:x1="10.4cm" svg:y1="11.9cm" svg:x2="13.2cm" svg:y2="11.9cm">
          <text:p/>
        </draw:line>
        <draw:line draw:style-name="gr21" draw:text-style-name="P7" draw:layer="layout" svg:x1="10.4cm" svg:y1="17.8cm" svg:x2="13.2cm" svg:y2="17.8cm">
          <text:p/>
        </draw:line>
        <draw:frame draw:style-name="gr31" draw:text-style-name="P10" draw:layer="layout" svg:width="4.342cm" svg:height="0.963cm" svg:x="14.9cm" svg:y="23.437cm">
          <draw:text-box>
            <text:p><text:span text:style-name="T49">Current Block</text:span></text:p>
          </draw:text-box>
        </draw:frame>
        <draw:frame draw:style-name="gr75" draw:text-style-name="P17" draw:layer="layout" svg:width="7.944cm" svg:height="1.496cm" svg:x="5.079cm" svg:y="27cm">
          <draw:text-box>
            <text:p text:style-name="P2"><text:span text:style-name="T49">Fig. 10 <text:s/>Just after Resume</text:span></text:p>
          </draw:text-box>
        </draw:frame>
        <draw:frame draw:style-name="gr33" draw:text-style-name="P14" draw:layer="layout" svg:width="1.162cm" svg:height="0.983cm" svg:x="12.238cm" svg:y="8.117cm">
          <draw:text-box>
            <text:p><text:span text:style-name="T127">P</text:span></text:p>
          </draw:text-box>
        </draw:frame>
        <draw:frame draw:style-name="gr34" draw:text-style-name="P14" draw:layer="layout" svg:width="1.162cm" svg:height="0.983cm" svg:x="12.338cm" svg:y="14cm">
          <draw:text-box>
            <text:p><text:span text:style-name="T127">C</text:span></text:p>
          </draw:text-box>
        </draw:frame>
        <draw:frame draw:style-name="gr60" draw:text-style-name="P15" draw:layer="layout" svg:width="2.051cm" svg:height="0.983cm" svg:x="10.822cm" svg:y="1.277cm">
          <draw:text-box>
            <text:p><text:span text:style-name="T124">Heap</text:span></text:p>
          </draw:text-box>
        </draw:frame>
        <draw:frame draw:style-name="gr61" draw:text-style-name="P15" draw:layer="layout" svg:width="0.925cm" svg:height="0.983cm" svg:x="12.475cm" svg:y="2.617cm">
          <draw:text-box>
            <text:p><text:span text:style-name="T124">S</text:span></text:p>
          </draw:text-box>
        </draw:frame>
        <draw:frame draw:style-name="gr34" draw:text-style-name="P14" draw:layer="layout" svg:width="1.162cm" svg:height="0.983cm" svg:x="12.238cm" svg:y="19.8cm">
          <draw:text-box>
            <text:p><text:span text:style-name="T127">Q</text:span></text:p>
          </draw:text-box>
        </draw:frame>
        <draw:frame draw:style-name="gr27" draw:text-style-name="P8" draw:layer="layout" svg:width="2.403cm" svg:height="0.963cm" svg:x="10.697cm" svg:y="4.437cm">
          <draw:text-box>
            <text:p><text:span text:style-name="T12"><text:s text:c="2"/></text:span></text:p>
          </draw:text-box>
        </draw:frame>
        <draw:frame draw:style-name="gr27" draw:text-style-name="P8" draw:layer="layout" svg:width="2.403cm" svg:height="0.963cm" svg:x="10.497cm" svg:y="15.837cm">
          <draw:text-box>
            <text:p><text:span text:style-name="T12"><text:s text:c="4"/></text:span><text:span text:style-name="T12">PC</text:span></text:p>
          </draw:text-box>
        </draw:frame>
        <draw:frame draw:style-name="gr27" draw:text-style-name="P8" draw:layer="layout" svg:width="2.403cm" svg:height="0.963cm" svg:x="10.5cm" svg:y="21.737cm">
          <draw:text-box>
            <text:p><text:span text:style-name="T12"><text:s text:c="2"/></text:span></text:p>
          </draw:text-box>
        </draw:frame>
        <draw:line draw:style-name="gr21" draw:text-style-name="P7" draw:layer="layout" svg:x1="10.4cm" svg:y1="5.2cm" svg:x2="13.2cm" svg:y2="5.2cm">
          <text:p/>
        </draw:line>
        <draw:line draw:style-name="gr21" draw:text-style-name="P7" draw:layer="layout" svg:x1="10.4cm" svg:y1="22.5cm" svg:x2="13.2cm" svg:y2="22.5cm">
          <text:p/>
        </draw:line>
        <draw:line draw:style-name="gr21" draw:text-style-name="P7" draw:layer="layout" svg:x1="10.4cm" svg:y1="6.2cm" svg:x2="13.2cm" svg:y2="6.2cm">
          <text:p/>
        </draw:line>
        <draw:line draw:style-name="gr21" draw:text-style-name="P7" draw:layer="layout" svg:x1="10.3cm" svg:y1="23.4cm" svg:x2="13.1cm" svg:y2="23.4cm">
          <text:p/>
        </draw:line>
        <draw:frame draw:style-name="gr58" draw:text-style-name="P10" draw:layer="layout" svg:width="1.594cm" svg:height="0.806cm" svg:x="11.006cm" svg:y="5.399cm">
          <draw:text-box>
            <text:p><text:span text:style-name="T12">STM</text:span></text:p>
          </draw:text-box>
        </draw:frame>
        <draw:frame draw:style-name="gr58" draw:text-style-name="P10" draw:layer="layout" svg:width="1.594cm" svg:height="0.806cm" svg:x="10.9cm" svg:y="16.899cm">
          <draw:text-box>
            <text:p><text:span text:style-name="T12">STM</text:span></text:p>
          </draw:text-box>
        </draw:frame>
        <draw:frame draw:style-name="gr58" draw:text-style-name="P10" draw:layer="layout" svg:width="1.594cm" svg:height="0.806cm" svg:x="10.9cm" svg:y="22.5cm">
          <draw:text-box>
            <text:p><text:span text:style-name="T12">STM</text:span></text:p>
          </draw:text-box>
        </draw:frame>
        <draw:frame draw:style-name="gr62" draw:text-style-name="P15" draw:layer="layout" svg:width="2.72cm" svg:height="0.983cm" svg:x="17.1cm" svg:y="2.117cm">
          <draw:text-box>
            <text:p><text:span text:style-name="T124">Stack 1</text:span></text:p>
          </draw:text-box>
        </draw:frame>
        <draw:line draw:style-name="gr21" draw:text-style-name="P7" draw:layer="layout" svg:x1="17cm" svg:y1="5.3cm" svg:x2="19.7cm" svg:y2="5.3cm">
          <text:p/>
        </draw:line>
        <draw:line draw:style-name="gr21" draw:text-style-name="P7" draw:layer="layout" svg:x1="17cm" svg:y1="17cm" svg:x2="19.7cm" svg:y2="17cm">
          <text:p/>
        </draw:line>
        <draw:rect draw:style-name="gr55" draw:text-style-name="P7" draw:layer="layout" svg:width="2.8cm" svg:height="4.4cm" svg:x="17cm" svg:y="7.7cm">
          <text:p/>
        </draw:rect>
        <draw:path draw:style-name="gr63" draw:text-style-name="P7" draw:layer="layout" svg:width="4.007cm" svg:height="4.563cm" svg:x="6.381cm" svg:y="4.748cm" svg:viewBox="0 0 4008 4564" svg:d="M0 155c347-219 821-228 1167 116 348 346 365 777 545 1168 185 402 198 863 428 1245 227 376 271 846 584 1167 301 309 649 800 1167 700l117-77">
          <text:p/>
        </draw:path>
        <draw:frame draw:style-name="gr73" draw:text-style-name="P8" draw:layer="layout" svg:width="6.9cm" svg:height="1.916cm" svg:x="1.2cm" svg:y="23.899cm">
          <draw:text-box>
            <text:p><text:span text:style-name="T12">PC is the 'program counter' <text:s/>holding the program part of</text:span></text:p>
            <text:p><text:span text:style-name="T12">the 'reactivation point'.</text:span></text:p>
          </draw:text-box>
        </draw:frame>
        <draw:frame draw:style-name="gr64" draw:text-style-name="P16" draw:layer="layout" svg:width="7.648cm" svg:height="0.806cm" svg:x="7.99cm" svg:y="25.499cm">
          <draw:text-box>
            <text:p text:style-name="P2"><text:span text:style-name="T128">Rotate(current,ins.DL,'main.DL)</text:span></text:p>
          </draw:text-box>
        </draw:frame>
        <draw:frame draw:style-name="gr25" draw:text-style-name="P8" draw:layer="layout" svg:width="2.82cm" svg:height="1.361cm" svg:x="17.18cm" svg:y="3.5cm">
          <draw:text-box>
            <text:p><text:span text:style-name="T12">S-Frame</text:span></text:p>
          </draw:text-box>
        </draw:frame>
        <draw:frame draw:style-name="gr65" draw:text-style-name="P8" draw:layer="layout" svg:width="2.424cm" svg:height="0.806cm" svg:x="17.1cm" svg:y="6cm">
          <draw:text-box>
            <text:p><text:span text:style-name="T12">P-Frame</text:span></text:p>
          </draw:text-box>
        </draw:frame>
        <draw:frame draw:style-name="gr66" draw:text-style-name="P8" draw:layer="layout" svg:width="2.449cm" svg:height="0.806cm" svg:x="17cm" svg:y="15.5cm">
          <draw:text-box>
            <text:p><text:span text:style-name="T12">C-Frame</text:span></text:p>
          </draw:text-box>
        </draw:frame>
        <draw:frame draw:style-name="gr25" draw:text-style-name="P8" draw:layer="layout" svg:width="2.975cm" svg:height="1.361cm" svg:x="17.025cm" svg:y="17.6cm">
          <draw:text-box>
            <text:p><text:span text:style-name="T12">Q-Frame</text:span></text:p>
          </draw:text-box>
        </draw:frame>
        <draw:frame draw:style-name="gr67" draw:text-style-name="P13" draw:layer="layout" svg:width="1.848cm" svg:height="0.899cm" svg:x="0.952cm" svg:y="13.901cm">
          <draw:text-box>
            <text:p><text:span text:style-name="T50">PSC:</text:span></text:p>
          </draw:text-box>
        </draw:frame>
        <draw:line draw:style-name="gr26" draw:text-style-name="P7" draw:layer="layout" svg:x1="2.6cm" svg:y1="14.4cm" svg:x2="3.8cm" svg:y2="14.3cm">
          <text:p/>
        </draw:line>
        <draw:frame draw:style-name="gr62" draw:text-style-name="P15" draw:layer="layout" svg:width="2.72cm" svg:height="0.983cm" svg:x="16.861cm" svg:y="13.978cm">
          <draw:text-box>
            <text:p><text:span text:style-name="T124">Stack 2</text:span></text:p>
          </draw:text-box>
        </draw:frame>
        <draw:path draw:style-name="gr23" draw:text-style-name="P7" draw:layer="layout" svg:width="3.773cm" svg:height="5.485cm" svg:x="13.112cm" svg:y="17.47cm" svg:viewBox="0 0 3774 5486" svg:d="M3774 0c-565-3-682 588-856 973-181 399-368 754-428 1206-54 405-234 785-389 1167-154 379-170 818-389 1168-203 325-306 1085-895 894l-428 39-389 39">
          <text:p/>
        </draw:path>
        <draw:path draw:style-name="gr23" draw:text-style-name="P7" draw:layer="layout" svg:width="4.317cm" svg:height="1.827cm" svg:x="12.529cm" svg:y="15.486cm" svg:viewBox="0 0 4318 1828" svg:d="M4318 0c-526 7-773 543-1050 895-296 377-752 565-1167 778-384 196-804 84-1207 117h-389l-389 38-116-77">
          <text:p/>
        </draw:path>
        <draw:path draw:style-name="gr23" draw:text-style-name="P7" draw:layer="layout" svg:width="4.435cm" svg:height="2.217cm" svg:x="12.567cm" svg:y="3.463cm" svg:viewBox="0 0 4436 2218" svg:d="M4436 0c-502 22-698 545-817 934-144 472-555 791-973 972-361 156-765 174-1167 195-410 22-815-36-1206 117h-273">
          <text:p/>
        </draw:path>
        <draw:path draw:style-name="gr23" draw:text-style-name="P7"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63" draw:text-style-name="P7"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63" draw:text-style-name="P7"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frame draw:style-name="gr76" draw:text-style-name="P8" draw:layer="layout" svg:width="1.573cm" svg:height="0.806cm" svg:x="9.2cm" svg:y="2.8cm">
          <draw:text-box>
            <text:p><text:span text:style-name="T12">main</text:span></text:p>
          </draw:text-box>
        </draw:frame>
        <draw:frame draw:style-name="gr77" draw:text-style-name="P8" draw:layer="layout" svg:width="1.713cm" svg:height="0.806cm" svg:x="11cm" svg:y="3cm">
          <draw:text-box>
            <text:p><text:span text:style-name="T12">comp</text:span></text:p>
          </draw:text-box>
        </draw:frame>
        <draw:path draw:style-name="gr78" draw:text-style-name="P7" draw:layer="layout" svg:width="2.302cm" svg:height="8.52cm" svg:x="8.748cm" svg:y="3.93cm" svg:viewBox="0 0 2303 8521" svg:d="M1641 8521c-316-419-691-780-934-1284-219-456-392-856-506-1323-96-394-60-805-77-1206-20-457-152-897-117-1362 30-400-26-805 0-1206 25-392 126-773 156-1167 44-588 619-637 1011-779l389-116 389-78h351">
          <text:p/>
        </draw:path>
        <draw:line draw:style-name="gr79" draw:text-style-name="P7" draw:layer="layout" svg:x1="14.8cm" svg:y1="24cm" svg:x2="13.2cm" svg:y2="24cm">
          <text:p/>
        </draw:line>
        <draw:path draw:style-name="gr78" draw:text-style-name="P7" draw:layer="layout" svg:width="3.866cm" svg:height="14.084cm" svg:x="7.222cm" svg:y="1.323cm" svg:viewBox="0 0 3867 14085" svg:d="M2233 0c-336 405-508 896-739 1362-192 387-314 796-467 1206-160 428-383 815-545 1245-145 387-247 792-272 1206-23 388 32 780 0 1168-34 428 13 859-39 1284-51 416-75 835-156 1245-89 459 244 812 273 1245 29 415 19 814 117 1245 91 401 159 795 311 1167 174 426 350 868 661 1206 298 323 819 258 1245 312 388 49 801-10 1168 155l77 39">
          <text:p/>
        </draw:path>
        <draw:frame draw:style-name="gr80" draw:text-style-name="P18" draw:layer="layout" svg:width="3.08cm" svg:height="1.063cm" svg:x="6.7cm" svg:y="1.137cm">
          <draw:text-box>
            <text:p><text:span text:style-name="T51">BASICIO</text:span></text:p>
          </draw:text-box>
        </draw:frame>
        <draw:frame draw:style-name="gr27" draw:text-style-name="P8" draw:layer="layout" svg:width="2.403cm" svg:height="0.963cm" svg:x="10.697cm" svg:y="4.437cm">
          <draw:text-box>
            <text:p><text:span text:style-name="T12"><text:s text:c="4"/></text:span><text:span text:style-name="T12">PC</text:span></text:p>
          </draw:text-box>
        </draw:frame>
      </draw:page>
      <draw:page draw:name="page28" draw:style-name="dp1" draw:master-page-name="Standard">
        <draw:rect draw:style-name="gr55" draw:text-style-name="P7" draw:layer="layout" svg:width="2.8cm" svg:height="7.4cm" svg:x="16.9cm" svg:y="19cm">
          <text:p/>
        </draw:rect>
        <draw:rect draw:style-name="gr19" draw:text-style-name="P7" draw:layer="layout" svg:width="2.8cm" svg:height="4cm" svg:x="16.9cm" svg:y="15cm">
          <text:p/>
        </draw:rect>
        <draw:frame draw:style-name="gr18" draw:text-style-name="P10" draw:layer="layout" svg:width="8.155cm" svg:height="25.371cm" svg:x="1.5cm" svg:y="2.3cm">
          <draw:text-box>
            <text:p><text:span text:style-name="T122">S begin</text:span></text:p>
            <text:p><text:span text:style-name="T49"><text:s text:c="2"/></text:span><text:span text:style-name="T123"><text:s/></text:span><text:span text:style-name="T122">ref(C) </text:span><text:span text:style-name="T123"><text:s/></text:span><text:span text:style-name="T49">x;</text:span></text:p>
            <text:p><text:span text:style-name="T49"/></text:p>
            <text:p><text:span text:style-name="T122"><text:s text:c="3"/></text:span><text:span text:style-name="T122">procedure</text:span><text:span text:style-name="T123"> </text:span><text:span text:style-name="T49">P;</text:span></text:p>
            <text:p><text:span text:style-name="T49"><text:s text:c="3"/></text:span><text:span text:style-name="T124">begin</text:span></text:p>
            <text:p><text:span text:style-name="T49"><text:s text:c="6"/></text:span><text:span text:style-name="T49">x:-</text:span><text:span text:style-name="T124">new</text:span><text:span text:style-name="T49"> C();</text:span></text:p>
            <text:p><text:span text:style-name="T49"><text:s text:c="6"/></text:span><text:span text:style-name="T49">- - -</text:span></text:p>
            <text:p><text:span text:style-name="T49"><text:s text:c="5"/></text:span><text:span text:style-name="T125"><text:s/></text:span><text:span text:style-name="T125">resume(x);</text:span></text:p>
            <text:p><text:span text:style-name="T49"><text:s text:c="3"/></text:span><text:span text:style-name="T124">end</text:span><text:span text:style-name="T49">;</text:span></text:p>
            <text:p><text:span text:style-name="T49"/></text:p>
            <text:p><text:span text:style-name="T49"><text:s text:c="3"/></text:span><text:span text:style-name="T124">class</text:span><text:span text:style-name="T49"> C;</text:span></text:p>
            <text:p><text:span text:style-name="T49"><text:s text:c="3"/></text:span><text:span text:style-name="T124">begin</text:span></text:p>
            <text:p><text:span text:style-name="T122"><text:s text:c="6"/></text:span><text:span text:style-name="T122">procedure</text:span><text:span text:style-name="T123"> Q</text:span><text:span text:style-name="T49">;</text:span></text:p>
            <text:p><text:span text:style-name="T49"><text:s text:c="3"/></text:span><text:span text:style-name="T123"><text:s text:c="3"/></text:span><text:span text:style-name="T122">begin</text:span></text:p>
            <text:p><text:span text:style-name="T123"><text:s text:c="9"/></text:span><text:span text:style-name="T123">- - -</text:span></text:p>
            <text:p><text:span text:style-name="T49"><text:s text:c="8"/></text:span><text:span text:style-name="T125"><text:s/></text:span><text:span text:style-name="T125">detach;</text:span></text:p>
            <text:p><text:span text:style-name="T49"><text:s text:c="9"/></text:span><text:span text:style-name="T49">- - -</text:span></text:p>
            <text:p><text:span text:style-name="T49"><text:s text:c="6"/></text:span><text:span text:style-name="T126">end</text:span><text:span text:style-name="T49">;</text:span></text:p>
            <text:p><text:span text:style-name="T49"><text:s text:c="6"/></text:span><text:span text:style-name="T49">- - -</text:span></text:p>
            <text:p><text:span text:style-name="T49"><text:s text:c="6"/></text:span><text:span text:style-name="T49">Q;</text:span></text:p>
            <text:p><text:span text:style-name="T49"><text:s text:c="6"/></text:span><text:span text:style-name="T49">- - -</text:span></text:p>
            <text:p><text:span text:style-name="T49"><text:s text:c="3"/></text:span><text:span text:style-name="T122">end</text:span><text:span text:style-name="T49">;</text:span></text:p>
            <text:p><text:span text:style-name="T49"><text:s text:c="3"/></text:span><text:span text:style-name="T49">- - -</text:span></text:p>
            <text:p><text:span text:style-name="T49"><text:s text:c="3"/></text:span><text:span text:style-name="T49">P;</text:span></text:p>
            <text:p><text:span text:style-name="T49"><text:s text:c="3"/></text:span><text:span text:style-name="T49">- - -</text:span></text:p>
            <text:p><text:span text:style-name="T122">end</text:span><text:span text:style-name="T49">;</text:span></text:p>
          </draw:text-box>
        </draw:frame>
        <draw:rect draw:style-name="gr19" draw:text-style-name="P7" draw:layer="layout" svg:width="2.7cm" svg:height="4cm" svg:x="10.4cm" svg:y="20.8cm">
          <text:p/>
        </draw:rect>
        <draw:rect draw:style-name="gr19" draw:text-style-name="P7" draw:layer="layout" svg:width="2.7cm" svg:height="4cm" svg:x="10.4cm" svg:y="9cm">
          <text:p/>
        </draw:rect>
        <draw:rect draw:style-name="gr56" draw:text-style-name="P7" draw:layer="layout" svg:width="2.7cm" svg:height="4cm" svg:x="10.5cm" svg:y="3.5cm">
          <text:p/>
        </draw:rect>
        <draw:rect draw:style-name="gr56" draw:text-style-name="P7" draw:layer="layout" svg:width="2.7cm" svg:height="4cm" svg:x="10.305cm" svg:y="15.017cm">
          <text:p/>
        </draw:rect>
        <draw:rect draw:style-name="gr19" draw:text-style-name="P7" draw:layer="layout" svg:width="2.8cm" svg:height="4.7cm" svg:x="17cm" svg:y="3cm">
          <text:p/>
        </draw:rect>
        <draw:path draw:style-name="gr57" draw:text-style-name="P7" draw:layer="layout" svg:width="6.706cm" svg:height="0.969cm" svg:x="3.801cm" svg:y="2.831cm" svg:viewBox="0 0 6707 970" svg:d="M0 1c434 0 870-2 1304 0 402 1 766 213 1155 298 403 88 785 110 1193 224 451 126 860 277 1304 298 386 17 778 13 1155 112l410 37h186">
          <text:p/>
        </draw:path>
        <draw:frame draw:style-name="gr25" draw:text-style-name="P8" draw:layer="layout" svg:width="2.394cm" svg:height="1.361cm" svg:x="10.606cm" svg:y="3.6cm">
          <draw:text-box>
            <text:p><text:span text:style-name="T12"><text:s text:c="2"/></text:span><text:span text:style-name="T12">DL <text:s/>SL</text:span></text:p>
          </draw:text-box>
        </draw:frame>
        <draw:frame draw:style-name="gr25" draw:text-style-name="P8" draw:layer="layout" svg:width="2.394cm" svg:height="1.361cm" svg:x="10.6cm" svg:y="9.099cm">
          <draw:text-box>
            <text:p><text:span text:style-name="T12"><text:s text:c="2"/></text:span><text:span text:style-name="T12">DL <text:s/>SL</text:span></text:p>
          </draw:text-box>
        </draw:frame>
        <draw:frame draw:style-name="gr25" draw:text-style-name="P8" draw:layer="layout" svg:width="2.394cm" svg:height="1.361cm" svg:x="10.506cm" svg:y="15cm">
          <draw:text-box>
            <text:p><text:span text:style-name="T12"><text:s text:c="2"/></text:span><text:span text:style-name="T12">DL <text:s/>SL</text:span></text:p>
          </draw:text-box>
        </draw:frame>
        <draw:frame draw:style-name="gr25" draw:text-style-name="P8" draw:layer="layout" svg:width="2.394cm" svg:height="1.361cm" svg:x="10.5cm" svg:y="20.899cm">
          <draw:text-box>
            <text:p><text:span text:style-name="T12"><text:s text:c="2"/></text:span><text:span text:style-name="T12">DL <text:s/>SL</text:span></text:p>
          </draw:text-box>
        </draw:frame>
        <draw:line draw:style-name="gr26" draw:text-style-name="P7" draw:layer="layout" svg:x1="11.3cm" svg:y1="20.9cm" svg:x2="11.3cm" svg:y2="18.9cm">
          <text:p/>
        </draw:line>
        <draw:line draw:style-name="gr26" draw:text-style-name="P7" draw:layer="layout" svg:x1="11.3cm" svg:y1="9.2cm" svg:x2="11.3cm" svg:y2="7.5cm">
          <text:p/>
        </draw:line>
        <draw:path draw:style-name="gr23" draw:text-style-name="P7" draw:layer="layout" svg:width="1.836cm" svg:height="5.3cm" svg:x="12.6cm" svg:y="4.099cm" svg:viewBox="0 0 1837 5301" svg:d="M741 0c406 223 705 666 708 1156 2 446 334 824 372 1267 37 432 0 869 0 1304 0 425 11 897-372 1230-338 293-755 355-1156 335l-293 9">
          <text:p/>
        </draw:path>
        <draw:path draw:style-name="gr23" draw:text-style-name="P7"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23" draw:text-style-name="P7" draw:layer="layout" svg:width="1.416cm" svg:height="5.321cm" svg:x="12.931cm" svg:y="15.95cm" svg:viewBox="0 0 1417 5322" svg:d="M186 0c481 32 854 441 1006 857 144 394 39 800 149 1230 101 396 112 844-37 1229-154 398 63 827-186 1156-234 309-327 1005-895 819h-223">
          <text:p/>
        </draw:path>
        <draw:frame draw:style-name="gr27" draw:text-style-name="P8" draw:layer="layout" svg:width="2.403cm" svg:height="0.963cm" svg:x="10.497cm" svg:y="9.937cm">
          <draw:text-box>
            <text:p><text:span text:style-name="T12"><text:s text:c="2"/></text:span></text:p>
          </draw:text-box>
        </draw:frame>
        <draw:line draw:style-name="gr21" draw:text-style-name="P7" draw:layer="layout" svg:x1="10.4cm" svg:y1="15.8cm" svg:x2="13.1cm" svg:y2="15.8cm">
          <text:p/>
        </draw:line>
        <draw:line draw:style-name="gr21" draw:text-style-name="P7" draw:layer="layout" svg:x1="10.4cm" svg:y1="9.9cm" svg:x2="13.1cm" svg:y2="9.9cm">
          <text:p/>
        </draw:line>
        <draw:line draw:style-name="gr21" draw:text-style-name="P7" draw:layer="layout" svg:x1="10.5cm" svg:y1="4.4cm" svg:x2="13.2cm" svg:y2="4.4cm">
          <text:p/>
        </draw:line>
        <draw:line draw:style-name="gr21" draw:text-style-name="P7" draw:layer="layout" svg:x1="10.4cm" svg:y1="21.7cm" svg:x2="13.1cm" svg:y2="21.7cm">
          <text:p/>
        </draw:line>
        <draw:line draw:style-name="gr21" draw:text-style-name="P7" draw:layer="layout" svg:x1="10.4cm" svg:y1="10.9cm" svg:x2="13.2cm" svg:y2="10.9cm">
          <text:p/>
        </draw:line>
        <draw:line draw:style-name="gr21" draw:text-style-name="P7" draw:layer="layout" svg:x1="10.4cm" svg:y1="16.7cm" svg:x2="13.2cm" svg:y2="16.7cm">
          <text:p/>
        </draw:line>
        <draw:frame draw:style-name="gr58" draw:text-style-name="P10" draw:layer="layout" svg:width="1.594cm" svg:height="0.806cm" svg:x="10.906cm" svg:y="11.1cm">
          <draw:text-box>
            <text:p><text:span text:style-name="T12">STM</text:span></text:p>
          </draw:text-box>
        </draw:frame>
        <draw:line draw:style-name="gr21" draw:text-style-name="P7" draw:layer="layout" svg:x1="10.4cm" svg:y1="11.9cm" svg:x2="13.2cm" svg:y2="11.9cm">
          <text:p/>
        </draw:line>
        <draw:line draw:style-name="gr21" draw:text-style-name="P7" draw:layer="layout" svg:x1="10.4cm" svg:y1="17.8cm" svg:x2="13.2cm" svg:y2="17.8cm">
          <text:p/>
        </draw:line>
        <draw:frame draw:style-name="gr31" draw:text-style-name="P10" draw:layer="layout" svg:width="4.342cm" svg:height="0.963cm" svg:x="14.9cm" svg:y="23.437cm">
          <draw:text-box>
            <text:p><text:span text:style-name="T49">Current Block</text:span></text:p>
          </draw:text-box>
        </draw:frame>
        <draw:frame draw:style-name="gr81" draw:text-style-name="P17" draw:layer="layout" svg:width="8.681cm" svg:height="0.963cm" svg:x="5.9cm" svg:y="27.037cm">
          <draw:text-box>
            <text:p text:style-name="P2"><text:span text:style-name="T129">Fig. 11 <text:s/>Just after 2. Detach</text:span></text:p>
          </draw:text-box>
        </draw:frame>
        <draw:frame draw:style-name="gr33" draw:text-style-name="P14" draw:layer="layout" svg:width="1.162cm" svg:height="0.983cm" svg:x="12.238cm" svg:y="8.117cm">
          <draw:text-box>
            <text:p><text:span text:style-name="T127">P</text:span></text:p>
          </draw:text-box>
        </draw:frame>
        <draw:frame draw:style-name="gr34" draw:text-style-name="P14" draw:layer="layout" svg:width="1.162cm" svg:height="0.983cm" svg:x="12.338cm" svg:y="14cm">
          <draw:text-box>
            <text:p><text:span text:style-name="T127">C</text:span></text:p>
          </draw:text-box>
        </draw:frame>
        <draw:frame draw:style-name="gr60" draw:text-style-name="P15" draw:layer="layout" svg:width="2.051cm" svg:height="0.983cm" svg:x="10.822cm" svg:y="1.277cm">
          <draw:text-box>
            <text:p><text:span text:style-name="T124">Heap</text:span></text:p>
          </draw:text-box>
        </draw:frame>
        <draw:frame draw:style-name="gr61" draw:text-style-name="P15" draw:layer="layout" svg:width="0.925cm" svg:height="0.983cm" svg:x="12.475cm" svg:y="2.617cm">
          <draw:text-box>
            <text:p><text:span text:style-name="T124">S</text:span></text:p>
          </draw:text-box>
        </draw:frame>
        <draw:frame draw:style-name="gr34" draw:text-style-name="P14" draw:layer="layout" svg:width="1.162cm" svg:height="0.983cm" svg:x="12.238cm" svg:y="19.8cm">
          <draw:text-box>
            <text:p><text:span text:style-name="T127">Q</text:span></text:p>
          </draw:text-box>
        </draw:frame>
        <draw:frame draw:style-name="gr27" draw:text-style-name="P8" draw:layer="layout" svg:width="2.403cm" svg:height="0.963cm" svg:x="10.697cm" svg:y="4.437cm">
          <draw:text-box>
            <text:p><text:span text:style-name="T12"><text:s text:c="2"/></text:span></text:p>
          </draw:text-box>
        </draw:frame>
        <draw:frame draw:style-name="gr27" draw:text-style-name="P8" draw:layer="layout" svg:width="2.403cm" svg:height="0.963cm" svg:x="10.497cm" svg:y="15.837cm">
          <draw:text-box>
            <text:p><text:span text:style-name="T12"><text:s text:c="4"/></text:span><text:span text:style-name="T12">PC</text:span></text:p>
          </draw:text-box>
        </draw:frame>
        <draw:frame draw:style-name="gr27" draw:text-style-name="P8" draw:layer="layout" svg:width="2.403cm" svg:height="0.963cm" svg:x="10.5cm" svg:y="21.737cm">
          <draw:text-box>
            <text:p><text:span text:style-name="T12"><text:s text:c="2"/></text:span></text:p>
          </draw:text-box>
        </draw:frame>
        <draw:line draw:style-name="gr21" draw:text-style-name="P7" draw:layer="layout" svg:x1="10.4cm" svg:y1="5.2cm" svg:x2="13.2cm" svg:y2="5.2cm">
          <text:p/>
        </draw:line>
        <draw:line draw:style-name="gr21" draw:text-style-name="P7" draw:layer="layout" svg:x1="10.4cm" svg:y1="22.5cm" svg:x2="13.2cm" svg:y2="22.5cm">
          <text:p/>
        </draw:line>
        <draw:line draw:style-name="gr21" draw:text-style-name="P7" draw:layer="layout" svg:x1="10.4cm" svg:y1="6.2cm" svg:x2="13.2cm" svg:y2="6.2cm">
          <text:p/>
        </draw:line>
        <draw:line draw:style-name="gr21" draw:text-style-name="P7" draw:layer="layout" svg:x1="10.3cm" svg:y1="23.4cm" svg:x2="13.1cm" svg:y2="23.4cm">
          <text:p/>
        </draw:line>
        <draw:frame draw:style-name="gr58" draw:text-style-name="P10" draw:layer="layout" svg:width="1.594cm" svg:height="0.806cm" svg:x="11.006cm" svg:y="5.399cm">
          <draw:text-box>
            <text:p><text:span text:style-name="T12">STM</text:span></text:p>
          </draw:text-box>
        </draw:frame>
        <draw:frame draw:style-name="gr58" draw:text-style-name="P10" draw:layer="layout" svg:width="1.594cm" svg:height="0.806cm" svg:x="10.9cm" svg:y="16.899cm">
          <draw:text-box>
            <text:p><text:span text:style-name="T12">STM</text:span></text:p>
          </draw:text-box>
        </draw:frame>
        <draw:frame draw:style-name="gr58" draw:text-style-name="P10" draw:layer="layout" svg:width="1.594cm" svg:height="0.806cm" svg:x="10.9cm" svg:y="22.5cm">
          <draw:text-box>
            <text:p><text:span text:style-name="T12">STM</text:span></text:p>
          </draw:text-box>
        </draw:frame>
        <draw:frame draw:style-name="gr62" draw:text-style-name="P15" draw:layer="layout" svg:width="2.72cm" svg:height="0.983cm" svg:x="17.1cm" svg:y="2.117cm">
          <draw:text-box>
            <text:p><text:span text:style-name="T124">Stack 1</text:span></text:p>
          </draw:text-box>
        </draw:frame>
        <draw:line draw:style-name="gr21" draw:text-style-name="P7" draw:layer="layout" svg:x1="17cm" svg:y1="5.3cm" svg:x2="19.7cm" svg:y2="5.3cm">
          <text:p/>
        </draw:line>
        <draw:line draw:style-name="gr21" draw:text-style-name="P7" draw:layer="layout" svg:x1="17cm" svg:y1="17cm" svg:x2="19.7cm" svg:y2="17cm">
          <text:p/>
        </draw:line>
        <draw:rect draw:style-name="gr55" draw:text-style-name="P7" draw:layer="layout" svg:width="2.8cm" svg:height="4.4cm" svg:x="17cm" svg:y="7.7cm">
          <text:p/>
        </draw:rect>
        <draw:path draw:style-name="gr63" draw:text-style-name="P7" draw:layer="layout" svg:width="4.007cm" svg:height="4.563cm" svg:x="6.381cm" svg:y="4.748cm" svg:viewBox="0 0 4008 4564" svg:d="M0 155c347-219 821-228 1167 116 348 346 365 777 545 1168 185 402 198 863 428 1245 227 376 271 846 584 1167 301 309 649 800 1167 700l117-77">
          <text:p/>
        </draw:path>
        <draw:frame draw:style-name="gr73" draw:text-style-name="P8" draw:layer="layout" svg:width="6.9cm" svg:height="1.916cm" svg:x="1.2cm" svg:y="23.899cm">
          <draw:text-box>
            <text:p><text:span text:style-name="T12">PC is the 'program counter' <text:s/>holding the program part of</text:span></text:p>
            <text:p><text:span text:style-name="T12">the 'reactivation point'.</text:span></text:p>
          </draw:text-box>
        </draw:frame>
        <draw:frame draw:style-name="gr25" draw:text-style-name="P8" draw:layer="layout" svg:width="2.82cm" svg:height="1.361cm" svg:x="17.18cm" svg:y="3.5cm">
          <draw:text-box>
            <text:p><text:span text:style-name="T12">S-Frame</text:span></text:p>
          </draw:text-box>
        </draw:frame>
        <draw:frame draw:style-name="gr65" draw:text-style-name="P8" draw:layer="layout" svg:width="2.424cm" svg:height="0.806cm" svg:x="17.1cm" svg:y="6cm">
          <draw:text-box>
            <text:p><text:span text:style-name="T12">P-Frame</text:span></text:p>
          </draw:text-box>
        </draw:frame>
        <draw:frame draw:style-name="gr66" draw:text-style-name="P8" draw:layer="layout" svg:width="2.449cm" svg:height="0.806cm" svg:x="17cm" svg:y="15.5cm">
          <draw:text-box>
            <text:p><text:span text:style-name="T12">C-Frame</text:span></text:p>
          </draw:text-box>
        </draw:frame>
        <draw:frame draw:style-name="gr25" draw:text-style-name="P8" draw:layer="layout" svg:width="2.9cm" svg:height="1.361cm" svg:x="17.1cm" svg:y="17.6cm">
          <draw:text-box>
            <text:p><text:span text:style-name="T12">Q-Frame</text:span></text:p>
          </draw:text-box>
        </draw:frame>
        <draw:frame draw:style-name="gr67" draw:text-style-name="P13" draw:layer="layout" svg:width="1.848cm" svg:height="0.899cm" svg:x="0.852cm" svg:y="7.801cm">
          <draw:text-box>
            <text:p><text:span text:style-name="T50">PSC:</text:span></text:p>
          </draw:text-box>
        </draw:frame>
        <draw:line draw:style-name="gr26" draw:text-style-name="P7" draw:layer="layout" svg:x1="2.4cm" svg:y1="8.3cm" svg:x2="3.6cm" svg:y2="8.2cm">
          <text:p/>
        </draw:line>
        <draw:frame draw:style-name="gr62" draw:text-style-name="P15" draw:layer="layout" svg:width="2.72cm" svg:height="0.983cm" svg:x="16.861cm" svg:y="13.978cm">
          <draw:text-box>
            <text:p><text:span text:style-name="T124">Stack 2</text:span></text:p>
          </draw:text-box>
        </draw:frame>
        <draw:path draw:style-name="gr23" draw:text-style-name="P7" draw:layer="layout" svg:width="3.773cm" svg:height="5.485cm" svg:x="13.112cm" svg:y="17.47cm" svg:viewBox="0 0 3774 5486" svg:d="M3774 0c-565-3-682 588-856 973-181 399-368 754-428 1206-54 405-234 785-389 1167-154 379-170 818-389 1168-203 325-306 1085-895 894l-428 39-389 39">
          <text:p/>
        </draw:path>
        <draw:path draw:style-name="gr23" draw:text-style-name="P7" draw:layer="layout" svg:width="4.317cm" svg:height="1.827cm" svg:x="12.529cm" svg:y="15.486cm" svg:viewBox="0 0 4318 1828" svg:d="M4318 0c-526 7-773 543-1050 895-296 377-752 565-1167 778-384 196-804 84-1207 117h-389l-389 38-116-77">
          <text:p/>
        </draw:path>
        <draw:path draw:style-name="gr23" draw:text-style-name="P7" draw:layer="layout" svg:width="4.435cm" svg:height="2.217cm" svg:x="12.567cm" svg:y="3.463cm" svg:viewBox="0 0 4436 2218" svg:d="M4436 0c-502 22-698 545-817 934-144 472-555 791-973 972-361 156-765 174-1167 195-410 22-815-36-1206 117h-273">
          <text:p/>
        </draw:path>
        <draw:path draw:style-name="gr23" draw:text-style-name="P7"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63" draw:text-style-name="P7"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63" draw:text-style-name="P7"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frame draw:style-name="gr76" draw:text-style-name="P8" draw:layer="layout" svg:width="1.573cm" svg:height="0.806cm" svg:x="9.2cm" svg:y="2.8cm">
          <draw:text-box>
            <text:p><text:span text:style-name="T12">main</text:span></text:p>
          </draw:text-box>
        </draw:frame>
        <draw:frame draw:style-name="gr80" draw:text-style-name="P18" draw:layer="layout" svg:width="3.08cm" svg:height="1.063cm" svg:x="6.7cm" svg:y="1.137cm">
          <draw:text-box>
            <text:p><text:span text:style-name="T51">BASICIO</text:span></text:p>
          </draw:text-box>
        </draw:frame>
        <draw:path draw:style-name="gr23" draw:text-style-name="P7" draw:layer="layout" svg:width="1.479cm" svg:height="1.723cm" svg:x="4.669cm" svg:y="12.716cm" svg:viewBox="0 0 1480 1724" svg:d="M39 435c223-400 789-571 1167-311 412 284 239 769 233 1167-9 591-683 413-1050 389l-389-389">
          <text:p/>
        </draw:path>
        <draw:path draw:style-name="gr69" draw:text-style-name="P7" draw:layer="layout" svg:width="2.222cm" svg:height="2.606cm" svg:x="8.905cm" svg:y="1.362cm" svg:viewBox="0 0 2223 2607" svg:d="M277 0c-147 382-229 770-272 1206-53 530 322 914 700 1051 385 139 738 370 1167 311l351 39">
          <text:p/>
        </draw:path>
        <draw:path draw:style-name="gr69" draw:text-style-name="P7" draw:layer="layout" svg:width="2.234cm" svg:height="5.836cm" svg:x="8.893cm" svg:y="15.33cm" svg:viewBox="0 0 2235 5837" svg:d="M1495 5837c-427-200-844-456-1089-895-216-387-264-814-311-1245-44-396-165-801-39-1168 155-451 124-866 311-1323 216-528 745-526 1050-894l390-117 389-156 39-39">
          <text:p/>
        </draw:path>
        <draw:path draw:style-name="gr69" draw:text-style-name="P7" draw:layer="layout" svg:width="1.983cm" svg:height="11.749cm" svg:x="13.19cm" svg:y="12.179cm" svg:viewBox="0 0 1984 11750" svg:d="M0 0c325 413 795 728 972 1245 131 383 205 789 351 1167 146 379 103 783 194 1167 95 400 132 800 195 1206 65 415 158 825 155 1246-2 410 119 783 117 1206-2 463 16 934-194 1362-200 408-343 844-467 1284-116 409-194 827-273 1245l156 389 389 233h234">
          <text:p/>
        </draw:path>
        <draw:frame draw:style-name="gr27" draw:text-style-name="P8" draw:layer="layout" svg:width="2.403cm" svg:height="0.963cm" svg:x="10.7cm" svg:y="4.5cm">
          <draw:text-box>
            <text:p><text:span text:style-name="T12"><text:s text:c="4"/></text:span><text:span text:style-name="T12">PC</text:span></text:p>
          </draw:text-box>
        </draw:frame>
        <draw:frame draw:style-name="gr64" draw:text-style-name="P16" draw:layer="layout" svg:width="7.648cm" svg:height="0.806cm" svg:x="7.99cm" svg:y="25.499cm">
          <draw:text-box>
            <text:p text:style-name="P2"><text:span text:style-name="T128">Rotate(current,ins.DL,'main.DL)</text:span></text:p>
          </draw:text-box>
        </draw:frame>
      </draw:page>
      <draw:page draw:name="page29" draw:style-name="dp1" draw:master-page-name="Standard">
        <draw:frame draw:style-name="gr82" draw:text-style-name="P3" draw:layer="layout" svg:width="18cm" svg:height="25.2cm" svg:x="2cm" svg:y="2.9cm">
          <draw:text-box>
            <text:p text:style-name="P2"><text:span text:style-name="T13"><text:tab/></text:span><text:span text:style-name="T14">public</text:span><text:span text:style-name="T13"> </text:span><text:span text:style-name="T14">void</text:span><text:span text:style-name="T13"> detach()</text:span></text:p>
            <text:p text:style-name="P2"><text:span text:style-name="T13"><text:tab/></text:span><text:span text:style-name="T13">{ RTObject$ </text:span><text:span text:style-name="T17">ins</text:span><text:span text:style-name="T13">; <text:s text:c="2"/></text:span><text:span text:style-name="T15">// <text:s/>Instance to be detached.</text:span></text:p>
            <text:p text:style-name="P2"><text:span text:style-name="T13"><text:tab/></text:span><text:span text:style-name="T13"> <text:s/></text:span><text:span text:style-name="T13">RTObject$ </text:span><text:span text:style-name="T17">dl</text:span><text:span text:style-name="T13">; <text:s text:c="3"/></text:span><text:span text:style-name="T15">// <text:s/>Temporary reference to </text:span><text:span text:style-name="T130">dynamical</text:span><text:span text:style-name="T15"> enclosure.</text:span></text:p>
            <text:p text:style-name="P2"><text:span text:style-name="T13"><text:tab/></text:span><text:span text:style-name="T13"> <text:s/></text:span><text:span text:style-name="T13">RTObject$ </text:span><text:span text:style-name="T17">main</text:span><text:span text:style-name="T13">; <text:s/></text:span><text:span text:style-name="T15">// <text:s/>The head of the main component and also</text:span></text:p>
            <text:p text:style-name="P2"><text:span text:style-name="T13"><text:tab/></text:span><text:span text:style-name="T13"><text:tab/></text:span><text:span text:style-name="T13"> <text:s text:c="14"/></text:span><text:span text:style-name="T15">// <text:s/>the head of the quasi-parallel system.</text:span></text:p>
            <text:p text:style-name="P2"><text:span text:style-name="T13"><text:tab/></text:span><text:span text:style-name="T13"> <text:s/></text:span><text:span text:style-name="T17">ins</text:span><text:span text:style-name="T13">=</text:span><text:span text:style-name="T14">this</text:span><text:span text:style-name="T13">;</text:span></text:p>
            <text:p text:style-name="P2"><text:span text:style-name="T13"><text:tab/></text:span><text:span text:style-name="T13"> <text:s/></text:span></text:p>
            <text:p text:style-name="P2"><text:span text:style-name="T13"><text:tab/></text:span><text:span text:style-name="T13"> <text:s/></text:span><text:span text:style-name="T15">// <text:s/>Detach on a prefixed block is a no-operation.</text:span></text:p>
            <text:p text:style-name="P2"><text:span text:style-name="T13"><text:tab/></text:span><text:span text:style-name="T13"> <text:s/></text:span><text:span text:style-name="T14">if</text:span><text:span text:style-name="T13">(!</text:span><text:span text:style-name="T131">CUR$</text:span><text:span text:style-name="T13">.isQPSystemBlock())</text:span></text:p>
            <text:p text:style-name="P2"><text:span text:style-name="T13"><text:tab/></text:span><text:span text:style-name="T13"> <text:s/></text:span><text:span text:style-name="T13">{ </text:span><text:span text:style-name="T15">// Make sure that the object is on the operating chain.</text:span></text:p>
            <text:p text:style-name="P2"><text:span text:style-name="T13"><text:tab/></text:span><text:span text:style-name="T13"><text:tab/></text:span><text:span text:style-name="T15">// Note that a detached or terminated object cannot be on</text:span></text:p>
            <text:p text:style-name="P2"><text:span text:style-name="T13"><text:tab/></text:span><text:span text:style-name="T13"><text:tab/></text:span><text:span text:style-name="T15">// the operating chain.</text:span></text:p>
            <text:p text:style-name="P2"><text:span text:style-name="T13"><text:tab/></text:span><text:span text:style-name="T13"><text:tab/></text:span><text:span text:style-name="T17">dl</text:span><text:span text:style-name="T13">=</text:span><text:span text:style-name="T131">CUR$</text:span><text:span text:style-name="T13">;</text:span></text:p>
            <text:p text:style-name="P2"><text:span text:style-name="T13"><text:tab/></text:span><text:span text:style-name="T13"><text:tab/></text:span><text:span text:style-name="T14">while</text:span><text:span text:style-name="T13">(</text:span><text:span text:style-name="T17">dl</text:span><text:span text:style-name="T13">!=</text:span><text:span text:style-name="T17">ins</text:span><text:span text:style-name="T13">) {</text:span></text:p>
            <text:p text:style-name="P2"><text:span text:style-name="T13"><text:tab/></text:span><text:span text:style-name="T13"><text:tab/></text:span><text:span text:style-name="T13"> <text:s text:c="3"/></text:span><text:span text:style-name="T17">dl</text:span><text:span text:style-name="T13">=</text:span><text:span text:style-name="T17">dl</text:span><text:span text:style-name="T13">.</text:span><text:span text:style-name="T16">DL$</text:span><text:span text:style-name="T13">;</text:span></text:p>
            <text:p text:style-name="P2"><text:span text:style-name="T13"><text:tab/></text:span><text:span text:style-name="T13"><text:tab/></text:span><text:span text:style-name="T13"> <text:s text:c="3"/></text:span><text:span text:style-name="T14">if</text:span><text:span text:style-name="T13">(</text:span><text:span text:style-name="T17">dl</text:span><text:span text:style-name="T13">==</text:span><text:span text:style-name="T14">null</text:span><text:span text:style-name="T13">) </text:span><text:span text:style-name="T14">throw</text:span></text:p>
            <text:p text:style-name="P2"><text:span text:style-name="T13"><text:tab/></text:span><text:span text:style-name="T13"><text:tab/></text:span><text:span text:style-name="T13"> <text:s text:c="5"/></text:span><text:span text:style-name="T14">new</text:span><text:span text:style-name="T13"> RuntimeException(</text:span><text:span text:style-name="T21">"x.Detach: x is not on the operating chain."</text:span><text:span text:style-name="T13">);</text:span></text:p>
            <text:p text:style-name="P2"><text:span text:style-name="T13"><text:tab/></text:span><text:span text:style-name="T13"><text:tab/></text:span><text:span text:style-name="T13">}</text:span></text:p>
            <text:p text:style-name="P2"><text:span text:style-name="T13"><text:tab/></text:span><text:span text:style-name="T13"><text:tab/></text:span><text:span text:style-name="T15">// Treat the case resumed and operating first,</text:span></text:p>
            <text:p text:style-name="P2"><text:span text:style-name="T13"><text:tab/></text:span><text:span text:style-name="T13"><text:tab/></text:span><text:span text:style-name="T15">// because it is probably the dynamically most common.</text:span></text:p>
            <text:p text:style-name="P2"><text:span text:style-name="T13"><text:tab/></text:span><text:span text:style-name="T13"><text:tab/></text:span><text:span text:style-name="T14">if</text:span><text:span text:style-name="T13">(</text:span><text:span text:style-name="T17">ins</text:span><text:span text:style-name="T13">.</text:span><text:span text:style-name="T16">STATE$</text:span><text:span text:style-name="T13">==OperationalState.</text:span><text:span text:style-name="T132">resumed</text:span><text:span text:style-name="T13">) {</text:span></text:p>
            <text:p text:style-name="P2"><text:span text:style-name="T13"><text:tab/></text:span><text:span text:style-name="T13"><text:tab/></text:span><text:span text:style-name="T13"> <text:s text:c="3"/></text:span><text:span text:style-name="T17">ins</text:span><text:span text:style-name="T13">.</text:span><text:span text:style-name="T16">STATE$</text:span><text:span text:style-name="T13">=OperationalState.</text:span><text:span text:style-name="T132">detached</text:span><text:span text:style-name="T13">;</text:span></text:p>
            <text:p text:style-name="P2"><text:span text:style-name="T13"><text:tab/></text:span><text:span text:style-name="T13"><text:tab/></text:span><text:span text:style-name="T13"> <text:s text:c="3"/></text:span><text:span text:style-name="T15">// Find main component for component to be detached. The main</text:span></text:p>
            <text:p text:style-name="P2"><text:span text:style-name="T13"><text:tab/></text:span><text:span text:style-name="T13"><text:tab/></text:span><text:span text:style-name="T13"> <text:s text:c="3"/></text:span><text:span text:style-name="T15">// component head must be the static enclosure of the object,</text:span></text:p>
            <text:p text:style-name="P2"><text:span text:style-name="T13"><text:tab/></text:span><text:span text:style-name="T13"><text:tab/></text:span><text:span text:style-name="T13"> <text:s text:c="3"/></text:span><text:span text:style-name="T15">// since the object has OperationalState.resumed.</text:span></text:p>
            <text:p text:style-name="P2"><text:span text:style-name="T13"><text:tab/></text:span><text:span text:style-name="T13"><text:tab/></text:span><text:span text:style-name="T13"> <text:s text:c="3"/></text:span><text:span text:style-name="T17">main</text:span><text:span text:style-name="T13">=</text:span><text:span text:style-name="T17">ins</text:span><text:span text:style-name="T13">.</text:span><text:span text:style-name="T16">SL$</text:span><text:span text:style-name="T13">;</text:span></text:p>
            <text:p text:style-name="P2"><text:span text:style-name="T13"><text:tab/></text:span><text:span text:style-name="T13"><text:tab/></text:span><text:span text:style-name="T13"> <text:s text:c="3"/></text:span><text:span text:style-name="T15">// Rotate the contents of 'CUR$', 'ins.DL$' and 'main.DL$'.</text:span></text:p>
            <text:p text:style-name="P2"><text:span text:style-name="T13"><text:tab/></text:span><text:span text:style-name="T13"><text:tab/></text:span><text:span text:style-name="T13"> <text:s text:c="3"/></text:span><text:span text:style-name="T15">// &lt;main.DL$,ins.DL$,CUR$&gt;:=&lt;ins.DL$,CUR$,main.DL$&gt;</text:span></text:p>
            <text:p text:style-name="P2"><text:span text:style-name="T13"><text:tab/></text:span><text:span text:style-name="T13"><text:tab/></text:span><text:span text:style-name="T13"> <text:s text:c="3"/></text:span><text:span text:style-name="T17">dl</text:span><text:span text:style-name="T13">=</text:span><text:span text:style-name="T17">main</text:span><text:span text:style-name="T13">.</text:span><text:span text:style-name="T16">DL$</text:span><text:span text:style-name="T13">; </text:span><text:span text:style-name="T17">main</text:span><text:span text:style-name="T13">.</text:span><text:span text:style-name="T16">DL$</text:span><text:span text:style-name="T13">=</text:span><text:span text:style-name="T17">ins</text:span><text:span text:style-name="T13">.</text:span><text:span text:style-name="T16">DL$</text:span><text:span text:style-name="T13">; </text:span><text:span text:style-name="T17">ins</text:span><text:span text:style-name="T13">.</text:span><text:span text:style-name="T16">DL$</text:span><text:span text:style-name="T13">=</text:span><text:span text:style-name="T131">CUR$</text:span><text:span text:style-name="T13">; </text:span><text:span text:style-name="T131">CUR$</text:span><text:span text:style-name="T13">=</text:span><text:span text:style-name="T17">dl</text:span><text:span text:style-name="T13">;</text:span></text:p>
            <text:p text:style-name="P2"><text:span text:style-name="T13"><text:tab/></text:span><text:span text:style-name="T13"><text:tab/></text:span><text:span text:style-name="T13">} </text:span><text:span text:style-name="T14">else</text:span><text:span text:style-name="T13"> {</text:span></text:p>
            <text:p text:style-name="P2"><text:span text:style-name="T13"><text:tab/></text:span><text:span text:style-name="T13"><text:tab/></text:span><text:span text:style-name="T13"> <text:s text:c="3"/></text:span><text:span text:style-name="T17">ins</text:span><text:span text:style-name="T13">.</text:span><text:span text:style-name="T16">STATE$</text:span><text:span text:style-name="T13">=OperationalState.</text:span><text:span text:style-name="T132">detached</text:span><text:span text:style-name="T13">;</text:span></text:p>
            <text:p text:style-name="P2"><text:span text:style-name="T13"><text:tab/></text:span><text:span text:style-name="T13"><text:tab/></text:span><text:span text:style-name="T13"> <text:s text:c="3"/></text:span><text:span text:style-name="T15">// Swap the contents of object's 'DL$' and 'CUR$'.</text:span></text:p>
            <text:p text:style-name="P2"><text:span text:style-name="T13"><text:tab/></text:span><text:span text:style-name="T13"><text:tab/></text:span><text:span text:style-name="T13"> <text:s text:c="3"/></text:span><text:span text:style-name="T15">// &lt;ins.DL$,CUR$&gt;:=&lt;CUR$,ins.DL$&gt;</text:span></text:p>
            <text:p text:style-name="P2"><text:span text:style-name="T13"><text:tab/></text:span><text:span text:style-name="T13"><text:tab/></text:span><text:span text:style-name="T13"> <text:s text:c="3"/></text:span><text:span text:style-name="T17">dl</text:span><text:span text:style-name="T13">=</text:span><text:span text:style-name="T17">ins</text:span><text:span text:style-name="T13">.</text:span><text:span text:style-name="T16">DL$</text:span><text:span text:style-name="T13">; </text:span><text:span text:style-name="T17">ins</text:span><text:span text:style-name="T13">.</text:span><text:span text:style-name="T16">DL$</text:span><text:span text:style-name="T13">=</text:span><text:span text:style-name="T131">CUR$</text:span><text:span text:style-name="T13">; </text:span><text:span text:style-name="T131">CUR$</text:span><text:span text:style-name="T13">=</text:span><text:span text:style-name="T17">dl</text:span><text:span text:style-name="T13">;</text:span></text:p>
            <text:p text:style-name="P2"><text:span text:style-name="T13"><text:tab/></text:span><text:span text:style-name="T13"><text:tab/></text:span><text:span text:style-name="T13">}</text:span></text:p>
            <text:p text:style-name="P2"><text:span text:style-name="T13"><text:tab/></text:span><text:span text:style-name="T13"><text:tab/></text:span><text:span text:style-name="T13">Util.</text:span><text:span text:style-name="T133">ASSERT</text:span><text:span text:style-name="T13">(</text:span><text:span text:style-name="T131">CUR$</text:span><text:span text:style-name="T13">.</text:span><text:span text:style-name="T16">DL$</text:span><text:span text:style-name="T13">!=</text:span><text:span text:style-name="T131">CUR$</text:span><text:span text:style-name="T13">,</text:span><text:span text:style-name="T21">"Invariant"</text:span><text:span text:style-name="T13">);</text:span></text:p>
            <text:p text:style-name="P2"><text:span text:style-name="T134"><text:tab/></text:span><text:span text:style-name="T134"><text:tab/></text:span><text:span text:style-name="T133">updateContextVector</text:span><text:span text:style-name="T134">();</text:span></text:p>
            <text:p text:style-name="P2"><text:span text:style-name="T13"><text:tab/></text:span><text:span text:style-name="T13"> <text:s text:c="3"/></text:span><text:span text:style-name="T13">swapThreads(</text:span><text:span text:style-name="T17">ins</text:span><text:span text:style-name="T13">.</text:span><text:span text:style-name="T16">DL$</text:span><text:span text:style-name="T13">);</text:span></text:p>
            <text:p text:style-name="P2"><text:span text:style-name="T13"><text:tab/></text:span><text:span text:style-name="T13"> <text:s/></text:span><text:span text:style-name="T13">}</text:span></text:p>
            <text:p text:style-name="P2"><text:span text:style-name="T13"><text:tab/></text:span><text:span text:style-name="T13">}</text:span></text:p>
          </draw:text-box>
        </draw:frame>
      </draw:page>
      <draw:page draw:name="page30" draw:style-name="dp1" draw:master-page-name="Standard">
        <draw:frame draw:style-name="gr83" draw:layer="layout" svg:width="17.1cm" svg:height="23cm" svg:x="2cm" svg:y="4cm">
          <draw:text-box>
            <text:p text:style-name="P2"><text:span text:style-name="T13"><text:tab/></text:span><text:span text:style-name="T14">public</text:span><text:span text:style-name="T13"> </text:span><text:span text:style-name="T14">void</text:span><text:span text:style-name="T13"> call(RTObject$ </text:span><text:span text:style-name="T17">ins</text:span><text:span text:style-name="T13">)</text:span></text:p>
            <text:p text:style-name="P2"><text:span text:style-name="T13"><text:tab/></text:span><text:span text:style-name="T13">{ RTObject$ </text:span><text:span text:style-name="T17">dl</text:span><text:span text:style-name="T13">; <text:s text:c="4"/></text:span><text:span text:style-name="T15">// <text:s/>Temporary reference to dynamic enclosure.</text:span></text:p>
            <text:p text:style-name="P2"><text:span text:style-name="T13"><text:tab/></text:span><text:span text:style-name="T13"> <text:s/></text:span><text:span text:style-name="T14">if</text:span><text:span text:style-name="T13">(</text:span><text:span text:style-name="T17">ins</text:span><text:span text:style-name="T13">==</text:span><text:span text:style-name="T14">null</text:span><text:span text:style-name="T13">) </text:span><text:span text:style-name="T14">throw</text:span><text:span text:style-name="T13"> </text:span><text:span text:style-name="T14">new</text:span><text:span text:style-name="T13"> RuntimeException(</text:span><text:span text:style-name="T21">"Call(x): x is none."</text:span><text:span text:style-name="T13">);</text:span></text:p>
            <text:p text:style-name="P2"><text:span text:style-name="T13"><text:tab/></text:span><text:span text:style-name="T13"> <text:s/></text:span><text:span text:style-name="T14">if</text:span><text:span text:style-name="T13">(</text:span><text:span text:style-name="T17">ins</text:span><text:span text:style-name="T13">.</text:span><text:span text:style-name="T16">STATE$</text:span><text:span text:style-name="T13">!=OperationalState.</text:span><text:span text:style-name="T132">detached</text:span><text:span text:style-name="T13">) </text:span><text:span text:style-name="T14">throw</text:span></text:p>
            <text:p text:style-name="P2"><text:span text:style-name="T13"><text:tab/></text:span><text:span text:style-name="T13"> <text:s text:c="7"/></text:span><text:span text:style-name="T14">new</text:span><text:span text:style-name="T13"> RuntimeException(</text:span><text:span text:style-name="T21">"Call(x): x is not in detached state."</text:span><text:span text:style-name="T13">);</text:span></text:p>
            <text:p text:style-name="P2"><text:span text:style-name="T13"><text:tab/></text:span><text:span text:style-name="T13"> <text:s/></text:span><text:span text:style-name="T15">// The object to be attached cannot be on the operating chain,</text:span></text:p>
            <text:p text:style-name="P2"><text:span text:style-name="T13"><text:tab/></text:span><text:span text:style-name="T13"> <text:s/></text:span><text:span text:style-name="T15">// because then its state would have been resumed and not detached.</text:span></text:p>
            <text:p text:style-name="P2"><text:span text:style-name="T134"/></text:p>
            <text:p text:style-name="P2"><text:span text:style-name="T13"><text:tab/></text:span><text:span text:style-name="T13"> <text:s/></text:span><text:span text:style-name="T15">// Swap the contents of 'CUR$' and object's '</text:span><text:span text:style-name="T130">dl</text:span><text:span text:style-name="T15">'.</text:span></text:p>
            <text:p text:style-name="P2"><text:span text:style-name="T13"><text:tab/></text:span><text:span text:style-name="T13"> <text:s/></text:span><text:span text:style-name="T15">// <text:s/>&lt;ins.DL$,CUR$&gt;:=&lt;CUR$,ins.DL$&gt;;</text:span></text:p>
            <text:p text:style-name="P2"><text:span text:style-name="T13"><text:tab/></text:span><text:span text:style-name="T13"> <text:s/></text:span><text:span text:style-name="T17">dl</text:span><text:span text:style-name="T13">=</text:span><text:span text:style-name="T17">ins</text:span><text:span text:style-name="T13">.</text:span><text:span text:style-name="T16">DL$</text:span><text:span text:style-name="T13">; </text:span><text:span text:style-name="T17">ins</text:span><text:span text:style-name="T13">.</text:span><text:span text:style-name="T16">DL$</text:span><text:span text:style-name="T13">=</text:span><text:span text:style-name="T131">CUR$</text:span><text:span text:style-name="T13">; </text:span><text:span text:style-name="T131">CUR$</text:span><text:span text:style-name="T13">=</text:span><text:span text:style-name="T17">dl</text:span><text:span text:style-name="T13">;</text:span></text:p>
            <text:p text:style-name="P2"><text:span text:style-name="T13"><text:tab/></text:span><text:span text:style-name="T13"> <text:s/></text:span><text:span text:style-name="T15">// From now on the object is in attached state.</text:span></text:p>
            <text:p text:style-name="P2"><text:span text:style-name="T13"><text:tab/></text:span><text:span text:style-name="T13"> <text:s/></text:span><text:span text:style-name="T15">// It is no longer a component head.</text:span></text:p>
            <text:p text:style-name="P2"><text:span text:style-name="T13"><text:tab/></text:span><text:span text:style-name="T13"> <text:s/></text:span><text:span text:style-name="T17">ins</text:span><text:span text:style-name="T13">.</text:span><text:span text:style-name="T16">STATE$</text:span><text:span text:style-name="T13">=OperationalState.</text:span><text:span text:style-name="T132">attached</text:span><text:span text:style-name="T13">;</text:span></text:p>
            <text:p text:style-name="P2"><text:span text:style-name="T13"><text:tab/></text:span><text:span text:style-name="T13"> <text:s/></text:span><text:span text:style-name="T133">updateContextVector</text:span><text:span text:style-name="T13">();</text:span></text:p>
            <text:p text:style-name="P2"><text:span text:style-name="T13"><text:tab/></text:span><text:span text:style-name="T13"> <text:s/></text:span><text:span text:style-name="T13">swapThreads(</text:span><text:span text:style-name="T17">ins</text:span><text:span text:style-name="T13">.</text:span><text:span text:style-name="T16">DL$</text:span><text:span text:style-name="T13">);</text:span></text:p>
            <text:p text:style-name="P2"><text:span text:style-name="T13"><text:tab/></text:span><text:span text:style-name="T13">}</text:span></text:p>
          </draw:text-box>
        </draw:frame>
      </draw:page>
      <draw:page draw:name="page31" draw:style-name="dp1" draw:master-page-name="Standard">
        <draw:frame draw:style-name="gr83" draw:layer="layout" svg:width="17cm" svg:height="23cm" svg:x="2.1cm" svg:y="4cm">
          <draw:text-box>
            <text:p text:style-name="P2"><text:span text:style-name="T13"><text:tab/></text:span><text:span text:style-name="T14">public</text:span><text:span text:style-name="T13"> </text:span><text:span text:style-name="T14">void</text:span><text:span text:style-name="T13"> resume(RTObject$ </text:span><text:span text:style-name="T17">ins</text:span><text:span text:style-name="T13">)</text:span></text:p>
            <text:p text:style-name="P2"><text:span text:style-name="T13"><text:tab/></text:span><text:span text:style-name="T13">{ RTObject$ </text:span><text:span text:style-name="T17">comp</text:span><text:span text:style-name="T13">; <text:s text:c="2"/></text:span><text:span text:style-name="T15">// <text:s/>Component head.</text:span></text:p>
            <text:p text:style-name="P2"><text:span text:style-name="T13"><text:tab/></text:span><text:span text:style-name="T13"> <text:s/></text:span><text:span text:style-name="T13">RTObject$ </text:span><text:span text:style-name="T17">mainSL</text:span><text:span text:style-name="T13">; </text:span><text:span text:style-name="T15">// <text:s/>Static enclosure of main component head.</text:span></text:p>
            <text:p text:style-name="P2"><text:span text:style-name="T13"><text:tab/></text:span><text:span text:style-name="T13"> <text:s/></text:span><text:span text:style-name="T13">RTObject$ </text:span><text:span text:style-name="T17">main</text:span><text:span text:style-name="T13">; <text:s text:c="2"/></text:span><text:span text:style-name="T15">// <text:s/>The head of the main component and also</text:span></text:p>
            <text:p text:style-name="P2"><text:span text:style-name="T13"><text:tab/></text:span><text:span text:style-name="T13"> <text:s text:c="19"/></text:span><text:span text:style-name="T15">// <text:s/>the head of the quasi-parallel system.</text:span></text:p>
            <text:p text:style-name="P2"><text:span text:style-name="T13"><text:tab/></text:span><text:span text:style-name="T13"> <text:s/></text:span><text:span text:style-name="T14">if</text:span><text:span text:style-name="T13">(</text:span><text:span text:style-name="T17">ins</text:span><text:span text:style-name="T13">==</text:span><text:span text:style-name="T14">null</text:span><text:span text:style-name="T13">) </text:span><text:span text:style-name="T14">throw</text:span><text:span text:style-name="T13"> </text:span><text:span text:style-name="T14">new</text:span><text:span text:style-name="T13"> RuntimeException(</text:span><text:span text:style-name="T21">"Resume(x): x is none."</text:span><text:span text:style-name="T13">);</text:span></text:p>
            <text:p text:style-name="P2"><text:span text:style-name="T13"><text:tab/></text:span><text:span text:style-name="T13"> </text:span></text:p>
            <text:p text:style-name="P2"><text:span text:style-name="T13"><text:tab/></text:span><text:span text:style-name="T13"> <text:s/></text:span><text:span text:style-name="T14">if</text:span><text:span text:style-name="T13">(</text:span><text:span text:style-name="T17">ins</text:span><text:span text:style-name="T13">.</text:span><text:span text:style-name="T16">STATE$</text:span><text:span text:style-name="T13">!=OperationalState.</text:span><text:span text:style-name="T132">resumed</text:span><text:span text:style-name="T13">) </text:span><text:span text:style-name="T15">// A no-operation?</text:span></text:p>
            <text:p text:style-name="P2"><text:span text:style-name="T13"><text:tab/></text:span><text:span text:style-name="T13"> <text:s/></text:span><text:span text:style-name="T13">{ </text:span><text:span text:style-name="T15">// The object to be resumed must be local to a system head.</text:span></text:p>
            <text:p text:style-name="P2"><text:span text:style-name="T13"><text:tab/></text:span><text:span text:style-name="T13"> <text:s text:c="3"/></text:span><text:span text:style-name="T17">main</text:span><text:span text:style-name="T13">=</text:span><text:span text:style-name="T17">ins</text:span><text:span text:style-name="T13">.</text:span><text:span text:style-name="T16">SL$</text:span><text:span text:style-name="T13">;</text:span></text:p>
            <text:p text:style-name="P2"><text:span text:style-name="T13"><text:tab/></text:span><text:span text:style-name="T13"> <text:s text:c="3"/></text:span><text:span text:style-name="T14">if</text:span><text:span text:style-name="T13">(!</text:span><text:span text:style-name="T17">main</text:span><text:span text:style-name="T13">.isQPSystemBlock()) </text:span><text:span text:style-name="T14">throw</text:span></text:p>
            <text:p text:style-name="P2"><text:span text:style-name="T13"><text:tab/></text:span><text:span text:style-name="T13"> <text:s/></text:span><text:span text:style-name="T13"><text:tab/></text:span><text:span text:style-name="T13"> <text:s text:c="4"/></text:span><text:span text:style-name="T14">new</text:span><text:span text:style-name="T13"> RuntimeException(</text:span><text:span text:style-name="T21">"Resume(x): x is not local”</text:span></text:p>
            <text:p text:style-name="P2"><text:span text:style-name="T21"><text:s text:c="37"/></text:span><text:span text:style-name="T21">+” to sub-block or prefixed block."</text:span><text:span text:style-name="T13">);</text:span></text:p>
            <text:p text:style-name="P2"><text:span text:style-name="T134"/></text:p>
            <text:p text:style-name="P2"><text:span text:style-name="T13"><text:tab/></text:span><text:span text:style-name="T13"> <text:s text:c="3"/></text:span><text:span text:style-name="T14">if</text:span><text:span text:style-name="T13">(</text:span><text:span text:style-name="T17">ins</text:span><text:span text:style-name="T13">.</text:span><text:span text:style-name="T16">STATE$</text:span><text:span text:style-name="T13">!=OperationalState.</text:span><text:span text:style-name="T132">detached</text:span><text:span text:style-name="T13">) </text:span><text:span text:style-name="T14">throw</text:span></text:p>
            <text:p text:style-name="P2"><text:span text:style-name="T13"><text:tab/></text:span><text:span text:style-name="T13"> <text:s text:c="8"/></text:span><text:span text:style-name="T14">new</text:span><text:span text:style-name="T13"> RuntimeException(</text:span><text:span text:style-name="T21">"Resume(x): x is not in detached state”</text:span></text:p>
            <text:p text:style-name="P2"><text:span text:style-name="T21"><text:s text:c="35"/></text:span><text:span text:style-name="T21">+” but "</text:span><text:span text:style-name="T13">+</text:span><text:span text:style-name="T17">ins</text:span><text:span text:style-name="T13">.</text:span><text:span text:style-name="T16">STATE$</text:span><text:span text:style-name="T13">);</text:span></text:p>
            <text:p text:style-name="P2"><text:span text:style-name="T13"><text:tab/></text:span><text:span text:style-name="T13"> <text:s text:c="3"/></text:span><text:span text:style-name="T15">// Find the operating component of the quasi-parallel system.</text:span></text:p>
            <text:p text:style-name="P2"><text:span text:style-name="T13"><text:tab/></text:span><text:span text:style-name="T13"> <text:s text:c="3"/></text:span><text:span text:style-name="T17">comp</text:span><text:span text:style-name="T13">=</text:span><text:span text:style-name="T131">CUR$</text:span><text:span text:style-name="T13">; </text:span><text:span text:style-name="T17">mainSL</text:span><text:span text:style-name="T13">=</text:span><text:span text:style-name="T17">main</text:span><text:span text:style-name="T13">.</text:span><text:span text:style-name="T16">SL$</text:span><text:span text:style-name="T13">;</text:span></text:p>
            <text:p text:style-name="P2"><text:span text:style-name="T13"><text:tab/></text:span><text:span text:style-name="T13"> <text:s text:c="3"/></text:span><text:span text:style-name="T14">while</text:span><text:span text:style-name="T13">(</text:span><text:span text:style-name="T17">comp</text:span><text:span text:style-name="T13">.</text:span><text:span text:style-name="T16">DL$</text:span><text:span text:style-name="T13">!=</text:span><text:span text:style-name="T17">mainSL</text:span><text:span text:style-name="T13">)</text:span></text:p>
            <text:p text:style-name="P2"><text:span text:style-name="T13"><text:tab/></text:span><text:span text:style-name="T13"> <text:s text:c="3"/></text:span><text:span text:style-name="T13">{ Util.</text:span><text:span text:style-name="T133">ASSERT</text:span><text:span text:style-name="T13">(</text:span><text:span text:style-name="T17">comp</text:span><text:span text:style-name="T13">.</text:span><text:span text:style-name="T16">DL$</text:span><text:span text:style-name="T13">!=</text:span><text:span text:style-name="T17">comp</text:span><text:span text:style-name="T13">,</text:span><text:span text:style-name="T21">"Invariant"</text:span><text:span text:style-name="T13">);</text:span></text:p>
            <text:p text:style-name="P2"><text:span text:style-name="T13"><text:tab/></text:span><text:span text:style-name="T13"> <text:s text:c="3"/></text:span><text:span text:style-name="T13"><text:tab/></text:span><text:span text:style-name="T17">comp</text:span><text:span text:style-name="T13">=</text:span><text:span text:style-name="T17">comp</text:span><text:span text:style-name="T13">.</text:span><text:span text:style-name="T16">DL$</text:span><text:span text:style-name="T13">;</text:span></text:p>
            <text:p text:style-name="P2"><text:span text:style-name="T13"><text:tab/></text:span><text:span text:style-name="T13"> <text:s text:c="3"/></text:span><text:span text:style-name="T13">}</text:span></text:p>
            <text:p text:style-name="P2"><text:span text:style-name="T13"><text:tab/></text:span><text:span text:style-name="T13"> <text:s text:c="3"/></text:span><text:span text:style-name="T14">if</text:span><text:span text:style-name="T13">(</text:span><text:span text:style-name="T17">comp</text:span><text:span text:style-name="T13">.</text:span><text:span text:style-name="T16">STATE$</text:span><text:span text:style-name="T13">==OperationalState.</text:span><text:span text:style-name="T132">resumed</text:span><text:span text:style-name="T13">)</text:span></text:p>
            <text:p text:style-name="P2"><text:span text:style-name="T13"><text:s text:c="20"/></text:span><text:span text:style-name="T17">comp</text:span><text:span text:style-name="T13">.</text:span><text:span text:style-name="T16">STATE$</text:span><text:span text:style-name="T13">=OperationalState.</text:span><text:span text:style-name="T132">detached</text:span><text:span text:style-name="T13">;</text:span></text:p>
            <text:p text:style-name="P2"><text:span text:style-name="T13"><text:tab/></text:span><text:span text:style-name="T13"> <text:s text:c="3"/></text:span><text:span text:style-name="T15">// Rotate the contents of 'ins.dl', 'comp.dl' and 'CUR$'.</text:span></text:p>
            <text:p text:style-name="P2"><text:span text:style-name="T13"><text:tab/></text:span><text:span text:style-name="T13"> <text:s text:c="3"/></text:span><text:span text:style-name="T15">// Invariant: <text:s text:c="2"/>comp.DL$ = mainSL</text:span></text:p>
            <text:p text:style-name="P2"><text:span text:style-name="T13"><text:tab/></text:span><text:span text:style-name="T13"> <text:s text:c="3"/></text:span><text:span text:style-name="T15">// <text:s/>&lt;ins.DL$,comp.DL$,CUR$&gt;=&lt;comp.DL$,CUR$,ins.DL$&gt;</text:span></text:p>
            <text:p text:style-name="P2"><text:span text:style-name="T13"><text:tab/></text:span><text:span text:style-name="T13"> <text:s text:c="3"/></text:span><text:span text:style-name="T17">comp</text:span><text:span text:style-name="T13">.</text:span><text:span text:style-name="T16">DL$</text:span><text:span text:style-name="T13">=</text:span><text:span text:style-name="T131">CUR$</text:span><text:span text:style-name="T13">; </text:span><text:span text:style-name="T131">CUR$</text:span><text:span text:style-name="T13">=</text:span><text:span text:style-name="T17">ins</text:span><text:span text:style-name="T13">.</text:span><text:span text:style-name="T16">DL$</text:span><text:span text:style-name="T13">; </text:span><text:span text:style-name="T17">ins</text:span><text:span text:style-name="T13">.</text:span><text:span text:style-name="T16">DL$</text:span><text:span text:style-name="T13">=</text:span><text:span text:style-name="T17">mainSL</text:span><text:span text:style-name="T13">;</text:span></text:p>
            <text:p text:style-name="P2"><text:span text:style-name="T13"><text:tab/></text:span><text:span text:style-name="T13"> <text:s text:c="3"/></text:span><text:span text:style-name="T17">ins</text:span><text:span text:style-name="T13">.</text:span><text:span text:style-name="T16">STATE$</text:span><text:span text:style-name="T13">=OperationalState.</text:span><text:span text:style-name="T132">resumed</text:span><text:span text:style-name="T13">;</text:span></text:p>
            <text:p text:style-name="P2"><text:span text:style-name="T13"><text:tab/></text:span><text:span text:style-name="T13"><text:tab/></text:span><text:span text:style-name="T133">updateContextVector</text:span><text:span text:style-name="T13">();</text:span></text:p>
            <text:p text:style-name="P2"><text:span text:style-name="T13"><text:tab/></text:span><text:span text:style-name="T13"> <text:s text:c="3"/></text:span><text:span text:style-name="T13">swapThreads(</text:span><text:span text:style-name="T17">comp</text:span><text:span text:style-name="T13">.</text:span><text:span text:style-name="T16">DL$</text:span><text:span text:style-name="T13">);</text:span></text:p>
            <text:p text:style-name="P2"><text:span text:style-name="T13"><text:tab/></text:span><text:span text:style-name="T13"> <text:s/></text:span><text:span text:style-name="T13">}</text:span></text:p>
            <text:p text:style-name="P2"><text:span text:style-name="T13"><text:tab/></text:span><text:span text:style-name="T13">}</text:span></text:p>
          </draw:text-box>
        </draw:frame>
      </draw:page>
      <draw:page draw:name="page32" draw:style-name="dp1" draw:master-page-name="Standard">
        <draw:frame draw:style-name="gr83" draw:layer="layout" svg:width="17.2cm" svg:height="23cm" svg:x="2cm" svg:y="4cm">
          <draw:text-box>
            <text:p text:style-name="P2"><text:span text:style-name="T13"><text:tab/></text:span><text:span text:style-name="T14">public</text:span><text:span text:style-name="T13"> </text:span><text:span text:style-name="T14">void</text:span><text:span text:style-name="T13"> EBLK()</text:span></text:p>
            <text:p text:style-name="P2"><text:span text:style-name="T13"><text:tab/></text:span><text:span text:style-name="T13"> <text:s/></text:span><text:span text:style-name="T13">{ RTObject$ </text:span><text:span text:style-name="T17">dl</text:span><text:span text:style-name="T13">; <text:s text:c="2"/></text:span><text:span text:style-name="T15">// A temporary to the instance dynamically</text:span></text:p>
            <text:p text:style-name="P2"><text:span text:style-name="T13"><text:tab/></text:span><text:span text:style-name="T13"> <text:s text:c="19"/></text:span><text:span text:style-name="T15">// enclosing the resumed object ('CUR$').</text:span></text:p>
            <text:p text:style-name="P2"><text:span text:style-name="T13"><text:tab/></text:span><text:span text:style-name="T13"> <text:s text:c="3"/></text:span><text:span text:style-name="T13">RTObject$ </text:span><text:span text:style-name="T17">main</text:span><text:span text:style-name="T13">; </text:span><text:span text:style-name="T15">// The head of the main component and also</text:span></text:p>
            <text:p text:style-name="P2"><text:span text:style-name="T13"><text:tab/></text:span><text:span text:style-name="T13"> <text:s text:c="19"/></text:span><text:span text:style-name="T15">// the head of the quasi-parallel system.</text:span></text:p>
            <text:p text:style-name="P2"><text:span text:style-name="T13"><text:tab/></text:span><text:span text:style-name="T13"> <text:s text:c="3"/></text:span><text:span text:style-name="T15">//Util.BREAK("ECB "+edString());</text:span></text:p>
            <text:p text:style-name="P2"><text:span text:style-name="T13"><text:tab/></text:span><text:span text:style-name="T13"> <text:s text:c="3"/></text:span><text:span text:style-name="T14">if</text:span><text:span text:style-name="T13">(</text:span><text:span text:style-name="T132">BLOCK_TRACING</text:span><text:span text:style-name="T13">) TRACE(</text:span><text:span text:style-name="T21">"END BLOCK(1) "</text:span><text:span text:style-name="T13">+edString());</text:span></text:p>
            <text:p text:style-name="P2"><text:span text:style-name="T13"><text:tab/></text:span><text:span text:style-name="T13"> <text:s text:c="3"/></text:span><text:span text:style-name="T15">// Treat the attached case first, it is probably most common.</text:span></text:p>
            <text:p text:style-name="P2"><text:span text:style-name="T13"><text:tab/></text:span><text:span text:style-name="T13"> <text:s text:c="3"/></text:span><text:span text:style-name="T14">if</text:span><text:span text:style-name="T13">(</text:span><text:span text:style-name="T131">CUR$</text:span><text:span text:style-name="T13">.</text:span><text:span text:style-name="T16">STATE$</text:span><text:span text:style-name="T13">==OperationalState.</text:span><text:span text:style-name="T132">attached</text:span><text:span text:style-name="T13">) {</text:span></text:p>
            <text:p text:style-name="P2"><text:span text:style-name="T13"><text:tab/></text:span><text:span text:style-name="T13"> <text:s text:c="3"/></text:span><text:span text:style-name="T13"><text:tab/></text:span><text:span text:style-name="T131">CUR$</text:span><text:span text:style-name="T13">.</text:span><text:span text:style-name="T16">STATE$</text:span><text:span text:style-name="T13">=OperationalState.</text:span><text:span text:style-name="T132">terminated</text:span><text:span text:style-name="T13">;</text:span></text:p>
            <text:p text:style-name="P2"><text:span text:style-name="T13"><text:tab/></text:span><text:span text:style-name="T13"> <text:s text:c="5"/></text:span><text:span text:style-name="T15">// <text:s/>Make the dynamic enclosure the new current instance.</text:span></text:p>
            <text:p text:style-name="P2"><text:span text:style-name="T13"><text:tab/></text:span><text:span text:style-name="T13"> <text:s text:c="5"/></text:span><text:span text:style-name="T131">CUR$</text:span><text:span text:style-name="T13">=</text:span><text:span text:style-name="T131">CUR$</text:span><text:span text:style-name="T13">.</text:span><text:span text:style-name="T16">DL$</text:span><text:span text:style-name="T13">;</text:span></text:p>
            <text:p text:style-name="P2"><text:span text:style-name="T13"><text:tab/></text:span><text:span text:style-name="T13"> <text:s text:c="3"/></text:span><text:span text:style-name="T13">} </text:span><text:span text:style-name="T14">else</text:span><text:span text:style-name="T13"> </text:span><text:span text:style-name="T14">if</text:span><text:span text:style-name="T13">(</text:span><text:span text:style-name="T131">CUR$</text:span><text:span text:style-name="T13">.</text:span><text:span text:style-name="T16">STATE$</text:span><text:span text:style-name="T13">==OperationalState.</text:span><text:span text:style-name="T132">resumed</text:span><text:span text:style-name="T13">) {</text:span></text:p>
            <text:p text:style-name="P2"><text:span text:style-name="T13"><text:tab/></text:span><text:span text:style-name="T13"> <text:s text:c="5"/></text:span><text:span text:style-name="T15">// Treat the case of a resumed and operating object.</text:span></text:p>
            <text:p text:style-name="P2"><text:span text:style-name="T13"><text:tab/></text:span><text:span text:style-name="T13"> <text:s text:c="5"/></text:span><text:span text:style-name="T15">// <text:s/>It is the head of an object component. The class</text:span></text:p>
            <text:p text:style-name="P2"><text:span text:style-name="T13"><text:tab/></text:span><text:span text:style-name="T13"> <text:s text:c="5"/></text:span><text:span text:style-name="T15">// <text:s/>object enters the terminated state, and the object component</text:span></text:p>
            <text:p text:style-name="P2"><text:span text:style-name="T13"><text:tab/></text:span><text:span text:style-name="T13"> <text:s text:c="5"/></text:span><text:span text:style-name="T15">// <text:s/>disappears from its system. The main component of that system</text:span></text:p>
            <text:p text:style-name="P2"><text:span text:style-name="T13"><text:tab/></text:span><text:span text:style-name="T13"> <text:s text:c="5"/></text:span><text:span text:style-name="T15">// <text:s/>takes its place as the operating component of the system.</text:span></text:p>
            <text:p text:style-name="P2"><text:span text:style-name="T13"><text:tab/></text:span><text:span text:style-name="T13"> <text:s text:c="5"/></text:span><text:span text:style-name="T15">// <text:s/>Invariant: <text:s/>CUR$.STATE$ = resumed <text:s/>and <text:s/>CUR$.DL = main.SL</text:span></text:p>
            <text:p text:style-name="P2"><text:span text:style-name="T13"><text:tab/></text:span><text:span text:style-name="T13"> <text:s text:c="5"/></text:span><text:span text:style-name="T131">CUR$</text:span><text:span text:style-name="T13">.</text:span><text:span text:style-name="T16">STATE$</text:span><text:span text:style-name="T13">=OperationalState.</text:span><text:span text:style-name="T132">terminated</text:span><text:span text:style-name="T13">;</text:span></text:p>
            <text:p text:style-name="P2"><text:span text:style-name="T13"><text:tab/></text:span><text:span text:style-name="T13"> <text:s text:c="5"/></text:span><text:span text:style-name="T15">// <text:s/>Find main component (and system) head. It must be the static</text:span></text:p>
            <text:p text:style-name="P2"><text:span text:style-name="T13"><text:tab/></text:span><text:span text:style-name="T13"> <text:s text:c="5"/></text:span><text:span text:style-name="T15">// <text:s/>enclosure since the object has been RESUMEd.</text:span></text:p>
            <text:p text:style-name="P2"><text:span text:style-name="T13"><text:tab/></text:span><text:span text:style-name="T13"> <text:s text:c="5"/></text:span><text:span text:style-name="T17">main</text:span><text:span text:style-name="T13">=</text:span><text:span text:style-name="T131">CUR$</text:span><text:span text:style-name="T13">.</text:span><text:span text:style-name="T16">SL$</text:span><text:span text:style-name="T13">;</text:span></text:p>
            <text:p text:style-name="P2"><text:span text:style-name="T13"><text:tab/></text:span><text:span text:style-name="T13"> <text:s text:c="5"/></text:span><text:span text:style-name="T15">// <text:s/>The main component becomes the operating component.</text:span></text:p>
            <text:p text:style-name="P2"><text:span text:style-name="T13"><text:tab/></text:span><text:span text:style-name="T13"> <text:s text:c="5"/></text:span><text:span text:style-name="T17">dl</text:span><text:span text:style-name="T13">=</text:span><text:span text:style-name="T131">CUR$</text:span><text:span text:style-name="T13">.</text:span><text:span text:style-name="T16">DL$</text:span><text:span text:style-name="T13">; </text:span><text:span text:style-name="T131">CUR$</text:span><text:span text:style-name="T13">.</text:span><text:span text:style-name="T16">DL$</text:span><text:span text:style-name="T13">=</text:span><text:span text:style-name="T14">null</text:span><text:span text:style-name="T13">;</text:span></text:p>
            <text:p text:style-name="P2"><text:span text:style-name="T13"><text:tab/></text:span><text:span text:style-name="T13"> <text:s text:c="5"/></text:span><text:span text:style-name="T131">CUR$</text:span><text:span text:style-name="T13">=</text:span><text:span text:style-name="T17">main</text:span><text:span text:style-name="T13">.</text:span><text:span text:style-name="T16">DL$</text:span><text:span text:style-name="T13">; </text:span><text:span text:style-name="T17">main</text:span><text:span text:style-name="T13">.</text:span><text:span text:style-name="T16">DL$</text:span><text:span text:style-name="T13">=</text:span><text:span text:style-name="T17">dl</text:span><text:span text:style-name="T13">;</text:span></text:p>
            <text:p text:style-name="P2"><text:span text:style-name="T15"><text:tab/></text:span><text:span text:style-name="T15"> <text:s text:c="3"/></text:span><text:span text:style-name="T15">}</text:span></text:p>
            <text:p text:style-name="P2"><text:span text:style-name="T13"><text:tab/></text:span><text:span text:style-name="T13"> <text:s text:c="3"/></text:span><text:span text:style-name="T14">if</text:span><text:span text:style-name="T13">(</text:span><text:span text:style-name="T131">CUR$</text:span><text:span text:style-name="T13">==</text:span><text:span text:style-name="T14">null</text:span><text:span text:style-name="T13"> || </text:span><text:span text:style-name="T131">CUR$</text:span><text:span text:style-name="T13">==</text:span><text:span text:style-name="T131">CTX$</text:span><text:span text:style-name="T13">) {</text:span></text:p>
            <text:p text:style-name="P2"><text:span text:style-name="T13"><text:tab/></text:span><text:span text:style-name="T13"> <text:s text:c="6"/></text:span><text:span text:style-name="T131">SYSOUT$</text:span><text:span text:style-name="T13">.outimage();</text:span></text:p>
            <text:p text:style-name="P2"><text:span text:style-name="T135"><text:tab/></text:span><text:span text:style-name="T135"><text:tab/></text:span><text:span text:style-name="T136">// PROGRAM PASSES THROUGH FINAL END</text:span></text:p>
            <text:p text:style-name="P2"><text:span text:style-name="T13"><text:tab/></text:span><text:span text:style-name="T13"><text:tab/></text:span><text:span text:style-name="T134">System.</text:span><text:span text:style-name="T133">exit</text:span><text:span text:style-name="T134">(0);</text:span></text:p>
            <text:p text:style-name="P2"><text:span text:style-name="T13"><text:tab/></text:span><text:span text:style-name="T13"> <text:s text:c="3"/></text:span><text:span text:style-name="T13">} </text:span><text:span text:style-name="T14">else</text:span><text:span text:style-name="T13"> {</text:span></text:p>
            <text:p text:style-name="P2"><text:span text:style-name="T13"><text:tab/></text:span><text:span text:style-name="T13"><text:tab/></text:span><text:span text:style-name="T133">updateContextVector</text:span><text:span text:style-name="T13">();</text:span></text:p>
            <text:p text:style-name="P2"><text:span text:style-name="T13"><text:tab/></text:span><text:span text:style-name="T13"> <text:s text:c="5"/></text:span><text:span text:style-name="T14">if</text:span><text:span text:style-name="T13">(</text:span><text:span text:style-name="T14">this</text:span><text:span text:style-name="T13">.</text:span><text:span text:style-name="T16">THREAD$</text:span><text:span text:style-name="T13">!=</text:span><text:span text:style-name="T131">CUR$</text:span><text:span text:style-name="T13">.</text:span><text:span text:style-name="T16">THREAD$</text:span><text:span text:style-name="T13">)</text:span></text:p>
            <text:p text:style-name="P2"><text:span text:style-name="T13"><text:tab/></text:span><text:span text:style-name="T13"> <text:s text:c="5"/></text:span><text:span text:style-name="T13">{ </text:span><text:span text:style-name="T14">if</text:span><text:span text:style-name="T13">(</text:span><text:span text:style-name="T132">QPS_TRACING</text:span><text:span text:style-name="T13">) TRACE(</text:span><text:span text:style-name="T21">"Resume "</text:span><text:span text:style-name="T13">+</text:span><text:span text:style-name="T131">CUR$</text:span><text:span text:style-name="T13">.</text:span><text:span text:style-name="T16">THREAD$</text:span><text:span text:style-name="T13">);</text:span></text:p>
            <text:p text:style-name="P2"><text:span text:style-name="T13"><text:tab/></text:span><text:span text:style-name="T13"> <text:s text:c="7"/></text:span><text:span text:style-name="T131">CUR$</text:span><text:span text:style-name="T13">.</text:span><text:span text:style-name="T16">THREAD$</text:span><text:span text:style-name="T13">.</text:span><text:span text:style-name="T137">resume</text:span><text:span text:style-name="T138">()</text:span><text:span text:style-name="T13">;</text:span></text:p>
            <text:p text:style-name="P2"><text:span text:style-name="T13"><text:tab/></text:span><text:span text:style-name="T13"> <text:s text:c="7"/></text:span><text:span text:style-name="T14">if</text:span><text:span text:style-name="T13">(</text:span><text:span text:style-name="T132">QPS_TRACING</text:span><text:span text:style-name="T13">) TRACE(</text:span><text:span text:style-name="T21">"Terminate "</text:span><text:span text:style-name="T13">+</text:span><text:span text:style-name="T14">this</text:span><text:span text:style-name="T13">.</text:span><text:span text:style-name="T16">THREAD$</text:span><text:span text:style-name="T13">);</text:span></text:p>
            <text:p text:style-name="P2"><text:span text:style-name="T13"><text:tab/></text:span><text:span text:style-name="T13"> <text:s text:c="7"/></text:span><text:span text:style-name="T14">this</text:span><text:span text:style-name="T13">.</text:span><text:span text:style-name="T16">THREAD$</text:span><text:span text:style-name="T13">=</text:span><text:span text:style-name="T14">null</text:span><text:span text:style-name="T13">; </text:span><text:span text:style-name="T15">// Leave it to the GarbageCollector</text:span></text:p>
            <text:p text:style-name="P2"><text:span text:style-name="T13"><text:tab/></text:span><text:span text:style-name="T13"> <text:s text:c="5"/></text:span><text:span text:style-name="T13">}</text:span></text:p>
            <text:p text:style-name="P2"><text:span text:style-name="T13"><text:tab/></text:span><text:span text:style-name="T13"> <text:s text:c="3"/></text:span><text:span text:style-name="T13">}</text:span></text:p>
            <text:p text:style-name="P2"><text:span text:style-name="T13"><text:tab/></text:span><text:span text:style-name="T13"> <text:s/></text:span><text:span text:style-name="T13">}</text:span></text:p>
          </draw:text-box>
        </draw:frame>
      </draw:page>
      <draw:page draw:name="page33" draw:style-name="dp1" draw:master-page-name="Standard">
        <draw:frame draw:style-name="gr84" draw:text-style-name="P19" draw:layer="layout" svg:width="19.1cm" svg:height="2.004cm" svg:x="1cm" svg:y="1cm">
          <draw:text-box>
            <text:p><text:span text:style-name="T139">5. Byte Code Engineering.</text:span></text:p>
            <text:p><text:span text:style-name="T140"/></text:p>
            <text:p><text:span text:style-name="T62">xxxxx</text:span></text:p>
          </draw:text-box>
        </draw:frame>
      </draw:page>
      <draw:page draw:name="page34" draw:style-name="dp1" draw:master-page-name="Standard">
        <draw:frame draw:style-name="gr85" draw:text-style-name="P10" draw:layer="layout" svg:width="19.103cm" svg:height="3.971cm" svg:x="1cm" svg:y="1cm">
          <draw:text-box>
            <text:p><text:span text:style-name="T49">Goto Local Label – Bytekode Mekking <text:s/>(GROV SKISSE)</text:span></text:p>
            <text:p><text:span text:style-name="T49"/></text:p>
            <text:p><text:span text:style-name="T2"/></text:p>
            <text:p><text:span text:style-name="T12">En samling lokale labler i et objekt fører til at 'statements' metoden endres slik at den</text:span></text:p>
            <text:p><text:span text:style-name="T12">starter med en hopp-tabell. Hver entry er et hopp til en lokal label:</text:span></text:p>
            <text:p><text:span text:style-name="T49"/></text:p>
          </draw:text-box>
        </draw:frame>
        <draw:rect draw:style-name="gr19" draw:text-style-name="P7" draw:layer="layout" svg:width="8cm" svg:height="5cm" svg:x="2.1cm" svg:y="6cm">
          <text:p/>
        </draw:rect>
        <draw:frame draw:style-name="gr86" draw:text-style-name="P10" draw:layer="layout" svg:width="6.979cm" svg:height="4.691cm" svg:x="2.5cm" svg:y="6.209cm">
          <draw:text-box>
            <text:p><text:span text:style-name="T12"><text:s/></text:span><text:span text:style-name="T12">0: getfield <text:s text:c="5"/>#17 <text:s/>// Field lsc</text:span></text:p>
            <text:p><text:span text:style-name="T12"><text:s/></text:span><text:span text:style-name="T12">3: tableswitch <text:s text:c="2"/>{ <text:s text:c="3"/>// 0 to n</text:span></text:p>
            <text:p><text:span text:style-name="T12"><text:s text:c="17"/></text:span><text:span text:style-name="T12">0: 32</text:span></text:p>
            <text:p><text:span text:style-name="T12"><text:s text:c="17"/></text:span><text:span text:style-name="T12">1: 58</text:span></text:p>
            <text:p><text:span text:style-name="T12"><text:s text:c="21"/></text:span><text:span text:style-name="T12">...</text:span></text:p>
            <text:p><text:span text:style-name="T12"><text:s text:c="16"/></text:span><text:span text:style-name="T12">n: 174</text:span></text:p>
            <text:p><text:span text:style-name="T12"><text:s text:c="8"/></text:span><text:span text:style-name="T12">default: 274</text:span></text:p>
            <text:p><text:span text:style-name="T12"><text:s text:c="6"/></text:span><text:span text:style-name="T12">}</text:span></text:p>
          </draw:text-box>
        </draw:frame>
        <draw:frame draw:style-name="gr87" draw:text-style-name="P1" draw:layer="layout" svg:width="7.902cm" svg:height="1.673cm" svg:x="11.6cm" svg:y="6cm">
          <draw:text-box>
            <text:p><text:span text:style-name="T2">Variabelen 'lsc' er attributt i Objektet og</text:span></text:p>
            <text:p><text:span text:style-name="T2">settes til en passende Label-index forut</text:span></text:p>
            <text:p><text:span text:style-name="T2">for metode-kallet. </text:span></text:p>
          </draw:text-box>
        </draw:frame>
        <draw:frame draw:style-name="gr88" draw:text-style-name="P10" draw:layer="layout" svg:width="13.1cm" svg:height="7.221cm" svg:x="3.1cm" svg:y="12.1cm">
          <draw:text-box>
            <text:p><text:span text:style-name="T12">Et lokal goto-statement vil bli kodet til en slik Java-kode:</text:span></text:p>
            <text:p><text:span text:style-name="T49"/></text:p>
            <text:p text:style-name="P2"><text:span text:style-name="T10"><text:s text:c="10"/></text:span><text:span text:style-name="T10">GOTO(</text:span><text:span text:style-name="T141">$M</text:span><text:span text:style-name="T10">); </text:span><text:span text:style-name="T142">// GOTO LOCAL LABEL</text:span></text:p>
            <text:p text:style-name="P2"><text:span text:style-name="T142"/></text:p>
            <text:p text:style-name="P2"><text:span text:style-name="T143">Som fører til denne byte-koden:</text:span></text:p>
            <text:p text:style-name="P2"><text:span text:style-name="T143"/></text:p>
            <text:p text:style-name="P2"><text:span text:style-name="T144"><text:s text:c="20"/></text:span><text:span text:style-name="T144">123: <text:s text:c="2"/>getfield</text:span><text:span text:style-name="T144"><text:tab/></text:span><text:span text:style-name="T144"><text:tab/></text:span><text:span text:style-name="T144">$M</text:span></text:p>
            <text:p text:style-name="P2"><text:span text:style-name="T144"><text:s text:c="20"/></text:span><text:span text:style-name="T144">126: <text:s text:c="2"/>invokevirtual</text:span><text:span text:style-name="T144"><text:tab/></text:span><text:span text:style-name="T144">GOTO</text:span></text:p>
            <text:p text:style-name="P2"><text:span text:style-name="T143"/></text:p>
            <text:p text:style-name="P2"><text:span text:style-name="T143">Dette blir gjenkjent og erstattet med:</text:span></text:p>
            <text:p text:style-name="P2"><text:span text:style-name="T143"/></text:p>
            <text:p text:style-name="P2"><text:span text:style-name="T143"><text:s text:c="17"/></text:span><text:span text:style-name="T145">123: <text:s/>goto <text:s/>#58</text:span></text:p>
          </draw:text-box>
        </draw:frame>
        <draw:frame draw:style-name="gr89" draw:text-style-name="P8" draw:layer="layout" svg:width="13.562cm" svg:height="7.235cm" svg:x="2.2cm" svg:y="20.5cm">
          <draw:text-box>
            <text:p><text:span text:style-name="T12">En label-definition M: vil bli kodet til slik Java-kode:</text:span></text:p>
            <text:p><text:span text:style-name="T12"/></text:p>
            <text:p text:style-name="P2"><text:span text:style-name="T146"><text:s text:c="11"/></text:span><text:span text:style-name="T146">$M</text:span><text:span text:style-name="T147">=</text:span><text:span text:style-name="T148">new</text:span><text:span text:style-name="T10"> LABEL(</text:span><text:span text:style-name="T149">"M"</text:span><text:span text:style-name="T10">);</text:span></text:p>
            <text:p text:style-name="P2"><text:span text:style-name="T10"/></text:p>
            <text:p text:style-name="P2"><text:span text:style-name="T150">Som fører til denne byte-koden:</text:span></text:p>
            <text:p text:style-name="P2"><text:span text:style-name="T150"/></text:p>
            <text:p text:style-name="P2"><text:span text:style-name="T151">61:</text:span><text:span text:style-name="T151"><text:tab/></text:span><text:span text:style-name="T151">new</text:span><text:span text:style-name="T151"><text:tab/></text:span><text:span text:style-name="T151"><text:tab/></text:span><text:span text:style-name="T151">&lt;RTObject$LABEL&gt;</text:span></text:p>
            <text:p text:style-name="P2"><text:span text:style-name="T151">64:</text:span><text:span text:style-name="T151"><text:tab/></text:span><text:span text:style-name="T151">dup</text:span></text:p>
            <text:p text:style-name="P2"><text:span text:style-name="T151">65:</text:span><text:span text:style-name="T151"><text:tab/></text:span><text:span text:style-name="T151">aload_0</text:span></text:p>
            <text:p text:style-name="P2"><text:span text:style-name="T151">66:</text:span><text:span text:style-name="T151"><text:tab/></text:span><text:span text:style-name="T151">ldc</text:span><text:span text:style-name="T151"><text:tab/></text:span><text:span text:style-name="T151"><text:tab/></text:span><text:span text:style-name="T151">"M" </text:span></text:p>
            <text:p text:style-name="P2"><text:span text:style-name="T151">68:</text:span><text:span text:style-name="T151"><text:tab/></text:span><text:span text:style-name="T151">invokespecial</text:span><text:span text:style-name="T151"><text:tab/></text:span><text:span text:style-name="T151">RTObject$LABEL.&lt;init&gt;</text:span></text:p>
            <text:p text:style-name="P2"><text:span text:style-name="T151">71:</text:span><text:span text:style-name="T151"><text:tab/></text:span><text:span text:style-name="T151">putfield</text:span><text:span text:style-name="T151"><text:tab/></text:span><text:span text:style-name="T151"><text:tab/></text:span><text:span text:style-name="T151">$M</text:span></text:p>
            <text:p><text:span text:style-name="T12"/></text:p>
            <text:p text:style-name="P2"><text:span text:style-name="T150">Som blir fjernet. Vi bare 'husker' at adressen '61' er label M.</text:span></text:p>
          </draw:text-box>
        </draw:frame>
      </draw:page>
      <draw:page draw:name="page35" draw:style-name="dp1" draw:master-page-name="Standard"/>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uten_20_fyll_20_og_20_uten_20_strek" style:display-name="Objekt uten fyll og uten strek"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rykk" style:family="graphic">
      <style:paragraph-properties style:text-autospace="none"/>
      <style:text-properties fo:font-style="italic" style:font-style-asian="italic" style:font-style-complex="italic"/>
    </style:style>
    <style:style style:name="Preformatert_20_tekst" style:display-name="Preformatert tekst" style:family="graphic">
      <style:paragraph-properties fo:margin-top="0cm" fo:margin-bottom="0cm" style:text-autospace="none"/>
      <style:text-properties fo:font-family="'Courier New'" style:font-family-generic="modern" style:font-pitch="fixed" fo:font-size="10pt" style:font-family-asian="'Courier New'" style:font-family-generic-asian="modern" style:font-pitch-asian="fixed" style:font-size-asian="10pt" style:font-family-complex="NSimSun" style:font-family-generic-complex="modern" style:font-pitch-complex="fixed"/>
    </style:style>
    <style:style style:name="Internett-lenke"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Besøkt_20_Internett-lenke" style:display-name="Besøkt Internett-lenke" style:family="graphic">
      <style:paragraph-properties style:text-autospace="none"/>
      <style:text-properties fo:color="#800000" fo:language="zxx" fo:country="none" style:text-underline-style="solid" style:text-underline-width="auto" style:text-underline-color="font-color" style:language-asian="zxx" style:country-asian="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Øystein Myhre Andersen</meta:initial-creator>
    <meta:creation-date>2018-02-10T13:13:29.18</meta:creation-date>
    <dc:date>2018-04-24T20:02:22.59</dc:date>
    <dc:creator>Øystein Myhre Andersen</dc:creator>
    <meta:editing-duration>P2DT8H7M9S</meta:editing-duration>
    <meta:editing-cycles>49</meta:editing-cycles>
    <meta:generator>OpenOffice/4.1.5$Win32 OpenOffice.org_project/415m1$Build-9789</meta:generator>
    <meta:document-statistic meta:object-count="594"/>
  </office:meta>
</office:document-meta>
</file>